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vantGarde-Book" svg:font-family="AvantGarde-Book"/>
    <style:font-face style:name="ITCAvantGardeStd-Demi" svg:font-family="ITCAvantGardeStd-Demi"/>
    <style:font-face style:name="NewAster" svg:font-family="NewAster"/>
    <style:font-face style:name="Nimbus Sans L" svg:font-family="'Nimbus Sans L'"/>
    <style:font-face style:name="Times New Roman1" svg:font-family="'Times New Roman'" style:font-family-generic="roman"/>
    <style:font-face style:name="TimesNewRoman,Bold" svg:font-family="'TimesNewRoman,Bold'" style:font-family-generic="roman"/>
    <style:font-face style:name="ITC Avant Garde Std Bk" svg:font-family="'ITC Avant Garde Std Bk', 'ITC Avant Garde Std Bk'"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MS Mincho" svg:font-family="'MS Mincho'" style:font-pitch="variable"/>
    <style:font-face style:name="Tahoma1" svg:font-family="Tahoma" style:font-pitch="variable"/>
    <style:font-face style:name="Bookman Old Style" svg:font-family="'Bookman Old Sty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Unicode MS" svg:font-family="'Arial Unicode MS'" style:font-family-generic="swiss" style:font-pitch="variable"/>
    <style:font-face style:name="Bitstream Vera Sans" svg:font-family="'Bitstream Vera San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ab-stops>
          <style:tab-stop style:position="0.499cm"/>
        </style:tab-stops>
      </style:paragraph-properties>
      <style:text-properties style:use-window-font-color="true" style:text-line-through-style="none" style:text-line-through-type="none" style:font-name="Arial" fo:font-size="12pt" fo:language="it" fo:country="IT" fo:font-style="normal" fo:font-weight="bold" style:font-name-asian="Times New Roman" style:font-size-asian="12pt" style:font-style-asian="normal" style:font-weight-asian="bold" style:font-size-complex="12pt" style:language-complex="ar" style:country-complex="SA" style:font-style-complex="normal" style:font-weight-complex="bold"/>
    </style:style>
    <style:style style:name="P2" style:family="paragraph" style:parent-style-name="Standard">
      <style:text-properties style:use-window-font-color="true" style:text-line-through-style="none" style:text-line-through-type="none" style:font-name="Arial" fo:font-size="12pt" fo:language="it" fo:country="IT" fo:font-style="normal" fo:font-weight="bold" officeooo:rsid="0007241d" officeooo:paragraph-rsid="0007eb7e" style:font-name-asian="Times New Roman" style:font-size-asian="12pt" style:language-asian="zxx" style:country-asian="none" style:font-style-asian="normal" style:font-weight-asian="bold" style:font-name-complex="ITC Avant Garde Std Bk" style:font-size-complex="12pt" style:language-complex="ar" style:country-complex="SA" style:font-style-complex="normal" style:font-weight-complex="bold"/>
    </style:style>
    <style:style style:name="P3" style:family="paragraph" style:parent-style-name="Standard">
      <style:paragraph-properties fo:text-align="justify" style:justify-single-word="false">
        <style:tab-stops>
          <style:tab-stop style:position="0.499cm"/>
        </style:tab-stops>
      </style:paragraph-properties>
      <style:text-properties style:use-window-font-color="true" style:text-line-through-style="none" style:text-line-through-type="none" style:font-name="Arial" fo:font-size="12pt" fo:language="it" fo:country="IT" fo:font-style="normal" style:text-underline-style="none" fo:font-weight="bold" style:text-blinking="false" style:font-name-asian="Arial" style:font-size-asian="12pt" style:font-style-asian="normal" style:font-weight-asian="bold" style:font-name-complex="Arial" style:font-size-complex="12pt" style:font-style-complex="normal" style:font-weight-complex="bold"/>
    </style:style>
    <style:style style:name="P4" style:family="paragraph" style:parent-style-name="Standard">
      <style:text-properties style:use-window-font-color="true" style:text-line-through-style="none" style:text-line-through-type="none" style:font-name="Arial" fo:font-size="12pt" fo:language="it" fo:country="IT" fo:font-style="normal" fo:font-weight="normal" officeooo:rsid="001dd6fa" officeooo:paragraph-rsid="0007eb7e" style:font-name-asian="Times New Roman" style:font-size-asian="12pt" style:language-asian="zxx" style:country-asian="none" style:font-style-asian="normal" style:font-weight-asian="normal" style:font-name-complex="Arial" style:font-size-complex="12pt" style:language-complex="ar" style:country-complex="SA" style:font-style-complex="normal" style:font-weight-complex="normal"/>
    </style:style>
    <style:style style:name="P5" style:family="paragraph" style:parent-style-name="Standard">
      <style:paragraph-properties fo:text-align="justify" style:justify-single-word="false">
        <style:tab-stops>
          <style:tab-stop style:position="0.499cm"/>
        </style:tab-stops>
      </style:paragraph-properties>
      <style:text-properties style:use-window-font-color="true" style:text-line-through-style="none" style:text-line-through-type="none" style:font-name="Arial" fo:font-size="12pt" fo:language="it" fo:country="IT" style:text-underline-style="none" fo:font-weight="bold" style:text-blinking="false" style:font-name-asian="Arial" style:font-size-asian="12pt" style:font-weight-asian="bold" style:font-name-complex="Arial" style:font-size-complex="12pt" style:font-weight-complex="bold"/>
    </style:style>
    <style:style style:name="P6" style:family="paragraph" style:parent-style-name="Standard">
      <style:paragraph-properties fo:text-align="justify" style:justify-single-word="false">
        <style:tab-stops>
          <style:tab-stop style:position="0.499cm"/>
        </style:tab-stops>
      </style:paragraph-properties>
      <style:text-properties style:use-window-font-color="true" style:text-line-through-style="none" style:text-line-through-type="none" style:font-name="Arial" fo:font-size="12pt" fo:font-style="normal" style:text-underline-style="none" fo:font-weight="bold" style:text-blinking="false" fo:background-color="transparent" style:font-name-asian="Arial" style:font-size-asian="12pt" style:font-style-asian="normal" style:font-weight-asian="bold" style:font-name-complex="Arial" style:font-size-complex="12pt" style:font-style-complex="normal" style:font-weight-complex="bold"/>
    </style:style>
    <style:style style:name="P7" style:family="paragraph" style:parent-style-name="Standard">
      <style:paragraph-properties fo:text-align="justify" style:justify-single-word="false">
        <style:tab-stops>
          <style:tab-stop style:position="0.499cm"/>
        </style:tab-stops>
      </style:paragraph-properties>
      <style:text-properties style:use-window-font-color="true" style:text-line-through-style="none" style:text-line-through-type="none" style:font-name="Arial" fo:font-size="12pt" fo:font-style="normal" style:text-underline-style="none" fo:font-weight="bold" style:text-blinking="false" style:font-name-asian="Arial" style:font-size-asian="12pt" style:font-style-asian="normal" style:font-weight-asian="bold" style:font-name-complex="Arial" style:font-size-complex="12pt" style:font-style-complex="normal" style:font-weight-complex="bold"/>
    </style:style>
    <style:style style:name="P8" style:family="paragraph" style:parent-style-name="Standard">
      <style:text-properties style:use-window-font-color="true" style:font-name="Arial" fo:font-size="12pt" style:text-underline-style="none" fo:font-weight="normal" style:font-size-asian="12pt" style:font-weight-asian="normal" style:font-size-complex="12pt" style:font-weight-complex="normal"/>
    </style:style>
    <style:style style:name="P9" style:family="paragraph" style:parent-style-name="Standard">
      <style:paragraph-properties fo:text-align="justify" style:justify-single-word="false"/>
      <style:text-properties style:use-window-font-color="true" style:font-name="Arial" fo:font-size="12pt" fo:language="it" fo:country="IT" style:font-name-asian="Arial" style:font-size-asian="12pt" style:font-name-complex="Arial" style:font-size-complex="12pt"/>
    </style:style>
    <style:style style:name="P10" style:family="paragraph" style:parent-style-name="Standard">
      <style:paragraph-properties fo:text-align="justify" style:justify-single-word="false">
        <style:tab-stops>
          <style:tab-stop style:position="0.499cm"/>
        </style:tab-stops>
      </style:paragraph-properties>
      <style:text-properties style:use-window-font-color="true" style:font-name="Arial" fo:font-size="12pt" fo:language="it" fo:country="IT" style:font-name-asian="Arial" style:font-size-asian="12pt" style:font-name-complex="Arial" style:font-size-complex="12pt"/>
    </style:style>
    <style:style style:name="P11" style:family="paragraph" style:parent-style-name="Standard">
      <style:paragraph-properties fo:text-align="justify" style:justify-single-word="false">
        <style:tab-stops>
          <style:tab-stop style:position="0.508cm"/>
        </style:tab-stops>
      </style:paragraph-properties>
      <style:text-properties style:use-window-font-color="true" style:font-name="Arial" fo:font-size="12pt" fo:language="it" fo:country="IT" style:font-name-asian="Arial" style:font-size-asian="12pt" style:font-name-complex="Arial" style:font-size-complex="12pt"/>
    </style:style>
    <style:style style:name="P12" style:family="paragraph" style:parent-style-name="Standard">
      <style:paragraph-properties fo:text-align="justify" style:justify-single-word="false">
        <style:tab-stops>
          <style:tab-stop style:position="0.499cm"/>
        </style:tab-stops>
      </style:paragraph-properties>
      <style:text-properties style:use-window-font-color="true" style:font-name="Arial" fo:font-size="12pt" fo:language="it" fo:country="IT" fo:font-weight="bold" style:font-name-asian="Arial" style:font-size-asian="12pt" style:font-weight-asian="bold" style:font-name-complex="Arial" style:font-size-complex="12pt" style:font-weight-complex="bold"/>
    </style:style>
    <style:style style:name="P13" style:family="paragraph" style:parent-style-name="Standard">
      <style:paragraph-properties fo:text-align="justify" style:justify-single-word="false">
        <style:tab-stops>
          <style:tab-stop style:position="0.499cm"/>
        </style:tab-stops>
      </style:paragraph-properties>
      <style:text-properties style:use-window-font-color="true" style:font-name="Arial" fo:font-size="12pt" fo:language="it" fo:country="IT" fo:font-weight="bold" style:font-name-asian="Arial" style:font-size-asian="12pt" style:language-asian="it" style:country-asian="IT" style:font-weight-asian="bold" style:font-name-complex="Arial" style:font-size-complex="12pt" style:font-weight-complex="bold"/>
    </style:style>
    <style:style style:name="P14" style:family="paragraph" style:parent-style-name="Standard">
      <style:text-properties style:use-window-font-color="true" style:font-name="Arial" fo:font-size="12pt" fo:language="it" fo:country="IT" fo:font-style="normal" style:text-underline-style="none" fo:font-weight="normal" officeooo:rsid="00056fdd" officeooo:paragraph-rsid="0007eb7e" style:font-name-asian="Arial" style:font-size-asian="12pt" style:language-asian="it" style:country-asian="IT" style:font-style-asian="normal" style:font-weight-asian="normal" style:font-name-complex="Arial" style:font-size-complex="12pt" style:font-style-complex="normal" style:font-weight-complex="normal"/>
    </style:style>
    <style:style style:name="P15" style:family="paragraph" style:parent-style-name="Standard">
      <style:text-properties style:use-window-font-color="true" style:font-name="Arial" fo:font-size="12pt" fo:language="it" fo:country="IT" fo:font-weight="normal" officeooo:rsid="0006bdd9" officeooo:paragraph-rsid="0007eb7e" style:font-name-asian="ITC Avant Garde Std Bk" style:font-size-asian="12pt" style:language-asian="it" style:country-asian="IT" style:font-weight-asian="normal" style:font-name-complex="Arial" style:font-size-complex="12pt" style:font-weight-complex="normal"/>
    </style:style>
    <style:style style:name="P16" style:family="paragraph" style:parent-style-name="Standard">
      <style:text-properties style:use-window-font-color="true" style:font-name="Arial" fo:font-size="12pt" fo:language="it" fo:country="IT" fo:font-weight="normal" officeooo:rsid="0007241d" officeooo:paragraph-rsid="0007eb7e" style:font-name-asian="ITC Avant Garde Std Bk" style:font-size-asian="12pt" style:language-asian="it" style:country-asian="IT" style:font-weight-asian="normal" style:font-name-complex="Arial" style:font-size-complex="12pt" style:font-weight-complex="normal"/>
    </style:style>
    <style:style style:name="P17" style:family="paragraph" style:parent-style-name="Standard">
      <style:text-properties style:use-window-font-color="true" style:font-name="Arial" fo:font-size="12pt" fo:language="it" fo:country="IT" fo:font-weight="normal" officeooo:rsid="001dd6fa" officeooo:paragraph-rsid="0007eb7e" style:font-name-asian="Arial" style:font-size-asian="12pt" style:language-asian="it" style:country-asian="IT" style:font-weight-asian="normal" style:font-name-complex="Arial" style:font-size-complex="12pt" style:font-weight-complex="normal"/>
    </style:style>
    <style:style style:name="P18" style:family="paragraph" style:parent-style-name="Standard">
      <style:text-properties style:use-window-font-color="true" style:font-name="Arial" fo:font-size="12pt" fo:language="it" fo:country="IT" officeooo:rsid="0004c540" officeooo:paragraph-rsid="0015223c" style:font-name-asian="Times New Roman" style:font-size-asian="12pt" style:language-asian="zxx" style:country-asian="none" style:font-name-complex="Arial" style:font-size-complex="12pt" style:language-complex="ar" style:country-complex="SA"/>
    </style:style>
    <style:style style:name="P19" style:family="paragraph" style:parent-style-name="Standard">
      <style:text-properties style:use-window-font-color="true" style:font-name="Arial" fo:font-size="12pt" fo:language="it" fo:country="IT" officeooo:rsid="0013a771" officeooo:paragraph-rsid="0015223c" style:font-name-asian="Times New Roman" style:font-size-asian="12pt" style:language-asian="zxx" style:country-asian="none" style:font-name-complex="Arial" style:font-size-complex="12pt" style:language-complex="ar" style:country-complex="SA"/>
    </style:style>
    <style:style style:name="P20" style:family="paragraph" style:parent-style-name="Standard">
      <style:paragraph-properties fo:text-align="justify" style:justify-single-word="false" style:text-autospace="none"/>
      <style:text-properties style:use-window-font-color="true" style:font-name="Arial" fo:font-size="12pt" fo:font-style="normal" style:text-underline-style="none" fo:font-weight="normal" style:font-name-asian="TimesNewRoman,Bold" style:font-size-asian="12pt" style:font-style-asian="normal" style:font-weight-asian="normal" style:font-name-complex="TimesNewRoman,Bold" style:font-size-complex="12pt" style:font-style-complex="normal" style:font-weight-complex="normal"/>
    </style:style>
    <style:style style:name="P21" style:family="paragraph" style:parent-style-name="Standard">
      <style:paragraph-properties fo:line-height="100%" fo:text-align="justify" style:justify-single-word="false">
        <style:tab-stops/>
      </style:paragraph-properties>
      <style:text-properties style:use-window-font-color="true" style:font-name="Arial" fo:font-size="12pt" fo:font-style="normal" style:text-underline-style="none" fo:font-weight="normal" officeooo:rsid="00056fdd" officeooo:paragraph-rsid="00056fdd" style:font-name-asian="Arial" style:font-size-asian="12pt" style:font-style-asian="normal" style:font-weight-asian="normal" style:font-name-complex="Arial" style:font-size-complex="12pt" style:font-style-complex="normal" style:font-weight-complex="normal"/>
    </style:style>
    <style:style style:name="P22" style:family="paragraph" style:parent-style-name="Standard">
      <style:text-properties style:use-window-font-color="true" style:font-name="Arial" fo:font-size="12pt" fo:font-style="normal" style:text-underline-style="none" fo:font-weight="normal" officeooo:rsid="00056fdd" officeooo:paragraph-rsid="00109b1c" style:font-name-asian="Arial" style:font-size-asian="12pt" style:font-style-asian="normal" style:font-weight-asian="normal" style:font-name-complex="Arial" style:font-size-complex="12pt" style:font-style-complex="normal" style:font-weight-complex="normal"/>
    </style:style>
    <style:style style:name="P23" style:family="paragraph" style:parent-style-name="Standard">
      <style:paragraph-properties fo:line-height="100%" fo:text-align="justify" style:justify-single-word="false">
        <style:tab-stops/>
      </style:paragraph-properties>
      <style:text-properties style:use-window-font-color="true" style:font-name="Arial" fo:font-size="12pt" fo:font-style="normal" style:text-underline-style="none" fo:font-weight="normal" officeooo:rsid="0004806f" officeooo:paragraph-rsid="0004806f" style:font-name-asian="Arial" style:font-size-asian="12pt" style:font-style-asian="normal" style:font-weight-asian="normal" style:font-name-complex="Arial" style:font-size-complex="12pt" style:font-style-complex="normal" style:font-weight-complex="normal"/>
    </style:style>
    <style:style style:name="P24" style:family="paragraph" style:parent-style-name="Standard">
      <style:paragraph-properties fo:line-height="100%" fo:text-align="justify" style:justify-single-word="false">
        <style:tab-stops/>
      </style:paragraph-properties>
      <style:text-properties style:use-window-font-color="true" style:font-name="Arial" fo:font-size="12pt" fo:font-style="normal" style:text-underline-style="none" fo:font-weight="normal" officeooo:rsid="0007eb7e" officeooo:paragraph-rsid="0007eb7e" style:font-name-asian="Arial" style:font-size-asian="12pt" style:font-style-asian="normal" style:font-weight-asian="normal" style:font-name-complex="Arial" style:font-size-complex="12pt" style:font-style-complex="normal" style:font-weight-complex="normal"/>
    </style:style>
    <style:style style:name="P25" style:family="paragraph" style:parent-style-name="Standard">
      <style:text-properties style:use-window-font-color="true" style:font-name="Arial" fo:font-size="12pt" fo:font-style="normal" officeooo:rsid="001dc16f" officeooo:paragraph-rsid="001dc16f" style:font-name-asian="Times New Roman" style:font-size-asian="12pt" style:language-asian="zxx" style:country-asian="none" style:font-style-asian="normal" style:font-name-complex="Arial" style:font-size-complex="12pt" style:language-complex="ar" style:country-complex="SA" style:font-style-complex="normal"/>
    </style:style>
    <style:style style:name="P26" style:family="paragraph" style:parent-style-name="Standard">
      <style:text-properties style:use-window-font-color="true" style:font-name="Arial" fo:font-size="12pt" fo:font-style="normal" officeooo:rsid="001f9028" officeooo:paragraph-rsid="001f9028" style:font-name-asian="Times New Roman" style:font-size-asian="12pt" style:language-asian="zxx" style:country-asian="none" style:font-style-asian="normal" style:font-name-complex="Arial" style:font-size-complex="12pt" style:language-complex="ar" style:country-complex="SA" style:font-style-complex="normal"/>
    </style:style>
    <style:style style:name="P27" style:family="paragraph" style:parent-style-name="Standard">
      <style:text-properties style:use-window-font-color="true" style:font-name="Arial" fo:font-size="12pt" fo:font-style="normal" officeooo:rsid="0013a771" officeooo:paragraph-rsid="0015223c" style:font-name-asian="Times New Roman" style:font-size-asian="12pt" style:language-asian="zxx" style:country-asian="none" style:font-style-asian="normal" style:font-name-complex="Arial" style:font-size-complex="12pt" style:language-complex="ar" style:country-complex="SA" style:font-style-complex="normal"/>
    </style:style>
    <style:style style:name="P28" style:family="paragraph" style:parent-style-name="Standard">
      <style:paragraph-properties fo:text-align="justify" style:justify-single-word="false"/>
      <style:text-properties style:use-window-font-color="true" style:font-name="Arial" fo:font-size="12pt" style:font-name-asian="Arial" style:font-size-asian="12pt" style:font-name-complex="Arial" style:font-size-complex="12pt"/>
    </style:style>
    <style:style style:name="P29" style:family="paragraph" style:parent-style-name="Standard">
      <style:paragraph-properties fo:text-align="center" style:justify-single-word="false">
        <style:tab-stops>
          <style:tab-stop style:position="0.499cm"/>
        </style:tab-stops>
      </style:paragraph-properties>
      <style:text-properties style:use-window-font-color="true" style:font-name="Arial" fo:font-size="24pt" fo:language="it" fo:country="IT" fo:font-weight="bold" style:font-name-asian="Arial" style:font-size-asian="24pt" style:font-weight-asian="bold" style:font-name-complex="Arial" style:font-size-complex="24pt" style:font-weight-complex="bold"/>
    </style:style>
    <style:style style:name="P30" style:family="paragraph" style:parent-style-name="Standard">
      <style:paragraph-properties fo:text-align="justify" style:justify-single-word="false">
        <style:tab-stops>
          <style:tab-stop style:position="0.499cm"/>
        </style:tab-stops>
      </style:paragraph-properties>
      <style:text-properties style:use-window-font-color="true" style:font-name="Arial" fo:language="it" fo:country="IT" style:font-name-asian="Arial" style:font-name-complex="Arial"/>
    </style:style>
    <style:style style:name="P31" style:family="paragraph" style:parent-style-name="Standard">
      <style:paragraph-properties fo:text-align="justify" style:justify-single-word="false">
        <style:tab-stops>
          <style:tab-stop style:position="0.499cm"/>
        </style:tab-stops>
      </style:paragraph-properties>
      <style:text-properties style:use-window-font-color="true" style:text-line-through-style="solid" style:text-line-through-type="single" style:font-name="Arial" fo:font-size="12pt" fo:language="it" fo:country="IT" fo:font-weight="bold" style:font-name-asian="Arial" style:font-size-asian="12pt" style:font-weight-asian="bold" style:font-name-complex="Arial" style:font-size-complex="12pt" style:font-weight-complex="bold"/>
    </style:style>
    <style:style style:name="P32" style:family="paragraph" style:parent-style-name="Standard">
      <style:paragraph-properties fo:text-align="justify" style:justify-single-word="false">
        <style:tab-stops>
          <style:tab-stop style:position="0.499cm"/>
        </style:tab-stops>
      </style:paragraph-properties>
      <style:text-properties style:use-window-font-color="true" style:text-line-through-style="solid" style:text-line-through-type="single" style:font-name="Arial" fo:font-size="12pt" fo:language="it" fo:country="IT" style:font-name-asian="Arial" style:font-size-asian="12pt" style:font-name-complex="Arial" style:font-size-complex="12pt"/>
    </style:style>
    <style:style style:name="P33" style:family="paragraph" style:parent-style-name="Standard">
      <style:paragraph-properties fo:text-align="justify" style:justify-single-word="false">
        <style:tab-stops>
          <style:tab-stop style:position="0.499cm"/>
        </style:tab-stops>
      </style:paragraph-properties>
      <style:text-properties style:use-window-font-color="true" style:text-line-through-style="solid" style:text-line-through-type="single" style:font-name="Arial" fo:font-size="12pt" fo:language="it" fo:country="IT" fo:font-style="italic" fo:font-weight="bold" style:font-name-asian="Arial" style:font-size-asian="12pt" style:font-style-asian="italic" style:font-weight-asian="bold" style:font-name-complex="Arial" style:font-size-complex="12pt" style:font-style-complex="italic" style:font-weight-complex="bold"/>
    </style:style>
    <style:style style:name="P34" style:family="paragraph" style:parent-style-name="Standard">
      <style:paragraph-properties fo:text-align="justify" style:justify-single-word="false"/>
      <style:text-properties style:use-window-font-color="true" style:text-line-through-style="solid" style:text-line-through-type="single" style:font-name="Arial" fo:font-size="12pt" fo:language="it" fo:country="IT" fo:font-style="italic" style:font-name-asian="Arial" style:font-size-asian="12pt" style:font-style-asian="italic" style:font-name-complex="Arial" style:font-size-complex="12pt" style:font-style-complex="italic"/>
    </style:style>
    <style:style style:name="P35" style:family="paragraph" style:parent-style-name="Standard">
      <style:paragraph-properties fo:text-align="justify" style:justify-single-word="false">
        <style:tab-stops>
          <style:tab-stop style:position="0.499cm"/>
        </style:tab-stops>
      </style:paragraph-properties>
      <style:text-properties style:use-window-font-color="true" style:text-line-through-style="solid" style:text-line-through-type="single" style:font-name="Arial" fo:font-size="12pt" fo:language="it" fo:country="IT" fo:font-style="italic" style:font-name-asian="Arial" style:font-size-asian="12pt" style:font-style-asian="italic" style:font-name-complex="Arial" style:font-size-complex="12pt" style:font-style-complex="italic"/>
    </style:style>
    <style:style style:name="P36" style:family="paragraph" style:parent-style-name="Standard">
      <style:paragraph-properties fo:text-align="justify" style:justify-single-word="false">
        <style:tab-stops>
          <style:tab-stop style:position="0.499cm"/>
        </style:tab-stops>
      </style:paragraph-properties>
      <style:text-properties style:use-window-font-color="true" style:text-line-through-style="solid" style:text-line-through-type="single" style:font-name="Arial" fo:font-size="12pt" fo:language="it" fo:country="IT" fo:font-style="italic" style:text-underline-style="none" fo:font-weight="bold" style:text-blinking="false" style:font-name-asian="Arial" style:font-size-asian="12pt" style:font-style-asian="italic" style:font-weight-asian="bold" style:font-name-complex="Arial" style:font-size-complex="12pt" style:font-style-complex="italic" style:font-weight-complex="bold"/>
    </style:style>
    <style:style style:name="P37" style:family="paragraph" style:parent-style-name="Standard">
      <style:paragraph-properties fo:text-align="justify" style:justify-single-word="false">
        <style:tab-stops>
          <style:tab-stop style:position="0.499cm"/>
        </style:tab-stops>
      </style:paragraph-properties>
      <style:text-properties style:use-window-font-color="true" style:text-line-through-style="solid" style:text-line-through-type="single" style:font-name="Arial" fo:font-size="12pt" fo:font-style="italic" fo:font-weight="bold" fo:background-color="transparent" style:font-name-asian="Arial" style:font-size-asian="12pt" style:font-style-asian="italic" style:font-weight-asian="bold" style:font-name-complex="Arial" style:font-size-complex="12pt" style:font-style-complex="italic" style:font-weight-complex="bold"/>
    </style:style>
    <style:style style:name="P38" style:family="paragraph" style:parent-style-name="Standard">
      <style:paragraph-properties fo:text-align="justify" style:justify-single-word="false">
        <style:tab-stops>
          <style:tab-stop style:position="0.499cm"/>
        </style:tab-stops>
      </style:paragraph-properties>
      <style:text-properties style:use-window-font-color="true" style:text-line-through-style="solid" style:text-line-through-type="single" style:font-name="Arial" fo:font-size="12pt" fo:font-style="italic" fo:font-weight="bold" style:font-name-asian="Arial" style:font-size-asian="12pt" style:font-style-asian="italic" style:font-weight-asian="bold" style:font-name-complex="Arial" style:font-size-complex="12pt" style:font-style-complex="italic" style:font-weight-complex="bold"/>
    </style:style>
    <style:style style:name="P39" style:family="paragraph" style:parent-style-name="Standard">
      <style:paragraph-properties fo:text-align="justify" style:justify-single-word="false">
        <style:tab-stops>
          <style:tab-stop style:position="0.499cm"/>
        </style:tab-stops>
      </style:paragraph-properties>
      <style:text-properties style:use-window-font-color="true" style:text-line-through-style="solid" style:text-line-through-type="single" style:font-name="Arial" fo:font-size="12pt" fo:font-style="italic" style:font-name-asian="Arial" style:font-size-asian="12pt" style:font-style-asian="italic" style:font-name-complex="Arial" style:font-size-complex="12pt" style:font-style-complex="italic"/>
    </style:style>
    <style:style style:name="P40" style:family="paragraph" style:parent-style-name="Standard">
      <style:paragraph-properties fo:text-align="justify" style:justify-single-word="false"/>
      <style:text-properties style:use-window-font-color="true" style:text-line-through-style="solid" style:text-line-through-type="single" style:font-name="Arial" fo:language="it" fo:country="IT" fo:font-style="italic" style:font-name-asian="Arial" style:font-style-asian="italic" style:font-name-complex="Arial" style:font-style-complex="italic"/>
    </style:style>
    <style:style style:name="P41" style:family="paragraph" style:parent-style-name="Standard">
      <style:paragraph-properties fo:text-align="justify" style:justify-single-word="false"/>
      <style:text-properties style:use-window-font-color="true" fo:language="it" fo:country="IT"/>
    </style:style>
    <style:style style:name="P42" style:family="paragraph" style:parent-style-name="Standard">
      <style:paragraph-properties fo:text-align="justify" style:justify-single-word="false">
        <style:tab-stops>
          <style:tab-stop style:position="0.499cm"/>
        </style:tab-stops>
      </style:paragraph-properties>
      <style:text-properties style:use-window-font-color="true" fo:language="it" fo:country="IT"/>
    </style:style>
    <style:style style:name="P43" style:family="paragraph" style:parent-style-name="Standard">
      <style:paragraph-properties fo:text-align="justify" style:justify-single-word="false"/>
      <style:text-properties style:use-window-font-color="true" fo:font-size="12pt" fo:language="it" fo:country="IT" fo:font-weight="normal" style:font-size-asian="12pt" style:font-weight-asian="normal" style:font-size-complex="12pt" style:font-weight-complex="normal"/>
    </style:style>
    <style:style style:name="P44" style:family="paragraph" style:parent-style-name="Standard">
      <style:paragraph-properties fo:text-align="justify" style:justify-single-word="false">
        <style:tab-stops>
          <style:tab-stop style:position="0.499cm"/>
        </style:tab-stops>
      </style:paragraph-properties>
      <style:text-properties style:use-window-font-color="true"/>
    </style:style>
    <style:style style:name="P45" style:family="paragraph" style:parent-style-name="Standard">
      <style:text-properties officeooo:rsid="001dd6fa" officeooo:paragraph-rsid="0007eb7e"/>
    </style:style>
    <style:style style:name="P46" style:family="paragraph" style:parent-style-name="Standard">
      <style:text-properties officeooo:paragraph-rsid="0015223c"/>
    </style:style>
    <style:style style:name="P47" style:family="paragraph" style:parent-style-name="Standard">
      <style:text-properties officeooo:paragraph-rsid="001dc16f"/>
    </style:style>
    <style:style style:name="P48" style:family="paragraph" style:parent-style-name="Standard">
      <style:text-properties officeooo:paragraph-rsid="001f9028"/>
    </style:style>
    <style:style style:name="P49" style:family="paragraph" style:parent-style-name="Text_20_body">
      <style:paragraph-properties fo:margin-left="0cm" fo:margin-right="0cm" fo:margin-top="0cm" fo:margin-bottom="0cm" loext:contextual-spacing="false" fo:text-align="justify" style:justify-single-word="false" fo:text-indent="0cm" style:auto-text-indent="false" style:vertical-align="auto"/>
    </style:style>
    <style:style style:name="P50"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style:use-window-font-color="true" fo:language="it" fo:country="IT"/>
    </style:style>
    <style:style style:name="P51" style:family="paragraph" style:parent-style-name="Text_20_body">
      <style:paragraph-properties fo:margin-left="0cm" fo:margin-right="0cm" fo:margin-top="0cm" fo:margin-bottom="0cm" loext:contextual-spacing="false" fo:text-align="justify" style:justify-single-word="false" fo:text-indent="0cm" style:auto-text-indent="false" style:vertical-align="auto"/>
      <style:text-properties style:use-window-font-color="true" fo:language="it" fo:country="IT"/>
    </style:style>
    <style:style style:name="P52" style:family="paragraph" style:parent-style-name="Text_20_body">
      <style:paragraph-properties fo:margin-left="0cm" fo:margin-right="0cm" fo:margin-top="0cm" fo:margin-bottom="0cm" loext:contextual-spacing="false" fo:text-align="justify" style:justify-single-word="false" fo:text-indent="0cm" style:auto-text-indent="false" style:vertical-align="auto"/>
      <style:text-properties style:use-window-font-color="true" style:font-name="Arial" fo:font-size="12pt" fo:language="it" fo:country="IT" style:font-name-asian="Arial" style:font-size-asian="12pt" style:language-asian="it" style:country-asian="IT" style:font-name-complex="Arial" style:font-size-complex="12pt"/>
    </style:style>
    <style:style style:name="P53" style:family="paragraph" style:parent-style-name="Text_20_body">
      <style:paragraph-properties fo:margin-left="0cm" fo:margin-right="0cm" fo:margin-top="0cm" fo:margin-bottom="0cm" loext:contextual-spacing="false" fo:text-align="justify" style:justify-single-word="false" fo:text-indent="0cm" style:auto-text-indent="false" style:vertical-align="auto"/>
      <style:text-properties style:use-window-font-color="true" style:font-name="Arial" fo:font-size="12pt" fo:language="it" fo:country="IT" style:font-name-asian="Arial" style:font-size-asian="12pt" style:language-asian="it" style:country-asian="IT" style:font-name-complex="Arial" style:font-size-complex="12pt" style:language-complex="zxx" style:country-complex="none"/>
    </style:style>
    <style:style style:name="P54" style:family="paragraph" style:parent-style-name="Text_20_body">
      <style:paragraph-properties fo:margin-left="0cm" fo:margin-right="0cm" fo:margin-top="0cm" fo:margin-bottom="0cm" loext:contextual-spacing="false" fo:text-align="justify" style:justify-single-word="false" fo:text-indent="0cm" style:auto-text-indent="false" style:vertical-align="auto"/>
      <style:text-properties style:use-window-font-color="true" style:font-name="Arial" fo:font-size="12pt" fo:language="it" fo:country="IT" fo:font-weight="normal" style:font-name-asian="Arial" style:font-size-asian="12pt" style:language-asian="it" style:country-asian="IT" style:font-weight-asian="normal" style:font-name-complex="Arial" style:font-size-complex="12pt" style:font-weight-complex="normal"/>
    </style:style>
    <style:style style:name="P55" style:family="paragraph" style:parent-style-name="Text_20_body">
      <style:paragraph-properties fo:margin-left="0cm" fo:margin-right="0cm" fo:margin-top="0cm" fo:margin-bottom="0cm" loext:contextual-spacing="false" fo:text-align="start" style:justify-single-word="false" fo:text-indent="0cm" style:auto-text-indent="false">
        <style:tab-stops>
          <style:tab-stop style:position="0.499cm"/>
        </style:tab-stops>
      </style:paragraph-properties>
      <style:text-properties style:use-window-font-color="true" style:font-name="Arial" fo:font-size="12pt" fo:language="it" fo:country="IT" fo:font-weight="normal" style:font-name-asian="Arial" style:font-size-asian="12pt" style:font-weight-asian="normal" style:font-name-complex="Arial" style:font-size-complex="12pt" style:font-weight-complex="normal"/>
    </style:style>
    <style:style style:name="P56" style:family="paragraph" style:parent-style-name="Text_20_body">
      <style:paragraph-properties fo:margin-left="0cm" fo:margin-right="0cm" fo:margin-top="0cm" fo:margin-bottom="0cm" loext:contextual-spacing="false" fo:text-align="justify" style:justify-single-word="false" fo:text-indent="0cm" style:auto-text-indent="false" style:vertical-align="auto"/>
      <style:text-properties style:use-window-font-color="true" style:font-name="Arial" fo:font-size="12pt" fo:language="it" fo:country="IT" fo:font-weight="normal" fo:background-color="transparent" style:font-name-asian="Arial" style:font-size-asian="12pt" style:language-asian="it" style:country-asian="IT" style:font-weight-asian="normal" style:font-name-complex="Arial" style:font-size-complex="12pt" style:font-weight-complex="normal"/>
    </style:style>
    <style:style style:name="P57" style:family="paragraph" style:parent-style-name="Text_20_body">
      <style:paragraph-properties fo:margin-left="0cm" fo:margin-right="0cm" fo:margin-top="0cm" fo:margin-bottom="0cm" loext:contextual-spacing="false" fo:text-align="justify" style:justify-single-word="false" fo:text-indent="0cm" style:auto-text-indent="false" style:vertical-align="auto"/>
      <style:text-properties style:use-window-font-color="true" style:font-name="Arial" fo:font-size="12pt" fo:language="it" fo:country="IT" fo:font-weight="normal" fo:background-color="transparent" style:font-size-asian="12pt" style:language-asian="it" style:country-asian="IT" style:font-weight-asian="normal" style:font-size-complex="12pt" style:font-weight-complex="normal"/>
    </style:style>
    <style:style style:name="P58" style:family="paragraph" style:parent-style-name="Text_20_body">
      <style:paragraph-properties fo:margin-left="0cm" fo:margin-right="0cm" fo:margin-top="0cm" fo:margin-bottom="0cm" loext:contextual-spacing="false" fo:text-align="justify" style:justify-single-word="false" fo:text-indent="0cm" style:auto-text-indent="false" style:vertical-align="auto"/>
      <style:text-properties style:use-window-font-color="true" style:font-name="Arial" fo:font-size="12pt" fo:language="it" fo:country="IT" fo:font-style="normal" fo:background-color="transparent" style:font-name-asian="Arial" style:font-size-asian="12pt" style:language-asian="it" style:country-asian="IT" style:font-style-asian="normal" style:font-name-complex="Arial" style:font-size-complex="12pt" style:font-style-complex="normal"/>
    </style:style>
    <style:style style:name="P59" style:family="paragraph" style:parent-style-name="Text_20_body">
      <style:paragraph-properties fo:margin-left="0cm" fo:margin-right="0cm" fo:margin-top="0cm" fo:margin-bottom="0cm" loext:contextual-spacing="false" fo:text-align="justify" style:justify-single-word="false" fo:text-indent="0cm" style:auto-text-indent="false">
        <style:tab-stops>
          <style:tab-stop style:position="0.499cm"/>
        </style:tab-stops>
      </style:paragraph-properties>
      <style:text-properties style:use-window-font-color="true" style:font-name="Arial" fo:font-size="12pt" fo:font-weight="normal" style:font-name-asian="Arial" style:font-size-asian="12pt" style:font-weight-asian="normal" style:font-name-complex="Arial" style:font-size-complex="12pt" style:font-weight-complex="normal"/>
    </style:style>
    <style:style style:name="P60" style:family="paragraph" style:parent-style-name="Text_20_body">
      <style:paragraph-properties fo:margin-left="0cm" fo:margin-right="0cm" fo:margin-top="0cm" fo:margin-bottom="0cm" loext:contextual-spacing="false" fo:text-align="justify" style:justify-single-word="false" fo:text-indent="0cm" style:auto-text-indent="false" style:vertical-align="auto"/>
      <style:text-properties style:use-window-font-color="true" style:text-line-through-style="none" style:text-line-through-type="none" style:font-name="Arial" fo:font-size="12pt" fo:language="it" fo:country="IT" fo:font-style="normal" style:text-underline-style="none" fo:font-weight="normal" style:text-blinking="false" style:font-name-asian="Arial" style:font-size-asian="12pt" style:language-asian="it" style:country-asian="IT" style:font-style-asian="normal" style:font-weight-asian="normal" style:font-name-complex="Arial" style:font-size-complex="12pt" style:font-style-complex="normal" style:font-weight-complex="normal"/>
    </style:style>
    <style:style style:name="P61" style:family="paragraph" style:parent-style-name="Standard">
      <style:paragraph-properties fo:margin-left="0cm" fo:margin-right="0cm" fo:margin-top="0cm" fo:margin-bottom="0cm" loext:contextual-spacing="false" fo:text-align="justify" style:justify-single-word="false" fo:orphans="0" fo:widows="0" fo:text-indent="0cm" style:auto-text-indent="false" style:text-autospace="none">
        <style:tab-stops>
          <style:tab-stop style:position="0.499cm"/>
        </style:tab-stops>
      </style:paragraph-properties>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62" style:family="paragraph" style:parent-style-name="Standard">
      <style:paragraph-properties fo:margin-left="0cm" fo:margin-right="0cm" fo:margin-top="0cm" fo:margin-bottom="0cm" loext:contextual-spacing="false" fo:text-align="justify" style:justify-single-word="false" fo:text-indent="0cm" style:auto-text-indent="false" style:vertical-align="auto"/>
      <style:text-properties style:use-window-font-color="true" style:font-name="Arial" fo:font-size="12pt" fo:font-style="normal" style:text-underline-style="none" fo:font-weight="normal" fo:background-color="transparent" style:font-size-asian="12pt" style:font-style-asian="normal" style:font-weight-asian="normal" style:font-name-complex="Arial" style:font-size-complex="12pt" style:font-style-complex="normal" style:font-weight-complex="normal"/>
    </style:style>
    <style:style style:name="P63" style:family="paragraph" style:parent-style-name="Standard">
      <style:paragraph-properties fo:margin-left="0cm" fo:margin-right="0cm" fo:margin-top="0cm" fo:margin-bottom="0cm" loext:contextual-spacing="false" fo:text-align="justify" style:justify-single-word="false" fo:orphans="0" fo:widows="0" fo:text-indent="0cm" style:auto-text-indent="false" style:text-autospace="none">
        <style:tab-stops>
          <style:tab-stop style:position="0.499cm"/>
        </style:tab-stops>
      </style:paragraph-properties>
      <style:text-properties style:use-window-font-color="true" style:font-name="Arial" fo:font-size="12pt" fo:font-style="normal" style:text-underline-style="none" fo:font-weight="bold" style:font-size-asian="12pt" style:font-style-asian="normal" style:font-weight-asian="bold" style:font-size-complex="12pt" style:font-style-complex="normal" style:font-weight-complex="bold"/>
    </style:style>
    <style:style style:name="P64"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0.499cm"/>
        </style:tab-stops>
      </style:paragraph-properties>
      <style:text-properties style:use-window-font-color="true" style:font-name="Arial" fo:font-size="12pt" fo:font-style="normal" style:font-size-asian="12pt" style:font-style-asian="normal" style:font-name-complex="Arial" style:font-size-complex="12pt" style:font-style-complex="normal"/>
    </style:style>
    <style:style style:name="P65" style:family="paragraph" style:parent-style-name="Standard">
      <style:paragraph-properties fo:margin-left="0cm" fo:margin-right="0cm" fo:margin-top="0cm" fo:margin-bottom="0cm" loext:contextual-spacing="false" fo:text-align="justify" style:justify-single-word="false" fo:text-indent="0cm" style:auto-text-indent="false" style:vertical-align="auto"/>
      <style:text-properties style:use-window-font-color="true" style:font-name="Arial" fo:font-size="12pt" fo:language="it" fo:country="IT" style:font-name-asian="Arial" style:font-size-asian="12pt" style:language-asian="zxx" style:country-asian="none" style:font-name-complex="Arial" style:font-size-complex="12pt" style:language-complex="zxx" style:country-complex="none"/>
    </style:style>
    <style:style style:name="P66" style:family="paragraph" style:parent-style-name="Standard">
      <style:paragraph-properties fo:margin-left="0cm" fo:margin-right="0cm" fo:margin-top="0cm" fo:margin-bottom="0cm" loext:contextual-spacing="false" fo:text-align="justify" style:justify-single-word="false" fo:text-indent="0cm" style:auto-text-indent="false" style:vertical-align="auto"/>
      <style:text-properties style:use-window-font-color="true" style:font-name="Arial" fo:font-size="12pt" fo:language="it" fo:country="IT" fo:font-weight="normal" style:font-size-asian="12pt" style:language-asian="it" style:country-asian="IT" style:font-weight-asian="normal" style:font-size-complex="12pt" style:font-weight-complex="normal"/>
    </style:style>
    <style:style style:name="P67" style:family="paragraph" style:parent-style-name="Standard">
      <style:paragraph-properties fo:margin-left="0cm" fo:margin-right="0cm" fo:margin-top="0cm" fo:margin-bottom="0cm" loext:contextual-spacing="false" fo:text-align="justify" style:justify-single-word="false" fo:text-indent="0cm" style:auto-text-indent="false" style:vertical-align="auto"/>
      <style:text-properties style:use-window-font-color="true" style:font-name="Arial" fo:font-size="12pt" fo:language="it" fo:country="IT" fo:font-weight="normal" fo:background-color="transparent" style:font-size-asian="12pt" style:language-asian="it" style:country-asian="IT" style:font-weight-asian="normal" style:font-size-complex="12pt" style:font-weight-complex="normal"/>
    </style:style>
    <style:style style:name="P68"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0.499cm"/>
        </style:tab-stops>
      </style:paragraph-properties>
      <style:text-properties style:use-window-font-color="true" style:font-name="Arial" fo:font-size="12pt" fo:language="it" fo:country="IT" fo:font-weight="normal" style:font-name-asian="Arial" style:font-size-asian="12pt" style:font-weight-asian="normal" style:font-name-complex="Arial" style:font-size-complex="12pt" style:font-weight-complex="normal"/>
    </style:style>
    <style:style style:name="P69"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ab-stops>
          <style:tab-stop style:position="0.499cm"/>
        </style:tab-stops>
      </style:paragraph-properties>
      <style:text-properties style:use-window-font-color="true" style:font-name="Arial" fo:font-size="12pt" fo:language="it" fo:country="IT" fo:font-style="normal" style:text-underline-style="none" fo:font-weight="normal" officeooo:rsid="00061833" officeooo:paragraph-rsid="0000adca" style:font-name-asian="Arial" style:font-size-asian="12pt" style:font-style-asian="normal" style:font-weight-asian="normal" style:font-name-complex="Arial" style:font-size-complex="12pt" style:font-style-complex="normal" style:font-weight-complex="normal"/>
    </style:style>
    <style:style style:name="P70"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ab-stops/>
      </style:paragraph-properties>
      <style:text-properties style:use-window-font-color="true" style:font-name="Arial" fo:font-size="12pt" fo:language="it" fo:country="IT" fo:font-style="normal" style:text-underline-style="none" fo:font-weight="normal" officeooo:rsid="0016d11c" officeooo:paragraph-rsid="0003fb6f" style:font-name-asian="Arial" style:font-size-asian="12pt" style:font-style-asian="normal" style:font-weight-asian="normal" style:font-name-complex="Arial" style:font-size-complex="12pt" style:font-style-complex="normal" style:font-weight-complex="normal"/>
    </style:style>
    <style:style style:name="P71"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ab-stops/>
      </style:paragraph-properties>
      <style:text-properties style:use-window-font-color="true" style:font-name="Arial" fo:font-size="12pt" fo:language="it" fo:country="IT" fo:font-style="normal" style:text-underline-style="none" fo:font-weight="normal" officeooo:rsid="0016d11c" officeooo:paragraph-rsid="00056fdd" style:font-name-asian="Arial" style:font-size-asian="12pt" style:font-style-asian="normal" style:font-weight-asian="normal" style:font-name-complex="Arial" style:font-size-complex="12pt" style:font-style-complex="normal" style:font-weight-complex="normal"/>
    </style:style>
    <style:style style:name="P72"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ab-stops/>
      </style:paragraph-properties>
      <style:text-properties style:use-window-font-color="true" style:font-name="Arial" fo:font-size="12pt" fo:language="it" fo:country="IT" fo:font-style="normal" style:text-underline-style="none" fo:font-weight="normal" officeooo:rsid="0004806f" officeooo:paragraph-rsid="0004806f" style:font-name-asian="Arial" style:font-size-asian="12pt" style:font-style-asian="normal" style:font-weight-asian="normal" style:font-name-complex="Arial" style:font-size-complex="12pt" style:font-style-complex="normal" style:font-weight-complex="normal"/>
    </style:style>
    <style:style style:name="P73"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ab-stops/>
      </style:paragraph-properties>
      <style:text-properties style:use-window-font-color="true" style:font-name="Arial" fo:font-size="12pt" fo:language="it" fo:country="IT" fo:font-style="normal" style:text-underline-style="none" fo:font-weight="normal" officeooo:rsid="0004806f" officeooo:paragraph-rsid="00056fdd" style:font-name-asian="Arial" style:font-size-asian="12pt" style:font-style-asian="normal" style:font-weight-asian="normal" style:font-name-complex="Arial" style:font-size-complex="12pt" style:font-style-complex="normal" style:font-weight-complex="normal"/>
    </style:style>
    <style:style style:name="P74"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ab-stops/>
      </style:paragraph-properties>
      <style:text-properties style:use-window-font-color="true" style:font-name="Arial" fo:font-size="12pt" fo:language="it" fo:country="IT" fo:font-style="normal" style:text-underline-style="none" fo:font-weight="normal" officeooo:rsid="00056fdd" officeooo:paragraph-rsid="00056fdd" style:font-name-asian="Arial" style:font-size-asian="12pt" style:font-style-asian="normal" style:font-weight-asian="normal" style:font-name-complex="Arial" style:font-size-complex="12pt" style:font-style-complex="normal" style:font-weight-complex="normal"/>
    </style:style>
    <style:style style:name="P75"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ab-stops/>
      </style:paragraph-properties>
      <style:text-properties style:use-window-font-color="true" style:font-name="Arial" fo:font-size="12pt" fo:language="it" fo:country="IT" fo:font-style="normal" style:text-underline-style="none" fo:font-weight="normal" officeooo:rsid="001dd6fa" officeooo:paragraph-rsid="0007eb7e" style:font-name-asian="Arial" style:font-size-asian="12pt" style:font-style-asian="normal" style:font-weight-asian="normal" style:font-name-complex="Arial" style:font-size-complex="12pt" style:font-style-complex="normal" style:font-weight-complex="normal"/>
    </style:style>
    <style:style style:name="P76"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ab-stops/>
      </style:paragraph-properties>
      <style:text-properties style:use-window-font-color="true" style:font-name="Arial" fo:font-size="12pt" fo:language="it" fo:country="IT" fo:font-style="normal" style:text-underline-style="none" fo:font-weight="normal" officeooo:rsid="00056fdd" officeooo:paragraph-rsid="0007eb7e" style:font-name-asian="Arial" style:font-size-asian="12pt" style:language-asian="it" style:country-asian="IT" style:font-style-asian="normal" style:font-weight-asian="normal" style:font-name-complex="Arial" style:font-size-complex="12pt" style:font-style-complex="normal" style:font-weight-complex="normal"/>
    </style:style>
    <style:style style:name="P77" style:family="paragraph" style:parent-style-name="Standard">
      <style:paragraph-properties fo:margin-left="0cm" fo:margin-right="0cm" fo:margin-top="0cm" fo:margin-bottom="0cm" loext:contextual-spacing="false" fo:line-height="100%" fo:text-indent="0cm" style:auto-text-indent="false"/>
      <style:text-properties style:font-name="Arial" fo:font-size="12pt" fo:font-style="normal" style:text-underline-style="none" fo:font-weight="normal" officeooo:rsid="00061833" officeooo:paragraph-rsid="0000adca" style:font-size-asian="12pt" style:font-style-asian="normal" style:font-weight-asian="normal" style:font-size-complex="12pt" style:font-style-complex="normal" style:font-weight-complex="normal"/>
    </style:style>
    <style:style style:name="P78"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ab-stops/>
      </style:paragraph-properties>
      <style:text-properties style:font-name="Arial" fo:font-size="12pt" fo:font-style="normal" style:text-underline-style="none" fo:font-weight="normal" officeooo:rsid="0016d11c" officeooo:paragraph-rsid="0003fb6f" style:font-size-asian="12pt" style:font-style-asian="normal" style:font-weight-asian="normal" style:font-size-complex="12pt" style:font-style-complex="normal" style:font-weight-complex="normal"/>
    </style:style>
    <style:style style:name="P79" style:family="paragraph" style:parent-style-name="Standard">
      <style:paragraph-properties fo:margin-left="0cm" fo:margin-right="0cm" fo:margin-top="0cm" fo:margin-bottom="0cm" loext:contextual-spacing="false" fo:text-align="start" style:justify-single-word="false" fo:hyphenation-ladder-count="no-limit" fo:text-indent="0cm" style:auto-text-indent="false" style:writing-mode="lr-tb"/>
      <style:text-properties style:use-window-font-color="true" style:text-line-through-style="none" style:text-line-through-type="none" style:font-name="Arial" fo:font-size="12pt" fo:language="it" fo:country="IT" fo:font-style="normal" style:text-underline-style="none" fo:font-weight="normal" style:text-blinking="false" style:font-name-asian="Times New Roman" style:font-size-asian="12pt" style:language-asian="zxx" style:country-asian="none" style:font-style-asian="normal" style:font-weight-asian="normal" style:font-name-complex="Arial" style:font-size-complex="12pt" style:language-complex="ar" style:country-complex="SA" style:font-style-complex="normal" style:font-weight-complex="normal" fo:hyphenate="false" fo:hyphenation-remain-char-count="2" fo:hyphenation-push-char-count="2"/>
    </style:style>
    <style:style style:name="P80" style:family="paragraph" style:parent-style-name="Standard">
      <style:paragraph-properties fo:margin-left="0cm" fo:margin-right="0cm" fo:margin-top="0cm" fo:margin-bottom="0cm" loext:contextual-spacing="false" fo:hyphenation-ladder-count="no-limit" fo:text-indent="0cm" style:auto-text-indent="false" style:writing-mode="lr-tb"/>
      <style:text-properties style:use-window-font-color="true" style:text-line-through-style="none" style:text-line-through-type="none" style:font-name="Arial" fo:font-size="12pt" fo:language="it" fo:country="IT" fo:font-style="normal" style:text-underline-style="none" fo:font-weight="normal" style:font-name-asian="Times New Roman" style:font-size-asian="12pt" style:language-asian="zxx" style:country-asian="none" style:font-style-asian="normal" style:font-weight-asian="normal" style:language-complex="ar" style:country-complex="SA" style:font-style-complex="normal" style:font-weight-complex="normal" fo:hyphenate="false" fo:hyphenation-remain-char-count="2" fo:hyphenation-push-char-count="2"/>
    </style:style>
    <style:style style:name="P81" style:family="paragraph" style:parent-style-name="Standard">
      <style:paragraph-properties fo:margin-left="0cm" fo:margin-right="0cm" fo:margin-top="0cm" fo:margin-bottom="0cm" loext:contextual-spacing="false" fo:text-align="justify" style:justify-single-word="false" fo:hyphenation-ladder-count="no-limit" fo:text-indent="0cm" style:auto-text-indent="false" style:vertical-align="auto" style:writing-mode="lr-tb"/>
      <style:text-properties style:use-window-font-color="true" style:text-line-through-style="none" style:text-line-through-type="none" style:font-name="Arial" fo:font-size="12pt" fo:language="it" fo:country="IT" fo:font-style="normal" fo:font-weight="normal" fo:background-color="transparent" style:font-name-asian="Times New Roman" style:font-size-asian="12pt" style:language-asian="it" style:country-asian="IT" style:font-style-asian="normal" style:font-weight-asian="normal" style:font-size-complex="12pt" style:language-complex="ar" style:country-complex="SA" style:font-style-complex="normal" style:font-weight-complex="normal" fo:hyphenate="false" fo:hyphenation-remain-char-count="2" fo:hyphenation-push-char-count="2"/>
    </style:style>
    <style:style style:name="P82" style:family="paragraph" style:parent-style-name="Text_20_body_20_indent">
      <style:paragraph-properties fo:margin-left="0cm" fo:margin-right="0cm" fo:margin-top="0cm" fo:margin-bottom="0cm" loext:contextual-spacing="false" fo:text-align="justify" style:justify-single-word="false" fo:orphans="0" fo:widows="0" fo:hyphenation-ladder-count="no-limit" fo:text-indent="0cm" style:auto-text-indent="false" style:text-autospace="none" style:writing-mode="lr-tb">
        <style:tab-stops>
          <style:tab-stop style:position="0.499cm"/>
        </style:tab-stops>
      </style:paragraph-properties>
      <style:text-properties style:use-window-font-color="true" style:text-line-through-style="none" style:text-line-through-type="none" style:font-name="Arial" fo:font-size="12pt" fo:language="it" fo:country="IT" fo:font-style="normal" style:text-underline-style="none" fo:font-weight="bold" style:font-name-asian="Times New Roman" style:font-size-asian="12pt" style:language-asian="zxx" style:country-asian="none" style:font-style-asian="normal" style:font-weight-asian="bold" style:font-size-complex="12pt" style:language-complex="ar" style:country-complex="SA" style:font-style-complex="normal" style:font-weight-complex="bold" fo:hyphenate="false" fo:hyphenation-remain-char-count="2" fo:hyphenation-push-char-count="2"/>
    </style:style>
    <style:style style:name="P83" style:family="paragraph" style:parent-style-name="Heading_20_2">
      <style:paragraph-properties fo:margin-left="0cm" fo:margin-right="0cm" fo:margin-top="0cm" fo:margin-bottom="0cm" loext:contextual-spacing="false" fo:text-align="justify" style:justify-single-word="false" fo:hyphenation-ladder-count="no-limit" fo:text-indent="0cm" style:auto-text-indent="false" style:vertical-align="auto" style:writing-mode="lr-tb"/>
      <style:text-properties style:use-window-font-color="true" style:text-line-through-style="none" style:text-line-through-type="none" style:font-name="Arial" fo:font-size="12pt" fo:language="it" fo:country="IT" fo:font-style="normal" fo:font-weight="normal" fo:background-color="transparent" style:font-name-asian="Times New Roman" style:font-size-asian="12pt" style:language-asian="it" style:country-asian="IT" style:font-style-asian="normal" style:font-weight-asian="normal" style:font-size-complex="12pt" style:language-complex="ar" style:country-complex="SA" style:font-style-complex="normal" style:font-weight-complex="normal" fo:hyphenate="false" fo:hyphenation-remain-char-count="2" fo:hyphenation-push-char-count="2"/>
    </style:style>
    <style:style style:name="P84" style:family="paragraph" style:parent-style-name="Heading_20_2">
      <style:paragraph-properties fo:margin-left="0cm" fo:margin-right="0cm" fo:margin-top="0cm" fo:margin-bottom="0cm" loext:contextual-spacing="false" fo:text-align="justify" style:justify-single-word="false" fo:hyphenation-ladder-count="no-limit" fo:text-indent="0cm" style:auto-text-indent="false" style:vertical-align="auto" style:writing-mode="lr-tb">
        <style:tab-stops>
          <style:tab-stop style:position="0.499cm"/>
        </style:tab-stops>
      </style:paragraph-properties>
      <style:text-properties style:use-window-font-color="true" style:text-line-through-style="none" style:text-line-through-type="none" style:font-name="Arial" fo:font-size="12pt" fo:language="it" fo:country="IT" fo:font-style="normal" fo:font-weight="normal" fo:background-color="transparent" style:font-name-asian="Arial" style:font-size-asian="12pt" style:language-asian="it" style:country-asian="IT" style:font-style-asian="normal" style:font-weight-asian="normal" style:font-name-complex="Arial" style:font-size-complex="12pt" style:font-style-complex="normal" style:font-weight-complex="normal" fo:hyphenate="false" fo:hyphenation-remain-char-count="2" fo:hyphenation-push-char-count="2"/>
    </style:style>
    <style:style style:name="P85" style:family="paragraph" style:parent-style-name="Heading_20_2">
      <style:paragraph-properties fo:margin-left="0cm" fo:margin-right="0cm" fo:margin-top="0cm" fo:margin-bottom="0cm" loext:contextual-spacing="false" fo:text-align="justify" style:justify-single-word="false" fo:text-indent="0cm" style:auto-text-indent="false" style:vertical-align="auto"/>
      <style:text-properties style:use-window-font-color="true" style:font-name="Arial" fo:font-size="12pt" fo:language="it" fo:country="IT" fo:font-weight="normal" style:font-size-asian="12pt" style:language-asian="it" style:country-asian="IT" style:font-weight-asian="normal" style:font-size-complex="12pt" style:font-weight-complex="normal"/>
    </style:style>
    <style:style style:name="P86" style:family="paragraph" style:parent-style-name="Heading_20_2">
      <style:paragraph-properties fo:margin-left="0cm" fo:margin-right="0cm" fo:margin-top="0cm" fo:margin-bottom="0cm" loext:contextual-spacing="false" fo:text-align="justify" style:justify-single-word="false" fo:text-indent="0cm" style:auto-text-indent="false" style:vertical-align="auto"/>
      <style:text-properties style:use-window-font-color="true" style:font-name="Arial" fo:font-size="12pt" fo:language="it" fo:country="IT" fo:font-weight="normal" fo:background-color="transparent" style:font-size-asian="12pt" style:language-asian="it" style:country-asian="IT" style:font-weight-asian="normal" style:font-size-complex="12pt" style:font-weight-complex="normal"/>
    </style:style>
    <style:style style:name="P87" style:family="paragraph" style:parent-style-name="Normal_20__28_Web_29_">
      <style:paragraph-properties fo:margin-left="0cm" fo:margin-right="0cm" fo:margin-top="0cm" fo:margin-bottom="0cm" loext:contextual-spacing="false" fo:text-align="justify" style:justify-single-word="false" fo:text-indent="0cm" style:auto-text-indent="false" style:vertical-align="auto">
        <style:tab-stops>
          <style:tab-stop style:position="0.501cm"/>
        </style:tab-stops>
      </style:paragraph-properties>
      <style:text-properties style:use-window-font-color="true" style:text-line-through-style="solid" style:text-line-through-type="single" style:font-name="Arial" fo:font-size="12pt" fo:language="it" fo:country="IT" fo:font-weight="bold" style:font-name-asian="Arial" style:font-size-asian="12pt" style:language-asian="it" style:country-asian="IT" style:font-weight-asian="bold" style:font-name-complex="Arial" style:font-size-complex="12pt" style:font-weight-complex="bold"/>
    </style:style>
    <style:style style:name="P88" style:family="paragraph" style:parent-style-name="Normal_20__28_Web_29_">
      <style:paragraph-properties fo:margin-left="0cm" fo:margin-right="0cm" fo:margin-top="0cm" fo:margin-bottom="0cm" loext:contextual-spacing="false" fo:text-align="justify" style:justify-single-word="false" fo:text-indent="0cm" style:auto-text-indent="false" style:vertical-align="auto"/>
      <style:text-properties style:use-window-font-color="true" style:text-line-through-style="solid" style:text-line-through-type="single" style:font-name="Arial" fo:font-size="12pt" fo:language="it" fo:country="IT" style:font-name-asian="Arial" style:font-size-asian="12pt" style:language-asian="it" style:country-asian="IT" style:font-name-complex="Arial" style:font-size-complex="12pt"/>
    </style:style>
    <style:style style:name="P89" style:family="paragraph" style:parent-style-name="Normal_20__28_Web_29_">
      <style:paragraph-properties fo:margin-left="0cm" fo:margin-right="0cm" fo:margin-top="0cm" fo:margin-bottom="0cm" loext:contextual-spacing="false" fo:text-align="justify" style:justify-single-word="false" fo:text-indent="0cm" style:auto-text-indent="false" style:vertical-align="auto"/>
      <style:text-properties style:use-window-font-color="true" fo:language="it" fo:country="IT"/>
    </style:style>
    <style:style style:name="P90" style:family="paragraph" style:parent-style-name="Normal_20__28_Web_29_">
      <style:paragraph-properties fo:margin-left="0cm" fo:margin-right="0cm" fo:margin-top="0cm" fo:margin-bottom="0cm" loext:contextual-spacing="false" fo:text-align="justify" style:justify-single-word="false" fo:text-indent="0cm" style:auto-text-indent="false" style:vertical-align="auto">
        <style:tab-stops>
          <style:tab-stop style:position="0.501cm"/>
        </style:tab-stops>
      </style:paragraph-properties>
      <style:text-properties style:use-window-font-color="true" style:font-name="Arial" fo:font-size="12pt" fo:language="it" fo:country="IT" fo:font-weight="bold" style:font-name-asian="Arial" style:font-size-asian="12pt" style:language-asian="it" style:country-asian="IT" style:font-weight-asian="bold" style:font-name-complex="Arial" style:font-size-complex="12pt" style:font-weight-complex="bold"/>
    </style:style>
    <style:style style:name="P91" style:family="paragraph" style:parent-style-name="Normal_20__28_Web_29_">
      <style:paragraph-properties fo:margin-left="0cm" fo:margin-right="0cm" fo:margin-top="0cm" fo:margin-bottom="0cm" loext:contextual-spacing="false" fo:text-align="justify" style:justify-single-word="false" fo:text-indent="0cm" style:auto-text-indent="false" style:vertical-align="auto"/>
      <style:text-properties style:use-window-font-color="true" style:font-name="Arial" fo:font-size="12pt" fo:language="it" fo:country="IT" style:font-name-asian="Arial" style:font-size-asian="12pt" style:language-asian="it" style:country-asian="IT" style:font-name-complex="Arial" style:font-size-complex="12pt"/>
    </style:style>
    <style:style style:name="P92" style:family="paragraph" style:parent-style-name="Block_20_Text">
      <style:paragraph-properties fo:margin-left="0cm" fo:margin-right="0cm" fo:margin-top="0cm" fo:margin-bottom="0cm" loext:contextual-spacing="false" fo:text-align="justify" style:justify-single-word="false" fo:text-indent="0cm" style:auto-text-indent="false">
        <style:tab-stops>
          <style:tab-stop style:position="0.499cm"/>
          <style:tab-stop style:position="8.5cm" style:type="center"/>
        </style:tab-stops>
      </style:paragraph-properties>
      <style:text-properties style:use-window-font-color="true" fo:language="it" fo:country="IT" fo:font-style="normal" style:font-style-asian="normal" style:font-style-complex="normal"/>
    </style:style>
    <style:style style:name="P93" style:family="paragraph" style:parent-style-name="Standard">
      <style:paragraph-properties fo:margin-left="0cm" fo:margin-right="0cm" fo:text-align="justify" style:justify-single-word="false" fo:text-indent="0cm" style:auto-text-indent="false" style:vertical-align="auto">
        <style:tab-stops>
          <style:tab-stop style:position="0.499cm"/>
        </style:tab-stops>
      </style:paragraph-properties>
      <style:text-properties style:use-window-font-color="true" style:font-name="Arial" fo:font-size="12pt" fo:language="it" fo:country="IT" fo:font-weight="bold" style:font-name-asian="Arial" style:font-size-asian="12pt" style:language-asian="it" style:country-asian="IT" style:font-weight-asian="bold" style:font-name-complex="Arial" style:font-size-complex="12pt" style:font-weight-complex="bold"/>
    </style:style>
    <style:style style:name="P94" style:family="paragraph" style:parent-style-name="heading_20_4">
      <style:paragraph-properties fo:margin-left="0cm" fo:margin-right="0cm" fo:text-align="justify" style:justify-single-word="false" fo:text-indent="0cm" style:auto-text-indent="false">
        <style:tab-stops>
          <style:tab-stop style:position="0.499cm"/>
        </style:tab-stops>
      </style:paragraph-properties>
      <style:text-properties style:use-window-font-color="true" style:text-line-through-style="solid" style:text-line-through-type="single" fo:language="it" fo:country="IT" fo:font-style="italic" fo:font-weight="normal" style:font-style-asian="italic" style:font-weight-asian="normal" style:font-style-complex="italic" style:font-weight-complex="normal"/>
    </style:style>
    <style:style style:name="P95" style:family="paragraph" style:parent-style-name="heading_20_2">
      <style:paragraph-properties fo:margin-left="0cm" fo:margin-right="0cm" fo:text-align="justify" style:justify-single-word="false" fo:text-indent="0cm" style:auto-text-indent="false"/>
      <style:text-properties style:use-window-font-color="true" fo:font-size="12pt" fo:language="it" fo:country="IT" fo:font-weight="normal" style:font-size-asian="12pt" style:font-weight-asian="normal" style:font-size-complex="12pt" style:font-weight-complex="normal"/>
    </style:style>
    <style:style style:name="P96" style:family="paragraph" style:parent-style-name="heading_20_2">
      <style:paragraph-properties fo:margin-left="0cm" fo:margin-right="0cm" fo:text-align="justify" style:justify-single-word="false" fo:text-indent="0cm" style:auto-text-indent="false">
        <style:tab-stops>
          <style:tab-stop style:position="0.499cm"/>
        </style:tab-stops>
      </style:paragraph-properties>
      <style:text-properties style:use-window-font-color="true" fo:font-size="12pt" fo:language="it" fo:country="IT" fo:font-weight="normal" style:font-size-asian="12pt" style:font-weight-asian="normal" style:font-size-complex="12pt" style:font-weight-complex="normal"/>
    </style:style>
    <style:style style:name="P97" style:family="paragraph" style:parent-style-name="Body_20_Text_20_2">
      <style:paragraph-properties fo:margin-left="0cm" fo:margin-right="0cm" fo:text-align="justify" style:justify-single-word="false" fo:text-indent="0cm" style:auto-text-indent="false"/>
      <style:text-properties style:use-window-font-color="true" style:text-line-through-style="none" style:text-line-through-type="none" fo:language="it" fo:country="IT" fo:font-style="normal" fo:font-weight="bold" style:font-style-asian="normal" style:font-weight-asian="bold" style:font-style-complex="normal" style:font-weight-complex="bold"/>
    </style:style>
    <style:style style:name="P98" style:family="paragraph" style:parent-style-name="Body_20_Text_20_3">
      <style:paragraph-properties fo:margin-left="0cm" fo:margin-right="0cm" fo:text-align="justify" style:justify-single-word="false" fo:text-indent="0cm" style:auto-text-indent="false">
        <style:tab-stops>
          <style:tab-stop style:position="0.499cm"/>
        </style:tab-stops>
      </style:paragraph-properties>
      <style:text-properties style:use-window-font-color="true" fo:language="it" fo:country="IT"/>
    </style:style>
    <style:style style:name="P99" style:family="paragraph" style:parent-style-name="Standard">
      <style:paragraph-properties fo:margin-left="0cm" fo:margin-right="0.086cm" fo:text-align="justify" style:justify-single-word="false" fo:text-indent="0cm" style:auto-text-indent="false">
        <style:tab-stops>
          <style:tab-stop style:position="0.499cm"/>
        </style:tab-stops>
      </style:paragraph-properties>
    </style:style>
    <style:style style:name="P100" style:family="paragraph" style:parent-style-name="Standard">
      <style:paragraph-properties fo:margin-left="0cm" fo:margin-right="0.086cm" fo:text-align="justify" style:justify-single-word="false" fo:text-indent="0cm" style:auto-text-indent="false">
        <style:tab-stops>
          <style:tab-stop style:position="0.499cm"/>
        </style:tab-stops>
      </style:paragraph-properties>
      <style:text-properties style:use-window-font-color="true" style:text-line-through-style="none" style:text-line-through-type="none" style:font-name="Arial" fo:font-size="12pt" fo:language="it" fo:country="IT" fo:font-style="normal" fo:font-weight="bold" style:font-name-asian="Times New Roman" style:font-size-asian="12pt" style:font-style-asian="normal" style:font-weight-asian="bold" style:font-size-complex="12pt" style:language-complex="ar" style:country-complex="SA" style:font-style-complex="normal" style:font-weight-complex="bold"/>
    </style:style>
    <style:style style:name="P101" style:family="paragraph" style:parent-style-name="Standard">
      <style:paragraph-properties fo:margin-left="0cm" fo:margin-right="0.086cm" fo:text-align="justify" style:justify-single-word="false" fo:text-indent="0cm" style:auto-text-indent="false">
        <style:tab-stops>
          <style:tab-stop style:position="0.499cm"/>
        </style:tab-stops>
      </style:paragraph-properties>
      <style:text-properties style:use-window-font-color="true" style:text-line-through-style="none" style:text-line-through-type="none" style:font-name="Arial" fo:font-size="12pt" fo:language="it" fo:country="IT" fo:font-style="normal" fo:font-weight="bold" style:font-name-asian="Arial" style:font-size-asian="12pt" style:font-style-asian="normal" style:font-weight-asian="bold" style:font-name-complex="Arial" style:font-size-complex="12pt" style:language-complex="ar" style:country-complex="SA" style:font-style-complex="normal" style:font-weight-complex="bold"/>
    </style:style>
    <style:style style:name="P102" style:family="paragraph" style:parent-style-name="Standard">
      <style:paragraph-properties fo:margin-left="0cm" fo:margin-right="0.086cm" fo:text-align="justify" style:justify-single-word="false" fo:text-indent="0cm" style:auto-text-indent="false">
        <style:tab-stops>
          <style:tab-stop style:position="0.508cm"/>
        </style:tab-stops>
      </style:paragraph-properties>
      <style:text-properties style:use-window-font-color="true" style:text-line-through-style="none" style:text-line-through-type="none" style:font-name="Arial" fo:font-size="12pt" fo:language="it" fo:country="IT" fo:font-style="normal" fo:font-weight="bold" style:font-name-asian="Arial" style:font-size-asian="12pt" style:font-style-asian="normal" style:font-weight-asian="bold" style:font-name-complex="Arial" style:font-size-complex="12pt" style:font-style-complex="normal" style:font-weight-complex="bold"/>
    </style:style>
    <style:style style:name="P103" style:family="paragraph" style:parent-style-name="Standard">
      <style:paragraph-properties fo:margin-left="0cm" fo:margin-right="0.086cm" fo:text-align="justify" style:justify-single-word="false" fo:text-indent="0cm" style:auto-text-indent="false">
        <style:tab-stops>
          <style:tab-stop style:position="0.499cm"/>
        </style:tab-stops>
      </style:paragraph-properties>
      <style:text-properties style:use-window-font-color="true" style:text-line-through-style="none" style:text-line-through-type="none" style:font-name="Arial" fo:font-size="12pt" fo:language="it" fo:country="IT" fo:font-style="italic" style:font-name-asian="Arial" style:font-size-asian="12pt" style:font-style-asian="italic" style:font-name-complex="Arial" style:font-size-complex="12pt" style:font-style-complex="italic"/>
    </style:style>
    <style:style style:name="P104" style:family="paragraph" style:parent-style-name="Standard">
      <style:paragraph-properties fo:margin-left="0cm" fo:margin-right="0.086cm" fo:text-align="justify" style:justify-single-word="false" fo:text-indent="0cm" style:auto-text-indent="false">
        <style:tab-stops>
          <style:tab-stop style:position="0.499cm"/>
        </style:tab-stops>
      </style:paragraph-properties>
      <style:text-properties style:use-window-font-color="true" style:text-line-through-style="none" style:text-line-through-type="none" style:font-name="Arial" fo:font-size="12pt" fo:font-style="normal" fo:font-weight="bold" style:font-name-asian="Arial" style:font-size-asian="12pt" style:font-style-asian="normal" style:font-weight-asian="bold" style:font-name-complex="Arial" style:font-size-complex="12pt" style:language-complex="ar" style:country-complex="SA" style:font-style-complex="normal" style:font-weight-complex="bold"/>
    </style:style>
    <style:style style:name="P105" style:family="paragraph" style:parent-style-name="Standard">
      <style:paragraph-properties fo:margin-left="0cm" fo:margin-right="0.086cm" fo:text-align="justify" style:justify-single-word="false" fo:text-indent="0cm" style:auto-text-indent="false">
        <style:tab-stops>
          <style:tab-stop style:position="0.499cm"/>
        </style:tab-stops>
      </style:paragraph-properties>
      <style:text-properties style:use-window-font-color="true" style:text-line-through-style="none" style:text-line-through-type="none" style:font-name="Arial1" fo:font-size="12pt" fo:language="it" fo:country="IT" fo:font-style="normal" fo:font-weight="normal" fo:background-color="transparent"/>
    </style:style>
    <style:style style:name="P106" style:family="paragraph" style:parent-style-name="Standard">
      <style:paragraph-properties fo:margin-left="0cm" fo:margin-right="0.086cm" fo:text-align="justify" style:justify-single-word="false" fo:text-indent="0cm" style:auto-text-indent="false">
        <style:tab-stops>
          <style:tab-stop style:position="0.499cm"/>
        </style:tab-stops>
      </style:paragraph-properties>
      <style:text-properties style:use-window-font-color="true" style:text-line-through-style="none" style:text-line-through-type="none" style:font-name="Arial1" fo:font-size="12pt" fo:language="it" fo:country="IT" fo:font-style="normal" fo:font-weight="normal" fo:background-color="transparent" style:font-name-asian="Arial" style:font-size-asian="12pt" style:font-style-asian="italic" style:font-name-complex="Arial" style:font-size-complex="12pt" style:font-style-complex="italic"/>
    </style:style>
    <style:style style:name="P107" style:family="paragraph" style:parent-style-name="Standard">
      <style:paragraph-properties fo:margin-left="0cm" fo:margin-right="0.086cm" fo:text-align="justify" style:justify-single-word="false" fo:text-indent="0cm" style:auto-text-indent="false">
        <style:tab-stops>
          <style:tab-stop style:position="0.499cm"/>
        </style:tab-stops>
      </style:paragraph-properties>
      <style:text-properties style:use-window-font-color="true" style:text-line-through-style="none" style:text-line-through-type="none" style:font-name="Arial1" fo:font-size="12pt" fo:language="it" fo:country="IT" fo:font-style="normal" fo:font-weight="bold" fo:background-color="transparent" style:font-weight-asian="bold" style:font-weight-complex="bold"/>
    </style:style>
    <style:style style:name="P108" style:family="paragraph" style:parent-style-name="Standard">
      <style:paragraph-properties fo:margin-left="0cm" fo:margin-right="0.086cm" fo:text-align="justify" style:justify-single-word="false" fo:text-indent="0cm" style:auto-text-indent="false"/>
      <style:text-properties style:use-window-font-color="true" style:font-name="Arial" fo:font-size="12pt" fo:language="it" fo:country="IT" style:font-name-asian="Arial" style:font-size-asian="12pt" style:font-name-complex="Arial" style:font-size-complex="12pt"/>
    </style:style>
    <style:style style:name="P109" style:family="paragraph" style:parent-style-name="Standard">
      <style:paragraph-properties fo:margin-left="0cm" fo:margin-right="0.086cm" fo:text-align="justify" style:justify-single-word="false" fo:text-indent="0cm" style:auto-text-indent="false">
        <style:tab-stops>
          <style:tab-stop style:position="0.499cm"/>
        </style:tab-stops>
      </style:paragraph-properties>
      <style:text-properties style:use-window-font-color="true" style:font-name="Arial" fo:font-size="12pt" fo:language="it" fo:country="IT" style:font-name-asian="Arial" style:font-size-asian="12pt" style:font-name-complex="Arial" style:font-size-complex="12pt"/>
    </style:style>
    <style:style style:name="P110" style:family="paragraph" style:parent-style-name="Standard">
      <style:paragraph-properties fo:margin-left="0cm" fo:margin-right="0.086cm" fo:text-align="justify" style:justify-single-word="false" fo:text-indent="0cm" style:auto-text-indent="false">
        <style:tab-stops>
          <style:tab-stop style:position="4.304cm"/>
        </style:tab-stops>
      </style:paragraph-properties>
      <style:text-properties style:use-window-font-color="true" style:font-name="Arial" fo:font-size="12pt" fo:language="it" fo:country="IT" style:font-name-asian="Arial" style:font-size-asian="12pt" style:font-name-complex="Arial" style:font-size-complex="12pt"/>
    </style:style>
    <style:style style:name="P111" style:family="paragraph" style:parent-style-name="Standard">
      <style:paragraph-properties fo:margin-left="0cm" fo:margin-right="0.086cm" fo:text-align="justify" style:justify-single-word="false" fo:text-indent="0cm" style:auto-text-indent="false">
        <style:tab-stops>
          <style:tab-stop style:position="5.11cm"/>
        </style:tab-stops>
      </style:paragraph-properties>
      <style:text-properties style:use-window-font-color="true" style:font-name="Arial" fo:font-size="12pt" fo:language="it" fo:country="IT" style:font-name-asian="Arial" style:font-size-asian="12pt" style:font-name-complex="Arial" style:font-size-complex="12pt"/>
    </style:style>
    <style:style style:name="P112" style:family="paragraph" style:parent-style-name="Standard">
      <style:paragraph-properties fo:margin-left="0cm" fo:margin-right="0.086cm" fo:text-align="justify" style:justify-single-word="false" fo:text-indent="0cm" style:auto-text-indent="false">
        <style:tab-stops>
          <style:tab-stop style:position="0.499cm"/>
          <style:tab-stop style:position="12.938cm"/>
        </style:tab-stops>
      </style:paragraph-properties>
      <style:text-properties style:use-window-font-color="true" style:font-name="Arial" fo:font-size="12pt" fo:language="it" fo:country="IT" style:font-name-asian="Arial" style:font-size-asian="12pt" style:font-name-complex="Arial" style:font-size-complex="12pt"/>
    </style:style>
    <style:style style:name="P113" style:family="paragraph" style:parent-style-name="Standard">
      <style:paragraph-properties fo:margin-left="0cm" fo:margin-right="0.086cm" fo:text-align="justify" style:justify-single-word="false" fo:text-indent="0cm" style:auto-text-indent="false">
        <style:tab-stops>
          <style:tab-stop style:position="0.508cm"/>
        </style:tab-stops>
      </style:paragraph-properties>
      <style:text-properties style:use-window-font-color="true" style:font-name="Arial" fo:font-size="12pt" fo:language="it" fo:country="IT" style:font-name-asian="Arial" style:font-size-asian="12pt" style:font-name-complex="Arial" style:font-size-complex="12pt"/>
    </style:style>
    <style:style style:name="P114" style:family="paragraph" style:parent-style-name="Standard">
      <style:paragraph-properties fo:margin-left="0cm" fo:margin-right="0.086cm" fo:text-align="justify" style:justify-single-word="false" fo:text-indent="0cm" style:auto-text-indent="false">
        <style:tab-stops>
          <style:tab-stop style:position="0.508cm"/>
          <style:tab-stop style:position="9.911cm"/>
        </style:tab-stops>
      </style:paragraph-properties>
      <style:text-properties style:use-window-font-color="true" style:font-name="Arial" fo:font-size="12pt" fo:language="it" fo:country="IT" style:font-name-asian="Arial" style:font-size-asian="12pt" style:font-name-complex="Arial" style:font-size-complex="12pt"/>
    </style:style>
    <style:style style:name="P115" style:family="paragraph" style:parent-style-name="Standard">
      <style:paragraph-properties fo:margin-left="0cm" fo:margin-right="0.086cm" fo:text-align="justify" style:justify-single-word="false" fo:text-indent="0cm" style:auto-text-indent="false" style:vertical-align="auto">
        <style:tab-stops>
          <style:tab-stop style:position="0.499cm"/>
        </style:tab-stops>
      </style:paragraph-properties>
      <style:text-properties style:use-window-font-color="true" style:font-name="Arial" fo:font-size="12pt" fo:language="it" fo:country="IT" style:font-name-asian="Arial" style:font-size-asian="12pt" style:language-asian="it" style:country-asian="IT" style:font-name-complex="Arial" style:font-size-complex="12pt"/>
    </style:style>
    <style:style style:name="P116" style:family="paragraph" style:parent-style-name="Standard">
      <style:paragraph-properties fo:margin-left="0cm" fo:margin-right="0.086cm" fo:text-align="justify" style:justify-single-word="false" fo:text-indent="0cm" style:auto-text-indent="false">
        <style:tab-stops>
          <style:tab-stop style:position="0.499cm"/>
        </style:tab-stops>
      </style:paragraph-properties>
      <style:text-properties style:use-window-font-color="true" style:font-name="Arial" fo:font-size="12pt" fo:language="it" fo:country="IT" fo:font-weight="bold" style:font-name-asian="Arial" style:font-size-asian="12pt" style:font-weight-asian="bold" style:font-name-complex="Arial" style:font-size-complex="12pt" style:font-weight-complex="bold"/>
    </style:style>
    <style:style style:name="P117" style:family="paragraph" style:parent-style-name="Standard">
      <style:paragraph-properties fo:margin-left="0cm" fo:margin-right="0.086cm" fo:text-align="justify" style:justify-single-word="false" fo:text-indent="0cm" style:auto-text-indent="false">
        <style:tab-stops>
          <style:tab-stop style:position="0.499cm"/>
        </style:tab-stops>
      </style:paragraph-properties>
      <style:text-properties style:use-window-font-color="true" style:font-name="Arial" fo:font-size="12pt" fo:language="it" fo:country="IT" fo:font-weight="bold" officeooo:paragraph-rsid="000b76ae" style:font-name-asian="Arial" style:font-size-asian="12pt" style:font-weight-asian="bold" style:font-name-complex="Arial" style:font-size-complex="12pt" style:font-weight-complex="bold"/>
    </style:style>
    <style:style style:name="P118" style:family="paragraph" style:parent-style-name="Standard">
      <style:paragraph-properties fo:margin-left="0cm" fo:margin-right="0.086cm" fo:text-align="justify" style:justify-single-word="false" fo:text-indent="0cm" style:auto-text-indent="false">
        <style:tab-stops>
          <style:tab-stop style:position="0.499cm"/>
        </style:tab-stops>
      </style:paragraph-properties>
      <style:text-properties style:use-window-font-color="true" style:font-name="Arial" fo:font-size="12pt" fo:language="it" fo:country="IT" fo:font-weight="bold" officeooo:paragraph-rsid="0014fe71" style:font-name-asian="Arial" style:font-size-asian="12pt" style:font-weight-asian="bold" style:font-name-complex="Arial" style:font-size-complex="12pt" style:font-weight-complex="bold"/>
    </style:style>
    <style:style style:name="P119" style:family="paragraph" style:parent-style-name="Standard">
      <style:paragraph-properties fo:margin-left="0cm" fo:margin-right="0.086cm" fo:text-align="justify" style:justify-single-word="false" fo:text-indent="0cm" style:auto-text-indent="false">
        <style:tab-stops>
          <style:tab-stop style:position="0.501cm"/>
        </style:tab-stops>
      </style:paragraph-properties>
      <style:text-properties style:use-window-font-color="true" style:font-name="Arial" fo:font-size="12pt" fo:language="it" fo:country="IT" fo:font-weight="bold" style:font-name-asian="Arial" style:font-size-asian="12pt" style:font-weight-asian="bold" style:font-name-complex="Arial" style:font-size-complex="12pt" style:font-weight-complex="bold"/>
    </style:style>
    <style:style style:name="P120" style:family="paragraph" style:parent-style-name="Standard">
      <style:paragraph-properties fo:margin-left="0cm" fo:margin-right="0.086cm" fo:text-align="justify" style:justify-single-word="false" fo:text-indent="0cm" style:auto-text-indent="false">
        <style:tab-stops>
          <style:tab-stop style:position="0.508cm"/>
        </style:tab-stops>
      </style:paragraph-properties>
      <style:text-properties style:use-window-font-color="true" style:font-name="Arial" fo:font-size="12pt" fo:language="it" fo:country="IT" fo:font-weight="bold" style:font-name-asian="Arial" style:font-size-asian="12pt" style:font-weight-asian="bold" style:font-name-complex="Arial" style:font-size-complex="12pt" style:font-weight-complex="bold"/>
    </style:style>
    <style:style style:name="P121" style:family="paragraph" style:parent-style-name="Standard">
      <style:paragraph-properties fo:margin-left="0cm" fo:margin-right="0.086cm" fo:text-align="justify" style:justify-single-word="false" fo:text-indent="0cm" style:auto-text-indent="false" style:vertical-align="auto">
        <style:tab-stops>
          <style:tab-stop style:position="0.508cm"/>
        </style:tab-stops>
      </style:paragraph-properties>
      <style:text-properties style:use-window-font-color="true" style:font-name="Arial" fo:font-size="12pt" fo:language="it" fo:country="IT" fo:font-weight="bold" style:font-name-asian="Arial" style:font-size-asian="12pt" style:language-asian="it" style:country-asian="IT" style:font-weight-asian="bold" style:font-name-complex="Arial" style:font-size-complex="12pt" style:font-weight-complex="bold"/>
    </style:style>
    <style:style style:name="P122" style:family="paragraph" style:parent-style-name="Standard">
      <style:paragraph-properties fo:margin-left="0cm" fo:margin-right="0.086cm" fo:text-align="justify" style:justify-single-word="false" fo:text-indent="0cm" style:auto-text-indent="false">
        <style:tab-stops>
          <style:tab-stop style:position="0.499cm"/>
        </style:tab-stops>
      </style:paragraph-properties>
      <style:text-properties style:use-window-font-color="true" style:font-name="Arial" fo:font-size="12pt" fo:language="it" fo:country="IT" fo:font-weight="bold" style:font-name-asian="Arial" style:font-size-asian="12pt" style:language-asian="it" style:country-asian="IT" style:font-weight-asian="bold" style:font-name-complex="Arial" style:font-size-complex="12pt" style:font-weight-complex="bold"/>
    </style:style>
    <style:style style:name="P123" style:family="paragraph" style:parent-style-name="Standard">
      <style:paragraph-properties fo:margin-left="0cm" fo:margin-right="0.086cm" fo:text-align="justify" style:justify-single-word="false" fo:text-indent="0cm" style:auto-text-indent="false">
        <style:tab-stops>
          <style:tab-stop style:position="0.499cm"/>
        </style:tab-stops>
      </style:paragraph-properties>
      <style:text-properties style:use-window-font-color="true" style:font-name="Arial" fo:font-size="12pt" fo:language="it" fo:country="IT" fo:font-style="normal" style:font-size-asian="12pt" style:font-style-asian="normal" style:font-name-complex="Arial" style:font-size-complex="12pt" style:font-style-complex="normal"/>
    </style:style>
    <style:style style:name="P124" style:family="paragraph" style:parent-style-name="Standard">
      <style:paragraph-properties fo:margin-left="0cm" fo:margin-right="0.086cm" fo:text-align="justify" style:justify-single-word="false" fo:text-indent="0cm" style:auto-text-indent="false">
        <style:tab-stops>
          <style:tab-stop style:position="0.499cm"/>
        </style:tab-stops>
      </style:paragraph-properties>
      <style:text-properties style:use-window-font-color="true" style:font-name="Arial" fo:font-size="12pt" fo:language="it" fo:country="IT" fo:font-style="normal" fo:font-weight="bold" style:font-size-asian="12pt" style:font-style-asian="normal" style:font-weight-asian="bold" style:font-name-complex="Arial" style:font-size-complex="12pt" style:font-style-complex="normal" style:font-weight-complex="bold"/>
    </style:style>
    <style:style style:name="P125" style:family="paragraph" style:parent-style-name="Standard">
      <style:paragraph-properties fo:margin-left="0cm" fo:margin-right="0.086cm" fo:text-align="justify" style:justify-single-word="false" fo:text-indent="0cm" style:auto-text-indent="false">
        <style:tab-stops>
          <style:tab-stop style:position="0.499cm"/>
        </style:tab-stops>
      </style:paragraph-properties>
      <style:text-properties style:use-window-font-color="true" style:font-name="Arial" fo:font-size="12pt" fo:language="it" fo:country="IT" fo:font-style="normal" fo:background-color="transparent" style:font-size-asian="12pt" style:font-style-asian="normal" style:font-name-complex="Arial" style:font-size-complex="12pt" style:font-style-complex="normal"/>
    </style:style>
    <style:style style:name="P126" style:family="paragraph" style:parent-style-name="Standard">
      <style:paragraph-properties fo:margin-left="0cm" fo:margin-right="0.086cm" fo:text-align="justify" style:justify-single-word="false" fo:text-indent="0cm" style:auto-text-indent="false">
        <style:tab-stops>
          <style:tab-stop style:position="0.499cm"/>
        </style:tab-stops>
      </style:paragraph-properties>
      <style:text-properties style:use-window-font-color="true" style:font-name="Arial" fo:font-size="12pt" fo:language="it" fo:country="IT" fo:font-style="normal" style:text-underline-style="none" fo:font-weight="normal" officeooo:rsid="00056fdd" officeooo:paragraph-rsid="0007eb7e" style:font-name-asian="Arial" style:font-size-asian="12pt" style:language-asian="it" style:country-asian="IT" style:font-style-asian="normal" style:font-weight-asian="normal" style:font-name-complex="Arial" style:font-size-complex="12pt" style:font-style-complex="normal" style:font-weight-complex="normal"/>
    </style:style>
    <style:style style:name="P127" style:family="paragraph" style:parent-style-name="Standard">
      <style:paragraph-properties fo:margin-left="0cm" fo:margin-right="0.086cm" fo:text-align="justify" style:justify-single-word="false" fo:text-indent="0cm" style:auto-text-indent="false">
        <style:tab-stops>
          <style:tab-stop style:position="0.499cm"/>
        </style:tab-stops>
      </style:paragraph-properties>
      <style:text-properties style:use-window-font-color="true" style:font-name="Arial" fo:font-size="12pt" fo:language="it" fo:country="IT" fo:font-style="normal" style:text-underline-style="none" fo:font-weight="normal" officeooo:rsid="000dffbf" officeooo:paragraph-rsid="000dffbf" style:font-name-asian="Arial" style:font-size-asian="12pt" style:language-asian="it" style:country-asian="IT" style:font-style-asian="normal" style:font-weight-asian="normal" style:font-name-complex="Arial" style:font-size-complex="12pt" style:font-style-complex="normal" style:font-weight-complex="normal"/>
    </style:style>
    <style:style style:name="P128" style:family="paragraph" style:parent-style-name="Standard">
      <style:paragraph-properties fo:margin-left="0cm" fo:margin-right="0.086cm" fo:text-align="justify" style:justify-single-word="false" fo:text-indent="0cm" style:auto-text-indent="false">
        <style:tab-stops>
          <style:tab-stop style:position="0.499cm"/>
        </style:tab-stops>
      </style:paragraph-properties>
      <style:text-properties style:use-window-font-color="true" style:font-name="Arial" fo:font-size="12pt" fo:language="it" fo:country="IT" fo:font-style="normal" style:text-underline-style="none" fo:font-weight="normal" officeooo:rsid="000dffbf" officeooo:paragraph-rsid="00109b1c" style:font-name-asian="Arial" style:font-size-asian="12pt" style:language-asian="it" style:country-asian="IT" style:font-style-asian="normal" style:font-weight-asian="normal" style:font-name-complex="Arial" style:font-size-complex="12pt" style:font-style-complex="normal" style:font-weight-complex="normal"/>
    </style:style>
    <style:style style:name="P129" style:family="paragraph" style:parent-style-name="Standard">
      <style:paragraph-properties fo:margin-left="0cm" fo:margin-right="0.086cm" fo:text-align="justify" style:justify-single-word="false" fo:text-indent="0cm" style:auto-text-indent="false">
        <style:tab-stops>
          <style:tab-stop style:position="0.499cm"/>
        </style:tab-stops>
      </style:paragraph-properties>
      <style:text-properties style:use-window-font-color="true" style:font-name="Arial" fo:font-size="12pt" fo:language="it" fo:country="IT" fo:font-style="normal" style:text-underline-style="none" fo:font-weight="bold" officeooo:rsid="000f3b1a" officeooo:paragraph-rsid="000f3b1a" style:font-name-asian="Arial" style:font-size-asian="12pt" style:language-asian="it" style:country-asian="IT" style:font-style-asian="normal" style:font-weight-asian="bold" style:font-name-complex="Arial" style:font-size-complex="12pt" style:font-style-complex="normal" style:font-weight-complex="bold"/>
    </style:style>
    <style:style style:name="P130" style:family="paragraph" style:parent-style-name="Standard">
      <style:paragraph-properties fo:margin-left="0cm" fo:margin-right="0.086cm" fo:text-align="justify" style:justify-single-word="false" fo:text-indent="0cm" style:auto-text-indent="false">
        <style:tab-stops>
          <style:tab-stop style:position="0.499cm"/>
        </style:tab-stops>
      </style:paragraph-properties>
      <style:text-properties style:use-window-font-color="true" style:font-name="Arial" fo:font-size="12pt" fo:language="it" fo:country="IT" fo:font-style="normal" style:text-underline-style="none" fo:font-weight="bold" officeooo:rsid="000f3b1a" officeooo:paragraph-rsid="00109b1c" style:font-name-asian="Arial" style:font-size-asian="12pt" style:language-asian="it" style:country-asian="IT" style:font-style-asian="normal" style:font-weight-asian="bold" style:font-name-complex="Arial" style:font-size-complex="12pt" style:font-style-complex="normal" style:font-weight-complex="bold"/>
    </style:style>
    <style:style style:name="P131" style:family="paragraph" style:parent-style-name="Standard">
      <style:paragraph-properties fo:margin-left="0cm" fo:margin-right="0.086cm" fo:text-align="justify" style:justify-single-word="false" fo:text-indent="0cm" style:auto-text-indent="false">
        <style:tab-stops>
          <style:tab-stop style:position="0.499cm"/>
        </style:tab-stops>
      </style:paragraph-properties>
      <style:text-properties style:use-window-font-color="true" style:font-name="Arial" fo:font-size="12pt" fo:language="it" fo:country="IT" fo:font-style="normal" style:text-underline-style="none" fo:font-weight="bold" officeooo:rsid="000f3b1a" officeooo:paragraph-rsid="0007eb7e" style:font-name-asian="Arial" style:font-size-asian="12pt" style:language-asian="it" style:country-asian="IT" style:font-style-asian="normal" style:font-weight-asian="bold" style:font-name-complex="Arial" style:font-size-complex="12pt" style:font-style-complex="normal" style:font-weight-complex="bold"/>
    </style:style>
    <style:style style:name="P132" style:family="paragraph" style:parent-style-name="Standard">
      <style:paragraph-properties fo:margin-left="0cm" fo:margin-right="0.086cm" fo:text-align="justify" style:justify-single-word="false" fo:text-indent="0cm" style:auto-text-indent="false">
        <style:tab-stops>
          <style:tab-stop style:position="0.499cm"/>
        </style:tab-stops>
      </style:paragraph-properties>
      <style:text-properties style:use-window-font-color="true" style:font-name="Arial" fo:font-size="12pt" fo:language="it" fo:country="IT" fo:font-style="normal" style:text-underline-style="none" fo:font-weight="bold" officeooo:rsid="000dffbf" officeooo:paragraph-rsid="00109b1c" style:font-name-asian="Arial" style:font-size-asian="12pt" style:language-asian="it" style:country-asian="IT" style:font-style-asian="normal" style:font-weight-asian="bold" style:font-name-complex="Arial" style:font-size-complex="12pt" style:font-style-complex="normal" style:font-weight-complex="bold"/>
    </style:style>
    <style:style style:name="P133" style:family="paragraph" style:parent-style-name="Standard">
      <style:paragraph-properties fo:margin-left="0cm" fo:margin-right="0.086cm" fo:text-align="justify" style:justify-single-word="false" fo:text-indent="0cm" style:auto-text-indent="false">
        <style:tab-stops>
          <style:tab-stop style:position="0.499cm"/>
        </style:tab-stops>
      </style:paragraph-properties>
      <style:text-properties style:use-window-font-color="true" style:font-name="Arial" fo:font-size="12pt" fo:language="it" fo:country="IT" fo:background-color="transparent" style:font-size-asian="12pt" style:font-size-complex="12pt"/>
    </style:style>
    <style:style style:name="P134" style:family="paragraph" style:parent-style-name="Standard">
      <style:paragraph-properties fo:margin-left="0cm" fo:margin-right="0.086cm" fo:text-align="justify" style:justify-single-word="false" fo:text-indent="0cm" style:auto-text-indent="false">
        <style:tab-stops>
          <style:tab-stop style:position="0.499cm"/>
        </style:tab-stops>
      </style:paragraph-properties>
      <style:text-properties style:use-window-font-color="true" style:font-name="Arial" fo:font-size="12pt" fo:language="it" fo:country="IT" fo:font-weight="normal" style:font-name-asian="Arial" style:font-size-asian="12pt" style:font-weight-asian="normal" style:font-name-complex="Arial" style:font-size-complex="12pt" style:font-weight-complex="normal"/>
    </style:style>
    <style:style style:name="P135" style:family="paragraph" style:parent-style-name="Standard">
      <style:paragraph-properties fo:margin-left="0cm" fo:margin-right="0.086cm" fo:text-align="justify" style:justify-single-word="false" fo:text-indent="0cm" style:auto-text-indent="false">
        <style:tab-stops>
          <style:tab-stop style:position="0.499cm"/>
        </style:tab-stops>
      </style:paragraph-properties>
      <style:text-properties style:use-window-font-color="true" style:font-name="Arial" fo:font-size="12pt" fo:language="it" fo:country="IT" fo:font-weight="normal" officeooo:paragraph-rsid="0006bdd9" style:font-name-asian="Arial" style:font-size-asian="12pt" style:font-weight-asian="normal" style:font-name-complex="Arial" style:font-size-complex="12pt" style:font-weight-complex="normal"/>
    </style:style>
    <style:style style:name="P136" style:family="paragraph" style:parent-style-name="Standard">
      <style:paragraph-properties fo:margin-left="0cm" fo:margin-right="0.086cm" fo:text-align="justify" style:justify-single-word="false" fo:text-indent="0cm" style:auto-text-indent="false">
        <style:tab-stops>
          <style:tab-stop style:position="0.499cm"/>
        </style:tab-stops>
      </style:paragraph-properties>
      <style:text-properties style:use-window-font-color="true" style:font-name="Arial" fo:font-size="12pt" fo:language="it" fo:country="IT" fo:font-weight="normal" officeooo:paragraph-rsid="0007241d" style:font-name-asian="Arial" style:font-size-asian="12pt" style:font-weight-asian="normal" style:font-name-complex="Arial" style:font-size-complex="12pt" style:font-weight-complex="normal"/>
    </style:style>
    <style:style style:name="P137" style:family="paragraph" style:parent-style-name="Standard">
      <style:paragraph-properties fo:margin-left="0cm" fo:margin-right="0.086cm" fo:text-align="justify" style:justify-single-word="false" fo:text-indent="0cm" style:auto-text-indent="false">
        <style:tab-stops>
          <style:tab-stop style:position="0.499cm"/>
        </style:tab-stops>
      </style:paragraph-properties>
      <style:text-properties style:use-window-font-color="true" style:font-name="Arial" fo:font-size="12pt" fo:language="it" fo:country="IT" fo:font-weight="normal" officeooo:rsid="001dd6fa" officeooo:paragraph-rsid="0007eb7e" style:font-name-asian="Arial" style:font-size-asian="12pt" style:font-weight-asian="normal" style:font-name-complex="Arial" style:font-size-complex="12pt" style:font-weight-complex="normal"/>
    </style:style>
    <style:style style:name="P138" style:family="paragraph" style:parent-style-name="Standard">
      <style:paragraph-properties fo:margin-left="0cm" fo:margin-right="0.086cm" fo:text-align="justify" style:justify-single-word="false" fo:text-indent="0cm" style:auto-text-indent="false">
        <style:tab-stops>
          <style:tab-stop style:position="0.499cm"/>
        </style:tab-stops>
      </style:paragraph-properties>
      <style:text-properties style:use-window-font-color="true" style:font-name="Arial" fo:font-size="12pt" fo:language="it" fo:country="IT" fo:font-weight="normal" officeooo:rsid="000b76ae" officeooo:paragraph-rsid="000b76ae" style:font-name-asian="Arial" style:font-size-asian="12pt" style:font-weight-asian="normal" style:font-name-complex="Arial" style:font-size-complex="12pt" style:font-weight-complex="normal"/>
    </style:style>
    <style:style style:name="P139" style:family="paragraph" style:parent-style-name="Standard">
      <style:paragraph-properties fo:margin-left="0cm" fo:margin-right="0.086cm" fo:text-align="justify" style:justify-single-word="false" fo:text-indent="0cm" style:auto-text-indent="false">
        <style:tab-stops>
          <style:tab-stop style:position="0.499cm"/>
        </style:tab-stops>
      </style:paragraph-properties>
      <style:text-properties style:use-window-font-color="true" style:font-name="Arial" fo:font-size="12pt" fo:language="it" fo:country="IT" fo:font-weight="normal" officeooo:rsid="00059405" officeooo:paragraph-rsid="001240d3" style:font-name-asian="Arial" style:font-size-asian="12pt" style:font-weight-asian="normal" style:font-name-complex="Arial" style:font-size-complex="12pt" style:font-weight-complex="normal"/>
    </style:style>
    <style:style style:name="P140" style:family="paragraph" style:parent-style-name="Standard">
      <style:paragraph-properties fo:margin-left="0cm" fo:margin-right="0.086cm" fo:text-align="justify" style:justify-single-word="false" fo:text-indent="0cm" style:auto-text-indent="false">
        <style:tab-stops>
          <style:tab-stop style:position="0.499cm"/>
        </style:tab-stops>
      </style:paragraph-properties>
      <style:text-properties style:use-window-font-color="true" style:font-name="Arial" fo:font-size="12pt" fo:language="it" fo:country="IT" fo:font-weight="normal" officeooo:rsid="0011983b" officeooo:paragraph-rsid="001240d3" style:font-name-asian="Arial" style:font-size-asian="12pt" style:font-weight-asian="normal" style:font-name-complex="Arial" style:font-size-complex="12pt" style:font-weight-complex="normal"/>
    </style:style>
    <style:style style:name="P141" style:family="paragraph" style:parent-style-name="Standard">
      <style:paragraph-properties fo:margin-left="0cm" fo:margin-right="0.086cm" fo:text-align="justify" style:justify-single-word="false" fo:text-indent="0cm" style:auto-text-indent="false">
        <style:tab-stops>
          <style:tab-stop style:position="0.499cm"/>
        </style:tab-stops>
      </style:paragraph-properties>
      <style:text-properties style:use-window-font-color="true" style:font-name="Arial" fo:font-size="12pt" fo:language="it" fo:country="IT" fo:font-weight="normal" officeooo:rsid="001dd6fa" officeooo:paragraph-rsid="0007eb7e" style:font-name-asian="Arial" style:font-size-asian="12pt" style:language-asian="it" style:country-asian="IT" style:font-weight-asian="normal" style:font-name-complex="Arial" style:font-size-complex="12pt" style:font-weight-complex="normal"/>
    </style:style>
    <style:style style:name="P142" style:family="paragraph" style:parent-style-name="Standard">
      <style:paragraph-properties fo:margin-left="0cm" fo:margin-right="0.086cm" fo:text-align="justify" style:justify-single-word="false" fo:text-indent="0cm" style:auto-text-indent="false">
        <style:tab-stops>
          <style:tab-stop style:position="0.499cm"/>
        </style:tab-stops>
      </style:paragraph-properties>
      <style:text-properties style:use-window-font-color="true" style:font-name="Arial" fo:font-size="12pt" fo:font-weight="normal" style:font-name-asian="ITC Avant Garde Std Bk" style:font-size-asian="12pt" style:font-weight-asian="normal" style:font-size-complex="12pt" style:font-weight-complex="normal"/>
    </style:style>
    <style:style style:name="P143" style:family="paragraph" style:parent-style-name="Standard">
      <style:paragraph-properties fo:margin-left="0cm" fo:margin-right="0.086cm" fo:text-align="justify" style:justify-single-word="false" fo:text-indent="0cm" style:auto-text-indent="false">
        <style:tab-stops>
          <style:tab-stop style:position="0.499cm"/>
        </style:tab-stops>
      </style:paragraph-properties>
      <style:text-properties style:use-window-font-color="true" style:font-name="Arial" fo:font-size="12pt" fo:font-weight="normal" style:font-name-asian="ITC Avant Garde Std Bk" style:font-size-asian="12pt" style:font-weight-asian="normal" style:font-name-complex="Arial" style:font-size-complex="12pt" style:font-weight-complex="normal"/>
    </style:style>
    <style:style style:name="P144" style:family="paragraph" style:parent-style-name="Standard">
      <style:paragraph-properties fo:margin-left="0cm" fo:margin-right="0.086cm" fo:text-align="justify" style:justify-single-word="false" fo:text-indent="0cm" style:auto-text-indent="false">
        <style:tab-stops>
          <style:tab-stop style:position="0.499cm"/>
        </style:tab-stops>
      </style:paragraph-properties>
      <style:text-properties style:use-window-font-color="true" style:font-name="Arial" fo:font-size="12pt" fo:font-weight="normal" officeooo:rsid="0006bdd9" officeooo:paragraph-rsid="0006bdd9" style:font-name-asian="ITC Avant Garde Std Bk" style:font-size-asian="12pt" style:font-weight-asian="normal" style:font-name-complex="Arial" style:font-size-complex="12pt" style:font-weight-complex="normal"/>
    </style:style>
    <style:style style:name="P145" style:family="paragraph" style:parent-style-name="Standard">
      <style:paragraph-properties fo:margin-left="0cm" fo:margin-right="0.086cm" fo:text-align="justify" style:justify-single-word="false" fo:text-indent="0cm" style:auto-text-indent="false">
        <style:tab-stops>
          <style:tab-stop style:position="0.499cm"/>
        </style:tab-stops>
      </style:paragraph-properties>
      <style:text-properties style:use-window-font-color="true" style:font-name="Arial" fo:font-size="12pt" fo:font-weight="normal" officeooo:rsid="0006bdd9" officeooo:paragraph-rsid="0007241d" style:font-name-asian="ITC Avant Garde Std Bk" style:font-size-asian="12pt" style:font-weight-asian="normal" style:font-name-complex="Arial" style:font-size-complex="12pt" style:font-weight-complex="normal"/>
    </style:style>
    <style:style style:name="P146" style:family="paragraph" style:parent-style-name="Standard">
      <style:paragraph-properties fo:margin-left="0cm" fo:margin-right="0.086cm" fo:text-align="justify" style:justify-single-word="false" fo:text-indent="0cm" style:auto-text-indent="false">
        <style:tab-stops>
          <style:tab-stop style:position="0.499cm"/>
        </style:tab-stops>
      </style:paragraph-properties>
      <style:text-properties style:use-window-font-color="true" style:font-name="Arial" fo:font-size="12pt" fo:font-weight="normal" style:font-name-asian="Arial" style:font-size-asian="12pt" style:font-weight-asian="normal" style:font-name-complex="Arial" style:font-size-complex="12pt" style:font-weight-complex="normal"/>
    </style:style>
    <style:style style:name="P147" style:family="paragraph" style:parent-style-name="Standard">
      <style:paragraph-properties fo:margin-left="0cm" fo:margin-right="0.086cm" fo:text-align="justify" style:justify-single-word="false" fo:text-indent="0cm" style:auto-text-indent="false">
        <style:tab-stops>
          <style:tab-stop style:position="0.499cm"/>
        </style:tab-stops>
      </style:paragraph-properties>
      <style:text-properties style:use-window-font-color="true" style:font-name="Arial" fo:font-size="12pt" fo:font-weight="normal" style:font-size-asian="12pt" style:font-weight-asian="normal" style:font-size-complex="12pt" style:font-weight-complex="normal"/>
    </style:style>
    <style:style style:name="P148" style:family="paragraph" style:parent-style-name="Standard">
      <style:paragraph-properties fo:margin-left="0cm" fo:margin-right="0.086cm" fo:text-align="justify" style:justify-single-word="false" fo:text-indent="0cm" style:auto-text-indent="false">
        <style:tab-stops>
          <style:tab-stop style:position="0.499cm"/>
        </style:tab-stops>
      </style:paragraph-properties>
      <style:text-properties style:use-window-font-color="true" style:font-name="Arial" fo:font-size="12pt" fo:font-style="normal" style:font-size-asian="12pt" style:font-style-asian="normal" style:font-name-complex="Arial" style:font-size-complex="12pt" style:font-style-complex="normal"/>
    </style:style>
    <style:style style:name="P149" style:family="paragraph" style:parent-style-name="Standard">
      <style:paragraph-properties fo:margin-left="0cm" fo:margin-right="0.086cm" fo:text-align="justify" style:justify-single-word="false" fo:text-indent="0cm" style:auto-text-indent="false">
        <style:tab-stops>
          <style:tab-stop style:position="0.499cm"/>
        </style:tab-stops>
      </style:paragraph-properties>
      <style:text-properties style:use-window-font-color="true" style:font-name="Arial" fo:font-size="12pt" fo:font-style="normal" fo:font-weight="bold" style:font-size-asian="12pt" style:font-style-asian="normal" style:font-weight-asian="bold" style:font-name-complex="Arial" style:font-size-complex="12pt" style:font-style-complex="normal" style:font-weight-complex="bold"/>
    </style:style>
    <style:style style:name="P150" style:family="paragraph" style:parent-style-name="Standard">
      <style:paragraph-properties fo:margin-left="0cm" fo:margin-right="0.086cm" fo:text-align="justify" style:justify-single-word="false" fo:text-indent="0cm" style:auto-text-indent="false">
        <style:tab-stops>
          <style:tab-stop style:position="0.499cm"/>
        </style:tab-stops>
      </style:paragraph-properties>
      <style:text-properties style:use-window-font-color="true" style:font-name="Arial" fo:font-size="12pt" fo:font-style="normal" fo:background-color="transparent" style:font-size-asian="12pt" style:font-style-asian="normal" style:font-name-complex="Arial" style:font-size-complex="12pt" style:font-style-complex="normal"/>
    </style:style>
    <style:style style:name="P151" style:family="paragraph" style:parent-style-name="Standard">
      <style:paragraph-properties fo:margin-left="0cm" fo:margin-right="0.086cm" fo:text-align="justify" style:justify-single-word="false" fo:text-indent="0cm" style:auto-text-indent="false">
        <style:tab-stops>
          <style:tab-stop style:position="0.499cm"/>
        </style:tab-stops>
      </style:paragraph-properties>
      <style:text-properties style:use-window-font-color="true" style:font-name="Arial" fo:font-size="12pt" fo:font-style="normal" style:text-underline-style="none" fo:font-weight="normal" fo:background-color="transparent" style:font-size-asian="12pt" style:font-style-asian="normal" style:font-weight-asian="normal" style:font-name-complex="Arial" style:font-size-complex="12pt" style:font-style-complex="normal" style:font-weight-complex="normal"/>
    </style:style>
    <style:style style:name="P152" style:family="paragraph" style:parent-style-name="Standard">
      <style:paragraph-properties fo:margin-left="0cm" fo:margin-right="0.086cm" fo:text-align="justify" style:justify-single-word="false" fo:text-indent="0cm" style:auto-text-indent="false">
        <style:tab-stops>
          <style:tab-stop style:position="0.499cm"/>
        </style:tab-stops>
      </style:paragraph-properties>
      <style:text-properties style:use-window-font-color="true" style:font-name="Arial" fo:font-size="12pt" fo:font-style="normal" style:text-underline-style="none" fo:font-weight="normal" style:font-size-asian="12pt" style:font-style-asian="normal" style:font-weight-asian="normal" style:font-name-complex="Arial" style:font-size-complex="12pt" style:font-style-complex="normal" style:font-weight-complex="normal"/>
    </style:style>
    <style:style style:name="P153" style:family="paragraph" style:parent-style-name="Standard">
      <style:paragraph-properties fo:margin-left="0cm" fo:margin-right="0.086cm" fo:text-align="justify" style:justify-single-word="false" fo:text-indent="0cm" style:auto-text-indent="false">
        <style:tab-stops>
          <style:tab-stop style:position="0.499cm"/>
        </style:tab-stops>
      </style:paragraph-properties>
      <style:text-properties style:use-window-font-color="tru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54" style:family="paragraph" style:parent-style-name="Standard">
      <style:paragraph-properties fo:margin-left="0cm" fo:margin-right="0.086cm" fo:text-align="justify" style:justify-single-word="false" fo:text-indent="0cm" style:auto-text-indent="false">
        <style:tab-stops>
          <style:tab-stop style:position="0.499cm"/>
        </style:tab-stops>
      </style:paragraph-properties>
      <style:text-properties style:use-window-font-color="true" style:font-name="Arial" fo:font-size="12pt" fo:font-style="normal" style:text-underline-style="none" fo:font-weight="normal" officeooo:rsid="000dffbf" officeooo:paragraph-rsid="000dffbf" style:font-name-asian="Arial" style:font-size-asian="12pt" style:font-style-asian="normal" style:font-weight-asian="normal" style:font-name-complex="Arial" style:font-size-complex="12pt" style:font-style-complex="normal" style:font-weight-complex="normal"/>
    </style:style>
    <style:style style:name="P155" style:family="paragraph" style:parent-style-name="Standard">
      <style:paragraph-properties fo:margin-left="0cm" fo:margin-right="0.086cm" fo:text-align="justify" style:justify-single-word="false" fo:text-indent="0cm" style:auto-text-indent="false">
        <style:tab-stops>
          <style:tab-stop style:position="0.499cm"/>
        </style:tab-stops>
      </style:paragraph-properties>
      <style:text-properties style:use-window-font-color="true" style:font-name="Arial" fo:font-size="12pt" fo:font-style="normal" style:text-underline-style="none" fo:font-weight="normal" officeooo:rsid="0010a855" officeooo:paragraph-rsid="0010a855" style:font-name-asian="Arial" style:font-size-asian="12pt" style:font-style-asian="normal" style:font-weight-asian="normal" style:font-name-complex="Arial" style:font-size-complex="12pt" style:font-style-complex="normal" style:font-weight-complex="normal"/>
    </style:style>
    <style:style style:name="P156" style:family="paragraph" style:parent-style-name="Standard">
      <style:paragraph-properties fo:margin-left="0cm" fo:margin-right="0.086cm" fo:text-align="justify" style:justify-single-word="false" fo:text-indent="0cm" style:auto-text-indent="false">
        <style:tab-stops>
          <style:tab-stop style:position="0.499cm"/>
        </style:tab-stops>
      </style:paragraph-properties>
      <style:text-properties style:use-window-font-color="tru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157" style:family="paragraph" style:parent-style-name="Standard">
      <style:paragraph-properties fo:margin-left="0cm" fo:margin-right="0.086cm" fo:text-align="justify" style:justify-single-word="false" fo:text-indent="0cm" style:auto-text-indent="false">
        <style:tab-stops>
          <style:tab-stop style:position="0.499cm"/>
        </style:tab-stops>
      </style:paragraph-properties>
      <style:text-properties style:use-window-font-color="true" style:font-name="Arial" fo:font-size="12pt" fo:font-style="normal" style:text-underline-style="none" fo:font-weight="bold" officeooo:rsid="000f3b1a" officeooo:paragraph-rsid="000f3b1a" style:font-name-asian="Arial" style:font-size-asian="12pt" style:font-style-asian="normal" style:font-weight-asian="bold" style:font-name-complex="Arial" style:font-size-complex="12pt" style:font-style-complex="normal" style:font-weight-complex="bold"/>
    </style:style>
    <style:style style:name="P158" style:family="paragraph" style:parent-style-name="Standard">
      <style:paragraph-properties fo:margin-left="0cm" fo:margin-right="0.086cm" fo:text-align="justify" style:justify-single-word="false" fo:text-indent="0cm" style:auto-text-indent="false">
        <style:tab-stops>
          <style:tab-stop style:position="0.499cm"/>
        </style:tab-stops>
      </style:paragraph-properties>
      <style:text-properties style:use-window-font-color="true" style:font-name="Arial" fo:font-size="12pt" style:font-name-asian="Arial" style:font-size-asian="12pt" style:font-name-complex="Arial" style:font-size-complex="12pt"/>
    </style:style>
    <style:style style:name="P159" style:family="paragraph" style:parent-style-name="Standard">
      <style:paragraph-properties fo:margin-left="0cm" fo:margin-right="0.086cm" fo:text-align="justify" style:justify-single-word="false" fo:text-indent="0cm" style:auto-text-indent="false">
        <style:tab-stops>
          <style:tab-stop style:position="0.499cm"/>
        </style:tab-stops>
      </style:paragraph-properties>
      <style:text-properties style:use-window-font-color="true" style:font-name="Arial" fo:font-size="12pt" fo:font-weight="bold" style:font-name-asian="Arial" style:font-size-asian="12pt" style:font-weight-asian="bold" style:font-name-complex="Arial" style:font-size-complex="12pt" style:font-weight-complex="bold"/>
    </style:style>
    <style:style style:name="P160" style:family="paragraph" style:parent-style-name="Standard">
      <style:paragraph-properties fo:margin-left="0cm" fo:margin-right="0.086cm" fo:text-align="justify" style:justify-single-word="false" fo:text-indent="0cm" style:auto-text-indent="false">
        <style:tab-stops>
          <style:tab-stop style:position="0.499cm"/>
        </style:tab-stops>
      </style:paragraph-properties>
      <style:text-properties style:use-window-font-color="true" style:font-name="Arial" fo:font-size="12pt" fo:font-weight="bold" officeooo:paragraph-rsid="001240d3" style:font-name-asian="Arial" style:font-size-asian="12pt" style:font-weight-asian="bold" style:font-name-complex="Arial" style:font-size-complex="12pt" style:font-weight-complex="bold"/>
    </style:style>
    <style:style style:name="P161" style:family="paragraph" style:parent-style-name="Standard">
      <style:paragraph-properties fo:margin-left="0cm" fo:margin-right="0.086cm" fo:text-align="justify" style:justify-single-word="false" fo:text-indent="0cm" style:auto-text-indent="false">
        <style:tab-stops>
          <style:tab-stop style:position="0.499cm"/>
        </style:tab-stops>
      </style:paragraph-properties>
      <style:text-properties style:use-window-font-color="true" style:font-name="Arial" fo:font-size="12pt" fo:font-weight="bold" officeooo:paragraph-rsid="0014fe71" style:font-name-asian="Arial" style:font-size-asian="12pt" style:font-weight-asian="bold" style:font-name-complex="Arial" style:font-size-complex="12pt" style:font-weight-complex="bold"/>
    </style:style>
    <style:style style:name="P162" style:family="paragraph" style:parent-style-name="Standard">
      <style:paragraph-properties fo:margin-left="0cm" fo:margin-right="0.086cm" fo:text-align="justify" style:justify-single-word="false" fo:text-indent="0cm" style:auto-text-indent="false">
        <style:tab-stops>
          <style:tab-stop style:position="0.499cm"/>
        </style:tab-stops>
      </style:paragraph-properties>
      <style:text-properties style:use-window-font-color="true" style:font-name="Arial" fo:font-size="12pt" fo:font-weight="bold" fo:background-color="transparent" style:font-name-asian="Arial" style:font-size-asian="12pt" style:font-weight-asian="bold" style:font-name-complex="Arial" style:font-size-complex="12pt" style:font-weight-complex="bold"/>
    </style:style>
    <style:style style:name="P163" style:family="paragraph" style:parent-style-name="Standard">
      <style:paragraph-properties fo:margin-left="0cm" fo:margin-right="0.086cm" fo:text-align="justify" style:justify-single-word="false" fo:text-indent="0cm" style:auto-text-indent="false">
        <style:tab-stops>
          <style:tab-stop style:position="0.499cm"/>
        </style:tab-stops>
      </style:paragraph-properties>
      <style:text-properties style:use-window-font-color="true" style:font-name="Arial" fo:font-size="12pt" fo:font-weight="bold" style:font-name-asian="ITC Avant Garde Std Bk" style:font-size-asian="12pt" style:font-weight-asian="bold" style:font-size-complex="12pt" style:font-weight-complex="bold"/>
    </style:style>
    <style:style style:name="P164" style:family="paragraph" style:parent-style-name="Standard">
      <style:paragraph-properties fo:margin-left="0cm" fo:margin-right="0.086cm" fo:text-align="justify" style:justify-single-word="false" fo:text-indent="0cm" style:auto-text-indent="false">
        <style:tab-stops>
          <style:tab-stop style:position="0.499cm"/>
        </style:tab-stops>
      </style:paragraph-properties>
      <style:text-properties style:use-window-font-color="true" style:font-name="Arial" fo:font-size="12pt" style:text-underline-style="none" fo:font-weight="bold" style:font-name-asian="Arial" style:font-size-asian="12pt" style:font-weight-asian="bold" style:font-name-complex="Arial" style:font-size-complex="12pt" style:font-weight-complex="bold"/>
    </style:style>
    <style:style style:name="P165" style:family="paragraph" style:parent-style-name="Standard">
      <style:paragraph-properties fo:margin-left="0cm" fo:margin-right="0.086cm" fo:text-align="justify" style:justify-single-word="false" fo:text-indent="0cm" style:auto-text-indent="false">
        <style:tab-stops>
          <style:tab-stop style:position="0.499cm"/>
        </style:tab-stops>
      </style:paragraph-properties>
      <style:text-properties style:use-window-font-color="true" style:font-name="Arial" fo:font-size="18pt" fo:language="it" fo:country="IT" style:text-underline-style="solid" style:text-underline-width="auto" style:text-underline-color="font-color" fo:font-weight="bold" style:font-name-asian="Arial" style:font-size-asian="18pt" style:font-weight-asian="bold" style:font-name-complex="Arial" style:font-size-complex="18pt" style:font-weight-complex="bold"/>
    </style:style>
    <style:style style:name="P166" style:family="paragraph" style:parent-style-name="Standard">
      <style:paragraph-properties fo:margin-left="0cm" fo:margin-right="0.086cm" fo:text-align="justify" style:justify-single-word="false" fo:text-indent="0cm" style:auto-text-indent="false">
        <style:tab-stops>
          <style:tab-stop style:position="0.499cm"/>
        </style:tab-stops>
      </style:paragraph-properties>
      <style:text-properties style:use-window-font-color="true" style:font-name="Arial" fo:language="it" fo:country="IT" style:font-name-asian="Arial" style:font-name-complex="Arial"/>
    </style:style>
    <style:style style:name="P167" style:family="paragraph" style:parent-style-name="Standard">
      <style:paragraph-properties fo:margin-left="0cm" fo:margin-right="0.086cm" fo:text-align="justify" style:justify-single-word="false" fo:text-indent="0cm" style:auto-text-indent="false">
        <style:tab-stops>
          <style:tab-stop style:position="0.508cm"/>
        </style:tab-stops>
      </style:paragraph-properties>
      <style:text-properties style:use-window-font-color="true" style:font-name="Arial" fo:language="it" fo:country="IT" style:font-name-asian="Arial" style:font-name-complex="Arial"/>
    </style:style>
    <style:style style:name="P168" style:family="paragraph" style:parent-style-name="Standard">
      <style:paragraph-properties fo:margin-left="0cm" fo:margin-right="0.086cm" fo:text-align="justify" style:justify-single-word="false" fo:text-indent="0cm" style:auto-text-indent="false">
        <style:tab-stops>
          <style:tab-stop style:position="0.499cm"/>
        </style:tab-stops>
      </style:paragraph-properties>
      <style:text-properties style:use-window-font-color="true" style:text-line-through-style="solid" style:text-line-through-type="single" style:font-name="Arial" fo:font-size="12pt" fo:language="it" fo:country="IT" fo:font-style="italic" fo:font-weight="bold" style:font-name-asian="Arial" style:font-size-asian="12pt" style:font-style-asian="italic" style:font-weight-asian="bold" style:font-name-complex="Arial" style:font-size-complex="12pt" style:font-style-complex="italic" style:font-weight-complex="bold"/>
    </style:style>
    <style:style style:name="P169" style:family="paragraph" style:parent-style-name="Standard">
      <style:paragraph-properties fo:margin-left="0cm" fo:margin-right="0.086cm" fo:text-align="justify" style:justify-single-word="false" fo:text-indent="0cm" style:auto-text-indent="false">
        <style:tab-stops>
          <style:tab-stop style:position="0.499cm"/>
        </style:tab-stops>
      </style:paragraph-properties>
      <style:text-properties style:use-window-font-color="true" style:text-line-through-style="solid" style:text-line-through-type="single" style:font-name="Arial" fo:font-size="12pt" fo:language="it" fo:country="IT" fo:font-style="italic" fo:font-weight="bold" officeooo:paragraph-rsid="0014fe71" style:font-name-asian="Arial" style:font-size-asian="12pt" style:font-style-asian="italic" style:font-weight-asian="bold" style:font-name-complex="Arial" style:font-size-complex="12pt" style:font-style-complex="italic" style:font-weight-complex="bold"/>
    </style:style>
    <style:style style:name="P170" style:family="paragraph" style:parent-style-name="Standard">
      <style:paragraph-properties fo:margin-left="0cm" fo:margin-right="0.086cm" fo:text-align="justify" style:justify-single-word="false" fo:text-indent="0cm" style:auto-text-indent="false">
        <style:tab-stops>
          <style:tab-stop style:position="0.508cm"/>
        </style:tab-stops>
      </style:paragraph-properties>
      <style:text-properties style:use-window-font-color="true" style:text-line-through-style="solid" style:text-line-through-type="single" style:font-name="Arial" fo:font-size="12pt" fo:language="it" fo:country="IT" fo:font-style="italic" fo:font-weight="bold" style:font-name-asian="Arial" style:font-size-asian="12pt" style:font-style-asian="italic" style:font-weight-asian="bold" style:font-name-complex="Arial" style:font-size-complex="12pt" style:font-style-complex="italic" style:font-weight-complex="bold"/>
    </style:style>
    <style:style style:name="P171" style:family="paragraph" style:parent-style-name="Standard">
      <style:paragraph-properties fo:margin-left="0cm" fo:margin-right="0.086cm" fo:text-align="justify" style:justify-single-word="false" fo:text-indent="0cm" style:auto-text-indent="false">
        <style:tab-stops>
          <style:tab-stop style:position="0.499cm"/>
        </style:tab-stops>
      </style:paragraph-properties>
      <style:text-properties style:use-window-font-color="true" style:text-line-through-style="solid" style:text-line-through-type="single" style:font-name="Arial" fo:font-size="12pt" fo:language="it" fo:country="IT" fo:font-style="italic" fo:font-weight="bold" style:font-name-asian="Arial" style:font-size-asian="12pt" style:font-style-asian="italic" style:font-weight-asian="bold" style:font-name-complex="Arial" style:font-size-complex="12pt" style:language-complex="ar" style:country-complex="SA" style:font-style-complex="italic" style:font-weight-complex="bold"/>
    </style:style>
    <style:style style:name="P172" style:family="paragraph" style:parent-style-name="Standard">
      <style:paragraph-properties fo:margin-left="0cm" fo:margin-right="0.086cm" fo:text-align="justify" style:justify-single-word="false" fo:text-indent="0cm" style:auto-text-indent="false">
        <style:tab-stops>
          <style:tab-stop style:position="0.499cm"/>
        </style:tab-stops>
      </style:paragraph-properties>
      <style:text-properties style:use-window-font-color="true" style:text-line-through-style="solid" style:text-line-through-type="single" style:font-name="Arial" fo:font-size="12pt" fo:language="it" fo:country="IT" fo:font-style="italic" style:font-name-asian="Arial" style:font-size-asian="12pt" style:font-style-asian="italic" style:font-name-complex="Arial" style:font-size-complex="12pt" style:font-style-complex="italic"/>
    </style:style>
    <style:style style:name="P173" style:family="paragraph" style:parent-style-name="Standard">
      <style:paragraph-properties fo:margin-left="0cm" fo:margin-right="0.086cm" fo:text-align="justify" style:justify-single-word="false" fo:text-indent="0cm" style:auto-text-indent="false">
        <style:tab-stops>
          <style:tab-stop style:position="0.508cm"/>
        </style:tab-stops>
      </style:paragraph-properties>
      <style:text-properties style:use-window-font-color="true" style:text-line-through-style="solid" style:text-line-through-type="single" style:font-name="Arial" fo:font-size="12pt" fo:language="it" fo:country="IT" fo:font-style="italic" style:font-name-asian="Arial" style:font-size-asian="12pt" style:font-style-asian="italic" style:font-name-complex="Arial" style:font-size-complex="12pt" style:font-style-complex="italic"/>
    </style:style>
    <style:style style:name="P174" style:family="paragraph" style:parent-style-name="Standard">
      <style:paragraph-properties fo:margin-left="0cm" fo:margin-right="0.086cm" fo:text-align="justify" style:justify-single-word="false" fo:text-indent="0cm" style:auto-text-indent="false">
        <style:tab-stops>
          <style:tab-stop style:position="0.499cm"/>
        </style:tab-stops>
      </style:paragraph-properties>
      <style:text-properties style:use-window-font-color="true" style:text-line-through-style="solid" style:text-line-through-type="single" style:font-name="Arial" fo:font-size="12pt" fo:language="it" fo:country="IT" fo:font-weight="bold" style:font-name-asian="Arial" style:font-size-asian="12pt" style:font-weight-asian="bold" style:font-name-complex="Arial" style:font-size-complex="12pt" style:font-weight-complex="bold"/>
    </style:style>
    <style:style style:name="P175" style:family="paragraph" style:parent-style-name="Standard">
      <style:paragraph-properties fo:margin-left="0cm" fo:margin-right="0.086cm" fo:text-align="justify" style:justify-single-word="false" fo:text-indent="0cm" style:auto-text-indent="false">
        <style:tab-stops>
          <style:tab-stop style:position="0.499cm"/>
        </style:tab-stops>
      </style:paragraph-properties>
      <style:text-properties style:use-window-font-color="true" style:text-line-through-style="solid" style:text-line-through-type="single" style:font-name="Arial" fo:font-size="12pt" fo:language="it" fo:country="IT" fo:font-weight="bold" officeooo:paragraph-rsid="0014fe71" style:font-name-asian="Arial" style:font-size-asian="12pt" style:font-weight-asian="bold" style:font-name-complex="Arial" style:font-size-complex="12pt" style:font-weight-complex="bold"/>
    </style:style>
    <style:style style:name="P176" style:family="paragraph" style:parent-style-name="Standard">
      <style:paragraph-properties fo:margin-left="0cm" fo:margin-right="0.086cm" fo:text-align="justify" style:justify-single-word="false" fo:text-indent="0cm" style:auto-text-indent="false">
        <style:tab-stops>
          <style:tab-stop style:position="0.508cm"/>
        </style:tab-stops>
      </style:paragraph-properties>
      <style:text-properties style:use-window-font-color="true" style:text-line-through-style="solid" style:text-line-through-type="single" style:font-name="Arial" fo:font-size="12pt" fo:language="it" fo:country="IT" fo:font-weight="bold" style:font-name-asian="Arial" style:font-size-asian="12pt" style:font-weight-asian="bold" style:font-name-complex="Arial" style:font-size-complex="12pt" style:font-weight-complex="bold"/>
    </style:style>
    <style:style style:name="P177" style:family="paragraph" style:parent-style-name="Standard">
      <style:paragraph-properties fo:margin-left="0cm" fo:margin-right="0.086cm" fo:text-align="justify" style:justify-single-word="false" fo:text-indent="0cm" style:auto-text-indent="false">
        <style:tab-stops>
          <style:tab-stop style:position="0.499cm"/>
        </style:tab-stops>
      </style:paragraph-properties>
      <style:text-properties style:use-window-font-color="true" style:text-line-through-style="solid" style:text-line-through-type="single" style:font-name="Arial" fo:font-size="12pt" fo:language="it" fo:country="IT" fo:font-weight="bold" fo:background-color="transparent" style:font-name-asian="Arial" style:font-size-asian="12pt" style:font-weight-asian="bold" style:font-name-complex="Arial" style:font-size-complex="12pt" style:font-weight-complex="bold"/>
    </style:style>
    <style:style style:name="P178" style:family="paragraph" style:parent-style-name="Standard">
      <style:paragraph-properties fo:margin-left="0cm" fo:margin-right="0.086cm" fo:text-align="justify" style:justify-single-word="false" fo:text-indent="0cm" style:auto-text-indent="false">
        <style:tab-stops>
          <style:tab-stop style:position="0.499cm"/>
        </style:tab-stops>
      </style:paragraph-properties>
      <style:text-properties style:use-window-font-color="true" style:text-line-through-style="solid" style:text-line-through-type="single" style:font-name="Arial" fo:font-size="12pt" fo:language="it" fo:country="IT" style:font-name-asian="Arial" style:font-size-asian="12pt" style:font-name-complex="Arial" style:font-size-complex="12pt"/>
    </style:style>
    <style:style style:name="P179" style:family="paragraph" style:parent-style-name="Standard">
      <style:paragraph-properties fo:margin-left="0cm" fo:margin-right="0.086cm" fo:text-align="justify" style:justify-single-word="false" fo:text-indent="0cm" style:auto-text-indent="false">
        <style:tab-stops>
          <style:tab-stop style:position="0.508cm"/>
        </style:tab-stops>
      </style:paragraph-properties>
      <style:text-properties style:use-window-font-color="true" style:text-line-through-style="solid" style:text-line-through-type="single" style:font-name="Arial" fo:font-size="12pt" fo:language="it" fo:country="IT" style:font-name-asian="Arial" style:font-size-asian="12pt" style:font-name-complex="Arial" style:font-size-complex="12pt"/>
    </style:style>
    <style:style style:name="P180" style:family="paragraph" style:parent-style-name="Standard">
      <style:paragraph-properties fo:margin-left="0cm" fo:margin-right="0.086cm" fo:text-align="justify" style:justify-single-word="false" fo:text-indent="0cm" style:auto-text-indent="false">
        <style:tab-stops>
          <style:tab-stop style:position="0.499cm"/>
        </style:tab-stops>
      </style:paragraph-properties>
      <style:text-properties style:use-window-font-color="true" style:text-line-through-style="solid" style:text-line-through-type="single" style:font-name="Arial" fo:font-size="12pt" fo:language="it" fo:country="IT" fo:font-style="normal" style:font-name-asian="Arial" style:font-size-asian="12pt" style:font-style-asian="normal" style:font-name-complex="Arial" style:font-size-complex="12pt" style:font-style-complex="normal"/>
    </style:style>
    <style:style style:name="P181" style:family="paragraph" style:parent-style-name="Standard">
      <style:paragraph-properties fo:margin-left="0cm" fo:margin-right="0.086cm" fo:text-align="justify" style:justify-single-word="false" fo:text-indent="0cm" style:auto-text-indent="false">
        <style:tab-stops>
          <style:tab-stop style:position="0.499cm"/>
        </style:tab-stops>
      </style:paragraph-properties>
      <style:text-properties style:use-window-font-color="true" style:text-line-through-style="solid" style:text-line-through-type="single" style:font-name="Arial" fo:font-size="12pt" fo:language="it" fo:country="IT" fo:background-color="#00ffff" style:font-name-asian="Arial" style:font-size-asian="12pt" style:font-name-complex="Arial" style:font-size-complex="12pt"/>
    </style:style>
    <style:style style:name="P182" style:family="paragraph" style:parent-style-name="Standard">
      <style:paragraph-properties fo:margin-left="0cm" fo:margin-right="0.086cm" fo:text-align="justify" style:justify-single-word="false" fo:text-indent="0cm" style:auto-text-indent="false">
        <style:tab-stops>
          <style:tab-stop style:position="0.499cm"/>
        </style:tab-stops>
      </style:paragraph-properties>
      <style:text-properties style:use-window-font-color="true" style:text-line-through-style="solid" style:text-line-through-type="single" style:font-name="Arial" fo:font-size="12pt" fo:language="it" fo:country="IT" fo:background-color="transparent" style:font-name-asian="Arial" style:font-size-asian="12pt" style:font-name-complex="Arial" style:font-size-complex="12pt"/>
    </style:style>
    <style:style style:name="P183" style:family="paragraph" style:parent-style-name="Standard">
      <style:paragraph-properties fo:margin-left="0cm" fo:margin-right="0.086cm" fo:text-align="justify" style:justify-single-word="false" fo:text-indent="0cm" style:auto-text-indent="false">
        <style:tab-stops>
          <style:tab-stop style:position="0.499cm"/>
        </style:tab-stops>
      </style:paragraph-properties>
      <style:text-properties style:use-window-font-color="true" style:text-line-through-style="solid" style:text-line-through-type="single" style:font-name="Arial" fo:font-size="12pt" fo:font-style="italic" style:font-name-asian="Arial" style:font-size-asian="12pt" style:font-style-asian="italic" style:font-name-complex="Arial" style:font-size-complex="12pt" style:font-style-complex="italic"/>
    </style:style>
    <style:style style:name="P184" style:family="paragraph" style:parent-style-name="Standard">
      <style:paragraph-properties fo:margin-left="0cm" fo:margin-right="0.086cm" fo:text-align="justify" style:justify-single-word="false" fo:text-indent="0cm" style:auto-text-indent="false">
        <style:tab-stops>
          <style:tab-stop style:position="0.508cm"/>
        </style:tab-stops>
      </style:paragraph-properties>
      <style:text-properties style:use-window-font-color="true" style:text-line-through-style="solid" style:text-line-through-type="single" style:font-name="Arial" fo:font-size="12pt" fo:font-style="italic" style:font-name-asian="Arial" style:font-size-asian="12pt" style:font-style-asian="italic" style:font-name-complex="Arial" style:font-size-complex="12pt" style:font-style-complex="italic"/>
    </style:style>
    <style:style style:name="P185" style:family="paragraph" style:parent-style-name="Standard">
      <style:paragraph-properties fo:margin-left="0cm" fo:margin-right="0.086cm" fo:text-align="justify" style:justify-single-word="false" fo:text-indent="0cm" style:auto-text-indent="false">
        <style:tab-stops>
          <style:tab-stop style:position="0.499cm"/>
        </style:tab-stops>
      </style:paragraph-properties>
      <style:text-properties style:use-window-font-color="true" style:text-line-through-style="solid" style:text-line-through-type="single" style:font-name="Arial" fo:font-size="12pt" fo:font-style="italic" fo:font-weight="bold" style:font-name-asian="Arial" style:font-size-asian="12pt" style:font-style-asian="italic" style:font-weight-asian="bold" style:font-name-complex="Arial" style:font-size-complex="12pt" style:font-style-complex="italic" style:font-weight-complex="bold"/>
    </style:style>
    <style:style style:name="P186" style:family="paragraph" style:parent-style-name="Standard">
      <style:paragraph-properties fo:margin-left="0cm" fo:margin-right="0.086cm" fo:text-align="justify" style:justify-single-word="false" fo:text-indent="0cm" style:auto-text-indent="false">
        <style:tab-stops>
          <style:tab-stop style:position="0.508cm"/>
        </style:tab-stops>
      </style:paragraph-properties>
      <style:text-properties style:use-window-font-color="true" style:text-line-through-style="solid" style:text-line-through-type="single" style:font-name="Arial" fo:font-size="12pt" fo:font-style="italic" fo:font-weight="bold" style:font-name-asian="Arial" style:font-size-asian="12pt" style:font-style-asian="italic" style:font-weight-asian="bold" style:font-name-complex="Arial" style:font-size-complex="12pt" style:font-style-complex="italic" style:font-weight-complex="bold"/>
    </style:style>
    <style:style style:name="P187" style:family="paragraph" style:parent-style-name="Standard">
      <style:paragraph-properties fo:margin-left="0cm" fo:margin-right="0.086cm" fo:text-align="justify" style:justify-single-word="false" fo:text-indent="0cm" style:auto-text-indent="false">
        <style:tab-stops>
          <style:tab-stop style:position="0.499cm"/>
        </style:tab-stops>
      </style:paragraph-properties>
      <style:text-properties style:use-window-font-color="true" style:text-line-through-style="solid" style:text-line-through-type="single" style:font-name="Arial" fo:font-size="12pt" fo:font-style="italic" fo:font-weight="bold" fo:background-color="transparent" style:font-name-asian="Arial" style:font-size-asian="12pt" style:font-style-asian="italic" style:font-weight-asian="bold" style:font-name-complex="Arial" style:font-size-complex="12pt" style:font-style-complex="italic" style:font-weight-complex="bold"/>
    </style:style>
    <style:style style:name="P188" style:family="paragraph" style:parent-style-name="Standard">
      <style:paragraph-properties fo:margin-left="0cm" fo:margin-right="0.086cm" fo:text-align="justify" style:justify-single-word="false" fo:text-indent="0cm" style:auto-text-indent="false">
        <style:tab-stops>
          <style:tab-stop style:position="0.499cm"/>
        </style:tab-stops>
      </style:paragraph-properties>
      <style:text-properties style:use-window-font-color="true" style:text-line-through-style="solid" style:text-line-through-type="single" style:font-name="Arial" fo:font-size="12pt" fo:font-style="italic" fo:font-weight="bold" style:font-size-asian="12pt" style:font-style-asian="italic" style:font-weight-asian="bold" style:font-size-complex="12pt" style:font-style-complex="italic" style:font-weight-complex="bold"/>
    </style:style>
    <style:style style:name="P189" style:family="paragraph" style:parent-style-name="Standard">
      <style:paragraph-properties fo:margin-left="0cm" fo:margin-right="0.086cm" fo:text-align="justify" style:justify-single-word="false" fo:text-indent="0cm" style:auto-text-indent="false">
        <style:tab-stops>
          <style:tab-stop style:position="0.499cm"/>
        </style:tab-stops>
      </style:paragraph-properties>
      <style:text-properties style:use-window-font-color="true" style:text-line-through-style="solid" style:text-line-through-type="single" style:font-name="Arial" fo:font-size="12pt" fo:font-style="italic" fo:background-color="transparent" style:font-name-asian="Arial" style:font-size-asian="12pt" style:font-style-asian="italic" style:font-name-complex="Arial" style:font-size-complex="12pt" style:font-style-complex="italic"/>
    </style:style>
    <style:style style:name="P190" style:family="paragraph" style:parent-style-name="Standard">
      <style:paragraph-properties fo:margin-left="0cm" fo:margin-right="0.086cm" fo:text-align="justify" style:justify-single-word="false" fo:text-indent="0cm" style:auto-text-indent="false">
        <style:tab-stops>
          <style:tab-stop style:position="0.499cm"/>
        </style:tab-stops>
      </style:paragraph-properties>
      <style:text-properties style:use-window-font-color="true" style:text-line-through-style="solid" style:text-line-through-type="single" style:font-name="Arial" fo:font-size="12pt" fo:font-style="italic" style:font-size-asian="12pt" style:font-style-asian="italic" style:font-size-complex="12pt" style:font-style-complex="italic"/>
    </style:style>
    <style:style style:name="P191" style:family="paragraph" style:parent-style-name="Standard">
      <style:paragraph-properties fo:margin-left="0cm" fo:margin-right="0.086cm" fo:text-align="justify" style:justify-single-word="false" fo:text-indent="0cm" style:auto-text-indent="false">
        <style:tab-stops>
          <style:tab-stop style:position="0.499cm"/>
        </style:tab-stops>
      </style:paragraph-properties>
      <style:text-properties style:use-window-font-color="true" style:text-line-through-style="solid" style:text-line-through-type="single" style:font-name="Arial" fo:font-size="12pt" style:font-name-asian="Arial" style:font-size-asian="12pt" style:font-name-complex="Arial" style:font-size-complex="12pt"/>
    </style:style>
    <style:style style:name="P192" style:family="paragraph" style:parent-style-name="Standard">
      <style:paragraph-properties fo:margin-left="0cm" fo:margin-right="0.086cm" fo:text-align="justify" style:justify-single-word="false" fo:text-indent="0cm" style:auto-text-indent="false">
        <style:tab-stops>
          <style:tab-stop style:position="0.499cm"/>
        </style:tab-stops>
      </style:paragraph-properties>
      <style:text-properties style:use-window-font-color="true" style:text-line-through-style="solid" style:text-line-through-type="single" style:font-name="Arial" fo:font-size="12pt" fo:font-weight="bold" style:font-name-asian="Arial" style:font-size-asian="12pt" style:font-weight-asian="bold" style:font-name-complex="Arial" style:font-size-complex="12pt" style:font-weight-complex="bold"/>
    </style:style>
    <style:style style:name="P193" style:family="paragraph" style:parent-style-name="Standard">
      <style:paragraph-properties fo:margin-left="0cm" fo:margin-right="0.086cm" fo:text-align="justify" style:justify-single-word="false" fo:text-indent="0cm" style:auto-text-indent="false">
        <style:tab-stops>
          <style:tab-stop style:position="0.499cm"/>
        </style:tab-stops>
      </style:paragraph-properties>
      <style:text-properties style:use-window-font-color="true" style:text-line-through-style="solid" style:text-line-through-type="single" style:font-name="Arial" fo:font-size="12pt" fo:font-weight="bold" fo:background-color="transparent" style:font-name-asian="Arial" style:font-size-asian="12pt" style:font-weight-asian="bold" style:font-name-complex="Arial" style:font-size-complex="12pt" style:font-weight-complex="bold"/>
    </style:style>
    <style:style style:name="P194" style:family="paragraph" style:parent-style-name="Standard">
      <style:paragraph-properties fo:margin-left="0cm" fo:margin-right="0.086cm" fo:text-align="justify" style:justify-single-word="false" fo:text-indent="0cm" style:auto-text-indent="false">
        <style:tab-stops>
          <style:tab-stop style:position="0.499cm"/>
        </style:tab-stops>
      </style:paragraph-properties>
      <style:text-properties style:use-window-font-color="true" style:text-line-through-style="solid" style:text-line-through-type="single" style:font-name="Arial" fo:font-size="12pt" fo:font-style="normal" fo:font-weight="bold" style:font-name-asian="Arial" style:font-size-asian="12pt" style:font-style-asian="normal" style:font-weight-asian="bold" style:font-name-complex="Arial" style:font-size-complex="12pt" style:font-style-complex="normal" style:font-weight-complex="bold"/>
    </style:style>
    <style:style style:name="P195" style:family="paragraph" style:parent-style-name="Standard">
      <style:paragraph-properties fo:margin-left="0cm" fo:margin-right="0.086cm" fo:text-align="justify" style:justify-single-word="false" fo:text-indent="0cm" style:auto-text-indent="false">
        <style:tab-stops>
          <style:tab-stop style:position="0.499cm"/>
        </style:tab-stops>
      </style:paragraph-properties>
      <style:text-properties style:use-window-font-color="true" style:text-line-through-style="solid" style:text-line-through-type="single" style:font-name="Arial" fo:font-size="12pt" fo:font-style="normal" style:font-name-asian="Arial" style:font-size-asian="12pt" style:font-style-asian="normal" style:font-name-complex="Arial" style:font-size-complex="12pt" style:font-style-complex="normal"/>
    </style:style>
    <style:style style:name="P196" style:family="paragraph" style:parent-style-name="Standard">
      <style:paragraph-properties fo:margin-left="0cm" fo:margin-right="0.086cm" fo:text-align="justify" style:justify-single-word="false" fo:text-indent="0cm" style:auto-text-indent="false">
        <style:tab-stops>
          <style:tab-stop style:position="0.499cm"/>
        </style:tab-stops>
      </style:paragraph-properties>
      <style:text-properties style:use-window-font-color="true" style:text-line-through-style="solid" style:text-line-through-type="single" style:font-name="Arial" fo:language="it" fo:country="IT" fo:font-style="italic" style:font-name-asian="Arial" style:font-style-asian="italic" style:font-name-complex="Arial" style:font-style-complex="italic"/>
    </style:style>
    <style:style style:name="P197" style:family="paragraph" style:parent-style-name="Standard">
      <style:paragraph-properties fo:margin-left="0cm" fo:margin-right="0.086cm" fo:text-align="justify" style:justify-single-word="false" fo:text-indent="0cm" style:auto-text-indent="false">
        <style:tab-stops>
          <style:tab-stop style:position="0.499cm"/>
        </style:tab-stops>
      </style:paragraph-properties>
      <style:text-properties style:use-window-font-color="true" style:text-line-through-style="solid" style:text-line-through-type="single" style:font-name="Arial" fo:language="it" fo:country="IT" style:font-name-asian="Arial" style:font-name-complex="Arial"/>
    </style:style>
    <style:style style:name="P198" style:family="paragraph" style:parent-style-name="Standard">
      <style:paragraph-properties fo:margin-left="0cm" fo:margin-right="0.086cm" fo:text-align="justify" style:justify-single-word="false" fo:text-indent="0cm" style:auto-text-indent="false"/>
      <style:text-properties style:use-window-font-color="true" fo:font-size="12pt" fo:language="it" fo:country="IT" fo:font-weight="normal" style:font-size-asian="12pt" style:font-weight-asian="normal" style:font-size-complex="12pt" style:font-weight-complex="normal"/>
    </style:style>
    <style:style style:name="P199" style:family="paragraph" style:parent-style-name="Standard">
      <style:paragraph-properties fo:margin-left="0cm" fo:margin-right="0.086cm" fo:text-align="justify" style:justify-single-word="false" fo:text-indent="0cm" style:auto-text-indent="false">
        <style:tab-stops>
          <style:tab-stop style:position="0.499cm"/>
        </style:tab-stops>
      </style:paragraph-properties>
      <style:text-properties style:use-window-font-color="true" fo:language="it" fo:country="IT"/>
    </style:style>
    <style:style style:name="P200" style:family="paragraph" style:parent-style-name="Standard">
      <style:paragraph-properties fo:margin-left="0cm" fo:margin-right="0.086cm" fo:text-align="justify" style:justify-single-word="false" fo:text-indent="0cm" style:auto-text-indent="false">
        <style:tab-stops>
          <style:tab-stop style:position="0.499cm"/>
        </style:tab-stops>
      </style:paragraph-properties>
      <style:text-properties fo:color="#000000" style:font-name="Arial" fo:font-size="12pt" fo:font-weight="normal" style:font-name-asian="ITC Avant Garde Std Bk" style:font-size-asian="12pt" style:font-weight-asian="normal" style:font-size-complex="12pt" style:font-weight-complex="normal"/>
    </style:style>
    <style:style style:name="P201" style:family="paragraph" style:parent-style-name="Standard">
      <style:paragraph-properties fo:margin-left="0cm" fo:margin-right="0.086cm" fo:text-align="justify" style:justify-single-word="false" fo:text-indent="0cm" style:auto-text-indent="false">
        <style:tab-stops>
          <style:tab-stop style:position="0.499cm"/>
        </style:tab-stops>
      </style:paragraph-properties>
      <style:text-properties style:font-name="Arial" fo:font-size="12pt" style:font-name-asian="Arial" style:font-size-asian="12pt" style:font-name-complex="Arial" style:font-size-complex="12pt"/>
    </style:style>
    <style:style style:name="P202" style:family="paragraph" style:parent-style-name="Standard">
      <style:paragraph-properties fo:margin-left="0cm" fo:margin-right="0.086cm" fo:text-align="justify" style:justify-single-word="false" fo:text-indent="0cm" style:auto-text-indent="false">
        <style:tab-stops>
          <style:tab-stop style:position="0.499cm"/>
        </style:tab-stops>
      </style:paragraph-properties>
      <style:text-properties style:font-name="Arial" fo:font-size="12pt" officeooo:paragraph-rsid="0006bdd9" style:font-name-asian="Arial" style:font-size-asian="12pt" style:font-name-complex="Arial" style:font-size-complex="12pt"/>
    </style:style>
    <style:style style:name="P203" style:family="paragraph" style:parent-style-name="Standard">
      <style:paragraph-properties fo:margin-left="0cm" fo:margin-right="0.086cm" fo:text-align="justify" style:justify-single-word="false" fo:text-indent="0cm" style:auto-text-indent="false">
        <style:tab-stops>
          <style:tab-stop style:position="0.499cm"/>
        </style:tab-stops>
      </style:paragraph-properties>
      <style:text-properties style:font-name="Arial" fo:font-size="12pt"/>
    </style:style>
    <style:style style:name="P204" style:family="paragraph" style:parent-style-name="Standard">
      <style:paragraph-properties fo:margin-left="0cm" fo:margin-right="0.086cm" fo:margin-top="0cm" fo:margin-bottom="0cm" loext:contextual-spacing="false" fo:text-align="justify" style:justify-single-word="false" fo:orphans="0" fo:widows="0" fo:text-indent="0cm" style:auto-text-indent="false" style:text-autospace="none">
        <style:tab-stops>
          <style:tab-stop style:position="0.499cm"/>
        </style:tab-stops>
      </style:paragraph-properties>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205" style:family="paragraph" style:parent-style-name="Standard">
      <style:paragraph-properties fo:margin-left="0cm" fo:margin-right="0.086cm" fo:margin-top="0cm" fo:margin-bottom="0cm" loext:contextual-spacing="false" fo:text-align="justify" style:justify-single-word="false" fo:orphans="0" fo:widows="0" fo:text-indent="0cm" style:auto-text-indent="false" style:text-autospace="none">
        <style:tab-stops>
          <style:tab-stop style:position="0.499cm"/>
        </style:tab-stops>
      </style:paragraph-properties>
      <style:text-properties style:use-window-font-color="true" style:font-name="Arial" fo:font-size="12pt" fo:font-style="normal" style:text-underline-style="none" fo:font-weight="normal" style:font-size-asian="12pt" style:font-style-asian="normal" style:font-weight-asian="normal" style:font-name-complex="Arial" style:font-size-complex="12pt" style:font-style-complex="normal" style:font-weight-complex="normal"/>
    </style:style>
    <style:style style:name="P206" style:family="paragraph" style:parent-style-name="Standard">
      <style:paragraph-properties fo:margin-left="0cm" fo:margin-right="0.086cm" fo:margin-top="0cm" fo:margin-bottom="0cm" loext:contextual-spacing="false" fo:text-align="justify" style:justify-single-word="false" fo:orphans="0" fo:widows="0" fo:text-indent="0cm" style:auto-text-indent="false" style:text-autospace="none">
        <style:tab-stops>
          <style:tab-stop style:position="0.499cm"/>
        </style:tab-stops>
      </style:paragraph-properties>
      <style:text-properties style:use-window-font-color="true" style:font-name="Arial" fo:font-size="12pt"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P207" style:family="paragraph" style:parent-style-name="Standard">
      <style:paragraph-properties fo:margin-left="0cm" fo:margin-right="0.086cm" fo:margin-top="0cm" fo:margin-bottom="0cm" loext:contextual-spacing="false" fo:text-align="justify" style:justify-single-word="false" fo:orphans="0" fo:widows="0" fo:text-indent="0cm" style:auto-text-indent="false" style:text-autospace="none">
        <style:tab-stops>
          <style:tab-stop style:position="0.499cm"/>
        </style:tab-stops>
      </style:paragraph-properties>
      <style:text-properties style:use-window-font-color="true" style:font-name="Arial" fo:font-size="12pt" fo:font-style="normal" style:text-underline-style="none" fo:font-weight="bold" style:font-size-asian="12pt" style:font-style-asian="normal" style:font-weight-asian="bold" style:font-size-complex="12pt" style:font-style-complex="normal" style:font-weight-complex="bold"/>
    </style:style>
    <style:style style:name="P208" style:family="paragraph" style:parent-style-name="Standard">
      <style:paragraph-properties fo:margin-left="0cm" fo:margin-right="0.086cm" fo:margin-top="0cm" fo:margin-bottom="0cm" loext:contextual-spacing="false" fo:text-align="justify" style:justify-single-word="false" fo:orphans="0" fo:widows="0" fo:text-indent="0cm" style:auto-text-indent="false" style:text-autospace="none">
        <style:tab-stops>
          <style:tab-stop style:position="0.499cm"/>
        </style:tab-stops>
      </style:paragraph-properties>
      <style:text-properties style:use-window-font-color="true" style:font-name="Arial" fo:font-size="12pt" fo:font-style="normal" style:text-underline-style="none" fo:font-weight="bold" officeooo:paragraph-rsid="0014fe71" style:font-size-asian="12pt" style:font-style-asian="normal" style:font-weight-asian="bold" style:font-size-complex="12pt" style:font-style-complex="normal" style:font-weight-complex="bold"/>
    </style:style>
    <style:style style:name="P209" style:family="paragraph" style:parent-style-name="Standard">
      <style:paragraph-properties fo:margin-left="0cm" fo:margin-right="0.086cm" fo:margin-top="0cm" fo:margin-bottom="0cm" loext:contextual-spacing="false" fo:text-align="justify" style:justify-single-word="false" fo:text-indent="0cm" style:auto-text-indent="false" style:vertical-align="auto">
        <style:tab-stops>
          <style:tab-stop style:position="0.499cm"/>
        </style:tab-stops>
      </style:paragraph-properties>
      <style:text-properties style:use-window-font-color="true" style:font-name="Arial" fo:font-size="12pt" fo:language="it" fo:country="IT" style:font-name-asian="Arial" style:font-size-asian="12pt" style:language-asian="it" style:country-asian="IT" style:font-name-complex="Arial" style:font-size-complex="12pt"/>
    </style:style>
    <style:style style:name="P210" style:family="paragraph" style:parent-style-name="Standard">
      <style:paragraph-properties fo:margin-left="0cm" fo:margin-right="0.086cm" fo:margin-top="0cm" fo:margin-bottom="0cm" loext:contextual-spacing="false" fo:text-align="justify" style:justify-single-word="false" fo:text-indent="0cm" style:auto-text-indent="false" style:vertical-align="auto">
        <style:tab-stops>
          <style:tab-stop style:position="0.499cm"/>
        </style:tab-stops>
      </style:paragraph-properties>
      <style:text-properties style:use-window-font-color="true" style:font-name="Arial" fo:font-size="12pt" fo:language="it" fo:country="IT" fo:font-style="normal" style:font-name-asian="Arial" style:font-size-asian="12pt" style:language-asian="it" style:country-asian="IT" style:font-style-asian="normal" style:font-name-complex="Arial" style:font-size-complex="12pt" style:font-style-complex="normal"/>
    </style:style>
    <style:style style:name="P211" style:family="paragraph" style:parent-style-name="Standard">
      <style:paragraph-properties fo:margin-left="0cm" fo:margin-right="0.086cm" fo:margin-top="0cm" fo:margin-bottom="0cm" loext:contextual-spacing="false" fo:text-align="justify" style:justify-single-word="false" fo:text-indent="0cm" style:auto-text-indent="false" style:vertical-align="auto">
        <style:tab-stops>
          <style:tab-stop style:position="0.499cm"/>
        </style:tab-stops>
      </style:paragraph-properties>
      <style:text-properties style:use-window-font-color="true" style:text-line-through-style="solid" style:text-line-through-type="single" style:font-name="Arial" fo:font-size="12pt" fo:language="it" fo:country="IT" fo:font-style="italic" style:font-name-asian="Arial" style:font-size-asian="12pt" style:language-asian="it" style:country-asian="IT" style:font-style-asian="italic" style:font-name-complex="Arial" style:font-size-complex="12pt" style:font-style-complex="italic"/>
    </style:style>
    <style:style style:name="P212" style:family="paragraph" style:parent-style-name="Standard">
      <style:paragraph-properties fo:margin-left="0cm" fo:margin-right="0.086cm" fo:margin-top="0cm" fo:margin-bottom="0cm" loext:contextual-spacing="false" fo:text-align="justify" style:justify-single-word="false" fo:text-indent="0cm" style:auto-text-indent="false">
        <style:tab-stops>
          <style:tab-stop style:position="0.499cm"/>
        </style:tab-stops>
      </style:paragraph-properties>
      <style:text-properties style:use-window-font-color="true" style:text-line-through-style="solid" style:text-line-through-type="single" style:font-name="Arial" fo:font-size="12pt" fo:language="it" fo:country="IT" fo:font-style="normal" fo:font-weight="bold" style:font-size-asian="12pt" style:font-style-asian="normal" style:font-weight-asian="bold" style:font-size-complex="12pt" style:font-style-complex="normal" style:font-weight-complex="bold"/>
    </style:style>
    <style:style style:name="P213" style:family="paragraph" style:parent-style-name="Standard">
      <style:paragraph-properties fo:margin-left="0cm" fo:margin-right="0.086cm" fo:margin-top="0cm" fo:margin-bottom="0cm" loext:contextual-spacing="false" fo:text-align="justify" style:justify-single-word="false" fo:text-indent="0cm" style:auto-text-indent="false">
        <style:tab-stops>
          <style:tab-stop style:position="0.499cm"/>
        </style:tab-stops>
      </style:paragraph-properties>
      <style:text-properties style:use-window-font-color="true" style:text-line-through-style="solid" style:text-line-through-type="single" style:font-name="Arial" fo:font-size="12pt" fo:language="it" fo:country="IT" fo:font-style="normal" style:font-name-asian="Arial" style:font-size-asian="12pt" style:font-style-asian="normal" style:font-name-complex="Arial" style:font-size-complex="12pt" style:font-style-complex="normal"/>
    </style:style>
    <style:style style:name="P214" style:family="paragraph" style:parent-style-name="Text_20_body">
      <style:paragraph-properties fo:margin-left="0cm" fo:margin-right="0.086cm" fo:margin-top="0cm" fo:margin-bottom="0cm" loext:contextual-spacing="false" fo:text-align="justify" style:justify-single-word="false" fo:orphans="0" fo:widows="0" fo:text-indent="0cm" style:auto-text-indent="false" style:text-autospace="none">
        <style:tab-stops>
          <style:tab-stop style:position="0.499cm"/>
        </style:tab-stops>
      </style:paragraph-properties>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215" style:family="paragraph" style:parent-style-name="Text_20_body">
      <style:paragraph-properties fo:margin-left="0cm" fo:margin-right="0.086cm" fo:margin-top="0cm" fo:margin-bottom="0cm" loext:contextual-spacing="false" fo:text-align="justify" style:justify-single-word="false" fo:text-indent="0cm" style:auto-text-indent="false">
        <style:tab-stops>
          <style:tab-stop style:position="0.499cm"/>
        </style:tab-stops>
      </style:paragraph-properties>
      <style:text-properties style:use-window-font-color="true" style:font-name="Arial" fo:font-size="12pt" fo:language="it" fo:country="IT" fo:font-style="normal" fo:background-color="transparent" style:font-size-asian="12pt" style:font-style-asian="normal" style:font-name-complex="Arial" style:font-size-complex="12pt" style:font-style-complex="normal"/>
    </style:style>
    <style:style style:name="P216" style:family="paragraph" style:parent-style-name="Standard">
      <style:paragraph-properties fo:margin-left="0cm" fo:margin-right="0.086cm" fo:margin-top="0cm" fo:margin-bottom="0cm" loext:contextual-spacing="false" fo:text-align="justify" style:justify-single-word="false" fo:orphans="0" fo:widows="0" fo:hyphenation-ladder-count="no-limit" fo:text-indent="0cm" style:auto-text-indent="false" style:text-autospace="none" style:writing-mode="lr-tb">
        <style:tab-stops>
          <style:tab-stop style:position="0.499cm"/>
        </style:tab-stops>
      </style:paragraph-properties>
      <style:text-properties style:use-window-font-color="true" style:text-line-through-style="none" style:text-line-through-type="none" style:font-name="Arial" fo:font-size="12pt" fo:language="it" fo:country="IT" fo:font-style="normal" style:text-underline-style="none" fo:font-weight="normal" style:font-name-asian="Times New Roman" style:font-size-asian="12pt" style:language-asian="zxx" style:country-asian="none" style:font-style-asian="normal" style:font-weight-asian="normal" style:font-name-complex="Arial" style:font-size-complex="12pt" style:language-complex="ar" style:country-complex="SA" style:font-style-complex="normal" style:font-weight-complex="normal" fo:hyphenate="false" fo:hyphenation-remain-char-count="2" fo:hyphenation-push-char-count="2"/>
    </style:style>
    <style:style style:name="P217" style:family="paragraph" style:parent-style-name="Standard">
      <style:paragraph-properties fo:margin-left="0cm" fo:margin-right="0.086cm" fo:margin-top="0cm" fo:margin-bottom="0cm" loext:contextual-spacing="false" fo:text-align="justify" style:justify-single-word="false" fo:hyphenation-ladder-count="no-limit" fo:text-indent="0cm" style:auto-text-indent="false" style:writing-mode="lr-tb">
        <style:tab-stops>
          <style:tab-stop style:position="0.499cm"/>
        </style:tab-stops>
      </style:paragraph-properties>
      <style:text-properties style:use-window-font-color="true" style:text-line-through-style="none" style:text-line-through-type="none" style:font-name="Arial" fo:font-size="12pt" fo:language="it" fo:country="IT" fo:font-style="normal" style:text-underline-style="none" fo:font-weight="normal" officeooo:rsid="00061d43" officeooo:paragraph-rsid="001240d3" style:font-name-asian="Times New Roman" style:font-size-asian="12pt" style:language-asian="zxx" style:country-asian="none" style:font-style-asian="normal" style:font-weight-asian="normal" style:font-name-complex="Arial" style:font-size-complex="12pt" style:language-complex="ar" style:country-complex="SA" style:font-style-complex="normal" style:font-weight-complex="normal" fo:hyphenate="false" fo:hyphenation-remain-char-count="2" fo:hyphenation-push-char-count="2"/>
    </style:style>
    <style:style style:name="P218" style:family="paragraph" style:parent-style-name="Standard">
      <style:paragraph-properties fo:margin-left="0cm" fo:margin-right="0.086cm" fo:margin-top="0cm" fo:margin-bottom="0cm" loext:contextual-spacing="false" fo:line-height="100%" fo:text-align="justify" style:justify-single-word="false" fo:hyphenation-ladder-count="no-limit" fo:text-indent="0cm" style:auto-text-indent="false" style:writing-mode="lr-tb">
        <style:tab-stops>
          <style:tab-stop style:position="0.499cm"/>
        </style:tab-stops>
      </style:paragraph-properties>
      <style:text-properties style:use-window-font-color="true" style:text-line-through-style="none" style:text-line-through-type="none" style:font-name="Arial" fo:font-size="12pt" fo:language="it" fo:country="IT" fo:font-style="normal" style:text-underline-style="none" fo:font-weight="normal" officeooo:rsid="00061d43" officeooo:paragraph-rsid="001240d3" style:font-name-asian="Times New Roman" style:font-size-asian="12pt" style:language-asian="zxx" style:country-asian="none" style:font-style-asian="normal" style:font-weight-asian="normal" style:font-name-complex="Arial" style:font-size-complex="12pt" style:language-complex="ar" style:country-complex="SA" style:font-style-complex="normal" style:font-weight-complex="normal" fo:hyphenate="false" fo:hyphenation-remain-char-count="2" fo:hyphenation-push-char-count="2"/>
    </style:style>
    <style:style style:name="P219" style:family="paragraph" style:parent-style-name="Standard">
      <style:paragraph-properties fo:margin-left="0cm" fo:margin-right="0.086cm" fo:margin-top="0cm" fo:margin-bottom="0cm" loext:contextual-spacing="false" fo:text-align="justify" style:justify-single-word="false" fo:hyphenation-ladder-count="no-limit" fo:text-indent="0cm" style:auto-text-indent="false" style:writing-mode="lr-tb">
        <style:tab-stops>
          <style:tab-stop style:position="0.499cm"/>
        </style:tab-stops>
      </style:paragraph-properties>
      <style:text-properties style:use-window-font-color="true" style:text-line-through-style="none" style:text-line-through-type="none" style:font-name="Arial" fo:font-size="12pt" fo:language="it" fo:country="IT" fo:font-style="normal" style:text-underline-style="none" fo:font-weight="normal" officeooo:rsid="00059405" officeooo:paragraph-rsid="001240d3" style:font-name-asian="Times New Roman" style:font-size-asian="12pt" style:language-asian="zxx" style:country-asian="none" style:font-style-asian="normal" style:font-weight-asian="normal" style:font-name-complex="Arial" style:font-size-complex="12pt" style:language-complex="ar" style:country-complex="SA" style:font-style-complex="normal" style:font-weight-complex="normal" fo:hyphenate="false" fo:hyphenation-remain-char-count="2" fo:hyphenation-push-char-count="2"/>
    </style:style>
    <style:style style:name="P220" style:family="paragraph" style:parent-style-name="Standard">
      <style:paragraph-properties fo:margin-left="0cm" fo:margin-right="0.086cm" fo:margin-top="0cm" fo:margin-bottom="0cm" loext:contextual-spacing="false" fo:text-align="justify" style:justify-single-word="false" fo:hyphenation-ladder-count="no-limit" fo:text-indent="0cm" style:auto-text-indent="false" style:writing-mode="lr-tb">
        <style:tab-stops>
          <style:tab-stop style:position="0.499cm"/>
        </style:tab-stops>
      </style:paragraph-properties>
      <style:text-properties style:use-window-font-color="true" style:text-line-through-style="none" style:text-line-through-type="none" style:font-name="Arial" fo:font-size="12pt" fo:language="it" fo:country="IT" fo:font-style="normal" style:text-underline-style="none" fo:font-weight="normal" officeooo:rsid="00059405" officeooo:paragraph-rsid="0017c797" style:font-name-asian="Times New Roman" style:font-size-asian="12pt" style:language-asian="zxx" style:country-asian="none" style:font-style-asian="normal" style:font-weight-asian="normal" style:font-name-complex="Arial" style:font-size-complex="12pt" style:language-complex="ar" style:country-complex="SA" style:font-style-complex="normal" style:font-weight-complex="normal" fo:hyphenate="false" fo:hyphenation-remain-char-count="2" fo:hyphenation-push-char-count="2"/>
    </style:style>
    <style:style style:name="P221" style:family="paragraph" style:parent-style-name="Standard">
      <style:paragraph-properties fo:margin-left="0cm" fo:margin-right="0.086cm" fo:margin-top="0cm" fo:margin-bottom="0cm" loext:contextual-spacing="false" fo:text-align="justify" style:justify-single-word="false" fo:hyphenation-ladder-count="no-limit" fo:text-indent="0cm" style:auto-text-indent="false" style:writing-mode="lr-tb">
        <style:tab-stops>
          <style:tab-stop style:position="0.499cm"/>
        </style:tab-stops>
      </style:paragraph-properties>
      <style:text-properties style:use-window-font-color="true" style:text-line-through-style="none" style:text-line-through-type="none" style:font-name="Arial" fo:font-size="12pt" fo:language="it" fo:country="IT" fo:font-style="normal" style:text-underline-style="none" fo:font-weight="normal" officeooo:rsid="00059405" officeooo:paragraph-rsid="001cb60e" style:font-name-asian="Times New Roman" style:font-size-asian="12pt" style:language-asian="zxx" style:country-asian="none" style:font-style-asian="normal" style:font-weight-asian="normal" style:font-name-complex="Arial" style:font-size-complex="12pt" style:language-complex="ar" style:country-complex="SA" style:font-style-complex="normal" style:font-weight-complex="normal" fo:hyphenate="false" fo:hyphenation-remain-char-count="2" fo:hyphenation-push-char-count="2"/>
    </style:style>
    <style:style style:name="P222" style:family="paragraph" style:parent-style-name="Standard">
      <style:paragraph-properties fo:margin-left="0cm" fo:margin-right="0.086cm" fo:margin-top="0cm" fo:margin-bottom="0cm" loext:contextual-spacing="false" fo:text-align="justify" style:justify-single-word="false" fo:hyphenation-ladder-count="no-limit" fo:text-indent="0cm" style:auto-text-indent="false" style:writing-mode="lr-tb">
        <style:tab-stops>
          <style:tab-stop style:position="0.499cm"/>
        </style:tab-stops>
      </style:paragraph-properties>
      <style:text-properties style:use-window-font-color="true" style:text-line-through-style="none" style:text-line-through-type="none" style:font-name="Arial" fo:font-size="12pt" fo:language="it" fo:country="IT" fo:font-style="normal" style:text-underline-style="none" fo:font-weight="normal" officeooo:rsid="0009e693" officeooo:paragraph-rsid="001240d3" style:font-name-asian="Times New Roman" style:font-size-asian="12pt" style:language-asian="zxx" style:country-asian="none" style:font-style-asian="normal" style:font-weight-asian="normal" style:font-name-complex="Arial" style:font-size-complex="12pt" style:language-complex="ar" style:country-complex="SA" style:font-style-complex="normal" style:font-weight-complex="normal" fo:hyphenate="false" fo:hyphenation-remain-char-count="2" fo:hyphenation-push-char-count="2"/>
    </style:style>
    <style:style style:name="P223" style:family="paragraph" style:parent-style-name="Standard">
      <style:paragraph-properties fo:margin-left="0cm" fo:margin-right="0.086cm" fo:margin-top="0cm" fo:margin-bottom="0cm" loext:contextual-spacing="false" fo:text-align="justify" style:justify-single-word="false" fo:hyphenation-ladder-count="no-limit" fo:text-indent="0cm" style:auto-text-indent="false" style:writing-mode="lr-tb">
        <style:tab-stops>
          <style:tab-stop style:position="0.499cm"/>
        </style:tab-stops>
      </style:paragraph-properties>
      <style:text-properties style:use-window-font-color="true" style:text-line-through-style="none" style:text-line-through-type="none" style:font-name="Arial" fo:font-size="12pt" fo:language="it" fo:country="IT" fo:font-style="normal" style:text-underline-style="none" fo:font-weight="normal" officeooo:rsid="000a47f1" officeooo:paragraph-rsid="001240d3" style:font-name-asian="Times New Roman" style:font-size-asian="12pt" style:language-asian="zxx" style:country-asian="none" style:font-style-asian="normal" style:font-weight-asian="normal" style:font-name-complex="Arial" style:font-size-complex="12pt" style:language-complex="ar" style:country-complex="SA" style:font-style-complex="normal" style:font-weight-complex="normal" fo:hyphenate="false" fo:hyphenation-remain-char-count="2" fo:hyphenation-push-char-count="2"/>
    </style:style>
    <style:style style:name="P224" style:family="paragraph" style:parent-style-name="Standard">
      <style:paragraph-properties fo:margin-left="0cm" fo:margin-right="0.086cm" fo:margin-top="0cm" fo:margin-bottom="0cm" loext:contextual-spacing="false" fo:text-align="justify" style:justify-single-word="false" fo:hyphenation-ladder-count="no-limit" fo:text-indent="0cm" style:auto-text-indent="false" style:writing-mode="lr-tb">
        <style:tab-stops>
          <style:tab-stop style:position="0.499cm"/>
        </style:tab-stops>
      </style:paragraph-properties>
      <style:text-properties style:use-window-font-color="true" style:text-line-through-style="none" style:text-line-through-type="none" style:font-name="Arial" fo:font-size="12pt" fo:language="it" fo:country="IT" fo:font-style="normal" style:text-underline-style="none" fo:font-weight="normal" officeooo:rsid="0008a8e9" officeooo:paragraph-rsid="001240d3" style:font-name-asian="Times New Roman" style:font-size-asian="12pt" style:language-asian="zxx" style:country-asian="none" style:font-style-asian="normal" style:font-weight-asian="normal" style:font-name-complex="Arial" style:font-size-complex="12pt" style:language-complex="ar" style:country-complex="SA" style:font-style-complex="normal" style:font-weight-complex="normal" fo:hyphenate="false" fo:hyphenation-remain-char-count="2" fo:hyphenation-push-char-count="2"/>
    </style:style>
    <style:style style:name="P225" style:family="paragraph" style:parent-style-name="Standard">
      <style:paragraph-properties fo:margin-left="0cm" fo:margin-right="0.086cm" fo:margin-top="0cm" fo:margin-bottom="0cm" loext:contextual-spacing="false" fo:text-align="justify" style:justify-single-word="false" fo:hyphenation-ladder-count="no-limit" fo:text-indent="0cm" style:auto-text-indent="false" style:writing-mode="lr-tb">
        <style:tab-stops>
          <style:tab-stop style:position="0.499cm"/>
        </style:tab-stops>
      </style:paragraph-properties>
      <style:text-properties style:use-window-font-color="true" style:text-line-through-style="none" style:text-line-through-type="none" style:font-name="Arial" fo:font-size="12pt" fo:language="it" fo:country="IT" fo:font-style="normal" style:text-underline-style="none" fo:font-weight="normal" officeooo:rsid="00077ca4" officeooo:paragraph-rsid="001240d3" style:font-name-asian="Times New Roman" style:font-size-asian="12pt" style:language-asian="zxx" style:country-asian="none" style:font-style-asian="normal" style:font-weight-asian="normal" style:font-name-complex="Arial" style:font-size-complex="12pt" style:language-complex="ar" style:country-complex="SA" style:font-style-complex="normal" style:font-weight-complex="normal" fo:hyphenate="false" fo:hyphenation-remain-char-count="2" fo:hyphenation-push-char-count="2"/>
    </style:style>
    <style:style style:name="P226" style:family="paragraph" style:parent-style-name="Standard">
      <style:paragraph-properties fo:margin-left="0cm" fo:margin-right="0.086cm" fo:margin-top="0cm" fo:margin-bottom="0cm" loext:contextual-spacing="false" fo:text-align="justify" style:justify-single-word="false" fo:hyphenation-ladder-count="no-limit" fo:text-indent="0cm" style:auto-text-indent="false" style:writing-mode="lr-tb">
        <style:tab-stops>
          <style:tab-stop style:position="0.499cm"/>
        </style:tab-stops>
      </style:paragraph-properties>
      <style:text-properties style:use-window-font-color="true" style:text-line-through-style="none" style:text-line-through-type="none" style:font-name="Arial" fo:font-size="12pt" fo:language="it" fo:country="IT" fo:font-style="normal" style:text-underline-style="none" fo:font-weight="normal" officeooo:rsid="00077ca4" officeooo:paragraph-rsid="001cb60e" style:font-name-asian="Times New Roman" style:font-size-asian="12pt" style:language-asian="zxx" style:country-asian="none" style:font-style-asian="normal" style:font-weight-asian="normal" style:font-name-complex="Arial" style:font-size-complex="12pt" style:language-complex="ar" style:country-complex="SA" style:font-style-complex="normal" style:font-weight-complex="normal" fo:hyphenate="false" fo:hyphenation-remain-char-count="2" fo:hyphenation-push-char-count="2"/>
    </style:style>
    <style:style style:name="P227" style:family="paragraph" style:parent-style-name="Standard">
      <style:paragraph-properties fo:margin-left="0cm" fo:margin-right="0.086cm" fo:margin-top="0cm" fo:margin-bottom="0cm" loext:contextual-spacing="false" fo:text-align="justify" style:justify-single-word="false" fo:hyphenation-ladder-count="no-limit" fo:text-indent="0cm" style:auto-text-indent="false" style:writing-mode="lr-tb">
        <style:tab-stops>
          <style:tab-stop style:position="0.499cm"/>
        </style:tab-stops>
      </style:paragraph-properties>
      <style:text-properties style:use-window-font-color="true" style:text-line-through-style="none" style:text-line-through-type="none" style:font-name="Arial" fo:font-size="12pt" fo:language="it" fo:country="IT" fo:font-style="normal" style:text-underline-style="none" fo:font-weight="normal" officeooo:rsid="0015223c" officeooo:paragraph-rsid="0015223c" style:font-name-asian="Times New Roman" style:font-size-asian="12pt" style:language-asian="zxx" style:country-asian="none" style:font-style-asian="normal" style:font-weight-asian="normal" style:font-name-complex="Arial" style:font-size-complex="12pt" style:language-complex="ar" style:country-complex="SA" style:font-style-complex="normal" style:font-weight-complex="normal" fo:hyphenate="false" fo:hyphenation-remain-char-count="2" fo:hyphenation-push-char-count="2"/>
    </style:style>
    <style:style style:name="P228" style:family="paragraph" style:parent-style-name="Standard">
      <style:paragraph-properties fo:margin-left="0cm" fo:margin-right="0.086cm" fo:margin-top="0cm" fo:margin-bottom="0cm" loext:contextual-spacing="false" fo:text-align="justify" style:justify-single-word="false" fo:hyphenation-ladder-count="no-limit" fo:text-indent="0cm" style:auto-text-indent="false" style:writing-mode="lr-tb">
        <style:tab-stops>
          <style:tab-stop style:position="0.499cm"/>
        </style:tab-stops>
      </style:paragraph-properties>
      <style:text-properties style:use-window-font-color="true" style:text-line-through-style="none" style:text-line-through-type="none" style:font-name="Arial" fo:font-size="12pt" fo:language="it" fo:country="IT" fo:font-style="normal" style:text-underline-style="none" fo:font-weight="normal" officeooo:rsid="0004c540" officeooo:paragraph-rsid="0015223c" style:font-name-asian="Times New Roman" style:font-size-asian="12pt" style:language-asian="zxx" style:country-asian="none" style:font-style-asian="normal" style:font-weight-asian="normal" style:font-name-complex="Arial" style:font-size-complex="12pt" style:language-complex="ar" style:country-complex="SA" style:font-style-complex="normal" style:font-weight-complex="normal" fo:hyphenate="false" fo:hyphenation-remain-char-count="2" fo:hyphenation-push-char-count="2"/>
    </style:style>
    <style:style style:name="P229" style:family="paragraph" style:parent-style-name="Standard">
      <style:paragraph-properties fo:margin-left="0cm" fo:margin-right="0.086cm" fo:margin-top="0cm" fo:margin-bottom="0cm" loext:contextual-spacing="false" fo:line-height="100%" fo:text-align="justify" style:justify-single-word="false" fo:hyphenation-ladder-count="no-limit" fo:text-indent="0cm" style:auto-text-indent="false" style:vertical-align="auto" style:writing-mode="lr-tb">
        <style:tab-stops>
          <style:tab-stop style:position="0.499cm"/>
        </style:tab-stops>
      </style:paragraph-properties>
      <style:text-properties style:use-window-font-color="true" style:text-line-through-style="none" style:text-line-through-type="none" style:font-name="Arial" fo:font-size="12pt" fo:language="it" fo:country="IT" fo:font-style="normal" style:text-underline-style="none" fo:font-weight="normal" officeooo:rsid="00056fdd" officeooo:paragraph-rsid="0007eb7e" fo:background-color="transparent" style:font-name-asian="Arial" style:font-size-asian="12pt" style:language-asian="it" style:country-asian="IT" style:font-style-asian="normal" style:font-weight-asian="normal" style:font-name-complex="Arial" style:font-size-complex="12pt" style:font-style-complex="normal" style:font-weight-complex="normal" fo:hyphenate="false" fo:hyphenation-remain-char-count="2" fo:hyphenation-push-char-count="2"/>
    </style:style>
    <style:style style:name="P230" style:family="paragraph" style:parent-style-name="Standard">
      <style:paragraph-properties fo:margin-left="0cm" fo:margin-right="0.086cm" fo:margin-top="0cm" fo:margin-bottom="0cm" loext:contextual-spacing="false" fo:text-align="justify" style:justify-single-word="false" fo:hyphenation-ladder-count="no-limit" fo:text-indent="0cm" style:auto-text-indent="false" style:vertical-align="auto" style:writing-mode="lr-tb">
        <style:tab-stops>
          <style:tab-stop style:position="0.499cm"/>
        </style:tab-stops>
      </style:paragraph-properties>
      <style:text-properties style:use-window-font-color="true" style:text-line-through-style="none" style:text-line-through-type="none" style:font-name="Arial" fo:font-size="12pt" fo:language="it" fo:country="IT" fo:font-style="normal" style:text-underline-style="none" fo:font-weight="normal" officeooo:rsid="00061d43" officeooo:paragraph-rsid="001240d3" fo:background-color="transparent" style:font-name-asian="Times New Roman" style:font-size-asian="12pt" style:language-asian="zxx" style:country-asian="none" style:font-style-asian="normal" style:font-weight-asian="normal" style:font-name-complex="Arial" style:font-size-complex="12pt" style:language-complex="ar" style:country-complex="SA" style:font-style-complex="normal" style:font-weight-complex="normal" fo:hyphenate="false" fo:hyphenation-remain-char-count="2" fo:hyphenation-push-char-count="2"/>
    </style:style>
    <style:style style:name="P231" style:family="paragraph" style:parent-style-name="Standard">
      <style:paragraph-properties fo:margin-left="0cm" fo:margin-right="0.086cm" fo:margin-top="0cm" fo:margin-bottom="0cm" loext:contextual-spacing="false" fo:text-align="justify" style:justify-single-word="false" fo:hyphenation-ladder-count="no-limit" fo:text-indent="0cm" style:auto-text-indent="false" style:writing-mode="lr-tb">
        <style:tab-stops>
          <style:tab-stop style:position="0.499cm"/>
        </style:tab-stops>
      </style:paragraph-properties>
      <style:text-properties style:use-window-font-color="true" style:text-line-through-style="none" style:text-line-through-type="none" style:font-name="Arial" fo:font-size="12pt" fo:language="it" fo:country="IT" fo:font-style="normal" style:text-underline-style="none" fo:font-weight="normal" officeooo:rsid="0011983b" officeooo:paragraph-rsid="001240d3" style:font-name-asian="Arial" style:font-size-asian="12pt" style:language-asian="zxx" style:country-asian="none" style:font-style-asian="normal" style:font-weight-asian="normal" style:font-name-complex="Arial" style:font-size-complex="12pt" style:language-complex="ar" style:country-complex="SA" style:font-style-complex="normal" style:font-weight-complex="normal" fo:hyphenate="false" fo:hyphenation-remain-char-count="2" fo:hyphenation-push-char-count="2"/>
    </style:style>
    <style:style style:name="P232" style:family="paragraph" style:parent-style-name="Standard">
      <style:paragraph-properties fo:margin-left="0cm" fo:margin-right="0.086cm" fo:margin-top="0cm" fo:margin-bottom="0cm" loext:contextual-spacing="false" fo:text-align="justify" style:justify-single-word="false" fo:hyphenation-ladder-count="no-limit" fo:text-indent="0cm" style:auto-text-indent="false" style:writing-mode="lr-tb">
        <style:tab-stops>
          <style:tab-stop style:position="0.499cm"/>
        </style:tab-stops>
      </style:paragraph-properties>
      <style:text-properties style:use-window-font-color="true" style:text-line-through-style="none" style:text-line-through-type="none" style:font-name="Arial" fo:font-size="12pt" fo:language="it" fo:country="IT" fo:font-style="normal" style:text-underline-style="none" fo:font-weight="bold" officeooo:rsid="00061d43" officeooo:paragraph-rsid="001240d3" style:font-name-asian="Times New Roman" style:font-size-asian="12pt" style:language-asian="zxx" style:country-asian="none" style:font-style-asian="normal" style:font-weight-asian="bold" style:font-name-complex="Arial" style:font-size-complex="12pt" style:language-complex="ar" style:country-complex="SA" style:font-style-complex="normal" style:font-weight-complex="bold" fo:hyphenate="false" fo:hyphenation-remain-char-count="2" fo:hyphenation-push-char-count="2"/>
    </style:style>
    <style:style style:name="P233" style:family="paragraph" style:parent-style-name="Standard">
      <style:paragraph-properties fo:margin-left="0cm" fo:margin-right="0.086cm" fo:margin-top="0cm" fo:margin-bottom="0cm" loext:contextual-spacing="false" fo:text-align="justify" style:justify-single-word="false" fo:hyphenation-ladder-count="no-limit" fo:text-indent="0cm" style:auto-text-indent="false" style:writing-mode="lr-tb">
        <style:tab-stops>
          <style:tab-stop style:position="0.499cm"/>
        </style:tab-stops>
      </style:paragraph-properties>
      <style:text-properties style:use-window-font-color="true" style:text-line-through-style="none" style:text-line-through-type="none" style:font-name="Arial" fo:font-size="12pt" fo:language="it" fo:country="IT" fo:font-style="normal" style:text-underline-style="none" fo:font-weight="bold" officeooo:rsid="00059405" officeooo:paragraph-rsid="001240d3" style:font-name-asian="Times New Roman" style:font-size-asian="12pt" style:language-asian="zxx" style:country-asian="none" style:font-style-asian="normal" style:font-weight-asian="bold" style:font-name-complex="Arial" style:font-size-complex="12pt" style:language-complex="ar" style:country-complex="SA" style:font-style-complex="normal" style:font-weight-complex="bold" fo:hyphenate="false" fo:hyphenation-remain-char-count="2" fo:hyphenation-push-char-count="2"/>
    </style:style>
    <style:style style:name="P234" style:family="paragraph" style:parent-style-name="Standard">
      <style:paragraph-properties fo:margin-left="0cm" fo:margin-right="0.086cm" fo:margin-top="0cm" fo:margin-bottom="0cm" loext:contextual-spacing="false" fo:text-align="justify" style:justify-single-word="false" fo:hyphenation-ladder-count="no-limit" fo:text-indent="0cm" style:auto-text-indent="false" style:writing-mode="lr-tb">
        <style:tab-stops>
          <style:tab-stop style:position="0.499cm"/>
        </style:tab-stops>
      </style:paragraph-properties>
      <style:text-properties style:use-window-font-color="true" style:text-line-through-style="none" style:text-line-through-type="none" style:font-name="Arial" fo:font-size="12pt" fo:language="it" fo:country="IT" fo:font-style="normal" style:text-underline-style="none" fo:font-weight="bold" officeooo:rsid="0009e693" officeooo:paragraph-rsid="001240d3" style:font-name-asian="Times New Roman" style:font-size-asian="12pt" style:language-asian="zxx" style:country-asian="none" style:font-style-asian="normal" style:font-weight-asian="bold" style:font-name-complex="Arial" style:font-size-complex="12pt" style:language-complex="ar" style:country-complex="SA" style:font-style-complex="normal" style:font-weight-complex="bold" fo:hyphenate="false" fo:hyphenation-remain-char-count="2" fo:hyphenation-push-char-count="2"/>
    </style:style>
    <style:style style:name="P235" style:family="paragraph" style:parent-style-name="Standard">
      <style:paragraph-properties fo:margin-left="0cm" fo:margin-right="0.086cm" fo:margin-top="0cm" fo:margin-bottom="0cm" loext:contextual-spacing="false" fo:text-align="justify" style:justify-single-word="false" fo:hyphenation-ladder-count="no-limit" fo:text-indent="0cm" style:auto-text-indent="false" style:writing-mode="lr-tb">
        <style:tab-stops>
          <style:tab-stop style:position="0.499cm"/>
        </style:tab-stops>
      </style:paragraph-properties>
      <style:text-properties style:use-window-font-color="true" style:text-line-through-style="none" style:text-line-through-type="none" style:font-name="Arial" fo:font-size="12pt" fo:language="it" fo:country="IT" fo:font-style="normal" style:text-underline-style="none" fo:font-weight="bold" officeooo:rsid="0009e693" officeooo:paragraph-rsid="0014fe71" style:font-name-asian="Times New Roman" style:font-size-asian="12pt" style:language-asian="zxx" style:country-asian="none" style:font-style-asian="normal" style:font-weight-asian="bold" style:font-name-complex="Arial" style:font-size-complex="12pt" style:language-complex="ar" style:country-complex="SA" style:font-style-complex="normal" style:font-weight-complex="bold" fo:hyphenate="false" fo:hyphenation-remain-char-count="2" fo:hyphenation-push-char-count="2"/>
    </style:style>
    <style:style style:name="P236" style:family="paragraph" style:parent-style-name="Standard">
      <style:paragraph-properties fo:margin-left="0cm" fo:margin-right="0.086cm" fo:margin-top="0cm" fo:margin-bottom="0cm" loext:contextual-spacing="false" fo:text-align="justify" style:justify-single-word="false" fo:hyphenation-ladder-count="no-limit" fo:text-indent="0cm" style:auto-text-indent="false" style:writing-mode="lr-tb">
        <style:tab-stops>
          <style:tab-stop style:position="0.499cm"/>
        </style:tab-stops>
      </style:paragraph-properties>
      <style:text-properties style:use-window-font-color="true" style:text-line-through-style="none" style:text-line-through-type="none" style:font-name="Arial" fo:font-size="12pt" fo:language="it" fo:country="IT" fo:font-style="normal" style:text-underline-style="none" fo:font-weight="bold" officeooo:rsid="0008a8e9" officeooo:paragraph-rsid="001240d3" style:font-name-asian="Times New Roman" style:font-size-asian="12pt" style:language-asian="zxx" style:country-asian="none" style:font-style-asian="normal" style:font-weight-asian="bold" style:font-name-complex="Arial" style:font-size-complex="12pt" style:language-complex="ar" style:country-complex="SA" style:font-style-complex="normal" style:font-weight-complex="bold" fo:hyphenate="false" fo:hyphenation-remain-char-count="2" fo:hyphenation-push-char-count="2"/>
    </style:style>
    <style:style style:name="P237" style:family="paragraph" style:parent-style-name="Standard">
      <style:paragraph-properties fo:margin-left="0cm" fo:margin-right="0.086cm" fo:margin-top="0cm" fo:margin-bottom="0cm" loext:contextual-spacing="false" fo:text-align="justify" style:justify-single-word="false" fo:hyphenation-ladder-count="no-limit" fo:text-indent="0cm" style:auto-text-indent="false" style:writing-mode="lr-tb">
        <style:tab-stops>
          <style:tab-stop style:position="0.499cm"/>
        </style:tab-stops>
      </style:paragraph-properties>
      <style:text-properties style:use-window-font-color="true" style:text-line-through-style="none" style:text-line-through-type="none" style:font-name="Arial" fo:font-size="12pt" fo:language="it" fo:country="IT" fo:font-style="normal" style:text-underline-style="none" fo:font-weight="bold" officeooo:rsid="00077ca4" officeooo:paragraph-rsid="0014fe71" style:font-name-asian="Times New Roman" style:font-size-asian="12pt" style:language-asian="zxx" style:country-asian="none" style:font-style-asian="normal" style:font-weight-asian="bold" style:font-name-complex="Arial" style:font-size-complex="12pt" style:language-complex="ar" style:country-complex="SA" style:font-style-complex="normal" style:font-weight-complex="bold" fo:hyphenate="false" fo:hyphenation-remain-char-count="2" fo:hyphenation-push-char-count="2"/>
    </style:style>
    <style:style style:name="P238" style:family="paragraph" style:parent-style-name="Standard">
      <style:paragraph-properties fo:margin-left="0cm" fo:margin-right="0.086cm" fo:margin-top="0cm" fo:margin-bottom="0cm" loext:contextual-spacing="false" fo:text-align="justify" style:justify-single-word="false" fo:hyphenation-ladder-count="no-limit" fo:text-indent="0cm" style:auto-text-indent="false" style:writing-mode="lr-tb">
        <style:tab-stops>
          <style:tab-stop style:position="0.499cm"/>
        </style:tab-stops>
      </style:paragraph-properties>
      <style:text-properties style:use-window-font-color="true" style:font-name="Arial" fo:font-size="12pt" fo:language="it" fo:country="IT" fo:font-weight="normal" officeooo:rsid="00059405" officeooo:paragraph-rsid="001240d3" style:font-name-asian="Arial" style:font-size-asian="12pt" style:font-weight-asian="normal" style:font-name-complex="Arial" style:font-size-complex="12pt" style:font-weight-complex="normal" fo:hyphenate="false" fo:hyphenation-remain-char-count="2" fo:hyphenation-push-char-count="2"/>
    </style:style>
    <style:style style:name="P239" style:family="paragraph" style:parent-style-name="Standard">
      <style:paragraph-properties fo:margin-left="0cm" fo:margin-right="0.086cm" fo:margin-top="0cm" fo:margin-bottom="0cm" loext:contextual-spacing="false" fo:line-height="100%" fo:text-align="justify" style:justify-single-word="false" fo:hyphenation-ladder-count="no-limit" fo:text-indent="0cm" style:auto-text-indent="false" style:vertical-align="auto" style:writing-mode="lr-tb">
        <style:tab-stops>
          <style:tab-stop style:position="0.499cm"/>
        </style:tab-stops>
      </style:paragraph-properties>
      <style:text-properties style:use-window-font-color="true" style:font-name="Arial" fo:font-size="12pt" fo:font-style="normal" officeooo:rsid="00056fdd" officeooo:paragraph-rsid="001f9028" style:font-name-asian="Arial" style:font-size-asian="12pt" style:language-asian="it" style:country-asian="IT" style:font-style-asian="normal" style:font-name-complex="Arial" style:font-size-complex="12pt" style:language-complex="ar" style:country-complex="SA" style:font-style-complex="normal" fo:hyphenate="false" fo:hyphenation-remain-char-count="2" fo:hyphenation-push-char-count="2"/>
    </style:style>
    <style:style style:name="P240" style:family="paragraph" style:parent-style-name="Text_20_body">
      <style:paragraph-properties fo:margin-left="0cm" fo:margin-right="0.086cm" fo:margin-top="0cm" fo:margin-bottom="0cm" loext:contextual-spacing="false" fo:text-align="justify" style:justify-single-word="false" fo:hyphenation-ladder-count="no-limit" fo:text-indent="0cm" style:auto-text-indent="false" style:writing-mode="lr-tb">
        <style:tab-stops>
          <style:tab-stop style:position="0.499cm"/>
        </style:tab-stops>
      </style:paragraph-properties>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fo:hyphenate="false" fo:hyphenation-remain-char-count="2" fo:hyphenation-push-char-count="2"/>
    </style:style>
    <style:style style:name="P241" style:family="paragraph" style:parent-style-name="Block_20_Text">
      <style:paragraph-properties fo:margin-left="0cm" fo:margin-right="0.086cm" fo:margin-top="0cm" fo:margin-bottom="0cm" loext:contextual-spacing="false" fo:text-align="justify" style:justify-single-word="false" fo:text-indent="0cm" style:auto-text-indent="false">
        <style:tab-stops>
          <style:tab-stop style:position="0.499cm"/>
        </style:tab-stops>
      </style:paragraph-properties>
      <style:text-properties style:use-window-font-color="true" style:text-line-through-style="solid" style:text-line-through-type="single" fo:language="it" fo:country="IT"/>
    </style:style>
    <style:style style:name="P242" style:family="paragraph" style:parent-style-name="Block_20_Text">
      <style:paragraph-properties fo:margin-left="0cm" fo:margin-right="0.086cm" fo:margin-top="0cm" fo:margin-bottom="0cm" loext:contextual-spacing="false" fo:text-align="justify" style:justify-single-word="false" fo:text-indent="0cm" style:auto-text-indent="false">
        <style:tab-stops>
          <style:tab-stop style:position="0.499cm"/>
        </style:tab-stops>
      </style:paragraph-properties>
      <style:text-properties style:use-window-font-color="true" style:text-line-through-style="solid" style:text-line-through-type="single" fo:language="it" fo:country="IT" fo:font-style="normal" style:font-style-asian="normal" style:font-style-complex="normal"/>
    </style:style>
    <style:style style:name="P243" style:family="paragraph" style:parent-style-name="Block_20_Text">
      <style:paragraph-properties fo:margin-left="0cm" fo:margin-right="0.086cm" fo:margin-top="0cm" fo:margin-bottom="0cm" loext:contextual-spacing="false" fo:text-align="justify" style:justify-single-word="false" fo:text-indent="0cm" style:auto-text-indent="false">
        <style:tab-stops>
          <style:tab-stop style:position="0.499cm"/>
        </style:tab-stops>
      </style:paragraph-properties>
      <style:text-properties style:use-window-font-color="true" fo:language="it" fo:country="IT" fo:font-style="normal" style:font-style-asian="normal" style:font-style-complex="normal"/>
    </style:style>
    <style:style style:name="P244" style:family="paragraph" style:parent-style-name="heading_20_3">
      <style:paragraph-properties fo:margin-left="0cm" fo:margin-right="0.086cm" fo:text-align="justify" style:justify-single-word="false" fo:text-indent="0cm" style:auto-text-indent="false"/>
      <style:text-properties style:use-window-font-color="true" fo:language="it" fo:country="IT"/>
    </style:style>
    <style:style style:name="P245" style:family="paragraph" style:parent-style-name="heading_20_3">
      <style:paragraph-properties fo:margin-left="0cm" fo:margin-right="0.086cm" fo:text-align="justify" style:justify-single-word="false" fo:text-indent="0cm" style:auto-text-indent="false">
        <style:tab-stops>
          <style:tab-stop style:position="0.499cm"/>
        </style:tab-stops>
      </style:paragraph-properties>
      <style:text-properties style:use-window-font-color="true" fo:language="it" fo:country="IT"/>
    </style:style>
    <style:style style:name="P246" style:family="paragraph" style:parent-style-name="Standard">
      <style:paragraph-properties fo:margin-left="0cm" fo:margin-right="0.086cm" fo:text-align="start" style:justify-single-word="false" fo:hyphenation-ladder-count="no-limit" fo:text-indent="0cm" style:auto-text-indent="false" style:text-autospace="none" style:writing-mode="lr-tb"/>
      <style:text-properties style:use-window-font-color="true" style:text-line-through-style="none" style:text-line-through-type="none" style:font-name="Arial" fo:font-size="12pt" fo:language="it" fo:country="IT" fo:font-style="normal" style:text-underline-style="none" fo:font-weight="normal" style:font-name-asian="TimesNewRoman,Bold" style:font-size-asian="12pt" style:language-asian="zxx" style:country-asian="none" style:font-style-asian="normal" style:font-weight-asian="normal" style:font-name-complex="TimesNewRoman,Bold" style:font-size-complex="12pt" style:language-complex="ar" style:country-complex="SA" style:font-style-complex="normal" style:font-weight-complex="normal" fo:hyphenate="false" fo:hyphenation-remain-char-count="2" fo:hyphenation-push-char-count="2"/>
    </style:style>
    <style:style style:name="P247" style:family="paragraph" style:parent-style-name="Standard">
      <style:paragraph-properties fo:margin-left="0cm" fo:margin-right="0.086cm" fo:text-align="justify" style:justify-single-word="false" fo:hyphenation-ladder-count="no-limit" fo:text-indent="0cm" style:auto-text-indent="false" style:vertical-align="auto" style:writing-mode="lr-tb">
        <style:tab-stops>
          <style:tab-stop style:position="0.499cm"/>
        </style:tab-stops>
      </style:paragraph-properties>
      <style:text-properties style:use-window-font-color="true" style:text-line-through-style="none" style:text-line-through-type="none" style:font-name="Arial" fo:font-size="12pt" fo:language="it" fo:country="IT" fo:font-style="normal" style:text-underline-style="none" fo:font-weight="normal" fo:background-color="transparent" style:font-name-asian="Arial" style:font-size-asian="12pt" style:language-asian="it" style:country-asian="IT" style:font-style-asian="normal" style:font-weight-asian="normal" style:font-name-complex="Arial" style:font-size-complex="12pt" style:font-style-complex="normal" style:font-weight-complex="normal" fo:hyphenate="false" fo:hyphenation-remain-char-count="2" fo:hyphenation-push-char-count="2"/>
    </style:style>
    <style:style style:name="P248" style:family="paragraph" style:parent-style-name="Standard">
      <style:paragraph-properties fo:margin-left="0cm" fo:margin-right="0.086cm" fo:text-align="justify" style:justify-single-word="false" fo:hyphenation-ladder-count="no-limit" fo:text-indent="0cm" style:auto-text-indent="false" style:writing-mode="lr-tb">
        <style:tab-stops>
          <style:tab-stop style:position="0.499cm"/>
        </style:tab-stops>
      </style:paragraph-properties>
      <style:text-properties style:use-window-font-color="true" style:text-line-through-style="none" style:text-line-through-type="none" style:font-name="Arial" fo:font-size="12pt" fo:language="it" fo:country="IT" fo:font-style="normal" fo:font-weight="bold" style:font-name-asian="Times New Roman" style:font-size-asian="12pt" style:language-asian="zxx" style:country-asian="none" style:font-style-asian="normal" style:font-weight-asian="bold" style:language-complex="ar" style:country-complex="SA" style:font-style-complex="normal" style:font-weight-complex="bold" fo:hyphenate="false" fo:hyphenation-remain-char-count="2" fo:hyphenation-push-char-count="2"/>
    </style:style>
    <style:style style:name="P249" style:family="paragraph" style:parent-style-name="Standard">
      <style:paragraph-properties fo:margin-left="0cm" fo:margin-right="0.086cm" fo:text-align="justify" style:justify-single-word="false" fo:hyphenation-ladder-count="no-limit" fo:text-indent="0cm" style:auto-text-indent="false" style:vertical-align="auto" style:writing-mode="lr-tb">
        <style:tab-stops>
          <style:tab-stop style:position="0.499cm"/>
        </style:tab-stops>
      </style:paragraph-properties>
      <style:text-properties style:use-window-font-color="true" style:text-line-through-style="none" style:text-line-through-type="none" style:font-name="Arial" fo:font-size="12pt" fo:language="it" fo:country="IT" fo:font-style="normal" fo:font-weight="bold" fo:background-color="transparent" style:font-name-asian="Arial" style:font-size-asian="12pt" style:language-asian="it" style:country-asian="IT" style:font-style-asian="normal" style:font-weight-asian="bold" style:font-name-complex="Arial" style:font-size-complex="12pt" style:font-style-complex="normal" style:font-weight-complex="bold" fo:hyphenate="false" fo:hyphenation-remain-char-count="2" fo:hyphenation-push-char-count="2"/>
    </style:style>
    <style:style style:name="P250" style:family="paragraph" style:parent-style-name="Standard">
      <style:paragraph-properties fo:margin-left="0cm" fo:margin-right="0.086cm" fo:text-align="justify" style:justify-single-word="false" fo:hyphenation-ladder-count="no-limit" fo:text-indent="0cm" style:auto-text-indent="false" style:writing-mode="lr-tb">
        <style:tab-stops>
          <style:tab-stop style:position="0.499cm"/>
        </style:tab-stops>
      </style:paragraph-properties>
      <style:text-properties style:use-window-font-color="true" style:text-line-through-style="none" style:text-line-through-type="none" style:font-name="Arial" fo:font-size="12pt" fo:language="it" fo:country="IT" fo:font-style="normal" fo:font-weight="normal" style:font-name-asian="Times New Roman" style:font-size-asian="12pt" style:language-asian="zxx" style:country-asian="none" style:font-style-asian="normal" style:font-weight-asian="normal" style:font-name-complex="Arial" style:font-size-complex="12pt" style:language-complex="ar" style:country-complex="SA" style:font-style-complex="normal" style:font-weight-complex="normal" fo:hyphenate="false" fo:hyphenation-remain-char-count="2" fo:hyphenation-push-char-count="2"/>
    </style:style>
    <style:style style:name="P251" style:family="paragraph" style:parent-style-name="Standard">
      <style:paragraph-properties fo:margin-left="0cm" fo:margin-right="0.086cm" fo:text-align="justify" style:justify-single-word="false" fo:hyphenation-ladder-count="no-limit" fo:text-indent="0cm" style:auto-text-indent="false" style:vertical-align="auto" style:writing-mode="lr-tb">
        <style:tab-stops>
          <style:tab-stop style:position="0.499cm"/>
        </style:tab-stops>
      </style:paragraph-properties>
      <style:text-properties style:use-window-font-color="true" style:text-line-through-style="none" style:text-line-through-type="none" style:font-name="Arial" fo:font-size="12pt" fo:language="it" fo:country="IT" fo:font-style="normal" fo:font-weight="normal" fo:background-color="transparent" style:font-name-asian="Arial" style:font-size-asian="12pt" style:language-asian="it" style:country-asian="IT" style:font-style-asian="normal" style:font-weight-asian="normal" style:font-name-complex="Arial" style:font-size-complex="12pt" style:font-style-complex="normal" style:font-weight-complex="normal" fo:hyphenate="false" fo:hyphenation-remain-char-count="2" fo:hyphenation-push-char-count="2"/>
    </style:style>
    <style:style style:name="P252" style:family="paragraph" style:parent-style-name="Standard">
      <style:paragraph-properties fo:margin-left="0cm" fo:margin-right="0.086cm" fo:text-align="justify" style:justify-single-word="false" fo:hyphenation-ladder-count="no-limit" fo:text-indent="0cm" style:auto-text-indent="false" style:writing-mode="lr-tb">
        <style:tab-stops>
          <style:tab-stop style:position="0.499cm"/>
        </style:tab-stops>
      </style:paragraph-properties>
      <style:text-properties style:use-window-font-color="true" style:font-name="NewAster" fo:font-size="9pt" fo:font-style="normal" fo:font-weight="bold" fo:background-color="#ffff00" style:font-name-asian="NewAster" style:font-size-asian="9pt" style:font-style-asian="normal" style:font-weight-asian="bold" style:font-name-complex="NewAster" style:font-size-complex="9pt" style:font-style-complex="normal" style:font-weight-complex="bold" fo:hyphenate="false" fo:hyphenation-remain-char-count="2" fo:hyphenation-push-char-count="2"/>
    </style:style>
    <style:style style:name="P253" style:family="paragraph" style:parent-style-name="Standard">
      <style:paragraph-properties fo:margin-left="0cm" fo:margin-right="0.086cm" fo:text-align="justify" style:justify-single-word="false" fo:hyphenation-ladder-count="no-limit" fo:text-indent="0cm" style:auto-text-indent="false" style:writing-mode="lr-tb">
        <style:tab-stops>
          <style:tab-stop style:position="0.499cm"/>
        </style:tab-stops>
      </style:paragraph-properties>
      <style:text-properties style:use-window-font-color="true" style:text-underline-style="none" fo:font-weight="normal" style:font-weight-asian="normal" style:font-size-complex="12pt" style:font-weight-complex="normal" fo:hyphenate="false" fo:hyphenation-remain-char-count="2" fo:hyphenation-push-char-count="2"/>
    </style:style>
    <style:style style:name="P254" style:family="paragraph" style:parent-style-name="Standard">
      <style:paragraph-properties fo:margin-left="0cm" fo:margin-right="0.086cm" fo:text-align="justify" style:justify-single-word="false" fo:hyphenation-ladder-count="no-limit" fo:text-indent="0cm" style:auto-text-indent="false" style:writing-mode="lr-tb">
        <style:tab-stops>
          <style:tab-stop style:position="0.499cm"/>
        </style:tab-stops>
      </style:paragraph-properties>
      <style:text-properties style:use-window-font-color="true" style:font-name="Arial" fo:font-size="12pt" fo:font-style="normal" style:font-name-asian="Arial" style:font-size-asian="12pt" style:font-style-asian="normal" style:font-name-complex="Arial" style:font-size-complex="12pt" style:font-style-complex="normal" fo:hyphenate="false" fo:hyphenation-remain-char-count="2" fo:hyphenation-push-char-count="2"/>
    </style:style>
    <style:style style:name="P255" style:family="paragraph" style:parent-style-name="Standard">
      <style:paragraph-properties fo:margin-left="0cm" fo:margin-right="0.086cm" fo:text-align="justify" style:justify-single-word="false" fo:hyphenation-ladder-count="no-limit" fo:text-indent="0cm" style:auto-text-indent="false" style:vertical-align="auto" style:writing-mode="lr-tb">
        <style:tab-stops>
          <style:tab-stop style:position="0.499cm"/>
        </style:tab-stops>
      </style:paragraph-properties>
      <style:text-properties style:use-window-font-color="true" style:font-name="Arial" fo:font-size="12pt" fo:font-style="normal" style:text-underline-style="none" fo:font-weight="bold" style:font-size-asian="12pt" style:font-style-asian="normal" style:font-weight-asian="bold" style:font-name-complex="Arial" style:font-size-complex="12pt" style:font-style-complex="normal" style:font-weight-complex="bold" fo:hyphenate="false" fo:hyphenation-remain-char-count="2" fo:hyphenation-push-char-count="2"/>
    </style:style>
    <style:style style:name="P256" style:family="paragraph" style:parent-style-name="Standard">
      <style:paragraph-properties fo:margin-left="0cm" fo:margin-right="0.086cm" fo:text-align="justify" style:justify-single-word="false" fo:hyphenation-ladder-count="no-limit" fo:text-indent="0cm" style:auto-text-indent="false" style:writing-mode="lr-tb">
        <style:tab-stops>
          <style:tab-stop style:position="0.499cm"/>
        </style:tab-stops>
      </style:paragraph-properties>
      <style:text-properties style:use-window-font-color="true" style:font-name="Arial" fo:font-size="12pt" fo:font-weight="normal" style:font-name-asian="Arial" style:font-size-asian="12pt" style:font-weight-asian="normal" style:font-name-complex="Arial" style:font-size-complex="12pt" style:font-weight-complex="normal" fo:hyphenate="false" fo:hyphenation-remain-char-count="2" fo:hyphenation-push-char-count="2"/>
    </style:style>
    <style:style style:name="P257" style:family="paragraph" style:parent-style-name="Standard">
      <style:paragraph-properties fo:margin-left="0cm" fo:margin-right="0.086cm" fo:text-align="justify" style:justify-single-word="false" fo:hyphenation-ladder-count="no-limit" fo:text-indent="0cm" style:auto-text-indent="false" style:vertical-align="auto" style:writing-mode="lr-tb">
        <style:tab-stops>
          <style:tab-stop style:position="0.499cm"/>
        </style:tab-stops>
      </style:paragraph-properties>
      <style:text-properties style:use-window-font-color="true" style:font-name="Arial" fo:font-size="12pt" fo:font-weight="normal" style:font-name-asian="Arial" style:font-size-asian="12pt" style:font-weight-asian="normal" style:font-name-complex="Arial" style:font-size-complex="12pt" style:font-weight-complex="normal" fo:hyphenate="false" fo:hyphenation-remain-char-count="2" fo:hyphenation-push-char-count="2"/>
    </style:style>
    <style:style style:name="P258" style:family="paragraph" style:parent-style-name="Standard">
      <style:paragraph-properties fo:margin-left="0cm" fo:margin-right="0.086cm" fo:text-align="justify" style:justify-single-word="false" fo:hyphenation-ladder-count="no-limit" fo:text-indent="0cm" style:auto-text-indent="false" style:writing-mode="lr-tb">
        <style:tab-stops>
          <style:tab-stop style:position="0.499cm"/>
        </style:tab-stops>
      </style:paragraph-properties>
      <style:text-properties style:use-window-font-color="true" style:font-name="Arial" fo:font-size="12pt" fo:font-weight="normal" officeooo:rsid="0006bdd9" officeooo:paragraph-rsid="0006bdd9" style:font-name-asian="Arial" style:font-size-asian="12pt" style:font-weight-asian="normal" style:font-name-complex="Arial" style:font-size-complex="12pt" style:font-weight-complex="normal" fo:hyphenate="false" fo:hyphenation-remain-char-count="2" fo:hyphenation-push-char-count="2"/>
    </style:style>
    <style:style style:name="P259" style:family="paragraph" style:parent-style-name="Standard">
      <style:paragraph-properties fo:margin-left="0cm" fo:margin-right="0.086cm" fo:text-align="justify" style:justify-single-word="false" fo:hyphenation-ladder-count="no-limit" fo:text-indent="0cm" style:auto-text-indent="false" style:writing-mode="lr-tb">
        <style:tab-stops>
          <style:tab-stop style:position="0.499cm"/>
        </style:tab-stops>
      </style:paragraph-properties>
      <style:text-properties style:use-window-font-color="true" style:font-name="Arial" fo:font-size="12pt" fo:font-weight="normal" style:font-name-asian="ITC Avant Garde Std Bk" style:font-size-asian="12pt" style:font-weight-asian="normal" style:font-size-complex="12pt" style:font-weight-complex="normal" fo:hyphenate="false" fo:hyphenation-remain-char-count="2" fo:hyphenation-push-char-count="2"/>
    </style:style>
    <style:style style:name="P260" style:family="paragraph" style:parent-style-name="Standard">
      <style:paragraph-properties fo:margin-left="0cm" fo:margin-right="0.086cm" fo:text-align="justify" style:justify-single-word="false" fo:hyphenation-ladder-count="no-limit" fo:text-indent="0cm" style:auto-text-indent="false" style:writing-mode="lr-tb">
        <style:tab-stops>
          <style:tab-stop style:position="0.499cm"/>
        </style:tab-stops>
      </style:paragraph-properties>
      <style:text-properties style:use-window-font-color="true" style:font-name="Arial" fo:font-size="12pt" fo:font-weight="normal" officeooo:rsid="0006bdd9" officeooo:paragraph-rsid="0006bdd9" style:font-name-asian="ITC Avant Garde Std Bk" style:font-size-asian="12pt" style:font-weight-asian="normal" style:font-size-complex="12pt" style:font-weight-complex="normal" fo:hyphenate="false" fo:hyphenation-remain-char-count="2" fo:hyphenation-push-char-count="2"/>
    </style:style>
    <style:style style:name="P261" style:family="paragraph" style:parent-style-name="Standard">
      <style:paragraph-properties fo:margin-left="0cm" fo:margin-right="0.086cm" fo:text-align="justify" style:justify-single-word="false" fo:hyphenation-ladder-count="no-limit" fo:text-indent="0cm" style:auto-text-indent="false" style:writing-mode="lr-tb">
        <style:tab-stops>
          <style:tab-stop style:position="0.499cm"/>
        </style:tab-stops>
      </style:paragraph-properties>
      <style:text-properties style:use-window-font-color="true" style:font-name="Arial" fo:font-size="12pt" fo:font-weight="bold" style:font-name-asian="Arial" style:font-size-asian="12pt" style:font-weight-asian="bold" style:font-name-complex="Arial" style:font-size-complex="12pt" style:font-weight-complex="bold" fo:hyphenate="false" fo:hyphenation-remain-char-count="2" fo:hyphenation-push-char-count="2"/>
    </style:style>
    <style:style style:name="P262" style:family="paragraph" style:parent-style-name="Standard">
      <style:paragraph-properties fo:margin-left="0cm" fo:margin-right="0.086cm" fo:text-align="justify" style:justify-single-word="false" fo:hyphenation-ladder-count="no-limit" fo:text-indent="0cm" style:auto-text-indent="false" style:writing-mode="lr-tb">
        <style:tab-stops>
          <style:tab-stop style:position="0.499cm"/>
        </style:tab-stops>
      </style:paragraph-properties>
      <style:text-properties style:use-window-font-color="true" style:font-name="Arial" fo:font-size="12pt" fo:font-weight="bold" officeooo:paragraph-rsid="0006bdd9" style:font-name-asian="Arial" style:font-size-asian="12pt" style:font-weight-asian="bold" style:font-name-complex="Arial" style:font-size-complex="12pt" style:font-weight-complex="bold" fo:hyphenate="false" fo:hyphenation-remain-char-count="2" fo:hyphenation-push-char-count="2"/>
    </style:style>
    <style:style style:name="P263" style:family="paragraph" style:parent-style-name="Standard">
      <style:paragraph-properties fo:margin-left="0cm" fo:margin-right="0.086cm" fo:text-align="justify" style:justify-single-word="false" fo:hyphenation-ladder-count="no-limit" fo:text-indent="0cm" style:auto-text-indent="false" style:writing-mode="lr-tb">
        <style:tab-stops>
          <style:tab-stop style:position="0.499cm"/>
        </style:tab-stops>
      </style:paragraph-properties>
      <style:text-properties officeooo:paragraph-rsid="0014fe71" fo:hyphenate="false" fo:hyphenation-remain-char-count="2" fo:hyphenation-push-char-count="2"/>
    </style:style>
    <style:style style:name="P264" style:family="paragraph" style:parent-style-name="Text_20_body_20_indent">
      <style:paragraph-properties fo:margin-left="0cm" fo:margin-right="0.086cm" fo:hyphenation-ladder-count="no-limit" fo:text-indent="0cm" style:auto-text-indent="false" style:vertical-align="auto" style:writing-mode="lr-tb"/>
      <style:text-properties style:use-window-font-color="true" style:text-line-through-style="none" style:text-line-through-type="none" style:font-name="Arial" fo:font-size="12pt" fo:language="it" fo:country="IT" fo:font-style="normal" style:text-underline-style="none" fo:font-weight="bold" style:font-name-asian="Times New Roman" style:font-size-asian="12pt" style:language-asian="zxx" style:country-asian="none" style:font-style-asian="normal" style:font-weight-asian="bold" style:language-complex="ar" style:country-complex="SA" style:font-style-complex="normal" style:font-weight-complex="bold" fo:hyphenate="false" fo:hyphenation-remain-char-count="2" fo:hyphenation-push-char-count="2"/>
    </style:style>
    <style:style style:name="P265" style:family="paragraph" style:parent-style-name="Text_20_body_20_indent">
      <style:paragraph-properties fo:margin-left="0cm" fo:margin-right="0.086cm" fo:hyphenation-ladder-count="no-limit" fo:text-indent="0cm" style:auto-text-indent="false" style:vertical-align="auto" style:writing-mode="lr-tb"/>
      <style:text-properties style:use-window-font-color="true" style:text-line-through-style="none" style:text-line-through-type="none" style:font-name="Arial" fo:font-size="12pt" fo:language="it" fo:country="IT" fo:font-style="normal" style:text-underline-style="none" fo:font-weight="bold" style:font-name-asian="Times New Roman" style:font-size-asian="12pt" style:language-asian="zxx" style:country-asian="none" style:font-style-asian="normal" style:font-weight-asian="bold" style:font-size-complex="14pt" style:language-complex="ar" style:country-complex="SA" style:font-style-complex="normal" style:font-weight-complex="bold" fo:hyphenate="false" fo:hyphenation-remain-char-count="2" fo:hyphenation-push-char-count="2"/>
    </style:style>
    <style:style style:name="P266" style:family="paragraph" style:parent-style-name="Text_20_body_20_indent">
      <style:paragraph-properties fo:margin-left="0cm" fo:margin-right="0.086cm" fo:hyphenation-ladder-count="no-limit" fo:text-indent="0cm" style:auto-text-indent="false" style:writing-mode="lr-tb"/>
      <style:text-properties style:use-window-font-color="true" style:text-line-through-style="none" style:text-line-through-type="none" style:font-name="Arial" fo:font-size="12pt" fo:language="it" fo:country="IT" fo:font-style="normal" style:text-underline-style="none" fo:font-weight="normal" style:font-name-asian="Times New Roman" style:font-size-asian="12pt" style:language-asian="zxx" style:country-asian="none" style:font-style-asian="normal" style:font-weight-asian="normal" style:language-complex="ar" style:country-complex="SA" style:font-style-complex="normal" style:font-weight-complex="normal" fo:hyphenate="false" fo:hyphenation-remain-char-count="2" fo:hyphenation-push-char-count="2"/>
    </style:style>
    <style:style style:name="P267" style:family="paragraph" style:parent-style-name="Text_20_body_20_indent">
      <style:paragraph-properties fo:margin-left="0cm" fo:margin-right="0.086cm" fo:hyphenation-ladder-count="no-limit" fo:text-indent="0cm" style:auto-text-indent="false" style:writing-mode="lr-tb"/>
      <style:text-properties style:use-window-font-color="true" style:text-line-through-style="none" style:text-line-through-type="none" style:font-name="Arial" fo:font-size="12pt" fo:language="it" fo:country="IT" fo:font-style="normal" style:text-underline-style="none" fo:font-weight="normal" style:font-name-asian="Times New Roman" style:font-size-asian="12pt" style:language-asian="zxx" style:country-asian="none" style:font-style-asian="normal" style:font-weight-asian="normal" style:font-name-complex="Arial" style:font-size-complex="12pt" style:language-complex="ar" style:country-complex="SA" style:font-style-complex="normal" style:font-weight-complex="normal" fo:hyphenate="false" fo:hyphenation-remain-char-count="2" fo:hyphenation-push-char-count="2"/>
    </style:style>
    <style:style style:name="P268" style:family="paragraph" style:parent-style-name="Text_20_body_20_indent">
      <style:paragraph-properties fo:margin-left="0cm" fo:margin-right="0.086cm" fo:hyphenation-ladder-count="no-limit" fo:text-indent="0cm" style:auto-text-indent="false" style:vertical-align="auto" style:writing-mode="lr-tb"/>
      <style:text-properties style:use-window-font-color="true" style:text-line-through-style="none" style:text-line-through-type="none" style:font-name="Arial" fo:font-size="12pt" fo:language="it" fo:country="IT" fo:font-style="normal" fo:font-weight="bold" style:font-name-asian="Times New Roman" style:font-size-asian="12pt" style:language-asian="zxx" style:country-asian="none" style:font-style-asian="normal" style:font-weight-asian="bold" style:language-complex="ar" style:country-complex="SA" style:font-style-complex="normal" style:font-weight-complex="bold" fo:hyphenate="false" fo:hyphenation-remain-char-count="2" fo:hyphenation-push-char-count="2"/>
    </style:style>
    <style:style style:name="P269" style:family="paragraph" style:parent-style-name="Text_20_body_20_indent">
      <style:paragraph-properties fo:margin-left="0cm" fo:margin-right="0.086cm" fo:text-align="start" style:justify-single-word="false" fo:hyphenation-ladder-count="no-limit" fo:text-indent="0cm" style:auto-text-indent="false" style:writing-mode="lr-tb">
        <style:tab-stops>
          <style:tab-stop style:position="0.499cm"/>
        </style:tab-stops>
      </style:paragraph-properties>
      <style:text-properties style:use-window-font-color="true" style:text-line-through-style="none" style:text-line-through-type="none" style:font-name="Arial" fo:font-size="12pt" fo:language="it" fo:country="IT" fo:font-style="normal" fo:font-weight="normal" style:font-name-asian="Times New Roman" style:font-size-asian="12pt" style:language-asian="zxx" style:country-asian="none" style:font-style-asian="normal" style:font-weight-asian="normal" style:font-name-complex="Arial" style:font-size-complex="12pt" style:language-complex="ar" style:country-complex="SA" style:font-style-complex="normal" style:font-weight-complex="normal" fo:hyphenate="false" fo:hyphenation-remain-char-count="2" fo:hyphenation-push-char-count="2"/>
    </style:style>
    <style:style style:name="P270" style:family="paragraph" style:parent-style-name="Text_20_body_20_indent">
      <style:paragraph-properties fo:margin-left="0cm" fo:margin-right="0.086cm" fo:text-align="start" style:justify-single-word="false" fo:hyphenation-ladder-count="no-limit" fo:text-indent="0cm" style:auto-text-indent="false" style:writing-mode="lr-tb">
        <style:tab-stops>
          <style:tab-stop style:position="0.499cm"/>
        </style:tab-stops>
      </style:paragraph-properties>
      <style:text-properties style:use-window-font-color="true" style:text-line-through-style="none" style:text-line-through-type="none" style:font-name="Arial" fo:font-size="12pt" fo:language="it" fo:country="IT" fo:font-style="normal" fo:font-weight="normal" officeooo:rsid="00199abb" officeooo:paragraph-rsid="0017c797" style:font-name-asian="Times New Roman" style:font-size-asian="12pt" style:language-asian="zxx" style:country-asian="none" style:font-style-asian="normal" style:font-weight-asian="normal" style:font-name-complex="Arial" style:font-size-complex="12pt" style:language-complex="ar" style:country-complex="SA" style:font-style-complex="normal" style:font-weight-complex="normal" fo:hyphenate="false" fo:hyphenation-remain-char-count="2" fo:hyphenation-push-char-count="2"/>
    </style:style>
    <style:style style:name="P271" style:family="paragraph" style:parent-style-name="Text_20_body_20_indent">
      <style:paragraph-properties fo:margin-left="0cm" fo:margin-right="0.086cm" fo:text-align="start" style:justify-single-word="false" fo:hyphenation-ladder-count="no-limit" fo:text-indent="0cm" style:auto-text-indent="false" style:writing-mode="lr-tb">
        <style:tab-stops>
          <style:tab-stop style:position="0.499cm"/>
        </style:tab-stops>
      </style:paragraph-properties>
      <style:text-properties style:use-window-font-color="true" style:text-line-through-style="none" style:text-line-through-type="none" style:font-name="Arial" fo:font-size="12pt" fo:language="it" fo:country="IT" fo:font-style="normal" fo:font-weight="normal" style:font-name-asian="Times New Roman" style:font-size-asian="12pt" style:language-asian="zxx" style:country-asian="none" style:font-style-asian="normal" style:font-weight-asian="normal" style:font-name-complex="AvantGarde-Book" style:font-size-complex="8pt" style:language-complex="ar" style:country-complex="SA" style:font-style-complex="normal" style:font-weight-complex="normal" fo:hyphenate="false" fo:hyphenation-remain-char-count="2" fo:hyphenation-push-char-count="2"/>
    </style:style>
    <style:style style:name="P272" style:family="paragraph" style:parent-style-name="Text_20_body_20_indent">
      <style:paragraph-properties fo:margin-left="0cm" fo:margin-right="0.086cm" fo:hyphenation-ladder-count="no-limit" fo:text-indent="0cm" style:auto-text-indent="false" style:vertical-align="auto" style:writing-mode="lr-tb"/>
      <style:text-properties style:use-window-font-color="true" style:text-line-through-style="none" style:text-line-through-type="none" style:font-name="Arial" fo:font-size="12pt" fo:language="it" fo:country="IT" fo:font-style="normal" fo:font-weight="normal" style:font-name-asian="Times New Roman" style:font-size-asian="12pt" style:language-asian="zxx" style:country-asian="none" style:font-style-asian="normal" style:font-weight-asian="normal" style:language-complex="ar" style:country-complex="SA" style:font-style-complex="normal" style:font-weight-complex="normal" fo:hyphenate="false" fo:hyphenation-remain-char-count="2" fo:hyphenation-push-char-count="2"/>
    </style:style>
    <style:style style:name="P273" style:family="paragraph" style:parent-style-name="Text_20_body_20_indent">
      <style:paragraph-properties fo:margin-left="0cm" fo:margin-right="0.086cm" fo:hyphenation-ladder-count="no-limit" fo:text-indent="0cm" style:auto-text-indent="false" style:writing-mode="lr-tb"/>
      <style:text-properties style:use-window-font-color="true" fo:hyphenate="false" fo:hyphenation-remain-char-count="2" fo:hyphenation-push-char-count="2"/>
    </style:style>
    <style:style style:name="P274" style:family="paragraph" style:parent-style-name="Text_20_body_20_indent">
      <style:paragraph-properties fo:margin-left="0cm" fo:margin-right="0.086cm" fo:text-align="start" style:justify-single-word="false" fo:hyphenation-ladder-count="no-limit" fo:text-indent="0cm" style:auto-text-indent="false" style:writing-mode="lr-tb">
        <style:tab-stops>
          <style:tab-stop style:position="0.499cm"/>
        </style:tab-stops>
      </style:paragraph-properties>
      <style:text-properties fo:hyphenate="false" fo:hyphenation-remain-char-count="2" fo:hyphenation-push-char-count="2"/>
    </style:style>
    <style:style style:name="P275" style:family="paragraph" style:parent-style-name="heading_20_4">
      <style:paragraph-properties fo:margin-left="0cm" fo:margin-right="0.086cm" fo:text-align="justify" style:justify-single-word="false" fo:text-indent="0cm" style:auto-text-indent="false">
        <style:tab-stops>
          <style:tab-stop style:position="0.499cm"/>
        </style:tab-stops>
      </style:paragraph-properties>
      <style:text-properties style:use-window-font-color="true" style:text-line-through-style="solid" style:text-line-through-type="single" fo:language="it" fo:country="IT" fo:font-style="italic" fo:font-weight="normal" style:font-style-asian="italic" style:font-weight-asian="normal" style:font-style-complex="italic" style:font-weight-complex="normal"/>
    </style:style>
    <style:style style:name="P276" style:family="paragraph" style:parent-style-name="heading_20_4">
      <style:paragraph-properties fo:margin-left="0cm" fo:margin-right="0.086cm" fo:text-align="justify" style:justify-single-word="false" fo:text-indent="0cm" style:auto-text-indent="false">
        <style:tab-stops>
          <style:tab-stop style:position="0.499cm"/>
        </style:tab-stops>
      </style:paragraph-properties>
      <style:text-properties style:use-window-font-color="true" style:text-line-through-style="solid" style:text-line-through-type="single" fo:language="it" fo:country="IT" fo:font-style="italic" style:font-style-asian="italic" style:font-style-complex="italic"/>
    </style:style>
    <style:style style:name="P277" style:family="paragraph" style:parent-style-name="heading_20_4">
      <style:paragraph-properties fo:margin-left="0cm" fo:margin-right="0.086cm" fo:text-align="justify" style:justify-single-word="false" fo:text-indent="0cm" style:auto-text-indent="false">
        <style:tab-stops>
          <style:tab-stop style:position="0.499cm"/>
        </style:tab-stops>
      </style:paragraph-properties>
      <style:text-properties style:use-window-font-color="true" style:text-line-through-style="solid" style:text-line-through-type="single" fo:language="it" fo:country="IT"/>
    </style:style>
    <style:style style:name="P278" style:family="paragraph" style:parent-style-name="heading_20_4">
      <style:paragraph-properties fo:margin-left="0cm" fo:margin-right="0.086cm" fo:text-align="justify" style:justify-single-word="false" fo:text-indent="0cm" style:auto-text-indent="false">
        <style:tab-stops>
          <style:tab-stop style:position="0.499cm"/>
        </style:tab-stops>
      </style:paragraph-properties>
      <style:text-properties style:use-window-font-color="true" style:text-line-through-style="solid" style:text-line-through-type="single" fo:language="it" fo:country="IT" fo:font-weight="normal" style:font-weight-asian="normal" style:font-weight-complex="normal"/>
    </style:style>
    <style:style style:name="P279" style:family="paragraph" style:parent-style-name="heading_20_4">
      <style:paragraph-properties fo:margin-left="0cm" fo:margin-right="0.086cm" fo:text-align="justify" style:justify-single-word="false" fo:text-indent="0cm" style:auto-text-indent="false">
        <style:tab-stops>
          <style:tab-stop style:position="0.499cm"/>
        </style:tab-stops>
      </style:paragraph-properties>
      <style:text-properties style:use-window-font-color="true" fo:language="it" fo:country="IT" fo:font-weight="normal" style:font-weight-asian="normal" style:font-weight-complex="normal"/>
    </style:style>
    <style:style style:name="P280" style:family="paragraph" style:parent-style-name="heading_20_4">
      <style:paragraph-properties fo:margin-left="0cm" fo:margin-right="0.086cm" fo:text-align="justify" style:justify-single-word="false" fo:text-indent="0cm" style:auto-text-indent="false"/>
      <style:text-properties style:use-window-font-color="true" fo:language="it" fo:country="IT"/>
    </style:style>
    <style:style style:name="P281" style:family="paragraph" style:parent-style-name="heading_20_4">
      <style:paragraph-properties fo:margin-left="0cm" fo:margin-right="0.086cm" fo:text-align="justify" style:justify-single-word="false" fo:text-indent="0cm" style:auto-text-indent="false">
        <style:tab-stops>
          <style:tab-stop style:position="0.499cm"/>
        </style:tab-stops>
      </style:paragraph-properties>
      <style:text-properties style:use-window-font-color="true" fo:language="it" fo:country="IT"/>
    </style:style>
    <style:style style:name="P282" style:family="paragraph" style:parent-style-name="heading_20_1">
      <style:paragraph-properties fo:margin-left="0cm" fo:margin-right="0.086cm" fo:text-align="justify" style:justify-single-word="false" fo:text-indent="0cm" style:auto-text-indent="false">
        <style:tab-stops>
          <style:tab-stop style:position="0.499cm"/>
        </style:tab-stops>
      </style:paragraph-properties>
      <style:text-properties style:use-window-font-color="true" fo:language="it" fo:country="IT" fo:font-style="normal" style:font-style-asian="normal" style:font-style-complex="normal"/>
    </style:style>
    <style:style style:name="P283" style:family="paragraph" style:parent-style-name="heading_20_1">
      <style:paragraph-properties fo:margin-left="0cm" fo:margin-right="0.086cm" fo:text-align="justify" style:justify-single-word="false" fo:text-indent="0cm" style:auto-text-indent="false">
        <style:tab-stops>
          <style:tab-stop style:position="0.499cm"/>
        </style:tab-stops>
      </style:paragraph-properties>
      <style:text-properties style:use-window-font-color="true" style:text-line-through-style="solid" style:text-line-through-type="single" fo:language="it" fo:country="IT"/>
    </style:style>
    <style:style style:name="P284" style:family="paragraph" style:parent-style-name="heading_20_2">
      <style:paragraph-properties fo:margin-left="0cm" fo:margin-right="0.086cm" fo:text-align="justify" style:justify-single-word="false" fo:text-indent="0cm" style:auto-text-indent="false">
        <style:tab-stops>
          <style:tab-stop style:position="0.499cm"/>
        </style:tab-stops>
      </style:paragraph-properties>
      <style:text-properties style:use-window-font-color="true" fo:font-size="18pt" fo:language="it" fo:country="IT" style:text-underline-style="solid" style:text-underline-width="auto" style:text-underline-color="font-color" style:font-size-asian="18pt" style:font-size-complex="18pt"/>
    </style:style>
    <style:style style:name="P285" style:family="paragraph" style:parent-style-name="heading_20_2">
      <style:paragraph-properties fo:margin-left="0cm" fo:margin-right="0.086cm" fo:text-align="justify" style:justify-single-word="false" fo:text-indent="0cm" style:auto-text-indent="false"/>
      <style:text-properties style:use-window-font-color="true" style:text-line-through-style="solid" style:text-line-through-type="single" fo:font-size="12pt" fo:language="it" fo:country="IT" fo:font-style="italic" fo:font-weight="normal" style:font-size-asian="12pt" style:font-style-asian="italic" style:font-weight-asian="normal" style:font-size-complex="12pt" style:font-style-complex="italic" style:font-weight-complex="normal"/>
    </style:style>
    <style:style style:name="P286" style:family="paragraph" style:parent-style-name="heading_20_2">
      <style:paragraph-properties fo:margin-left="0cm" fo:margin-right="0.086cm" fo:text-align="justify" style:justify-single-word="false" fo:text-indent="0cm" style:auto-text-indent="false">
        <style:tab-stops>
          <style:tab-stop style:position="0.499cm"/>
        </style:tab-stops>
      </style:paragraph-properties>
      <style:text-properties style:use-window-font-color="true" style:text-line-through-style="solid" style:text-line-through-type="single" fo:font-size="12pt" fo:language="it" fo:country="IT" fo:font-style="italic" fo:font-weight="normal" style:font-size-asian="12pt" style:font-style-asian="italic" style:font-weight-asian="normal" style:font-size-complex="12pt" style:font-style-complex="italic" style:font-weight-complex="normal"/>
    </style:style>
    <style:style style:name="P287" style:family="paragraph" style:parent-style-name="heading_20_2">
      <style:paragraph-properties fo:margin-left="0cm" fo:margin-right="0.086cm" fo:text-align="justify" style:justify-single-word="false" fo:text-indent="0cm" style:auto-text-indent="false">
        <style:tab-stops>
          <style:tab-stop style:position="0.499cm"/>
        </style:tab-stops>
      </style:paragraph-properties>
      <style:text-properties style:use-window-font-color="true" style:text-line-through-style="solid" style:text-line-through-type="single" fo:font-size="12pt" fo:language="it" fo:country="IT" fo:font-style="italic" style:font-size-asian="12pt" style:font-style-asian="italic" style:font-size-complex="12pt" style:font-style-complex="italic"/>
    </style:style>
    <style:style style:name="P288" style:family="paragraph" style:parent-style-name="heading_20_2">
      <style:paragraph-properties fo:margin-left="0cm" fo:margin-right="0.086cm" fo:text-align="justify" style:justify-single-word="false" fo:text-indent="0cm" style:auto-text-indent="false">
        <style:tab-stops>
          <style:tab-stop style:position="0.499cm"/>
        </style:tab-stops>
      </style:paragraph-properties>
      <style:text-properties style:use-window-font-color="true" style:text-line-through-style="solid" style:text-line-through-type="single" fo:font-size="12pt" fo:language="it" fo:country="IT" style:font-size-asian="12pt" style:font-size-complex="12pt"/>
    </style:style>
    <style:style style:name="P289" style:family="paragraph" style:parent-style-name="heading_20_2">
      <style:paragraph-properties fo:margin-left="0cm" fo:margin-right="0.086cm" fo:text-align="justify" style:justify-single-word="false" fo:text-indent="0cm" style:auto-text-indent="false"/>
      <style:text-properties style:use-window-font-color="true" style:text-line-through-style="solid" style:text-line-through-type="single" fo:font-size="12pt" fo:language="it" fo:country="IT" fo:font-weight="normal" style:font-size-asian="12pt" style:font-weight-asian="normal" style:font-size-complex="12pt" style:font-weight-complex="normal"/>
    </style:style>
    <style:style style:name="P290" style:family="paragraph" style:parent-style-name="heading_20_2">
      <style:paragraph-properties fo:margin-left="0cm" fo:margin-right="0.086cm" fo:text-align="justify" style:justify-single-word="false" fo:text-indent="0cm" style:auto-text-indent="false">
        <style:tab-stops>
          <style:tab-stop style:position="0.499cm"/>
        </style:tab-stops>
      </style:paragraph-properties>
      <style:text-properties style:use-window-font-color="true" style:text-line-through-style="solid" style:text-line-through-type="single" fo:language="it" fo:country="IT" fo:font-style="italic" style:font-style-asian="italic" style:font-style-complex="italic"/>
    </style:style>
    <style:style style:name="P291" style:family="paragraph" style:parent-style-name="heading_20_2">
      <style:paragraph-properties fo:margin-left="0cm" fo:margin-right="0.086cm" fo:text-align="justify" style:justify-single-word="false" fo:text-indent="0cm" style:auto-text-indent="false"/>
      <style:text-properties style:use-window-font-color="true" fo:font-size="12pt" fo:language="it" fo:country="IT" fo:font-weight="normal" style:font-size-asian="12pt" style:font-weight-asian="normal" style:font-size-complex="12pt" style:font-weight-complex="normal"/>
    </style:style>
    <style:style style:name="P292" style:family="paragraph" style:parent-style-name="heading_20_2">
      <style:paragraph-properties fo:margin-left="0cm" fo:margin-right="0.086cm" fo:text-align="justify" style:justify-single-word="false" fo:text-indent="0cm" style:auto-text-indent="false">
        <style:tab-stops>
          <style:tab-stop style:position="0.499cm"/>
        </style:tab-stops>
      </style:paragraph-properties>
      <style:text-properties style:use-window-font-color="true" fo:font-size="12pt" fo:language="it" fo:country="IT" fo:font-weight="normal" style:font-size-asian="12pt" style:font-weight-asian="normal" style:font-size-complex="12pt" style:font-weight-complex="normal"/>
    </style:style>
    <style:style style:name="P293" style:family="paragraph" style:parent-style-name="heading_20_2">
      <style:paragraph-properties fo:margin-left="0cm" fo:margin-right="0.086cm" fo:text-align="justify" style:justify-single-word="false" fo:text-indent="0cm" style:auto-text-indent="false"/>
      <style:text-properties style:use-window-font-color="true" fo:font-size="12pt" fo:language="it" fo:country="IT" style:font-size-asian="12pt" style:font-size-complex="12pt"/>
    </style:style>
    <style:style style:name="P294" style:family="paragraph" style:parent-style-name="heading_20_2">
      <style:paragraph-properties fo:margin-left="0cm" fo:margin-right="0.086cm" fo:text-align="justify" style:justify-single-word="false" fo:text-indent="0cm" style:auto-text-indent="false">
        <style:tab-stops>
          <style:tab-stop style:position="0.499cm"/>
        </style:tab-stops>
      </style:paragraph-properties>
      <style:text-properties style:use-window-font-color="true" fo:font-size="12pt" fo:language="it" fo:country="IT" style:font-size-asian="12pt" style:font-size-complex="12pt"/>
    </style:style>
    <style:style style:name="P295" style:family="paragraph" style:parent-style-name="heading_20_2">
      <style:paragraph-properties fo:margin-left="0cm" fo:margin-right="0.086cm" fo:text-align="justify" style:justify-single-word="false" fo:text-indent="0cm" style:auto-text-indent="false" style:vertical-align="auto">
        <style:tab-stops>
          <style:tab-stop style:position="0.499cm"/>
        </style:tab-stops>
      </style:paragraph-properties>
      <style:text-properties style:use-window-font-color="true" fo:font-size="12pt" fo:language="it" fo:country="IT" style:font-size-asian="12pt" style:language-asian="it" style:country-asian="IT" style:font-size-complex="12pt"/>
    </style:style>
    <style:style style:name="P296" style:family="paragraph" style:parent-style-name="heading_20_2">
      <style:paragraph-properties fo:margin-left="0cm" fo:margin-right="0.086cm" fo:text-align="justify" style:justify-single-word="false" fo:text-indent="0cm" style:auto-text-indent="false">
        <style:tab-stops>
          <style:tab-stop style:position="0.499cm"/>
        </style:tab-stops>
      </style:paragraph-properties>
      <style:text-properties style:use-window-font-color="true" fo:language="it" fo:country="IT"/>
    </style:style>
    <style:style style:name="P297" style:family="paragraph" style:parent-style-name="heading_20_2">
      <style:paragraph-properties fo:margin-left="0cm" fo:margin-right="0.086cm" fo:text-align="justify" style:justify-single-word="false" fo:text-indent="0cm" style:auto-text-indent="false" fo:break-before="page">
        <style:tab-stops>
          <style:tab-stop style:position="0.499cm"/>
        </style:tab-stops>
      </style:paragraph-properties>
      <style:text-properties style:use-window-font-color="true" fo:font-size="18pt" fo:language="it" fo:country="IT" style:text-underline-style="solid" style:text-underline-width="auto" style:text-underline-color="font-color" style:font-size-asian="18pt" style:font-size-complex="18pt"/>
    </style:style>
    <style:style style:name="P298" style:family="paragraph" style:parent-style-name="heading_20_5">
      <style:paragraph-properties fo:margin-left="0cm" fo:margin-right="0.086cm" fo:text-align="justify" style:justify-single-word="false" fo:text-indent="0cm" style:auto-text-indent="false">
        <style:tab-stops>
          <style:tab-stop style:position="0.499cm"/>
        </style:tab-stops>
      </style:paragraph-properties>
      <style:text-properties style:use-window-font-color="true" style:text-line-through-style="solid" style:text-line-through-type="single" fo:language="it" fo:country="IT" fo:font-style="italic" style:font-style-asian="italic" style:font-style-complex="italic"/>
    </style:style>
    <style:style style:name="P299" style:family="paragraph" style:parent-style-name="heading_20_5">
      <style:paragraph-properties fo:margin-left="0cm" fo:margin-right="0.086cm" fo:text-align="justify" style:justify-single-word="false" fo:text-indent="0cm" style:auto-text-indent="false">
        <style:tab-stops>
          <style:tab-stop style:position="0.499cm"/>
        </style:tab-stops>
      </style:paragraph-properties>
      <style:text-properties style:use-window-font-color="true" fo:language="it" fo:country="IT"/>
    </style:style>
    <style:style style:name="P300" style:family="paragraph" style:parent-style-name="heading_20_7">
      <style:paragraph-properties fo:margin-left="0cm" fo:margin-right="0.086cm" fo:text-align="justify" style:justify-single-word="false" fo:text-indent="0cm" style:auto-text-indent="false"/>
      <style:text-properties style:use-window-font-color="true" fo:language="it" fo:country="IT"/>
    </style:style>
    <style:style style:name="P301" style:family="paragraph" style:parent-style-name="Body_20_Text_20_3">
      <style:paragraph-properties fo:margin-left="0cm" fo:margin-right="0.086cm" fo:text-align="justify" style:justify-single-word="false" fo:text-indent="0cm" style:auto-text-indent="false"/>
      <style:text-properties style:use-window-font-color="true" fo:language="it" fo:country="IT"/>
    </style:style>
    <style:style style:name="P302" style:family="paragraph" style:parent-style-name="Body_20_Text_20_3">
      <style:paragraph-properties fo:margin-left="0cm" fo:margin-right="0.086cm" fo:text-align="justify" style:justify-single-word="false" fo:text-indent="0cm" style:auto-text-indent="false">
        <style:tab-stops>
          <style:tab-stop style:position="0.499cm"/>
        </style:tab-stops>
      </style:paragraph-properties>
      <style:text-properties style:use-window-font-color="true" fo:language="it" fo:country="IT"/>
    </style:style>
    <style:style style:name="P303" style:family="paragraph" style:parent-style-name="Body_20_Text_20_3">
      <style:paragraph-properties fo:margin-left="0cm" fo:margin-right="0.086cm" fo:text-align="justify" style:justify-single-word="false" fo:text-indent="0cm" style:auto-text-indent="false">
        <style:tab-stops>
          <style:tab-stop style:position="0.506cm"/>
        </style:tab-stops>
      </style:paragraph-properties>
      <style:text-properties style:use-window-font-color="true" fo:language="it" fo:country="IT"/>
    </style:style>
    <style:style style:name="P304" style:family="paragraph" style:parent-style-name="Body_20_Text_20_3">
      <style:paragraph-properties fo:margin-left="0cm" fo:margin-right="0.086cm" fo:text-align="justify" style:justify-single-word="false" fo:text-indent="0cm" style:auto-text-indent="false">
        <style:tab-stops>
          <style:tab-stop style:position="0.499cm"/>
        </style:tab-stops>
      </style:paragraph-properties>
      <style:text-properties style:use-window-font-color="true" fo:language="it" fo:country="IT" fo:font-weight="bold" style:font-weight-asian="bold" style:font-weight-complex="bold"/>
    </style:style>
    <style:style style:name="P305" style:family="paragraph" style:parent-style-name="Body_20_Text_20_3">
      <style:paragraph-properties fo:margin-left="0cm" fo:margin-right="0.086cm" fo:text-align="justify" style:justify-single-word="false" fo:text-indent="0cm" style:auto-text-indent="false"/>
      <style:text-properties style:use-window-font-color="true" style:text-line-through-style="solid" style:text-line-through-type="single" fo:language="it" fo:country="IT"/>
    </style:style>
    <style:style style:name="P306" style:family="paragraph" style:parent-style-name="Body_20_Text_20_3">
      <style:paragraph-properties fo:margin-left="0cm" fo:margin-right="0.086cm" fo:text-align="justify" style:justify-single-word="false" fo:text-indent="0cm" style:auto-text-indent="false">
        <style:tab-stops>
          <style:tab-stop style:position="0.499cm"/>
        </style:tab-stops>
      </style:paragraph-properties>
      <style:text-properties style:use-window-font-color="true" style:text-line-through-style="solid" style:text-line-through-type="single" fo:language="it" fo:country="IT"/>
    </style:style>
    <style:style style:name="P307" style:family="paragraph" style:parent-style-name="Body_20_Text_20_3">
      <style:paragraph-properties fo:margin-left="0cm" fo:margin-right="0.086cm" fo:text-align="justify" style:justify-single-word="false" fo:text-indent="0cm" style:auto-text-indent="false"/>
      <style:text-properties style:use-window-font-color="true" style:text-line-through-style="solid" style:text-line-through-type="single" fo:language="it" fo:country="IT" fo:font-style="italic" style:font-style-asian="italic" style:font-style-complex="italic"/>
    </style:style>
    <style:style style:name="P308" style:family="paragraph" style:parent-style-name="Body_20_Text_20_3">
      <style:paragraph-properties fo:margin-left="0cm" fo:margin-right="0.086cm" fo:text-align="justify" style:justify-single-word="false" fo:text-indent="0cm" style:auto-text-indent="false">
        <style:tab-stops>
          <style:tab-stop style:position="0.499cm"/>
        </style:tab-stops>
      </style:paragraph-properties>
      <style:text-properties style:use-window-font-color="true" style:text-line-through-style="solid" style:text-line-through-type="single" fo:language="it" fo:country="IT" fo:font-style="italic" style:font-style-asian="italic" style:font-style-complex="italic"/>
    </style:style>
    <style:style style:name="P309" style:family="paragraph" style:parent-style-name="Body_20_Text">
      <style:paragraph-properties fo:margin-left="0cm" fo:margin-right="0.086cm" fo:text-align="justify" style:justify-single-word="false" fo:text-indent="0cm" style:auto-text-indent="false">
        <style:tab-stops>
          <style:tab-stop style:position="0.499cm"/>
        </style:tab-stops>
      </style:paragraph-properties>
      <style:text-properties style:use-window-font-color="true" style:font-name="Arial" fo:font-size="12pt" fo:language="it" fo:country="IT" fo:font-style="normal" style:font-name-asian="Arial" style:font-size-asian="12pt" style:font-style-asian="normal" style:font-name-complex="Arial" style:font-size-complex="12pt" style:font-style-complex="normal"/>
    </style:style>
    <style:style style:name="P310" style:family="paragraph" style:parent-style-name="Standard">
      <style:paragraph-properties fo:margin-left="0.499cm" fo:margin-right="0cm" fo:margin-top="0cm" fo:margin-bottom="0cm" loext:contextual-spacing="false" fo:text-align="justify" style:justify-single-word="false" fo:text-indent="-0.499cm" style:auto-text-indent="false">
        <style:tab-stops/>
      </style:paragraph-properties>
    </style:style>
    <style:style style:name="P311" style:family="paragraph" style:parent-style-name="Standard">
      <style:paragraph-properties fo:margin-left="0.499cm" fo:margin-right="0cm" fo:margin-top="0cm" fo:margin-bottom="0cm" loext:contextual-spacing="false" fo:text-align="justify" style:justify-single-word="false" fo:text-indent="-0.499cm" style:auto-text-indent="false" style:vertical-align="auto">
        <style:tab-stops/>
      </style:paragraph-properties>
      <style:text-properties style:use-window-font-color="true" style:font-name="Arial" fo:font-size="12pt" fo:language="it" fo:country="IT" style:font-name-asian="Arial" style:font-size-asian="12pt" style:language-asian="zxx" style:country-asian="none" style:font-name-complex="Arial" style:font-size-complex="12pt"/>
    </style:style>
    <style:style style:name="P312" style:family="paragraph" style:parent-style-name="Standard">
      <style:paragraph-properties fo:margin-left="0.499cm" fo:margin-right="0cm" fo:margin-top="0cm" fo:margin-bottom="0cm" loext:contextual-spacing="false" fo:text-align="justify" style:justify-single-word="false" fo:text-indent="-0.499cm" style:auto-text-indent="false">
        <style:tab-stops/>
      </style:paragraph-properties>
      <style:text-properties style:use-window-font-color="true" style:font-name="Arial" fo:font-size="12pt" fo:language="it" fo:country="IT" fo:font-weight="normal" style:font-name-asian="Arial" style:font-size-asian="12pt" style:language-asian="zxx" style:country-asian="none" style:font-weight-asian="normal" style:font-name-complex="Arial" style:font-size-complex="12pt" style:font-weight-complex="normal"/>
    </style:style>
    <style:style style:name="P313" style:family="paragraph" style:parent-style-name="Standard">
      <loext:graphic-properties draw:fill="solid" draw:fill-color="#ffffff" draw:opacity="100%"/>
      <style:paragraph-properties fo:margin-left="0.499cm" fo:margin-right="0cm" fo:margin-top="0cm" fo:margin-bottom="0cm" loext:contextual-spacing="false" fo:text-align="justify" style:justify-single-word="false" fo:orphans="2" fo:widows="2" fo:text-indent="-0.499cm" style:auto-text-indent="false" fo:background-color="#ffffff" style:vertical-align="auto"/>
      <style:text-properties style:use-window-font-color="true" style:font-name="Arial" fo:font-size="12pt" fo:language="it" fo:country="IT" fo:font-weight="normal" fo:background-color="transparent" style:font-size-asian="12pt" style:language-asian="zxx" style:country-asian="none" style:font-weight-asian="normal" style:font-name-complex="Arial" style:font-size-complex="12pt" style:font-weight-complex="normal"/>
    </style:style>
    <style:style style:name="P314" style:family="paragraph" style:parent-style-name="Standard">
      <loext:graphic-properties draw:fill="solid" draw:fill-color="#ffffff" draw:opacity="100%"/>
      <style:paragraph-properties fo:margin-left="0.499cm" fo:margin-right="0cm" fo:margin-top="0cm" fo:margin-bottom="0cm" loext:contextual-spacing="false" fo:text-align="justify" style:justify-single-word="false" fo:orphans="0" fo:widows="0" fo:text-indent="-0.499cm" style:auto-text-indent="false" fo:background-color="#ffffff" style:text-autospace="none">
        <style:tab-stops/>
      </style:paragraph-properties>
      <style:text-properties style:use-window-font-color="true" style:font-name="Arial" fo:font-size="12pt" fo:font-style="normal" style:text-underline-style="none" fo:font-weight="normal" style:font-size-asian="12pt" style:language-asian="zxx" style:country-asian="none" style:font-style-asian="normal" style:font-weight-asian="normal" style:font-name-complex="Arial" style:font-size-complex="12pt" style:font-style-complex="normal" style:font-weight-complex="normal"/>
    </style:style>
    <style:style style:name="P315" style:family="paragraph" style:parent-style-name="Standard">
      <style:paragraph-properties fo:margin-left="0.499cm" fo:margin-right="0cm" fo:margin-top="0cm" fo:margin-bottom="0cm" loext:contextual-spacing="false" fo:text-align="justify" style:justify-single-word="false" fo:text-indent="-0.499cm" style:auto-text-indent="false" style:vertical-align="auto">
        <style:tab-stops>
          <style:tab-stop style:position="0.499cm"/>
        </style:tab-stops>
      </style:paragraph-properties>
      <style:text-properties style:use-window-font-color="true" style:text-line-through-style="none" style:text-line-through-type="none" style:font-name="Arial" fo:font-size="12pt" fo:language="it" fo:country="IT" fo:font-style="normal" style:text-underline-style="none" fo:font-weight="bold" style:text-blinking="false" style:font-name-asian="Arial" style:font-size-asian="12pt" style:language-asian="zxx" style:country-asian="none" style:font-style-asian="normal" style:font-weight-asian="bold" style:font-name-complex="Arial" style:font-size-complex="12pt" style:font-style-complex="normal" style:font-weight-complex="bold"/>
    </style:style>
    <style:style style:name="P316" style:family="paragraph" style:parent-style-name="Standard">
      <style:paragraph-properties fo:margin-left="0.499cm" fo:margin-right="0cm" fo:margin-top="0cm" fo:margin-bottom="0cm" loext:contextual-spacing="false" fo:line-height="100%" fo:text-indent="-0.499cm" style:auto-text-indent="false">
        <style:tab-stops/>
      </style:paragraph-properties>
      <style:text-properties style:font-name="Arial" fo:font-size="12pt" fo:font-style="normal" style:text-underline-style="none" fo:font-weight="bold" officeooo:rsid="00061833" officeooo:paragraph-rsid="0000adca" style:font-size-asian="12pt" style:font-style-asian="normal" style:font-weight-asian="bold" style:font-size-complex="12pt" style:font-style-complex="normal" style:font-weight-complex="bold"/>
    </style:style>
    <style:style style:name="P317" style:family="paragraph" style:parent-style-name="Standard">
      <style:paragraph-properties fo:margin-left="0.499cm" fo:margin-right="0cm" fo:margin-top="0cm" fo:margin-bottom="0cm" loext:contextual-spacing="false" fo:line-height="100%" fo:text-align="justify" style:justify-single-word="false" fo:text-indent="-0.499cm" style:auto-text-indent="false">
        <style:tab-stops/>
      </style:paragraph-properties>
      <style:text-properties style:font-name="Arial" fo:font-size="12pt" fo:font-style="normal" style:text-underline-style="none" fo:font-weight="bold" officeooo:rsid="00061833" officeooo:paragraph-rsid="00015869" style:font-size-asian="12pt" style:font-style-asian="normal" style:font-weight-asian="bold" style:font-size-complex="12pt" style:font-style-complex="normal" style:font-weight-complex="bold"/>
    </style:style>
    <style:style style:name="P318" style:family="paragraph" style:parent-style-name="Standard">
      <style:paragraph-properties fo:margin-left="0.499cm" fo:margin-right="0cm" fo:margin-top="0cm" fo:margin-bottom="0cm" loext:contextual-spacing="false" fo:line-height="100%" fo:text-align="justify" style:justify-single-word="false" fo:text-indent="-0.499cm" style:auto-text-indent="false">
        <style:tab-stops/>
      </style:paragraph-properties>
      <style:text-properties style:font-name="Arial" fo:font-size="12pt" fo:font-style="normal" style:text-underline-style="none" fo:font-weight="bold" officeooo:rsid="00061833" officeooo:paragraph-rsid="0007eb7e" style:font-size-asian="12pt" style:font-style-asian="normal" style:font-weight-asian="bold" style:font-size-complex="12pt" style:font-style-complex="normal" style:font-weight-complex="bold"/>
    </style:style>
    <style:style style:name="P319" style:family="paragraph" style:parent-style-name="Standard">
      <style:paragraph-properties fo:margin-left="0.499cm" fo:margin-right="0cm" fo:margin-top="0cm" fo:margin-bottom="0cm" loext:contextual-spacing="false" fo:line-height="100%" fo:text-align="justify" style:justify-single-word="false" fo:text-indent="-0.499cm" style:auto-text-indent="false">
        <style:tab-stops/>
      </style:paragraph-properties>
      <style:text-properties style:font-name="Arial" fo:font-size="12pt" fo:font-style="normal" style:text-underline-style="none" fo:font-weight="bold" officeooo:rsid="0016d11c" officeooo:paragraph-rsid="0003fb6f" style:font-size-asian="12pt" style:font-style-asian="normal" style:font-weight-asian="bold" style:font-size-complex="12pt" style:font-style-complex="normal" style:font-weight-complex="bold"/>
    </style:style>
    <style:style style:name="P320" style:family="paragraph" style:parent-style-name="Text_20_body">
      <style:paragraph-properties fo:margin-left="0.499cm" fo:margin-right="0cm" fo:margin-top="0cm" fo:margin-bottom="0cm" loext:contextual-spacing="false" fo:text-align="justify" style:justify-single-word="false" fo:text-indent="-0.499cm" style:auto-text-indent="false">
        <style:tab-stops/>
      </style:paragraph-properties>
      <style:text-properties style:use-window-font-color="true" style:font-name="Arial" fo:font-size="12pt" fo:language="it" fo:country="IT" fo:font-weight="normal" style:font-size-asian="12pt" style:font-weight-asian="normal" style:font-size-complex="12pt" style:font-weight-complex="normal"/>
    </style:style>
    <style:style style:name="P321" style:family="paragraph" style:parent-style-name="Standard">
      <style:paragraph-properties fo:margin-left="0.499cm" fo:margin-right="0cm" fo:margin-top="0cm" fo:margin-bottom="0cm" loext:contextual-spacing="false" fo:line-height="100%" fo:text-align="justify" style:justify-single-word="false" fo:hyphenation-ladder-count="no-limit" fo:text-indent="-0.499cm" style:auto-text-indent="false" style:vertical-align="auto" style:writing-mode="lr-tb">
        <style:tab-stops/>
      </style:paragraph-properties>
      <style:text-properties style:use-window-font-color="true" style:text-line-through-style="none" style:text-line-through-type="none" style:font-name="Arial" fo:font-size="12pt" fo:language="it" fo:country="IT" fo:font-style="normal" style:text-underline-style="none" fo:font-weight="normal" officeooo:rsid="00061833" officeooo:paragraph-rsid="00015869" fo:background-color="transparent" style:font-name-asian="Arial" style:font-size-asian="12pt" style:language-asian="it" style:country-asian="IT" style:font-style-asian="normal" style:font-weight-asian="normal" style:font-name-complex="Arial" style:font-size-complex="12pt" style:font-style-complex="normal" style:font-weight-complex="normal" fo:hyphenate="false" fo:hyphenation-remain-char-count="2" fo:hyphenation-push-char-count="2"/>
    </style:style>
    <style:style style:name="P322" style:family="paragraph" style:parent-style-name="Standard">
      <style:paragraph-properties fo:margin-left="0.499cm" fo:margin-right="0cm" fo:margin-top="0cm" fo:margin-bottom="0cm" loext:contextual-spacing="false" fo:line-height="100%" fo:text-align="justify" style:justify-single-word="false" fo:hyphenation-ladder-count="no-limit" fo:text-indent="-0.499cm" style:auto-text-indent="false" style:vertical-align="auto" style:writing-mode="lr-tb">
        <style:tab-stops/>
      </style:paragraph-properties>
      <style:text-properties style:use-window-font-color="true" style:text-line-through-style="none" style:text-line-through-type="none" style:font-name="Arial" fo:font-size="12pt" fo:language="it" fo:country="IT" fo:font-style="normal" style:text-underline-style="none" fo:font-weight="normal" officeooo:rsid="00061833" officeooo:paragraph-rsid="0007241d" fo:background-color="transparent" style:font-name-asian="Arial" style:font-size-asian="12pt" style:language-asian="it" style:country-asian="IT" style:font-style-asian="normal" style:font-weight-asian="normal" style:font-name-complex="Arial" style:font-size-complex="12pt" style:font-style-complex="normal" style:font-weight-complex="normal" fo:hyphenate="false" fo:hyphenation-remain-char-count="2" fo:hyphenation-push-char-count="2"/>
    </style:style>
    <style:style style:name="P323" style:family="paragraph" style:parent-style-name="Standard">
      <style:paragraph-properties fo:margin-left="0.499cm" fo:margin-right="0cm" fo:margin-top="0cm" fo:margin-bottom="0cm" loext:contextual-spacing="false" fo:line-height="100%" fo:text-align="justify" style:justify-single-word="false" fo:hyphenation-ladder-count="no-limit" fo:text-indent="-0.499cm" style:auto-text-indent="false" style:vertical-align="auto" style:writing-mode="lr-tb">
        <style:tab-stops/>
      </style:paragraph-properties>
      <style:text-properties style:use-window-font-color="true" style:text-line-through-style="none" style:text-line-through-type="none" style:font-name="Arial" fo:font-size="12pt" fo:language="it" fo:country="IT" fo:font-style="normal" style:text-underline-style="none" fo:font-weight="normal" officeooo:rsid="00061833" officeooo:paragraph-rsid="0007eb7e" fo:background-color="transparent" style:font-name-asian="Arial" style:font-size-asian="12pt" style:language-asian="it" style:country-asian="IT" style:font-style-asian="normal" style:font-weight-asian="normal" style:font-name-complex="Arial" style:font-size-complex="12pt" style:font-style-complex="normal" style:font-weight-complex="normal" fo:hyphenate="false" fo:hyphenation-remain-char-count="2" fo:hyphenation-push-char-count="2"/>
    </style:style>
    <style:style style:name="P324" style:family="paragraph" style:parent-style-name="Standard">
      <style:paragraph-properties fo:margin-left="0.499cm" fo:margin-right="0cm" fo:line-height="100%" fo:text-align="justify" style:justify-single-word="false" fo:text-indent="-0.499cm" style:auto-text-indent="false">
        <style:tab-stops/>
      </style:paragraph-properties>
      <style:text-properties style:font-name="Arial" fo:font-size="12pt" fo:font-style="normal" style:text-underline-style="none" fo:font-weight="bold" officeooo:rsid="0016d11c" officeooo:paragraph-rsid="0003fb6f" style:font-size-asian="12pt" style:font-style-asian="normal" style:font-weight-asian="bold" style:font-size-complex="12pt" style:font-style-complex="normal" style:font-weight-complex="bold"/>
    </style:style>
    <style:style style:name="P325" style:family="paragraph" style:parent-style-name="Standard">
      <style:paragraph-properties fo:margin-left="0.499cm" fo:margin-right="0cm" fo:line-height="100%" fo:text-align="justify" style:justify-single-word="false" fo:text-indent="-0.499cm" style:auto-text-indent="false">
        <style:tab-stops/>
      </style:paragraph-properties>
      <style:text-properties style:font-name="Arial" fo:font-size="12pt" fo:font-style="normal" style:text-underline-style="none" fo:font-weight="bold" officeooo:rsid="0016d11c" officeooo:paragraph-rsid="00056fdd" style:font-size-asian="12pt" style:font-style-asian="normal" style:font-weight-asian="bold" style:font-size-complex="12pt" style:font-style-complex="normal" style:font-weight-complex="bold"/>
    </style:style>
    <style:style style:name="P326" style:family="paragraph" style:parent-style-name="Standard">
      <style:paragraph-properties fo:margin-left="0.499cm" fo:margin-right="0cm" fo:text-indent="-0.499cm" style:auto-text-indent="false">
        <style:tab-stops/>
      </style:paragraph-properties>
      <style:text-properties style:font-name="Arial" fo:font-size="12pt" fo:language="it" fo:country="IT" fo:font-style="normal" style:text-underline-style="none" fo:font-weight="bold" officeooo:rsid="0016d11c" officeooo:paragraph-rsid="0007eb7e" style:font-size-asian="12pt" style:language-asian="it" style:country-asian="IT" style:font-style-asian="normal" style:font-weight-asian="bold" style:font-size-complex="12pt" style:font-style-complex="normal" style:font-weight-complex="bold"/>
    </style:style>
    <style:style style:name="P327" style:family="paragraph" style:parent-style-name="Standard">
      <style:paragraph-properties fo:margin-left="0.499cm" fo:margin-right="0cm" fo:text-indent="-0.499cm" style:auto-text-indent="false">
        <style:tab-stops/>
      </style:paragraph-properties>
      <style:text-properties style:font-name="Arial" fo:font-size="12pt" fo:language="it" fo:country="IT" fo:font-style="normal" style:text-underline-style="none" fo:font-weight="bold" officeooo:rsid="0007241d" officeooo:paragraph-rsid="0007eb7e" style:font-size-asian="12pt" style:language-asian="it" style:country-asian="IT" style:font-style-asian="normal" style:font-weight-asian="bold" style:font-size-complex="12pt" style:font-style-complex="normal" style:font-weight-complex="bold"/>
    </style:style>
    <style:style style:name="P328" style:family="paragraph" style:parent-style-name="Standard">
      <style:paragraph-properties fo:margin-left="0.499cm" fo:margin-right="0cm" fo:text-indent="-0.499cm" style:auto-text-indent="false">
        <style:tab-stops/>
      </style:paragraph-properties>
      <style:text-properties style:use-window-font-color="true" style:text-line-through-style="none" style:text-line-through-type="none" style:font-name="Arial" fo:font-size="12pt" fo:language="it" fo:country="IT" fo:font-style="normal" fo:font-weight="bold" officeooo:rsid="0007241d" officeooo:paragraph-rsid="0007eb7e" style:font-name-asian="Times New Roman" style:font-size-asian="12pt" style:language-asian="zxx" style:country-asian="none" style:font-style-asian="normal" style:font-weight-asian="bold" style:font-name-complex="ITC Avant Garde Std Bk" style:font-size-complex="12pt" style:language-complex="ar" style:country-complex="SA" style:font-style-complex="normal" style:font-weight-complex="bold"/>
    </style:style>
    <style:style style:name="P329" style:family="paragraph" style:parent-style-name="Standard">
      <style:paragraph-properties fo:margin-left="0.499cm" fo:margin-right="0cm" fo:text-indent="-0.499cm" style:auto-text-indent="false">
        <style:tab-stops/>
      </style:paragraph-properties>
      <style:text-properties style:use-window-font-color="true" style:text-line-through-style="none" style:text-line-through-type="none" style:font-name="Arial" fo:font-size="12pt" fo:language="it" fo:country="IT" fo:font-style="normal" fo:font-weight="normal" officeooo:rsid="001dd6fa" officeooo:paragraph-rsid="0007eb7e" style:font-name-asian="Times New Roman" style:font-size-asian="12pt" style:language-asian="zxx" style:country-asian="none" style:font-style-asian="normal" style:font-weight-asian="normal" style:font-name-complex="Arial" style:font-size-complex="12pt" style:language-complex="ar" style:country-complex="SA" style:font-style-complex="normal" style:font-weight-complex="normal"/>
    </style:style>
    <style:style style:name="P330" style:family="paragraph" style:parent-style-name="Standard">
      <style:paragraph-properties fo:margin-left="0.499cm" fo:margin-right="0cm" fo:text-indent="-0.499cm" style:auto-text-indent="false">
        <style:tab-stops/>
      </style:paragraph-properties>
      <style:text-properties style:use-window-font-color="true" style:font-name="Arial" fo:font-size="12pt" fo:language="it" fo:country="IT" fo:font-weight="bold" officeooo:rsid="001dd6fa" officeooo:paragraph-rsid="0007eb7e" style:font-name-asian="Arial" style:font-size-asian="12pt" style:language-asian="it" style:country-asian="IT" style:font-weight-asian="bold" style:font-name-complex="Arial" style:font-size-complex="12pt" style:font-weight-complex="bold"/>
    </style:style>
    <style:style style:name="P331" style:family="paragraph" style:parent-style-name="Standard">
      <style:paragraph-properties fo:margin-left="0.499cm" fo:margin-right="0cm" fo:line-height="100%" fo:text-align="justify" style:justify-single-word="false" fo:text-indent="-0.499cm" style:auto-text-indent="false">
        <style:tab-stops/>
      </style:paragraph-properties>
      <style:text-properties style:use-window-font-color="true" style:font-name="Arial" fo:font-size="12pt" fo:language="it" fo:country="IT" fo:font-style="normal" style:text-underline-style="none" fo:font-weight="bold" officeooo:rsid="0016d11c" officeooo:paragraph-rsid="00109b1c" style:font-name-asian="Arial" style:font-size-asian="12pt" style:language-asian="it" style:country-asian="IT" style:font-style-asian="normal" style:font-weight-asian="bold" style:font-name-complex="Arial" style:font-size-complex="12pt" style:font-style-complex="normal" style:font-weight-complex="bold"/>
    </style:style>
    <style:style style:name="P332" style:family="paragraph" style:parent-style-name="Text_20_body_20_indent">
      <style:paragraph-properties fo:text-align="justify" style:justify-single-word="false" style:writing-mode="lr-tb"/>
      <style:text-properties style:use-window-font-color="true" style:text-line-through-style="none" style:text-line-through-type="none" style:font-name="Arial" fo:font-size="12pt" fo:language="it" fo:country="IT" fo:font-style="normal" fo:font-weight="bold" style:font-name-asian="Times New Roman" style:font-size-asian="12pt" style:font-style-asian="normal" style:font-weight-asian="bold" style:font-size-complex="12pt" style:language-complex="ar" style:country-complex="SA" style:font-style-complex="normal" style:font-weight-complex="bold"/>
    </style:style>
    <style:style style:name="P333" style:family="paragraph" style:parent-style-name="Text_20_body_20_indent">
      <style:paragraph-properties fo:hyphenation-ladder-count="no-limit" style:writing-mode="lr-tb"/>
      <style:text-properties style:use-window-font-color="true" style:text-line-through-style="none" style:text-line-through-type="none" style:font-name="Arial" fo:font-size="12pt" fo:language="it" fo:country="IT" fo:font-style="normal" fo:font-weight="bold" style:font-name-asian="Times New Roman" style:font-size-asian="12pt" style:language-asian="zxx" style:country-asian="none" style:font-style-asian="normal" style:font-weight-asian="bold" style:language-complex="ar" style:country-complex="SA" style:font-style-complex="normal" style:font-weight-complex="bold" fo:hyphenate="false" fo:hyphenation-remain-char-count="2" fo:hyphenation-push-char-count="2"/>
    </style:style>
    <style:style style:name="P334" style:family="paragraph" style:parent-style-name="Text_20_body_20_indent">
      <style:paragraph-properties fo:hyphenation-ladder-count="no-limit" style:vertical-align="auto" style:writing-mode="lr-tb"/>
      <style:text-properties style:use-window-font-color="true" style:text-line-through-style="none" style:text-line-through-type="none" style:font-name="Arial" fo:font-size="12pt" fo:language="it" fo:country="IT" fo:font-style="normal" fo:font-weight="bold" style:font-name-asian="Times New Roman" style:font-size-asian="12pt" style:language-asian="zxx" style:country-asian="none" style:font-style-asian="normal" style:font-weight-asian="bold" style:language-complex="ar" style:country-complex="SA" style:font-style-complex="normal" style:font-weight-complex="bold" fo:hyphenate="false" fo:hyphenation-remain-char-count="2" fo:hyphenation-push-char-count="2"/>
    </style:style>
    <style:style style:name="P335" style:family="paragraph" style:parent-style-name="Text_20_body_20_indent">
      <style:paragraph-properties fo:hyphenation-ladder-count="no-limit" style:vertical-align="auto" style:writing-mode="lr-tb"/>
      <style:text-properties style:use-window-font-color="true" style:text-line-through-style="none" style:text-line-through-type="none" style:font-name="Arial" fo:font-size="12pt" fo:language="it" fo:country="IT" fo:font-style="normal" fo:font-weight="bold" officeooo:paragraph-rsid="001240d3" style:font-name-asian="Times New Roman" style:font-size-asian="12pt" style:language-asian="zxx" style:country-asian="none" style:font-style-asian="normal" style:font-weight-asian="bold" style:language-complex="ar" style:country-complex="SA" style:font-style-complex="normal" style:font-weight-complex="bold" fo:hyphenate="false" fo:hyphenation-remain-char-count="2" fo:hyphenation-push-char-count="2"/>
    </style:style>
    <style:style style:name="P336" style:family="paragraph" style:parent-style-name="Text_20_body_20_indent">
      <style:paragraph-properties fo:hyphenation-ladder-count="no-limit" style:writing-mode="lr-tb"/>
      <style:text-properties style:use-window-font-color="true" style:text-line-through-style="none" style:text-line-through-type="none" style:font-name="Arial" fo:font-size="12pt" fo:language="it" fo:country="IT" fo:font-style="normal" fo:font-weight="bold" officeooo:paragraph-rsid="001240d3" style:font-name-asian="Times New Roman" style:font-size-asian="12pt" style:language-asian="zxx" style:country-asian="none" style:font-style-asian="normal" style:font-weight-asian="bold" style:language-complex="ar" style:country-complex="SA" style:font-style-complex="normal" style:font-weight-complex="bold" fo:hyphenate="false" fo:hyphenation-remain-char-count="2" fo:hyphenation-push-char-count="2"/>
    </style:style>
    <style:style style:name="P337" style:family="paragraph" style:parent-style-name="Text_20_body_20_indent">
      <style:paragraph-properties fo:text-align="start" style:justify-single-word="false" fo:hyphenation-ladder-count="no-limit" style:writing-mode="lr-tb"/>
      <style:text-properties style:use-window-font-color="true" style:text-line-through-style="none" style:text-line-through-type="none" style:font-name="Arial" fo:font-size="12pt" fo:language="it" fo:country="IT" fo:font-style="normal" fo:font-weight="bold" style:font-name-asian="Times New Roman" style:font-size-asian="12pt" style:language-asian="zxx" style:country-asian="none" style:font-style-asian="normal" style:font-weight-asian="bold" style:language-complex="ar" style:country-complex="SA" style:font-style-complex="normal" style:font-weight-complex="bold" fo:hyphenate="false" fo:hyphenation-remain-char-count="2" fo:hyphenation-push-char-count="2"/>
    </style:style>
    <style:style style:name="P338" style:family="paragraph" style:parent-style-name="Text_20_body_20_indent">
      <style:paragraph-properties fo:text-align="justify" style:justify-single-word="false" fo:hyphenation-ladder-count="no-limit" style:writing-mode="lr-tb"/>
      <style:text-properties style:use-window-font-color="true" style:text-line-through-style="none" style:text-line-through-type="none" style:font-name="Arial" fo:font-size="12pt" fo:language="it" fo:country="IT" fo:font-style="normal" fo:font-weight="bold" officeooo:paragraph-rsid="0017c797" style:font-name-asian="Times New Roman" style:font-size-asian="12pt" style:language-asian="zxx" style:country-asian="none" style:font-style-asian="normal" style:font-weight-asian="bold" style:language-complex="ar" style:country-complex="SA" style:font-style-complex="normal" style:font-weight-complex="bold" fo:hyphenate="false" fo:hyphenation-remain-char-count="2" fo:hyphenation-push-char-count="2"/>
    </style:style>
    <style:style style:name="P339" style:family="paragraph" style:parent-style-name="Text_20_body_20_indent">
      <style:paragraph-properties fo:hyphenation-ladder-count="no-limit" style:writing-mode="lr-tb"/>
      <style:text-properties style:use-window-font-color="true" style:text-line-through-style="none" style:text-line-through-type="none" style:font-name="Arial" fo:font-size="12pt" fo:language="it" fo:country="IT" fo:font-style="normal" fo:font-weight="bold" style:font-name-asian="Times New Roman" style:font-size-asian="12pt" style:language-asian="zxx" style:country-asian="none" style:font-style-asian="normal" style:font-weight-asian="bold" style:font-name-complex="ITC Avant Garde Std Bk" style:font-size-complex="12pt" style:language-complex="ar" style:country-complex="SA" style:font-style-complex="normal" style:font-weight-complex="bold" fo:hyphenate="false" fo:hyphenation-remain-char-count="2" fo:hyphenation-push-char-count="2"/>
    </style:style>
    <style:style style:name="P340" style:family="paragraph" style:parent-style-name="Text_20_body_20_indent">
      <style:paragraph-properties fo:hyphenation-ladder-count="no-limit" style:writing-mode="lr-tb"/>
      <style:text-properties style:use-window-font-color="true" style:text-line-through-style="none" style:text-line-through-type="none" style:font-name="Arial" fo:font-size="12pt" fo:language="it" fo:country="IT" fo:font-style="normal" fo:font-weight="bold" officeooo:paragraph-rsid="0006bdd9" style:font-name-asian="Times New Roman" style:font-size-asian="12pt" style:language-asian="zxx" style:country-asian="none" style:font-style-asian="normal" style:font-weight-asian="bold" style:font-name-complex="ITC Avant Garde Std Bk" style:font-size-complex="12pt" style:language-complex="ar" style:country-complex="SA" style:font-style-complex="normal" style:font-weight-complex="bold" fo:hyphenate="false" fo:hyphenation-remain-char-count="2" fo:hyphenation-push-char-count="2"/>
    </style:style>
    <style:style style:name="P341" style:family="paragraph" style:parent-style-name="Text_20_body_20_indent">
      <style:paragraph-properties fo:hyphenation-ladder-count="no-limit" style:writing-mode="lr-tb"/>
      <style:text-properties style:use-window-font-color="true" style:text-line-through-style="none" style:text-line-through-type="none" style:font-name="Arial" fo:font-size="12pt" fo:language="it" fo:country="IT" fo:font-style="normal" fo:font-weight="bold" officeooo:paragraph-rsid="0007241d" style:font-name-asian="Times New Roman" style:font-size-asian="12pt" style:language-asian="zxx" style:country-asian="none" style:font-style-asian="normal" style:font-weight-asian="bold" style:font-name-complex="ITC Avant Garde Std Bk" style:font-size-complex="12pt" style:language-complex="ar" style:country-complex="SA" style:font-style-complex="normal" style:font-weight-complex="bold" fo:hyphenate="false" fo:hyphenation-remain-char-count="2" fo:hyphenation-push-char-count="2"/>
    </style:style>
    <style:style style:name="P342" style:family="paragraph" style:parent-style-name="Text_20_body_20_indent">
      <style:paragraph-properties fo:hyphenation-ladder-count="no-limit" style:vertical-align="auto" style:writing-mode="lr-tb"/>
      <style:text-properties style:use-window-font-color="true" style:text-line-through-style="none" style:text-line-through-type="none" style:font-name="Arial" fo:font-size="12pt" fo:language="it" fo:country="IT" fo:font-style="normal" fo:font-weight="bold" fo:background-color="transparent" style:font-name-asian="Times New Roman" style:font-size-asian="12pt" style:language-asian="zxx" style:country-asian="none" style:font-style-asian="normal" style:font-weight-asian="bold" style:language-complex="ar" style:country-complex="SA" style:font-style-complex="normal" style:font-weight-complex="bold" fo:hyphenate="false" fo:hyphenation-remain-char-count="2" fo:hyphenation-push-char-count="2"/>
    </style:style>
    <style:style style:name="P343" style:family="paragraph" style:parent-style-name="Text_20_body_20_indent">
      <style:paragraph-properties fo:hyphenation-ladder-count="no-limit" style:vertical-align="auto" style:writing-mode="lr-tb"/>
      <style:text-properties style:use-window-font-color="true" style:text-line-through-style="none" style:text-line-through-type="none" style:font-name="Arial" fo:font-size="12pt" fo:language="it" fo:country="IT" fo:font-style="normal" fo:font-weight="bold" officeooo:paragraph-rsid="0014fe71" fo:background-color="transparent" style:font-name-asian="Times New Roman" style:font-size-asian="12pt" style:language-asian="zxx" style:country-asian="none" style:font-style-asian="normal" style:font-weight-asian="bold" style:language-complex="ar" style:country-complex="SA" style:font-style-complex="normal" style:font-weight-complex="bold" fo:hyphenate="false" fo:hyphenation-remain-char-count="2" fo:hyphenation-push-char-count="2"/>
    </style:style>
    <style:style style:name="P344" style:family="paragraph" style:parent-style-name="Text_20_body_20_indent">
      <style:paragraph-properties fo:hyphenation-ladder-count="no-limit" style:vertical-align="auto" style:writing-mode="lr-tb"/>
      <style:text-properties style:use-window-font-color="true" style:text-line-through-style="none" style:text-line-through-type="none" style:font-name="Arial" fo:font-size="12pt" fo:language="it" fo:country="IT" fo:font-style="normal" fo:font-weight="bold" fo:background-color="transparent" style:font-name-asian="Times New Roman1" style:font-size-asian="12pt" style:language-asian="it" style:country-asian="IT" style:font-style-asian="normal" style:font-weight-asian="bold" style:font-name-complex="Times New Roman1" style:font-size-complex="12pt" style:font-style-complex="normal" style:font-weight-complex="bold" fo:hyphenate="false" fo:hyphenation-remain-char-count="2" fo:hyphenation-push-char-count="2"/>
    </style:style>
    <style:style style:name="P345" style:family="paragraph" style:parent-style-name="Text_20_body_20_indent">
      <style:paragraph-properties fo:hyphenation-ladder-count="no-limit" style:vertical-align="auto" style:writing-mode="lr-tb"/>
      <style:text-properties style:use-window-font-color="true" style:text-line-through-style="none" style:text-line-through-type="none" style:font-name="Arial" fo:font-size="12pt" fo:language="it" fo:country="IT" fo:font-style="normal" fo:font-weight="bold" fo:background-color="transparent" style:font-name-asian="Times New Roman1" style:font-size-asian="12pt" style:language-asian="it" style:country-asian="IT" style:font-style-asian="normal" style:font-weight-asian="bold" style:font-name-complex="Times New Roman1" style:font-style-complex="normal" style:font-weight-complex="bold" fo:hyphenate="false" fo:hyphenation-remain-char-count="2" fo:hyphenation-push-char-count="2"/>
    </style:style>
    <style:style style:name="P346" style:family="paragraph" style:parent-style-name="Text_20_body_20_indent">
      <style:paragraph-properties fo:text-align="justify" style:justify-single-word="false" style:writing-mode="lr-tb"/>
      <style:text-properties style:use-window-font-color="true" style:text-line-through-style="none" style:text-line-through-type="none" style:font-name="Arial" fo:font-size="12pt" fo:language="it" fo:country="IT" fo:font-style="normal" fo:font-weight="normal" style:font-name-asian="Arial" style:font-size-asian="12pt" style:language-asian="it" style:country-asian="IT" style:font-style-asian="normal" style:font-weight-asian="normal" style:font-name-complex="Arial" style:font-size-complex="12pt" style:language-complex="ar" style:country-complex="SA" style:font-style-complex="normal" style:font-weight-complex="normal"/>
    </style:style>
    <style:style style:name="P347" style:family="paragraph" style:parent-style-name="Text_20_body_20_indent">
      <style:paragraph-properties fo:text-align="start" style:justify-single-word="false" fo:hyphenation-ladder-count="no-limit" style:writing-mode="lr-tb"/>
      <style:text-properties style:use-window-font-color="true" style:text-line-through-style="none" style:text-line-through-type="none" style:font-name="Arial" fo:font-size="12pt" fo:language="it" fo:country="IT" fo:font-style="normal" fo:font-weight="normal" style:font-name-asian="Times New Roman" style:font-size-asian="12pt" style:language-asian="zxx" style:country-asian="none" style:font-style-asian="normal" style:font-weight-asian="normal" style:language-complex="ar" style:country-complex="SA" style:font-style-complex="normal" style:font-weight-complex="normal" fo:hyphenate="false" fo:hyphenation-remain-char-count="2" fo:hyphenation-push-char-count="2"/>
    </style:style>
    <style:style style:name="P348" style:family="paragraph" style:parent-style-name="Text_20_body_20_indent">
      <style:paragraph-properties fo:hyphenation-ladder-count="no-limit" style:vertical-align="auto" style:writing-mode="lr-tb"/>
      <style:text-properties style:use-window-font-color="true" style:text-line-through-style="none" style:text-line-through-type="none" style:font-name="Arial" fo:font-size="12pt" fo:language="it" fo:country="IT" fo:font-style="normal" fo:font-weight="normal" style:font-name-asian="Times New Roman" style:font-size-asian="12pt" style:language-asian="zxx" style:country-asian="none" style:font-style-asian="normal" style:font-weight-asian="normal" style:language-complex="ar" style:country-complex="SA" style:font-style-complex="normal" style:font-weight-complex="normal" fo:hyphenate="false" fo:hyphenation-remain-char-count="2" fo:hyphenation-push-char-count="2"/>
    </style:style>
    <style:style style:name="P349" style:family="paragraph" style:parent-style-name="Text_20_body_20_indent">
      <style:paragraph-properties fo:hyphenation-ladder-count="no-limit" style:vertical-align="auto" style:writing-mode="lr-tb"/>
      <style:text-properties style:use-window-font-color="true" style:text-line-through-style="none" style:text-line-through-type="none" style:font-name="Arial" fo:font-size="12pt" fo:language="it" fo:country="IT" fo:font-style="normal" fo:font-weight="normal" fo:background-color="transparent" style:font-name-asian="Times New Roman" style:font-size-asian="12pt" style:language-asian="it" style:country-asian="IT" style:font-style-asian="normal" style:font-weight-asian="normal" style:font-size-complex="12pt" style:language-complex="ar" style:country-complex="SA" style:font-style-complex="normal" style:font-weight-complex="normal" fo:hyphenate="false" fo:hyphenation-remain-char-count="2" fo:hyphenation-push-char-count="2"/>
    </style:style>
    <style:style style:name="P350" style:family="paragraph" style:parent-style-name="Text_20_body_20_indent">
      <style:paragraph-properties fo:hyphenation-ladder-count="no-limit" style:vertical-align="auto" style:writing-mode="lr-tb"/>
      <style:text-properties style:use-window-font-color="true" style:text-line-through-style="none" style:text-line-through-type="none" style:font-name="Arial" fo:font-size="12pt" fo:language="it" fo:country="IT" fo:font-style="normal" fo:font-weight="normal" fo:background-color="transparent" style:font-name-asian="Times New Roman1" style:font-size-asian="12pt" style:language-asian="it" style:country-asian="IT" style:font-style-asian="normal" style:font-weight-asian="normal" style:font-name-complex="Times New Roman1" style:font-size-complex="12pt" style:font-style-complex="normal" style:font-weight-complex="normal" fo:hyphenate="false" fo:hyphenation-remain-char-count="2" fo:hyphenation-push-char-count="2"/>
    </style:style>
    <style:style style:name="P351" style:family="paragraph" style:parent-style-name="Text_20_body_20_indent">
      <style:paragraph-properties fo:hyphenation-ladder-count="no-limit" style:vertical-align="auto" style:writing-mode="lr-tb"/>
      <style:text-properties style:use-window-font-color="true" style:text-line-through-style="none" style:text-line-through-type="none" style:font-name="Arial" fo:font-size="12pt" fo:language="it" fo:country="IT" fo:font-style="normal" fo:font-weight="normal" fo:background-color="transparent" style:font-name-asian="Times New Roman1" style:font-size-asian="12pt" style:language-asian="it" style:country-asian="IT" style:font-style-asian="normal" style:font-weight-asian="normal" style:font-name-complex="Times New Roman1" style:font-style-complex="normal" style:font-weight-complex="normal" fo:hyphenate="false" fo:hyphenation-remain-char-count="2" fo:hyphenation-push-char-count="2"/>
    </style:style>
    <style:style style:name="P352" style:family="paragraph" style:parent-style-name="Text_20_body_20_indent">
      <style:paragraph-properties fo:hyphenation-ladder-count="no-limit" style:writing-mode="lr-tb"/>
      <style:text-properties style:use-window-font-color="true" style:text-line-through-style="none" style:text-line-through-type="none" style:font-name="Arial" fo:font-size="12pt" fo:language="it" fo:country="IT" fo:font-style="normal" style:text-underline-style="none" fo:font-weight="bold" style:font-name-asian="Times New Roman" style:font-size-asian="12pt" style:language-asian="zxx" style:country-asian="none" style:font-style-asian="normal" style:font-weight-asian="bold" style:font-size-complex="12pt" style:language-complex="ar" style:country-complex="SA" style:font-style-complex="normal" style:font-weight-complex="bold" fo:hyphenate="false" fo:hyphenation-remain-char-count="2" fo:hyphenation-push-char-count="2"/>
    </style:style>
    <style:style style:name="P353" style:family="paragraph" style:parent-style-name="Text_20_body_20_indent">
      <style:paragraph-properties fo:hyphenation-ladder-count="no-limit" style:writing-mode="lr-tb"/>
      <style:text-properties style:use-window-font-color="true" style:text-line-through-style="none" style:text-line-through-type="none" style:font-name="Arial" fo:font-size="12pt" fo:language="it" fo:country="IT" fo:font-style="normal" style:text-underline-style="none" fo:font-weight="bold" style:font-name-asian="Times New Roman" style:font-size-asian="12pt" style:language-asian="zxx" style:country-asian="none" style:font-style-asian="normal" style:font-weight-asian="bold" style:language-complex="ar" style:country-complex="SA" style:font-style-complex="normal" style:font-weight-complex="bold" fo:hyphenate="false" fo:hyphenation-remain-char-count="2" fo:hyphenation-push-char-count="2"/>
    </style:style>
    <style:style style:name="P354" style:family="paragraph" style:parent-style-name="Text_20_body_20_indent">
      <style:paragraph-properties fo:hyphenation-ladder-count="no-limit" style:vertical-align="auto" style:writing-mode="lr-tb"/>
      <style:text-properties style:use-window-font-color="true" style:text-line-through-style="none" style:text-line-through-type="none" style:font-name="Arial" fo:font-size="12pt" fo:language="it" fo:country="IT" fo:font-style="normal" style:text-underline-style="none" fo:font-weight="bold" style:font-name-asian="Times New Roman" style:font-size-asian="12pt" style:language-asian="zxx" style:country-asian="none" style:font-style-asian="normal" style:font-weight-asian="bold" style:language-complex="ar" style:country-complex="SA" style:font-style-complex="normal" style:font-weight-complex="bold" fo:hyphenate="false" fo:hyphenation-remain-char-count="2" fo:hyphenation-push-char-count="2"/>
    </style:style>
    <style:style style:name="P355" style:family="paragraph" style:parent-style-name="Text_20_body_20_indent">
      <style:paragraph-properties fo:hyphenation-ladder-count="no-limit" style:vertical-align="auto" style:writing-mode="lr-tb"/>
      <style:text-properties style:use-window-font-color="true" style:text-line-through-style="none" style:text-line-through-type="none" style:font-name="Arial" fo:font-size="12pt" fo:language="it" fo:country="IT" fo:font-style="normal" style:text-underline-style="none" fo:font-weight="bold" style:font-name-asian="Times New Roman" style:font-size-asian="12pt" style:language-asian="zxx" style:country-asian="none" style:font-style-asian="normal" style:font-weight-asian="bold" style:font-name-complex="Arial" style:font-size-complex="12pt" style:language-complex="ar" style:country-complex="SA" style:font-style-complex="normal" style:font-weight-complex="bold" fo:hyphenate="false" fo:hyphenation-remain-char-count="2" fo:hyphenation-push-char-count="2"/>
    </style:style>
    <style:style style:name="P356" style:family="paragraph" style:parent-style-name="Text_20_body_20_indent">
      <style:paragraph-properties fo:hyphenation-ladder-count="no-limit" style:vertical-align="auto" style:writing-mode="lr-tb"/>
      <style:text-properties style:use-window-font-color="true" style:text-line-through-style="none" style:text-line-through-type="none" style:font-name="Arial" fo:font-size="12pt" fo:language="it" fo:country="IT" fo:font-style="normal" style:text-underline-style="none" fo:font-weight="bold" style:font-name-asian="Times New Roman" style:font-size-asian="12pt" style:language-asian="zxx" style:country-asian="none" style:font-style-asian="normal" style:font-weight-asian="bold" style:font-size-complex="14pt" style:language-complex="ar" style:country-complex="SA" style:font-style-complex="normal" style:font-weight-complex="bold" fo:hyphenate="false" fo:hyphenation-remain-char-count="2" fo:hyphenation-push-char-count="2"/>
    </style:style>
    <style:style style:name="P357" style:family="paragraph" style:parent-style-name="Text_20_body_20_indent">
      <style:paragraph-properties fo:hyphenation-ladder-count="no-limit" style:writing-mode="lr-tb"/>
      <style:text-properties style:use-window-font-color="true" style:text-line-through-style="none" style:text-line-through-type="none" style:font-name="Arial" fo:font-size="12pt" fo:language="it" fo:country="IT" fo:font-style="normal" style:text-underline-style="none" fo:font-weight="bold" fo:background-color="transparent" style:font-name-asian="Times New Roman" style:font-size-asian="12pt" style:language-asian="zxx" style:country-asian="none" style:font-style-asian="normal" style:font-weight-asian="bold" style:language-complex="ar" style:country-complex="SA" style:font-style-complex="normal" style:font-weight-complex="bold" fo:hyphenate="false" fo:hyphenation-remain-char-count="2" fo:hyphenation-push-char-count="2"/>
    </style:style>
    <style:style style:name="P358" style:family="paragraph" style:parent-style-name="Text_20_body_20_indent">
      <style:paragraph-properties fo:hyphenation-ladder-count="no-limit" style:writing-mode="lr-tb"/>
      <style:text-properties style:use-window-font-color="true" style:text-line-through-style="none" style:text-line-through-type="none" style:font-name="Arial" fo:font-size="12pt" fo:language="it" fo:country="IT" fo:font-style="normal" style:text-underline-style="none" fo:font-weight="bold" style:text-blinking="false" style:font-name-asian="Times New Roman" style:font-size-asian="12pt" style:language-asian="zxx" style:country-asian="none" style:font-style-asian="normal" style:font-weight-asian="bold" style:font-name-complex="Arial" style:font-size-complex="12pt" style:language-complex="ar" style:country-complex="SA" style:font-style-complex="normal" style:font-weight-complex="bold" fo:hyphenate="false" fo:hyphenation-remain-char-count="2" fo:hyphenation-push-char-count="2"/>
    </style:style>
    <style:style style:name="P359" style:family="paragraph" style:parent-style-name="Text_20_body_20_indent">
      <style:paragraph-properties fo:hyphenation-ladder-count="no-limit" style:vertical-align="auto" style:writing-mode="lr-tb"/>
      <style:text-properties style:use-window-font-color="true" style:text-line-through-style="none" style:text-line-through-type="none" style:font-name="Arial" fo:font-size="12pt" fo:language="it" fo:country="IT" fo:font-style="normal" style:text-underline-style="none" fo:font-weight="bold" style:text-blinking="false" style:font-name-asian="Times New Roman" style:font-size-asian="12pt" style:language-asian="zxx" style:country-asian="none" style:font-style-asian="normal" style:font-weight-asian="bold" style:language-complex="ar" style:country-complex="SA" style:font-style-complex="normal" style:font-weight-complex="bold" fo:hyphenate="false" fo:hyphenation-remain-char-count="2" fo:hyphenation-push-char-count="2"/>
    </style:style>
    <style:style style:name="P360" style:family="paragraph" style:parent-style-name="Text_20_body_20_indent">
      <style:paragraph-properties fo:hyphenation-ladder-count="no-limit" style:writing-mode="lr-tb"/>
      <style:text-properties style:use-window-font-color="true" style:text-line-through-style="none" style:text-line-through-type="none" style:font-name="Arial" fo:font-size="12pt" fo:language="it" fo:country="IT" fo:font-style="normal" style:text-underline-style="none" fo:font-weight="normal" style:font-name-asian="Times New Roman" style:font-size-asian="12pt" style:language-asian="zxx" style:country-asian="none" style:font-style-asian="normal" style:font-weight-asian="normal" style:language-complex="ar" style:country-complex="SA" style:font-style-complex="normal" style:font-weight-complex="normal" fo:hyphenate="false" fo:hyphenation-remain-char-count="2" fo:hyphenation-push-char-count="2"/>
    </style:style>
    <style:style style:name="P361" style:family="paragraph" style:parent-style-name="Text_20_body_20_indent">
      <style:paragraph-properties fo:hyphenation-ladder-count="no-limit" style:vertical-align="auto" style:writing-mode="lr-tb"/>
      <style:text-properties style:use-window-font-color="true" style:text-line-through-style="none" style:text-line-through-type="none" style:font-name="Arial" fo:font-size="12pt" fo:language="it" fo:country="IT" fo:font-style="normal" style:text-underline-style="none" fo:font-weight="normal" style:font-name-asian="Times New Roman" style:font-size-asian="12pt" style:language-asian="zxx" style:country-asian="none" style:font-style-asian="normal" style:font-weight-asian="normal" style:language-complex="ar" style:country-complex="SA" style:font-style-complex="normal" style:font-weight-complex="normal" fo:hyphenate="false" fo:hyphenation-remain-char-count="2" fo:hyphenation-push-char-count="2"/>
    </style:style>
    <style:style style:name="P362" style:family="paragraph" style:parent-style-name="Text_20_body_20_indent">
      <style:paragraph-properties fo:hyphenation-ladder-count="no-limit" style:vertical-align="auto" style:writing-mode="lr-tb"/>
      <style:text-properties style:use-window-font-color="true" style:text-line-through-style="none" style:text-line-through-type="none" style:font-name="Arial" fo:font-size="12pt" fo:language="it" fo:country="IT" fo:font-weight="normal" fo:background-color="transparent" style:font-size-asian="12pt" style:language-asian="it" style:country-asian="IT" style:font-weight-asian="normal" style:font-size-complex="12pt" style:font-weight-complex="normal" fo:hyphenate="false" fo:hyphenation-remain-char-count="2" fo:hyphenation-push-char-count="2"/>
    </style:style>
    <style:style style:name="P363" style:family="paragraph" style:parent-style-name="Text_20_body_20_indent">
      <style:paragraph-properties fo:hyphenation-ladder-count="no-limit" style:writing-mode="lr-tb"/>
      <style:text-properties style:use-window-font-color="true" style:font-name="Arial" fo:font-size="12pt" fo:language="it" fo:country="IT" fo:font-weight="bold" officeooo:paragraph-rsid="001240d3" style:font-name-asian="Times New Roman" style:font-size-asian="12pt" style:font-weight-asian="bold" style:font-weight-complex="bold" fo:hyphenate="false" fo:hyphenation-remain-char-count="2" fo:hyphenation-push-char-count="2"/>
    </style:style>
    <style:style style:name="P364" style:family="paragraph" style:parent-style-name="Text_20_body_20_indent">
      <style:paragraph-properties fo:hyphenation-ladder-count="no-limit" style:writing-mode="lr-tb"/>
      <style:text-properties fo:hyphenate="false" fo:hyphenation-remain-char-count="2" fo:hyphenation-push-char-count="2"/>
    </style:style>
    <style:style style:name="P365" style:family="paragraph" style:parent-style-name="Text_20_body_20_indent">
      <style:paragraph-properties fo:hyphenation-ladder-count="no-limit" style:vertical-align="auto" style:writing-mode="lr-tb"/>
      <style:text-properties fo:hyphenate="false" fo:hyphenation-remain-char-count="2" fo:hyphenation-push-char-count="2"/>
    </style:style>
    <style:style style:name="P366" style:family="paragraph" style:parent-style-name="Text_20_body_20_indent">
      <style:paragraph-properties fo:hyphenation-ladder-count="no-limit" style:vertical-align="auto" style:writing-mode="lr-tb"/>
      <style:text-properties officeooo:paragraph-rsid="001dc16f" fo:hyphenate="false" fo:hyphenation-remain-char-count="2" fo:hyphenation-push-char-count="2"/>
    </style:style>
    <style:style style:name="P367" style:family="paragraph" style:parent-style-name="Text_20_body_20_indent">
      <style:paragraph-properties fo:text-align="start" style:justify-single-word="false" fo:hyphenation-ladder-count="no-limit" style:writing-mode="lr-tb"/>
      <style:text-properties fo:hyphenate="false" fo:hyphenation-remain-char-count="2" fo:hyphenation-push-char-count="2"/>
    </style:style>
    <style:style style:name="P368" style:family="paragraph" style:parent-style-name="Standard">
      <style:paragraph-properties fo:text-align="start" style:justify-single-word="false" fo:hyphenation-ladder-count="no-limit" style:writing-mode="lr-tb"/>
      <style:text-properties officeooo:rsid="001dd6fa" officeooo:paragraph-rsid="0007eb7e" fo:hyphenate="false" fo:hyphenation-remain-char-count="2" fo:hyphenation-push-char-count="2"/>
    </style:style>
    <style:style style:name="P369" style:family="paragraph" style:parent-style-name="Text_20_body">
      <style:paragraph-properties fo:margin-top="0cm" fo:margin-bottom="0cm" loext:contextual-spacing="false" fo:text-align="justify" style:justify-single-word="false"/>
      <style:text-properties style:use-window-font-color="true" style:text-line-through-style="none" style:text-line-through-type="none" style:font-name="Arial" fo:font-size="12pt" fo:language="it" fo:country="IT" fo:font-style="normal" style:text-underline-style="none" fo:font-weight="normal" style:font-name-asian="Times New Roman" style:font-size-asian="12pt" style:language-asian="zxx" style:country-asian="none" style:font-style-asian="normal" style:font-weight-asian="normal" style:font-name-complex="Arial" style:font-size-complex="12pt" style:language-complex="ar" style:country-complex="SA" style:font-style-complex="normal" style:font-weight-complex="normal"/>
    </style:style>
    <style:style style:name="P370" style:family="paragraph" style:parent-style-name="Text_20_body">
      <style:paragraph-properties fo:margin-top="0cm" fo:margin-bottom="0cm" loext:contextual-spacing="false"/>
      <style:text-properties style:use-window-font-color="true" style:font-name="Arial" fo:font-size="12pt" style:font-size-asian="12pt" style:font-size-complex="12pt"/>
    </style:style>
    <style:style style:name="P371" style:family="paragraph" style:parent-style-name="Text_20_body">
      <style:paragraph-properties fo:margin-top="0cm" fo:margin-bottom="0cm" loext:contextual-spacing="false"/>
      <style:text-properties style:use-window-font-color="true" style:font-name="Arial" fo:font-size="12pt" fo:background-color="transparent" style:font-size-asian="12pt" style:font-size-complex="12pt"/>
    </style:style>
    <style:style style:name="P372" style:family="paragraph" style:parent-style-name="Text_20_body">
      <style:paragraph-properties fo:margin-top="0cm" fo:margin-bottom="0cm" loext:contextual-spacing="false"/>
      <style:text-properties style:use-window-font-color="true" style:text-line-through-style="solid" style:text-line-through-type="single" style:font-name="Arial" fo:font-size="12pt" fo:language="it" fo:country="IT" fo:font-style="normal" style:font-size-asian="12pt" style:font-style-asian="normal" style:font-name-complex="Times New Roman" style:font-size-complex="12pt" style:font-style-complex="normal"/>
    </style:style>
    <style:style style:name="P373" style:family="paragraph" style:parent-style-name="Text_20_body">
      <style:paragraph-properties fo:margin-top="0cm" fo:margin-bottom="0cm" loext:contextual-spacing="false"/>
      <style:text-properties style:font-name="Arial" fo:font-size="12pt" style:font-size-asian="12pt" style:font-size-complex="12pt"/>
    </style:style>
    <style:style style:name="P374" style:family="paragraph" style:parent-style-name="testo">
      <style:paragraph-properties fo:margin-top="0cm" fo:margin-bottom="0cm" loext:contextual-spacing="false" fo:text-align="justify" style:justify-single-word="false"/>
      <style:text-properties style:use-window-font-color="true" style:font-name="Arial" fo:font-size="12pt" fo:language="it" fo:country="IT" style:font-name-asian="Arial" style:font-size-asian="12pt" style:font-name-complex="Arial" style:font-size-complex="12pt"/>
    </style:style>
    <style:style style:name="P375" style:family="paragraph" style:parent-style-name="Standard">
      <style:paragraph-properties fo:margin-top="0cm" fo:margin-bottom="0cm" loext:contextual-spacing="false" fo:text-align="justify" style:justify-single-word="false"/>
      <style:text-properties style:use-window-font-color="true" style:font-name="Arial" fo:font-size="12pt" fo:language="it" fo:country="IT" style:font-name-asian="Arial" style:font-size-asian="12pt" style:language-asian="zxx" style:country-asian="none" style:font-name-complex="Arial" style:font-size-complex="12pt" style:language-complex="zxx" style:country-complex="none"/>
    </style:style>
    <style:style style:name="P376" style:family="paragraph" style:parent-style-name="Heading_20_3">
      <style:paragraph-properties fo:margin-top="0cm" fo:margin-bottom="0cm" loext:contextual-spacing="false" fo:text-align="justify" style:justify-single-word="false">
        <style:tab-stops>
          <style:tab-stop style:position="0.499cm"/>
        </style:tab-stops>
      </style:paragraph-properties>
      <style:text-properties style:use-window-font-color="true" style:font-name="Arial" fo:language="it" fo:country="IT" style:font-name-asian="Arial" style:font-name-complex="Arial"/>
    </style:style>
    <style:style style:name="P377" style:family="paragraph" style:parent-style-name="Heading_20_2">
      <style:paragraph-properties fo:margin-top="0cm" fo:margin-bottom="0cm" loext:contextual-spacing="false" fo:text-align="justify" style:justify-single-word="false"/>
      <style:text-properties style:use-window-font-color="true" style:font-name="Arial" fo:font-size="12pt" fo:font-weight="normal" style:font-size-asian="12pt" style:font-weight-asian="normal" style:font-size-complex="12pt" style:font-weight-complex="normal"/>
    </style:style>
    <style:style style:name="P378" style:family="paragraph" style:parent-style-name="Normal_20__28_Web_29_">
      <style:paragraph-properties fo:margin-top="0cm" fo:margin-bottom="0cm" loext:contextual-spacing="false" fo:text-align="justify" style:justify-single-word="false"/>
      <style:text-properties style:use-window-font-color="true" fo:language="it" fo:country="IT"/>
    </style:style>
    <style:style style:name="P379" style:family="paragraph" style:parent-style-name="Normal_20__28_Web_29_">
      <style:paragraph-properties fo:margin-top="0cm" fo:margin-bottom="0cm" loext:contextual-spacing="false" fo:text-align="justify" style:justify-single-word="false">
        <style:tab-stops>
          <style:tab-stop style:position="0.501cm"/>
        </style:tab-stops>
      </style:paragraph-properties>
      <style:text-properties style:use-window-font-color="true" fo:language="it" fo:country="IT" fo:font-weight="bold" style:font-weight-asian="bold" style:font-weight-complex="bold"/>
    </style:style>
    <style:style style:name="P380" style:family="paragraph" style:parent-style-name="Normal_20__28_Web_29_">
      <style:paragraph-properties fo:margin-top="0cm" fo:margin-bottom="0cm" loext:contextual-spacing="false" fo:text-align="justify" style:justify-single-word="false"/>
      <style:text-properties style:use-window-font-color="true" style:text-line-through-style="solid" style:text-line-through-type="single" fo:language="it" fo:country="IT"/>
    </style:style>
    <style:style style:name="P381" style:family="paragraph" style:parent-style-name="Normal_20__28_Web_29_">
      <style:paragraph-properties fo:margin-top="0cm" fo:margin-bottom="0cm" loext:contextual-spacing="false" fo:text-align="justify" style:justify-single-word="false">
        <style:tab-stops>
          <style:tab-stop style:position="0.501cm"/>
        </style:tab-stops>
      </style:paragraph-properties>
      <style:text-properties style:use-window-font-color="true" style:text-line-through-style="solid" style:text-line-through-type="single" fo:language="it" fo:country="IT" fo:font-weight="bold" style:font-weight-asian="bold" style:font-weight-complex="bold"/>
    </style:style>
    <style:style style:name="P382" style:family="paragraph" style:parent-style-name="Normal_20__28_Web_29_">
      <style:paragraph-properties fo:margin-top="0cm" fo:margin-bottom="0cm" loext:contextual-spacing="false" fo:text-align="justify" style:justify-single-word="false"/>
      <style:text-properties style:use-window-font-color="true" style:font-name="Arial" fo:language="it" fo:country="IT"/>
    </style:style>
    <style:style style:name="P383" style:family="paragraph" style:parent-style-name="Standard">
      <style:paragraph-properties fo:margin-left="0.635cm" fo:margin-right="0.086cm" fo:text-align="justify" style:justify-single-word="false" fo:text-indent="-0.635cm" style:auto-text-indent="false">
        <style:tab-stops>
          <style:tab-stop style:position="-0.136cm"/>
          <style:tab-stop style:position="0cm"/>
        </style:tab-stops>
      </style:paragraph-properties>
      <style:text-properties style:use-window-font-color="true" style:font-name="Arial" fo:language="it" fo:country="IT" style:font-name-asian="Arial" style:font-name-complex="Arial"/>
    </style:style>
    <style:style style:name="P384" style:family="paragraph" style:parent-style-name="heading_20_2">
      <style:paragraph-properties fo:text-align="justify" style:justify-single-word="false"/>
      <style:text-properties style:use-window-font-color="true" fo:font-size="12pt" fo:language="it" fo:country="IT" fo:font-weight="normal" style:font-size-asian="12pt" style:font-weight-asian="normal" style:font-size-complex="12pt" style:font-weight-complex="normal"/>
    </style:style>
    <style:style style:name="P385" style:family="paragraph" style:parent-style-name="heading_20_2">
      <style:paragraph-properties fo:text-align="justify" style:justify-single-word="false"/>
      <style:text-properties style:use-window-font-color="true" style:text-line-through-style="solid" style:text-line-through-type="single" fo:font-size="12pt" fo:language="it" fo:country="IT" fo:font-style="italic" fo:font-weight="normal" style:font-size-asian="12pt" style:font-style-asian="italic" style:font-weight-asian="normal" style:font-size-complex="12pt" style:font-style-complex="italic" style:font-weight-complex="normal"/>
    </style:style>
    <style:style style:name="P386" style:family="paragraph" style:parent-style-name="heading_20_2">
      <style:paragraph-properties fo:margin-left="0cm" fo:margin-right="0.086cm" fo:text-align="justify" style:justify-single-word="false" fo:text-indent="0.016cm" style:auto-text-indent="false">
        <style:tab-stops>
          <style:tab-stop style:position="0.499cm"/>
        </style:tab-stops>
      </style:paragraph-properties>
      <style:text-properties style:use-window-font-color="true" fo:language="it" fo:country="IT"/>
    </style:style>
    <style:style style:name="P387" style:family="paragraph" style:parent-style-name="heading_20_6">
      <style:paragraph-properties fo:text-align="justify" style:justify-single-word="false">
        <style:tab-stops>
          <style:tab-stop style:position="0.499cm"/>
        </style:tab-stops>
      </style:paragraph-properties>
      <style:text-properties style:use-window-font-color="true" fo:language="it" fo:country="IT"/>
    </style:style>
    <style:style style:name="P388" style:family="paragraph" style:parent-style-name="Chapter_20_Heading">
      <style:paragraph-properties fo:text-align="justify" style:justify-single-word="false">
        <style:tab-stops/>
      </style:paragraph-properties>
      <style:text-properties style:use-window-font-color="true" fo:language="it" fo:country="IT"/>
    </style:style>
    <style:style style:name="P389" style:family="paragraph" style:parent-style-name="Body_20_Text_20_2">
      <style:text-properties style:use-window-font-color="true" style:text-line-through-style="none" style:text-line-through-type="none" fo:language="it" fo:country="IT" fo:font-style="normal" style:font-style-asian="normal" style:font-style-complex="normal"/>
    </style:style>
    <style:style style:name="P390" style:family="paragraph" style:parent-style-name="Body_20_Text_20_2">
      <style:paragraph-properties fo:text-align="justify" style:justify-single-word="false"/>
      <style:text-properties style:use-window-font-color="true" style:text-line-through-style="none" style:text-line-through-type="none" fo:language="it" fo:country="IT" fo:font-style="normal" style:font-style-asian="normal" style:font-style-complex="normal"/>
    </style:style>
    <style:style style:name="P391" style:family="paragraph" style:parent-style-name="Body_20_Text_20_2">
      <style:paragraph-properties fo:text-align="justify" style:justify-single-word="false"/>
      <style:text-properties style:use-window-font-color="true" style:text-line-through-style="none" style:text-line-through-type="none" fo:language="it" fo:country="IT" fo:font-style="normal" fo:font-weight="bold" style:font-style-asian="normal" style:font-weight-asian="bold" style:font-style-complex="normal" style:font-weight-complex="bold"/>
    </style:style>
    <style:style style:name="P392" style:family="paragraph" style:parent-style-name="Body_20_Text_20_2">
      <style:text-properties style:use-window-font-color="true" fo:language="it" fo:country="IT"/>
    </style:style>
    <style:style style:name="P393" style:family="paragraph" style:parent-style-name="Body_20_Text_20_2">
      <style:paragraph-properties fo:text-align="justify" style:justify-single-word="false"/>
      <style:text-properties style:use-window-font-color="true" fo:language="it" fo:country="IT"/>
    </style:style>
    <style:style style:name="P394" style:family="paragraph" style:parent-style-name="Body_20_Text_20_2">
      <style:paragraph-properties fo:text-align="justify" style:justify-single-word="false"/>
      <style:text-properties style:use-window-font-color="true" fo:language="it" fo:country="IT" fo:font-style="normal" style:font-style-asian="normal" style:font-style-complex="normal"/>
    </style:style>
    <style:style style:name="P395" style:family="paragraph" style:parent-style-name="Body_20_Text_20_2">
      <style:paragraph-properties style:vertical-align="auto"/>
      <style:text-properties style:use-window-font-color="true" fo:language="it" fo:country="IT" fo:font-style="italic" style:language-asian="it" style:country-asian="IT" style:font-style-asian="italic" style:font-style-complex="italic"/>
    </style:style>
    <style:style style:name="P396" style:family="paragraph" style:parent-style-name="Body_20_Text_20_2">
      <style:text-properties style:use-window-font-color="true" fo:language="it" fo:country="IT" fo:font-style="italic" style:font-style-asian="italic" style:font-style-complex="italic"/>
    </style:style>
    <style:style style:name="P397" style:family="paragraph" style:parent-style-name="Body_20_Text_20_2">
      <style:text-properties style:use-window-font-color="true" style:text-line-through-style="solid" style:text-line-through-type="single" fo:language="it" fo:country="IT" fo:font-style="normal" style:font-style-asian="normal" style:font-style-complex="normal"/>
    </style:style>
    <style:style style:name="P398" style:family="paragraph" style:parent-style-name="Body_20_Text_20_2">
      <style:text-properties style:use-window-font-color="true" style:text-line-through-style="solid" style:text-line-through-type="single" fo:language="it" fo:country="IT" fo:font-style="italic" style:font-style-asian="italic" style:font-style-complex="italic"/>
    </style:style>
    <style:style style:name="P399" style:family="paragraph" style:parent-style-name="Body_20_Text_20_2">
      <style:paragraph-properties style:vertical-align="auto"/>
      <style:text-properties style:use-window-font-color="true" style:text-line-through-style="solid" style:text-line-through-type="single" fo:language="it" fo:country="IT" fo:font-style="italic" fo:font-weight="bold" style:language-asian="it" style:country-asian="IT" style:font-style-asian="italic" style:font-weight-asian="bold" style:font-style-complex="italic" style:font-weight-complex="bold"/>
    </style:style>
    <style:style style:name="P400" style:family="paragraph" style:parent-style-name="Default_20_Paragraph">
      <style:paragraph-properties fo:text-align="justify" style:justify-single-word="false"/>
      <style:text-properties style:use-window-font-color="true" fo:language="it" fo:country="IT"/>
    </style:style>
    <style:style style:name="P401" style:family="paragraph" style:parent-style-name="Text_20_body_20_indent">
      <style:paragraph-properties fo:text-align="justify" style:justify-single-word="false">
        <style:tab-stops>
          <style:tab-stop style:position="0.499cm"/>
        </style:tab-stops>
      </style:paragraph-properties>
      <style:text-properties style:use-window-font-color="true" style:text-line-through-style="none" style:text-line-through-type="none" style:font-name="Arial" fo:font-size="12pt" fo:language="it" fo:country="IT" fo:font-style="normal" style:text-underline-style="none" fo:font-weight="bold" style:text-blinking="false" style:font-name-asian="Arial" style:font-size-asian="12pt" style:font-style-asian="normal" style:font-weight-asian="bold" style:font-name-complex="Arial" style:font-size-complex="12pt" style:font-style-complex="normal" style:font-weight-complex="bold"/>
    </style:style>
    <style:style style:name="P402" style:family="paragraph" style:parent-style-name="Text_20_body_20_indent">
      <style:paragraph-properties fo:text-align="justify" style:justify-single-word="false">
        <style:tab-stops>
          <style:tab-stop style:position="0.499cm"/>
        </style:tab-stops>
      </style:paragraph-properties>
      <style:text-properties style:use-window-font-color="true" style:text-line-through-style="none" style:text-line-through-type="none" style:font-name="Arial" fo:font-size="12pt" fo:language="it" fo:country="IT" fo:font-style="normal" style:text-underline-style="none" fo:font-weight="bold" style:text-blinking="false" fo:background-color="transparent" style:font-name-asian="Arial" style:font-size-asian="12pt" style:font-style-asian="normal" style:font-weight-asian="bold" style:font-name-complex="Arial" style:font-size-complex="12pt" style:font-style-complex="normal" style:font-weight-complex="bold"/>
    </style:style>
    <style:style style:name="P403" style:family="paragraph" style:parent-style-name="Heading_20_4">
      <style:text-properties style:use-window-font-color="true" style:font-name="Arial" fo:font-size="12pt" fo:language="it" fo:country="IT" fo:font-weight="bold" fo:background-color="transparent" style:font-size-asian="12pt" style:font-weight-asian="bold" style:font-size-complex="12pt" style:font-weight-complex="bold"/>
    </style:style>
    <style:style style:name="P404" style:family="paragraph" style:parent-style-name="Heading_20_4">
      <style:text-properties style:use-window-font-color="true" style:text-line-through-style="none" style:text-line-through-type="none" style:font-name="Arial1" fo:font-size="12pt" fo:language="it" fo:country="IT" fo:font-style="normal" fo:font-weight="bold" fo:background-color="transparent" style:font-weight-asian="bold" style:font-weight-complex="bold"/>
    </style:style>
    <style:style style:name="P405" style:family="paragraph" style:parent-style-name="Text_20_body_20_indent" style:master-page-name="">
      <style:paragraph-properties fo:hyphenation-ladder-count="no-limit" style:page-number="auto" style:writing-mode="lr-tb"/>
      <style:text-properties officeooo:paragraph-rsid="0015223c" fo:hyphenate="false" fo:hyphenation-remain-char-count="2" fo:hyphenation-push-char-count="2"/>
    </style:style>
    <style:style style:name="P406" style:family="paragraph" style:parent-style-name="Text_20_body_20_indent" style:master-page-name="">
      <style:paragraph-properties fo:hyphenation-ladder-count="no-limit" style:page-number="auto" style:vertical-align="auto" style:writing-mode="lr-tb"/>
      <style:text-properties officeooo:paragraph-rsid="0015223c" fo:hyphenate="false" fo:hyphenation-remain-char-count="2" fo:hyphenation-push-char-count="2"/>
    </style:style>
    <style:style style:name="P407" style:family="paragraph" style:parent-style-name="Text_20_body_20_indent" style:master-page-name="">
      <style:paragraph-properties fo:hyphenation-ladder-count="no-limit" style:page-number="auto" style:vertical-align="auto" style:writing-mode="lr-tb"/>
      <style:text-properties officeooo:paragraph-rsid="001f9028" fo:hyphenate="false" fo:hyphenation-remain-char-count="2" fo:hyphenation-push-char-count="2"/>
    </style:style>
    <style:style style:name="P408" style:family="paragraph" style:parent-style-name="Text_20_body_20_indent" style:master-page-name="">
      <style:paragraph-properties fo:hyphenation-ladder-count="no-limit" style:page-number="auto" style:writing-mode="lr-tb"/>
      <style:text-properties style:use-window-font-color="true" style:text-line-through-style="none" style:text-line-through-type="none" style:font-name="Arial" fo:font-size="12pt" fo:language="it" fo:country="IT" fo:font-style="normal" fo:font-weight="bold" officeooo:rsid="00101e54" officeooo:paragraph-rsid="0015223c" style:font-name-asian="Times New Roman" style:font-size-asian="12pt" style:language-asian="zxx" style:country-asian="none" style:font-style-asian="normal" style:font-weight-asian="bold" style:language-complex="ar" style:country-complex="SA" style:font-style-complex="normal" style:font-weight-complex="bold" fo:hyphenate="false" fo:hyphenation-remain-char-count="2" fo:hyphenation-push-char-count="2"/>
    </style:style>
    <style:style style:name="P409" style:family="paragraph" style:parent-style-name="Standard" style:master-page-name="Standard">
      <style:paragraph-properties fo:text-align="center" style:justify-single-word="false" style:page-number="auto">
        <style:tab-stops>
          <style:tab-stop style:position="0.499cm"/>
        </style:tab-stops>
      </style:paragraph-properties>
      <style:text-properties style:use-window-font-color="true" style:font-name="Arial" fo:font-size="24pt" fo:language="it" fo:country="IT" style:text-underline-style="solid" style:text-underline-width="auto" style:text-underline-color="font-color" fo:font-weight="bold" style:font-name-asian="Arial" style:font-size-asian="24pt" style:font-weight-asian="bold" style:font-name-complex="Arial" style:font-size-complex="24pt" style:font-weight-complex="bold"/>
    </style:style>
    <style:style style:name="P410" style:family="paragraph" style:parent-style-name="Standard">
      <style:text-properties style:use-window-font-color="true" style:font-name="Arial" fo:font-size="12pt" fo:language="it" fo:country="IT" officeooo:rsid="0013a771" officeooo:paragraph-rsid="0015223c" style:font-name-asian="Times New Roman" style:font-size-asian="12pt" style:language-asian="zxx" style:country-asian="none" style:font-name-complex="Arial" style:font-size-complex="12pt" style:language-complex="ar" style:country-complex="SA"/>
    </style:style>
    <style:style style:name="P411" style:family="paragraph" style:parent-style-name="Standard">
      <style:text-properties style:use-window-font-color="true" style:font-name="Arial" fo:font-size="12pt" fo:language="it" fo:country="IT" officeooo:rsid="00223520" officeooo:paragraph-rsid="00223520" style:font-name-asian="Times New Roman" style:font-size-asian="12pt" style:language-asian="zxx" style:country-asian="none" style:font-name-complex="Arial" style:font-size-complex="12pt" style:language-complex="ar" style:country-complex="SA"/>
    </style:style>
    <style:style style:name="P412" style:family="paragraph" style:parent-style-name="Standard">
      <style:paragraph-properties fo:margin-left="0cm" fo:margin-right="0.086cm" fo:text-align="justify" style:justify-single-word="false" fo:text-indent="0cm" style:auto-text-indent="false">
        <style:tab-stops>
          <style:tab-stop style:position="0.499cm"/>
        </style:tab-stops>
      </style:paragraph-properties>
      <style:text-properties style:use-window-font-color="true" style:font-name="Arial" fo:font-size="12pt" fo:language="it" fo:country="IT" style:font-name-asian="Arial" style:font-size-asian="12pt" style:font-name-complex="Arial" style:font-size-complex="12pt"/>
    </style:style>
    <style:style style:name="P413" style:family="paragraph" style:parent-style-name="Standard">
      <style:paragraph-properties fo:margin-left="0cm" fo:margin-right="0.086cm" fo:text-align="justify" style:justify-single-word="false" fo:text-indent="0cm" style:auto-text-indent="false">
        <style:tab-stops>
          <style:tab-stop style:position="0.499cm"/>
        </style:tab-stops>
      </style:paragraph-properties>
      <style:text-properties style:use-window-font-color="true" style:font-name="Arial" fo:font-size="12pt" fo:language="it" fo:country="IT" officeooo:rsid="0022e071" officeooo:paragraph-rsid="0022e071" style:font-name-asian="Arial" style:font-size-asian="12pt" style:font-name-complex="Arial" style:font-size-complex="12pt"/>
    </style:style>
    <style:style style:name="P414" style:family="paragraph" style:parent-style-name="Standard">
      <style:paragraph-properties fo:margin-left="0cm" fo:margin-right="0.086cm" fo:text-align="justify" style:justify-single-word="false" fo:text-indent="0cm" style:auto-text-indent="false">
        <style:tab-stops>
          <style:tab-stop style:position="0.499cm"/>
        </style:tab-stops>
      </style:paragraph-properties>
      <style:text-properties style:use-window-font-color="true" style:font-name="Arial" fo:font-size="12pt" fo:language="it" fo:country="IT" fo:font-weight="bold" officeooo:rsid="0022e071" officeooo:paragraph-rsid="0022e071" style:font-name-asian="Arial" style:font-size-asian="12pt" style:font-weight-asian="bold" style:font-name-complex="Arial" style:font-size-complex="12pt" style:font-weight-complex="bold"/>
    </style:style>
    <style:style style:name="P415" style:family="paragraph" style:parent-style-name="Text_20_body_20_indent" style:master-page-name="">
      <style:paragraph-properties fo:hyphenation-ladder-count="no-limit" style:page-number="auto" style:vertical-align="auto" style:writing-mode="lr-tb"/>
      <style:text-properties officeooo:paragraph-rsid="0015223c" fo:hyphenate="false" fo:hyphenation-remain-char-count="2" fo:hyphenation-push-char-count="2"/>
    </style:style>
    <style:style style:name="P416" style:family="paragraph" style:parent-style-name="heading_20_9">
      <style:paragraph-properties fo:text-align="justify" style:justify-single-word="false"/>
      <style:text-properties style:use-window-font-color="true" fo:language="it" fo:country="IT"/>
    </style:style>
    <style:style style:name="T1" style:family="text">
      <style:text-properties style:text-line-through-style="solid" style:text-line-through-type="single" fo:font-size="12pt" style:font-size-asian="12pt" style:font-size-complex="12pt"/>
    </style:style>
    <style:style style:name="T2" style:family="text">
      <style:text-properties style:text-line-through-style="solid" style:text-line-through-type="single" fo:font-size="12pt" fo:font-style="italic" style:font-size-asian="12pt" style:font-style-asian="italic" style:font-size-complex="12pt" style:font-style-complex="italic"/>
    </style:style>
    <style:style style:name="T3" style:family="text">
      <style:text-properties style:text-line-through-style="solid" style:text-line-through-type="single" fo:font-size="12pt" fo:font-style="italic" fo:font-weight="bold" style:font-size-asian="12pt" style:font-style-asian="italic" style:font-weight-asian="bold" style:font-size-complex="12pt" style:font-style-complex="italic" style:font-weight-complex="bold"/>
    </style:style>
    <style:style style:name="T4" style:family="text">
      <style:text-properties style:text-line-through-style="solid" style:text-line-through-type="single" fo:font-size="12pt" fo:font-weight="bold" style:font-size-asian="12pt" style:font-weight-asian="bold" style:font-size-complex="12pt" style:font-weight-complex="bold"/>
    </style:style>
    <style:style style:name="T5" style:family="text">
      <style:text-properties fo:font-size="12pt" style:font-size-asian="12pt" style:font-size-complex="12pt"/>
    </style:style>
    <style:style style:name="T6" style:family="text">
      <style:text-properties fo:font-size="12pt" fo:font-weight="bold" style:font-size-asian="12pt" style:font-weight-asian="bold" style:font-size-complex="12pt" style:font-weight-complex="bold"/>
    </style:style>
    <style:style style:name="T7" style:family="text">
      <style:text-properties fo:font-size="12pt" fo:font-weight="normal" style:font-size-asian="12pt" style:font-weight-asian="normal" style:font-size-complex="12pt" style:font-weight-complex="normal"/>
    </style:style>
    <style:style style:name="T8" style:family="text">
      <style:text-properties fo:font-weight="bold" style:font-weight-asian="bold" style:font-weight-complex="bold"/>
    </style:style>
    <style:style style:name="T9" style:family="text">
      <style:text-properties fo:font-weight="bold" style:font-weight-asian="bold" style:font-name-complex="Arial" style:font-size-complex="12pt" style:font-weight-complex="bold"/>
    </style:style>
    <style:style style:name="T10" style:family="text">
      <style:text-properties fo:font-weight="bold" style:text-blinking="false" style:font-weight-asian="bold" style:font-name-complex="Arial" style:font-size-complex="12pt" style:font-weight-complex="bold"/>
    </style:style>
    <style:style style:name="T11" style:family="text">
      <style:text-properties fo:font-weight="normal" style:font-weight-asian="normal" style:font-weight-complex="normal"/>
    </style:style>
    <style:style style:name="T12" style:family="text">
      <style:text-properties fo:font-weight="normal" officeooo:rsid="0010a855" style:font-weight-asian="normal" style:font-weight-complex="normal"/>
    </style:style>
    <style:style style:name="T13" style:family="text">
      <style:text-properties fo:font-weight="normal" officeooo:rsid="00199abb" style:font-weight-asian="normal" style:font-weight-complex="normal"/>
    </style:style>
    <style:style style:name="T14" style:family="text">
      <style:text-properties style:text-underline-style="solid" style:text-underline-width="auto" style:text-underline-color="font-color" fo:font-weight="normal" style:font-weight-asian="normal" style:font-weight-complex="normal"/>
    </style:style>
    <style:style style:name="T15" style:family="text">
      <style:text-properties style:text-position="25% 58%" fo:font-size="12pt" style:font-size-asian="12pt" style:font-size-complex="12pt"/>
    </style:style>
    <style:style style:name="T16" style:family="text">
      <style:text-properties style:font-name="Arial" fo:font-size="12pt" fo:font-weight="bold" style:font-name-asian="Arial" style:font-size-asian="12pt" style:font-weight-asian="bold" style:font-name-complex="Arial" style:font-size-complex="12pt" style:font-weight-complex="bold"/>
    </style:style>
    <style:style style:name="T17" style:family="text">
      <style:text-properties style:font-name="Arial" fo:font-size="12pt" style:font-name-asian="Arial" style:font-size-asian="12pt" style:language-asian="it" style:country-asian="IT" style:font-name-complex="Arial" style:font-size-complex="12pt"/>
    </style:style>
    <style:style style:name="T18" style:family="text">
      <style:text-properties style:text-line-through-style="none" style:text-line-through-type="none" style:text-underline-style="none" style:text-blinking="false"/>
    </style:style>
    <style:style style:name="T19" style:family="text">
      <style:text-properties style:text-line-through-style="none" style:text-line-through-type="none" fo:font-style="normal" style:text-underline-style="none" style:text-blinking="false" style:font-style-asian="normal" style:font-style-complex="normal"/>
    </style:style>
    <style:style style:name="T20" style:family="text">
      <style:text-properties style:text-line-through-style="none" style:text-line-through-type="none" fo:font-style="normal" style:font-name-asian="Times New Roman" style:font-style-asian="normal" style:language-complex="ar" style:country-complex="SA" style:font-style-complex="normal"/>
    </style:style>
    <style:style style:name="T21" style:family="text">
      <style:text-properties style:text-line-through-style="none" style:text-line-through-type="none" fo:font-style="normal" style:font-name-asian="Times New Roman1" style:font-style-asian="normal" style:font-name-complex="Times New Roman1" style:font-style-complex="normal"/>
    </style:style>
    <style:style style:name="T22" style:family="text">
      <style:text-properties style:text-line-through-style="none" style:text-line-through-type="none" fo:font-style="normal" style:font-style-asian="normal" style:language-complex="ar" style:country-complex="SA" style:font-style-complex="normal"/>
    </style:style>
    <style:style style:name="T23" style:family="text">
      <style:text-properties style:text-line-through-style="none" style:text-line-through-type="none" fo:font-style="normal" style:language-asian="zxx" style:country-asian="none" style:font-style-asian="normal" style:language-complex="ar" style:country-complex="SA" style:font-style-complex="normal"/>
    </style:style>
    <style:style style:name="T24" style:family="text">
      <style:text-properties style:text-line-through-style="none" style:text-line-through-type="none" fo:font-style="normal" officeooo:rsid="00047409" style:language-asian="zxx" style:country-asian="none" style:font-style-asian="normal" style:language-complex="ar" style:country-complex="SA" style:font-style-complex="normal"/>
    </style:style>
    <style:style style:name="T25" style:family="text">
      <style:text-properties style:text-line-through-style="none" style:text-line-through-type="none" style:font-name="Arial" fo:font-size="12pt" fo:font-style="normal" style:text-underline-style="none" style:text-blinking="false" style:font-name-asian="Arial" style:font-size-asian="12pt" style:font-style-asian="normal" style:font-weight-asian="bold" style:font-name-complex="Arial" style:font-size-complex="12pt" style:font-style-complex="normal" style:font-weight-complex="bold"/>
    </style:style>
    <style:style style:name="T26" style:family="text">
      <style:text-properties style:text-line-through-style="none" style:text-line-through-type="none" style:font-name="Arial" fo:font-size="12pt" fo:font-style="normal" style:text-underline-style="none" fo:font-weight="bold" style:text-blinking="false" style:font-name-asian="Arial" style:font-size-asian="12pt" style:font-style-asian="normal" style:font-weight-asian="bold" style:font-name-complex="Arial" style:font-size-complex="12pt" style:font-style-complex="normal" style:font-weight-complex="bold"/>
    </style:style>
    <style:style style:name="T27" style:family="text">
      <style:text-properties style:text-line-through-style="none" style:text-line-through-type="none" style:font-name="Arial" fo:font-size="12pt" fo:language="it" fo:country="IT" fo:font-style="normal" style:text-underline-style="none" fo:font-weight="bold" style:text-blinking="false" style:font-name-asian="Times New Roman" style:font-size-asian="12pt" style:language-asian="zxx" style:country-asian="none" style:font-style-asian="normal" style:font-weight-asian="bold" style:font-name-complex="Arial" style:font-size-complex="12pt" style:language-complex="ar" style:country-complex="SA" style:font-style-complex="normal" style:font-weight-complex="bold"/>
    </style:style>
    <style:style style:name="T28" style:family="text">
      <style:text-properties style:text-line-through-style="none" style:text-line-through-type="none" style:font-name="Arial" fo:font-size="12pt" fo:language="it" fo:country="IT" fo:font-style="normal" fo:font-weight="bold" style:font-name-asian="Times New Roman" style:font-size-asian="12pt" style:language-asian="zxx" style:country-asian="none" style:font-style-asian="normal" style:font-weight-asian="bold" style:language-complex="ar" style:country-complex="SA" style:font-style-complex="normal" style:font-weight-complex="bold"/>
    </style:style>
    <style:style style:name="T29" style:family="text">
      <style:text-properties style:text-line-through-style="none" style:text-line-through-type="none" fo:language="it" fo:country="IT" fo:font-style="normal" fo:font-weight="normal" style:font-name-asian="Times New Roman1" style:language-asian="it" style:country-asian="IT" style:font-style-asian="normal" style:font-weight-asian="normal" style:font-name-complex="Times New Roman1" style:font-style-complex="normal" style:font-weight-complex="normal"/>
    </style:style>
    <style:style style:name="T30" style:family="text">
      <style:text-properties style:text-line-through-style="none" style:text-line-through-type="none" fo:language="it" fo:country="IT" fo:font-style="normal" fo:font-weight="normal" style:language-asian="zxx" style:country-asian="none" style:font-style-asian="normal" style:font-weight-asian="normal" style:language-complex="ar" style:country-complex="SA" style:font-style-complex="normal" style:font-weight-complex="normal"/>
    </style:style>
    <style:style style:name="T31" style:family="text">
      <style:text-properties style:text-line-through-style="none" style:text-line-through-type="none" fo:language="it" fo:country="IT" fo:background-color="transparent" loext:char-shading-value="0" style:font-name-asian="Arial" style:language-asian="it" style:country-asian="IT"/>
    </style:style>
    <style:style style:name="T32" style:family="text">
      <style:text-properties style:text-line-through-style="none" style:text-line-through-type="none" fo:language="it" fo:country="IT" fo:font-weight="normal" fo:background-color="transparent" loext:char-shading-value="0" style:font-name-asian="Arial" style:language-asian="it" style:country-asian="IT" style:font-weight-asian="normal" style:font-weight-complex="normal"/>
    </style:style>
    <style:style style:name="T33" style:family="text">
      <style:text-properties style:text-line-through-style="none" style:text-line-through-type="none" fo:language="it" fo:country="IT" style:text-underline-style="none" fo:font-weight="normal" fo:background-color="transparent" loext:char-shading-value="0" style:font-weight-asian="normal" style:font-weight-complex="normal"/>
    </style:style>
    <style:style style:name="T34" style:family="text">
      <style:text-properties style:text-line-through-style="none" style:text-line-through-type="none" fo:language="it" fo:country="IT" style:text-underline-style="none" fo:font-weight="normal" officeooo:rsid="001f9028" fo:background-color="transparent" loext:char-shading-value="0" style:font-weight-asian="normal" style:font-weight-complex="normal"/>
    </style:style>
    <style:style style:name="T35" style:family="text">
      <style:text-properties style:text-line-through-style="none" style:text-line-through-type="none" style:text-blinking="false"/>
    </style:style>
    <style:style style:name="T36" style:family="text">
      <style:text-properties style:use-window-font-color="true" style:font-name="Arial" fo:font-size="12pt" fo:language="it" fo:country="IT" fo:font-style="normal" style:font-name-asian="Arial" style:font-size-asian="12pt" style:language-asian="it" style:country-asian="IT" style:font-style-asian="normal" style:font-name-complex="Arial" style:font-size-complex="12pt" style:font-style-complex="normal"/>
    </style:style>
    <style:style style:name="T37" style:family="text">
      <style:text-properties style:use-window-font-color="true" style:font-name="Arial" fo:font-size="12pt" fo:language="it" fo:country="IT" fo:font-style="normal" fo:font-weight="normal" style:font-name-asian="Arial" style:font-size-asian="12pt" style:language-asian="zxx" style:country-asian="none" style:font-style-asian="normal" style:font-weight-asian="normal" style:font-name-complex="Arial" style:font-size-complex="12pt" style:language-complex="zxx" style:country-complex="none" style:font-style-complex="normal" style:font-weight-complex="normal"/>
    </style:style>
    <style:style style:name="T38" style:family="text">
      <style:text-properties style:use-window-font-color="true" style:font-name="Arial" fo:font-size="12pt" fo:language="it" fo:country="IT" fo:font-style="normal" fo:font-weight="normal" style:font-name-asian="Arial" style:font-size-asian="12pt" style:language-asian="zxx" style:country-asian="none" style:font-style-asian="normal" style:font-weight-asian="normal" style:font-name-complex="Arial" style:font-size-complex="12pt" style:font-style-complex="normal" style:font-weight-complex="normal"/>
    </style:style>
    <style:style style:name="T39" style:family="text">
      <style:text-properties style:use-window-font-color="true" style:font-name="Arial" fo:font-size="12pt" fo:language="it" fo:country="IT" fo:font-style="normal" style:font-size-asian="12pt" style:font-style-asian="normal" style:font-name-complex="Arial" style:font-size-complex="12pt" style:font-style-complex="normal"/>
    </style:style>
    <style:style style:name="T40" style:family="text">
      <style:text-properties style:use-window-font-color="true" style:font-name="Arial" fo:font-size="12pt" fo:language="it" fo:country="IT" fo:font-weight="normal" officeooo:rsid="0006bdd9" style:font-name-asian="ITC Avant Garde Std Bk" style:font-size-asian="12pt" style:language-asian="it" style:country-asian="IT" style:font-weight-asian="normal" style:font-name-complex="Arial" style:font-size-complex="12pt" style:font-weight-complex="normal"/>
    </style:style>
    <style:style style:name="T41" style:family="text">
      <style:text-properties style:use-window-font-color="true" style:font-name="Arial" fo:font-size="12pt" fo:font-style="normal" fo:font-weight="normal" style:font-size-asian="12pt" style:font-style-asian="normal" style:font-weight-asian="normal" style:font-size-complex="12pt" style:font-style-complex="normal" style:font-weight-complex="normal"/>
    </style:style>
    <style:style style:name="T42" style:family="text">
      <style:text-properties style:use-window-font-color="true" style:font-name="Arial" fo:font-size="12pt" fo:font-style="normal" officeooo:rsid="0013a771" style:font-name-asian="Times New Roman" style:font-size-asian="12pt" style:language-asian="zxx" style:country-asian="none" style:font-style-asian="normal" style:font-name-complex="Arial" style:font-size-complex="12pt" style:language-complex="ar" style:country-complex="SA" style:font-style-complex="normal"/>
    </style:style>
    <style:style style:name="T43" style:family="text">
      <style:text-properties style:use-window-font-color="true" style:font-name="Arial" fo:font-size="12pt" fo:font-style="normal" officeooo:rsid="001dc16f" style:font-name-asian="Times New Roman" style:font-size-asian="12pt" style:language-asian="zxx" style:country-asian="none" style:font-style-asian="normal" style:font-name-complex="Arial" style:font-size-complex="12pt" style:language-complex="ar" style:country-complex="SA" style:font-style-complex="normal"/>
    </style:style>
    <style:style style:name="T44" style:family="text">
      <style:text-properties style:use-window-font-color="true" style:font-name="Arial" fo:font-size="12pt" fo:font-style="normal" officeooo:rsid="001f9028" style:font-name-asian="Times New Roman" style:font-size-asian="12pt" style:language-asian="zxx" style:country-asian="none" style:font-style-asian="normal" style:font-name-complex="Arial" style:font-size-complex="12pt" style:language-complex="ar" style:country-complex="SA" style:font-style-complex="normal"/>
    </style:style>
    <style:style style:name="T45" style:family="text">
      <style:text-properties style:use-window-font-color="true" style:font-name="Arial" fo:font-size="12pt" fo:font-weight="normal" style:font-name-asian="ITC Avant Garde Std Bk" style:font-size-asian="12pt" style:font-weight-asian="normal" style:font-name-complex="Arial" style:font-size-complex="12pt" style:font-weight-complex="normal"/>
    </style:style>
    <style:style style:name="T46" style:family="text">
      <style:text-properties style:use-window-font-color="true" style:font-name="Arial" fo:font-size="12pt" fo:font-weight="normal" style:font-name-asian="ITC Avant Garde Std Bk" style:font-size-asian="12pt" style:font-weight-asian="normal" style:font-size-complex="12pt" style:font-weight-complex="normal"/>
    </style:style>
    <style:style style:name="T47" style:family="text">
      <style:text-properties style:use-window-font-color="true" style:font-name="Arial" fo:font-size="12pt" fo:font-weight="normal" style:font-size-asian="12pt" style:font-weight-asian="normal" style:font-size-complex="12pt" style:font-weight-complex="normal"/>
    </style:style>
    <style:style style:name="T48" style:family="text">
      <style:text-properties style:use-window-font-color="true" style:font-name="Arial" fo:font-size="12pt" fo:font-weight="bold" style:font-name-asian="Arial" style:font-size-asian="12pt" style:font-weight-asian="bold" style:font-name-complex="Arial" style:font-size-complex="12pt" style:font-weight-complex="bold"/>
    </style:style>
    <style:style style:name="T49" style:family="text">
      <style:text-properties style:use-window-font-color="true" style:font-name="Arial" fo:font-size="12pt" style:font-name-asian="ITC Avant Garde Std Bk" style:font-size-asian="12pt" style:font-name-complex="Arial" style:font-size-complex="12pt"/>
    </style:style>
    <style:style style:name="T50" style:family="text">
      <style:text-properties style:use-window-font-color="true" style:font-name="Arial" fo:font-size="12pt" officeooo:rsid="0006bdd9" style:font-name-asian="ITC Avant Garde Std Bk" style:font-size-asian="12pt" style:language-asian="it" style:country-asian="IT" style:font-name-complex="Arial" style:font-size-complex="12pt"/>
    </style:style>
    <style:style style:name="T51" style:family="text">
      <style:text-properties style:use-window-font-color="true" style:font-name="Arial" fo:font-size="12pt" officeooo:rsid="0007241d" style:font-name-asian="ITC Avant Garde Std Bk" style:font-size-asian="12pt" style:language-asian="it" style:country-asian="IT" style:font-name-complex="Arial" style:font-size-complex="12pt"/>
    </style:style>
    <style:style style:name="T52" style:family="text">
      <style:text-properties style:use-window-font-color="true" style:font-name="Arial" fo:font-size="12pt" style:font-size-asian="12pt" style:font-size-complex="12pt"/>
    </style:style>
    <style:style style:name="T53" style:family="text">
      <style:text-properties style:use-window-font-color="true" style:font-name="Arial" fo:font-size="12pt" officeooo:rsid="0007241d" style:font-size-asian="12pt" style:font-size-complex="12pt"/>
    </style:style>
    <style:style style:name="T54" style:family="text">
      <style:text-properties style:use-window-font-color="true" style:font-name="Arial" fo:font-size="12pt" officeooo:rsid="001dd6fa" style:font-name-asian="Arial" style:font-size-asian="12pt" style:font-name-complex="Arial" style:font-size-complex="12pt"/>
    </style:style>
    <style:style style:name="T55" style:family="text">
      <style:text-properties style:use-window-font-color="true" style:font-name="Arial" fo:font-size="12pt" style:text-underline-style="none" fo:font-weight="bold" style:font-name-asian="Times New Roman" style:font-size-asian="12pt" style:font-weight-asian="bold" style:font-name-complex="ITCAvantGardeStd-Demi" style:font-weight-complex="bold"/>
    </style:style>
    <style:style style:name="T56" style:family="text">
      <style:text-properties style:use-window-font-color="true" style:font-name="Arial" fo:font-size="12pt" style:font-name-asian="Times New Roman" style:font-size-asian="12pt" style:font-name-complex="Arial" style:font-size-complex="12pt"/>
    </style:style>
    <style:style style:name="T57" style:family="text">
      <style:text-properties style:use-window-font-color="true" style:font-name="Arial" fo:font-size="12pt" officeooo:rsid="00199abb" style:font-name-asian="Times New Roman" style:font-size-asian="12pt" style:font-name-complex="Arial" style:font-size-complex="12pt"/>
    </style:style>
    <style:style style:name="T58" style:family="text">
      <style:text-properties style:use-window-font-color="true" style:font-name="Arial" fo:font-size="12pt" officeooo:rsid="001cb60e" style:font-name-asian="Times New Roman" style:font-size-asian="12pt" style:font-name-complex="Arial" style:font-size-complex="12pt"/>
    </style:style>
    <style:style style:name="T59" style:family="text">
      <style:text-properties style:use-window-font-color="true" style:font-name="Arial" fo:font-size="12pt" officeooo:rsid="00077ca4" style:font-name-asian="Times New Roman" style:font-size-asian="12pt" style:font-name-complex="Arial" style:font-size-complex="12pt"/>
    </style:style>
    <style:style style:name="T60" style:family="text">
      <style:text-properties style:use-window-font-color="true" style:text-line-through-style="none" style:text-line-through-type="none" style:font-name="Arial" fo:font-size="12pt" fo:language="it" fo:country="IT" fo:font-style="normal" style:text-underline-style="none" fo:font-weight="bold" style:font-name-asian="Arial" style:font-size-asian="12pt" style:language-asian="zxx" style:country-asian="none" style:font-style-asian="normal" style:font-weight-asian="bold" style:font-name-complex="Arial" style:font-size-complex="12pt" style:language-complex="ar" style:country-complex="SA" style:font-style-complex="normal" style:font-weight-complex="bold"/>
    </style:style>
    <style:style style:name="T61" style:family="text">
      <style:text-properties style:use-window-font-color="true" style:text-line-through-style="none" style:text-line-through-type="none" style:font-name="Arial" fo:font-size="12pt" fo:language="it" fo:country="IT" fo:font-style="normal" style:text-underline-style="none" fo:font-weight="bold" style:font-name-asian="Times New Roman" style:font-size-asian="12pt" style:language-asian="zxx" style:country-asian="none" style:font-style-asian="normal" style:font-weight-asian="bold" style:font-name-complex="Arial" style:font-size-complex="12pt" style:language-complex="ar" style:country-complex="SA" style:font-style-complex="normal" style:font-weight-complex="bold"/>
    </style:style>
    <style:style style:name="T62" style:family="text">
      <style:text-properties style:use-window-font-color="true" style:text-line-through-style="none" style:text-line-through-type="none" style:font-name="Arial" fo:font-size="12pt" fo:language="it" fo:country="IT" fo:font-style="normal" style:text-underline-style="none" fo:font-weight="bold" style:font-name-asian="Times New Roman" style:font-size-asian="12pt" style:language-asian="zxx" style:country-asian="none" style:font-style-asian="normal" style:font-weight-asian="bold" style:font-name-complex="ITCAvantGardeStd-Demi" style:font-size-complex="8pt" style:language-complex="ar" style:country-complex="SA" style:font-style-complex="normal" style:font-weight-complex="bold"/>
    </style:style>
    <style:style style:name="T63" style:family="text">
      <style:text-properties style:use-window-font-color="true" style:text-line-through-style="none" style:text-line-through-type="none" style:font-name="Arial" fo:font-size="12pt" fo:language="it" fo:country="IT" fo:font-style="normal" style:text-underline-style="none" fo:font-weight="normal" fo:background-color="transparent" loext:char-shading-value="0" style:font-name-asian="Times New Roman1" style:font-size-asian="12pt" style:language-asian="it" style:country-asian="IT" style:font-style-asian="normal" style:font-weight-asian="normal" style:font-name-complex="Times New Roman1" style:font-size-complex="12pt" style:language-complex="ar" style:country-complex="SA" style:font-style-complex="normal" style:font-weight-complex="normal"/>
    </style:style>
    <style:style style:name="T64" style:family="text">
      <style:text-properties style:use-window-font-color="true" style:text-line-through-style="none" style:text-line-through-type="none" style:font-name="Arial" fo:font-size="12pt" fo:language="it" fo:country="IT" fo:font-style="normal" style:text-underline-style="none" fo:font-weight="normal" fo:background-color="transparent" loext:char-shading-value="0" style:font-name-asian="Arial" style:font-size-asian="12pt" style:language-asian="it" style:country-asian="IT" style:font-style-asian="normal" style:font-weight-asian="normal" style:font-name-complex="Arial" style:font-size-complex="12pt" style:language-complex="ar" style:country-complex="SA" style:font-style-complex="normal" style:font-weight-complex="normal"/>
    </style:style>
    <style:style style:name="T65" style:family="text">
      <style:text-properties style:use-window-font-color="true" style:text-line-through-style="none" style:text-line-through-type="none" style:font-name="Arial" fo:font-size="12pt" fo:language="it" fo:country="IT" fo:font-style="normal" style:text-underline-style="none" fo:font-weight="normal" style:font-name-asian="Times New Roman" style:font-size-asian="12pt" style:language-asian="zxx" style:country-asian="none" style:font-style-asian="normal" style:font-weight-asian="normal" style:font-name-complex="ITCAvantGardeStd-Demi" style:font-size-complex="8pt" style:language-complex="ar" style:country-complex="SA" style:font-style-complex="normal" style:font-weight-complex="normal"/>
    </style:style>
    <style:style style:name="T66" style:family="text">
      <style:text-properties style:use-window-font-color="true" style:text-line-through-style="none" style:text-line-through-type="none" style:font-name="Arial" fo:font-size="12pt" fo:language="it" fo:country="IT" fo:font-style="normal" style:text-underline-style="none" fo:font-weight="normal" style:font-name-asian="Times New Roman" style:font-size-asian="12pt" style:language-asian="zxx" style:country-asian="none" style:font-style-asian="normal" style:font-weight-asian="normal" style:font-name-complex="Arial" style:font-size-complex="12pt" style:language-complex="ar" style:country-complex="SA" style:font-style-complex="normal" style:font-weight-complex="normal"/>
    </style:style>
    <style:style style:name="T67" style:family="text">
      <style:text-properties style:use-window-font-color="true" style:text-line-through-style="none" style:text-line-through-type="none" style:font-name="Arial" fo:font-size="12pt" fo:language="it" fo:country="IT" fo:font-style="normal" style:text-underline-style="none" fo:font-weight="normal" officeooo:rsid="00059405" style:font-name-asian="Times New Roman" style:font-size-asian="12pt" style:language-asian="zxx" style:country-asian="none" style:font-style-asian="normal" style:font-weight-asian="normal" style:font-name-complex="Arial" style:font-size-complex="12pt" style:language-complex="ar" style:country-complex="SA" style:font-style-complex="normal" style:font-weight-complex="normal"/>
    </style:style>
    <style:style style:name="T68" style:family="text">
      <style:text-properties style:use-window-font-color="true" style:text-line-through-style="none" style:text-line-through-type="none" style:font-name="Arial" fo:font-size="12pt" fo:language="it" fo:country="IT" fo:font-style="normal" style:text-underline-style="none" fo:font-weight="normal" style:font-name-asian="ITC Avant Garde Std Bk" style:font-size-asian="12pt" style:language-asian="zxx" style:country-asian="none" style:font-style-asian="normal" style:font-weight-asian="normal" style:font-name-complex="ITCAvantGardeStd-Demi" style:font-size-complex="12pt" style:language-complex="ar" style:country-complex="SA" style:font-style-complex="normal" style:font-weight-complex="normal"/>
    </style:style>
    <style:style style:name="T69" style:family="text">
      <style:text-properties style:use-window-font-color="true" style:text-line-through-style="none" style:text-line-through-type="none" style:font-name="Arial" fo:font-size="12pt" fo:language="it" fo:country="IT" fo:font-style="normal" style:text-underline-style="none" fo:font-weight="normal" officeooo:rsid="0006bdd9" style:font-name-asian="ITC Avant Garde Std Bk" style:font-size-asian="12pt" style:language-asian="it" style:country-asian="IT" style:font-style-asian="normal" style:font-weight-asian="normal" style:font-name-complex="Arial" style:font-size-complex="12pt" style:language-complex="ar" style:country-complex="SA" style:font-style-complex="normal" style:font-weight-complex="normal"/>
    </style:style>
    <style:style style:name="T70" style:family="text">
      <style:text-properties style:use-window-font-color="true" style:text-line-through-style="none" style:text-line-through-type="none" style:font-name="Arial" fo:font-size="12pt" fo:language="it" fo:country="IT" fo:font-style="normal" style:text-underline-style="none" style:font-name-asian="Times New Roman" style:font-size-asian="12pt" style:language-asian="zxx" style:country-asian="none" style:font-style-asian="normal" style:font-name-complex="ITCAvantGardeStd-Demi" style:font-size-complex="8pt" style:language-complex="ar" style:country-complex="SA" style:font-style-complex="normal"/>
    </style:style>
    <style:style style:name="T71" style:family="text">
      <style:text-properties style:use-window-font-color="true" style:text-line-through-style="none" style:text-line-through-type="none" style:font-name="Arial" fo:font-size="12pt" fo:language="it" fo:country="IT" fo:font-style="normal" style:text-underline-style="none" fo:background-color="transparent" loext:char-shading-value="0" style:font-name-asian="Arial" style:font-size-asian="12pt" style:language-asian="it" style:country-asian="IT" style:font-style-asian="normal" style:font-name-complex="Arial" style:font-size-complex="12pt" style:language-complex="ar" style:country-complex="SA" style:font-style-complex="normal"/>
    </style:style>
    <style:style style:name="T72" style:family="text">
      <style:text-properties style:use-window-font-color="true" style:text-line-through-style="none" style:text-line-through-type="none" style:font-name="Arial" fo:font-size="12pt" fo:language="it" fo:country="IT" fo:font-style="normal" style:text-underline-style="none" fo:background-color="transparent" loext:char-shading-value="0" style:font-name-asian="Times New Roman1" style:font-size-asian="12pt" style:language-asian="it" style:country-asian="IT" style:font-style-asian="normal" style:font-name-complex="Times New Roman1" style:font-size-complex="12pt" style:language-complex="ar" style:country-complex="SA" style:font-style-complex="normal"/>
    </style:style>
    <style:style style:name="T73" style:family="text">
      <style:text-properties style:use-window-font-color="true" style:text-line-through-style="none" style:text-line-through-type="none" style:font-name="Arial" fo:font-size="12pt" fo:language="it" fo:country="IT" fo:font-style="normal" fo:font-weight="normal" fo:background-color="transparent" loext:char-shading-value="0" style:font-name-asian="Times New Roman1" style:font-size-asian="12pt" style:language-asian="it" style:country-asian="IT" style:font-style-asian="normal" style:font-weight-asian="normal" style:font-name-complex="Times New Roman1" style:font-size-complex="12pt" style:font-style-complex="normal" style:font-weight-complex="normal"/>
    </style:style>
    <style:style style:name="T74" style:family="text">
      <style:text-properties style:use-window-font-color="true" style:text-line-through-style="none" style:text-line-through-type="none" style:font-name="Arial" fo:font-size="12pt" fo:language="it" fo:country="IT" fo:font-style="normal" fo:font-weight="normal" style:font-name-asian="Times New Roman" style:font-size-asian="12pt" style:language-asian="zxx" style:country-asian="none" style:font-style-asian="normal" style:font-weight-asian="normal" style:language-complex="ar" style:country-complex="SA" style:font-style-complex="normal" style:font-weight-complex="normal"/>
    </style:style>
    <style:style style:name="T75" style:family="text">
      <style:text-properties style:use-window-font-color="true" style:text-line-through-style="none" style:text-line-through-type="none" style:font-name="Arial" fo:font-size="12pt" fo:language="it" fo:country="IT" fo:font-style="normal" fo:font-weight="normal" officeooo:rsid="001bcf03" style:font-name-asian="Times New Roman" style:font-size-asian="12pt" style:language-asian="zxx" style:country-asian="none" style:font-style-asian="normal" style:font-weight-asian="normal" style:language-complex="ar" style:country-complex="SA" style:font-style-complex="normal" style:font-weight-complex="normal"/>
    </style:style>
    <style:style style:name="T76" style:family="text">
      <style:text-properties style:use-window-font-color="true" style:text-line-through-style="none" style:text-line-through-type="none" style:font-name="Arial" fo:font-size="12pt" fo:language="it" fo:country="IT" fo:font-style="normal" fo:font-weight="normal" style:font-name-asian="Times New Roman" style:font-size-asian="12pt" style:language-asian="zxx" style:country-asian="none" style:font-style-asian="normal" style:font-weight-asian="normal" style:font-name-complex="ITCAvantGardeStd-Demi" style:font-size-complex="8pt" style:language-complex="ar" style:country-complex="SA" style:font-style-complex="normal" style:font-weight-complex="normal"/>
    </style:style>
    <style:style style:name="T77" style:family="text">
      <style:text-properties style:use-window-font-color="true" style:text-line-through-style="none" style:text-line-through-type="none" style:font-name="Arial" fo:font-size="12pt" fo:language="it" fo:country="IT" fo:font-style="normal" fo:font-weight="bold" style:font-name-asian="Times New Roman" style:font-size-asian="12pt" style:language-asian="zxx" style:country-asian="none" style:font-style-asian="normal" style:font-weight-asian="bold" style:language-complex="ar" style:country-complex="SA" style:font-style-complex="normal" style:font-weight-complex="bold"/>
    </style:style>
    <style:style style:name="T78" style:family="text">
      <style:text-properties style:use-window-font-color="true" style:text-line-through-style="none" style:text-line-through-type="none" style:font-name="Arial" fo:font-size="12pt" fo:language="it" fo:country="IT" fo:font-style="normal" fo:font-weight="bold" officeooo:rsid="00101e54" style:font-name-asian="Times New Roman" style:font-size-asian="12pt" style:language-asian="zxx" style:country-asian="none" style:font-style-asian="normal" style:font-weight-asian="bold" style:language-complex="ar" style:country-complex="SA" style:font-style-complex="normal" style:font-weight-complex="bold"/>
    </style:style>
    <style:style style:name="T79" style:family="text">
      <style:text-properties style:use-window-font-color="true" style:text-line-through-style="none" style:text-line-through-type="none" style:font-name="Arial" fo:font-size="12pt" fo:language="it" fo:country="IT" fo:font-style="normal" fo:font-weight="bold" officeooo:rsid="000d37cd" style:font-name-asian="Times New Roman" style:font-size-asian="12pt" style:language-asian="zxx" style:country-asian="none" style:font-style-asian="normal" style:font-weight-asian="bold" style:language-complex="ar" style:country-complex="SA" style:font-style-complex="normal" style:font-weight-complex="bold"/>
    </style:style>
    <style:style style:name="T80" style:family="text">
      <style:text-properties style:use-window-font-color="true" style:text-line-through-style="none" style:text-line-through-type="none" style:font-name="Arial" fo:font-size="12pt" fo:language="it" fo:country="IT" fo:font-style="normal" fo:font-weight="bold" officeooo:rsid="001dc16f" style:font-name-asian="Times New Roman" style:font-size-asian="12pt" style:language-asian="zxx" style:country-asian="none" style:font-style-asian="normal" style:font-weight-asian="bold" style:language-complex="ar" style:country-complex="SA" style:font-style-complex="normal" style:font-weight-complex="bold"/>
    </style:style>
    <style:style style:name="T81" style:family="text">
      <style:text-properties style:use-window-font-color="true" style:text-line-through-style="none" style:text-line-through-type="none" style:font-name="Arial" fo:font-size="12pt" fo:language="it" fo:country="IT" fo:font-style="normal" fo:font-weight="bold" officeooo:rsid="00101e54" style:font-size-asian="12pt" style:language-asian="zxx" style:country-asian="none" style:font-style-asian="normal" style:font-weight-asian="bold" style:language-complex="ar" style:country-complex="SA" style:font-style-complex="normal" style:font-weight-complex="bold"/>
    </style:style>
    <style:style style:name="T82" style:family="text">
      <style:text-properties style:use-window-font-color="true" style:text-line-through-style="none" style:text-line-through-type="none" style:font-name="Arial" fo:font-size="12pt" fo:language="it" fo:country="IT" fo:font-style="normal" fo:font-weight="bold" officeooo:rsid="001dc16f" style:font-size-asian="12pt" style:language-asian="zxx" style:country-asian="none" style:font-style-asian="normal" style:font-weight-asian="bold" style:language-complex="ar" style:country-complex="SA" style:font-style-complex="normal" style:font-weight-complex="bold"/>
    </style:style>
    <style:style style:name="T83" style:family="text">
      <style:text-properties style:use-window-font-color="true" style:text-line-through-style="none" style:text-line-through-type="none" style:font-name="Arial" fo:font-size="12pt" fo:language="it" fo:country="IT" fo:font-style="normal" fo:font-weight="bold" officeooo:rsid="001f9028" style:font-size-asian="12pt" style:language-asian="zxx" style:country-asian="none" style:font-style-asian="normal" style:font-weight-asian="bold" style:language-complex="ar" style:country-complex="SA" style:font-style-complex="normal" style:font-weight-complex="bold"/>
    </style:style>
    <style:style style:name="T84" style:family="text">
      <style:text-properties style:use-window-font-color="true" style:text-line-through-style="none" style:text-line-through-type="none" style:font-name="Arial" fo:font-size="12pt" fo:language="it" fo:country="IT" fo:background-color="transparent" loext:char-shading-value="0" style:font-name-asian="Times New Roman1" style:font-size-asian="12pt" style:language-asian="it" style:country-asian="IT" style:font-name-complex="Times New Roman1" style:font-size-complex="12pt" style:language-complex="ar" style:country-complex="SA"/>
    </style:style>
    <style:style style:name="T85" style:family="text">
      <style:text-properties style:use-window-font-color="true" style:text-line-through-style="none" style:text-line-through-type="none" style:font-name="Arial" fo:font-size="12pt" fo:language="it" fo:country="IT" fo:background-color="transparent" loext:char-shading-value="0" style:font-name-asian="Arial" style:font-size-asian="12pt" style:language-asian="it" style:country-asian="IT" style:font-name-complex="Arial" style:font-size-complex="12pt" style:language-complex="ar" style:country-complex="SA"/>
    </style:style>
    <style:style style:name="T86" style:family="text">
      <style:text-properties style:use-window-font-color="true" style:text-line-through-style="none" style:text-line-through-type="none" style:font-name="Arial" fo:font-size="12pt" fo:font-style="normal" fo:font-weight="normal" style:font-name-asian="ITC Avant Garde Std Bk" style:font-size-asian="12pt" style:font-style-asian="normal" style:font-weight-asian="normal" style:font-name-complex="Arial" style:font-size-complex="12pt" style:font-style-complex="normal" style:font-weight-complex="normal"/>
    </style:style>
    <style:style style:name="T87" style:family="text">
      <style:text-properties style:use-window-font-color="true" style:text-line-through-style="none" style:text-line-through-type="none" style:font-name="Arial" fo:font-size="12pt" fo:font-style="normal" style:font-size-asian="12pt" style:font-style-asian="normal" style:font-name-complex="Arial" style:font-size-complex="12pt" style:font-style-complex="normal"/>
    </style:style>
    <style:style style:name="T88" style:family="text">
      <style:text-properties style:use-window-font-color="true" style:text-line-through-style="none" style:text-line-through-type="none" style:font-name="Arial" fo:font-size="12pt" fo:font-style="normal" style:text-underline-style="none" style:font-name-asian="Times New Roman" style:font-size-asian="12pt" style:language-asian="zxx" style:country-asian="none" style:font-style-asian="normal" style:font-name-complex="ITCAvantGardeStd-Demi" style:font-size-complex="8pt" style:language-complex="ar" style:country-complex="SA" style:font-style-complex="normal"/>
    </style:style>
    <style:style style:name="T89" style:family="text">
      <style:text-properties style:use-window-font-color="true" style:text-line-through-style="none" style:text-line-through-type="none" style:font-name="Arial" fo:font-size="12pt" fo:font-style="normal" style:text-underline-style="none" officeooo:rsid="0006bdd9" style:font-name-asian="ITC Avant Garde Std Bk" style:font-size-asian="12pt" style:language-asian="it" style:country-asian="IT" style:font-style-asian="normal" style:font-name-complex="Arial" style:font-size-complex="12pt" style:language-complex="ar" style:country-complex="SA" style:font-style-complex="normal"/>
    </style:style>
    <style:style style:name="T90" style:family="text">
      <style:text-properties style:use-window-font-color="true" style:text-line-through-style="none" style:text-line-through-type="none" style:font-name="Arial" fo:font-size="12pt" fo:font-style="normal" style:text-underline-style="none" officeooo:rsid="0007241d" style:font-name-asian="ITC Avant Garde Std Bk" style:font-size-asian="12pt" style:language-asian="it" style:country-asian="IT" style:font-style-asian="normal" style:font-name-complex="Arial" style:font-size-complex="12pt" style:language-complex="ar" style:country-complex="SA" style:font-style-complex="normal"/>
    </style:style>
    <style:style style:name="T91" style:family="text">
      <style:text-properties style:use-window-font-color="true" style:text-line-through-style="none" style:text-line-through-type="none" style:font-name="Arial" fo:font-size="12pt" fo:font-style="normal" style:text-underline-style="none" fo:font-weight="bold" officeooo:rsid="00077ca4" style:font-name-asian="Times New Roman" style:font-size-asian="12pt" style:language-asian="zxx" style:country-asian="none" style:font-style-asian="normal" style:font-weight-asian="bold" style:font-name-complex="Arial" style:font-size-complex="12pt" style:language-complex="ar" style:country-complex="SA" style:font-style-complex="normal" style:font-weight-complex="bold"/>
    </style:style>
    <style:style style:name="T92" style:family="text">
      <style:text-properties style:use-window-font-color="true" style:text-line-through-style="none" style:text-line-through-type="none" fo:language="it" fo:country="IT" style:text-blinking="false" style:font-name-asian="Arial" style:font-name-complex="Arial"/>
    </style:style>
    <style:style style:name="T93" style:family="text">
      <style:text-properties style:use-window-font-color="true" style:text-line-through-style="solid" style:text-line-through-type="single" style:font-name="Arial" fo:font-size="12pt" fo:language="it" fo:country="IT" fo:font-style="italic" style:text-underline-style="none" fo:font-weight="bold" style:font-name-asian="Arial" style:font-size-asian="12pt" style:language-asian="zxx" style:country-asian="none" style:font-style-asian="italic" style:font-weight-asian="bold" style:font-name-complex="Arial" style:font-size-complex="12pt" style:language-complex="ar" style:country-complex="SA" style:font-style-complex="italic" style:font-weight-complex="bold"/>
    </style:style>
    <style:style style:name="T94" style:family="text">
      <style:text-properties style:use-window-font-color="true" style:text-line-through-style="solid" style:text-line-through-type="single" style:font-name="Arial" fo:font-size="12pt" fo:language="it" fo:country="IT" fo:font-style="italic" style:font-name-asian="Arial" style:font-size-asian="12pt" style:font-style-asian="italic" style:font-name-complex="Arial" style:font-size-complex="12pt" style:font-style-complex="italic"/>
    </style:style>
    <style:style style:name="T95" style:family="text">
      <style:text-properties style:language-asian="zxx" style:country-asian="none"/>
    </style:style>
    <style:style style:name="T96" style:family="text">
      <style:text-properties style:font-name-complex="Arial"/>
    </style:style>
    <style:style style:name="T97" style:family="text">
      <style:text-properties style:font-name-complex="Arial" style:font-size-complex="12pt"/>
    </style:style>
    <style:style style:name="T98" style:family="text">
      <style:text-properties style:text-blinking="false"/>
    </style:style>
    <style:style style:name="T99" style:family="text">
      <style:text-properties style:text-blinking="false" style:font-name-complex="Arial" style:font-size-complex="12pt"/>
    </style:style>
    <style:style style:name="T100" style:family="text">
      <style:text-properties officeooo:rsid="0016d11c" style:text-blinking="false" style:font-name-asian="Arial"/>
    </style:style>
    <style:style style:name="T101" style:family="text">
      <style:text-properties style:font-name-complex="AvantGarde-Book" style:font-size-complex="8pt"/>
    </style:style>
    <style:style style:name="T102" style:family="text">
      <style:text-properties style:font-name-asian="Arial"/>
    </style:style>
    <style:style style:name="T103" style:family="text">
      <style:text-properties style:font-name-asian="Arial" style:font-name-complex="Arial" style:font-size-complex="12pt"/>
    </style:style>
    <style:style style:name="T104" style:family="text">
      <style:text-properties style:font-name-asian="ITC Avant Garde Std Bk"/>
    </style:style>
    <style:style style:name="T105" style:family="text">
      <style:text-properties style:font-name-asian="ITC Avant Garde Std Bk" style:font-name-complex="Arial"/>
    </style:style>
    <style:style style:name="T106" style:family="text">
      <style:text-properties style:font-size-complex="12pt"/>
    </style:style>
    <style:style style:name="T107" style:family="text">
      <style:text-properties style:font-name-asian="Times New Roman" style:language-asian="zxx" style:country-asian="none" style:language-complex="ar" style:country-complex="SA"/>
    </style:style>
    <style:style style:name="T108" style:family="text">
      <style:text-properties style:text-underline-style="none" fo:font-weight="bold" style:font-name-asian="Times New Roman" style:language-asian="zxx" style:country-asian="none" style:font-weight-asian="bold" style:language-complex="ar" style:country-complex="SA" style:font-weight-complex="bold"/>
    </style:style>
    <style:style style:name="T109" style:family="text">
      <style:text-properties fo:language="it" fo:country="IT"/>
    </style:style>
    <style:style style:name="T110" style:family="text">
      <style:text-properties fo:language="it" fo:country="IT" style:language-asian="it" style:country-asian="IT"/>
    </style:style>
    <style:style style:name="T111" style:family="text">
      <style:text-properties officeooo:rsid="000a10da"/>
    </style:style>
    <style:style style:name="T112" style:family="text">
      <style:text-properties officeooo:rsid="00121132"/>
    </style:style>
    <style:style style:name="T113" style:family="text">
      <style:text-properties officeooo:rsid="00015869"/>
    </style:style>
    <style:style style:name="T114" style:family="text">
      <style:text-properties officeooo:rsid="0003fb6f"/>
    </style:style>
    <style:style style:name="T115" style:family="text">
      <style:text-properties officeooo:rsid="0004806f"/>
    </style:style>
    <style:style style:name="T116" style:family="text">
      <style:text-properties officeooo:rsid="00056fdd"/>
    </style:style>
    <style:style style:name="T117" style:family="text">
      <style:text-properties officeooo:rsid="0006bdd9"/>
    </style:style>
    <style:style style:name="T118" style:family="text">
      <style:text-properties officeooo:rsid="0007241d"/>
    </style:style>
    <style:style style:name="T119" style:family="text">
      <style:text-properties officeooo:rsid="0007eb7e"/>
    </style:style>
    <style:style style:name="T120" style:family="text">
      <style:text-properties officeooo:rsid="000b76ae"/>
    </style:style>
    <style:style style:name="T121" style:family="text">
      <style:text-properties officeooo:rsid="00101322"/>
    </style:style>
    <style:style style:name="T122" style:family="text">
      <style:text-properties officeooo:rsid="00061d43"/>
    </style:style>
    <style:style style:name="T123" style:family="text">
      <style:text-properties officeooo:rsid="00047409"/>
    </style:style>
    <style:style style:name="T124" style:family="text">
      <style:text-properties officeooo:rsid="00077ca4"/>
    </style:style>
    <style:style style:name="T125" style:family="text">
      <style:text-properties officeooo:rsid="000a47f1"/>
    </style:style>
    <style:style style:name="T126" style:family="text">
      <style:text-properties officeooo:rsid="0007241d" style:font-name-complex="ITC Avant Garde Std Bk"/>
    </style:style>
    <style:style style:name="T127" style:family="text">
      <style:text-properties officeooo:rsid="0014fe71"/>
    </style:style>
    <style:style style:name="T128" style:family="text">
      <style:text-properties officeooo:rsid="000d37cd"/>
    </style:style>
    <style:style style:name="T129" style:family="text">
      <style:text-properties officeooo:rsid="0013a771"/>
    </style:style>
    <style:style style:name="T130" style:family="text">
      <style:text-properties officeooo:rsid="0004c540"/>
    </style:style>
    <style:style style:name="T131" style:family="text">
      <style:text-properties officeooo:rsid="0015223c"/>
    </style:style>
    <style:style style:name="T132" style:family="text">
      <style:text-properties officeooo:rsid="00199abb"/>
    </style:style>
    <style:style style:name="T133" style:family="text">
      <style:text-properties officeooo:rsid="001b52d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9">NORMATIVA IN MATERIA DI RIFIUTI</text:p>
      <text:p text:style-name="P29"/>
      <text:p text:style-name="P10">Note: Sono utilizzate le seguenti modalità di scrittura per contraddistinguere:</text:p>
      <text:p text:style-name="P30"><text:span text:style-name="T1">Xxxxxx</text:span><text:span text:style-name="T5"> (sbarrato) = Norme implicitamente obsolete</text:span></text:p>
      <text:p text:style-name="P30"><text:span text:style-name="T2">Xxxxxx</text:span><text:span text:style-name="T5"> (corsivo sbarrato) = Norme esplicitamente abrogate</text:span></text:p>
      <text:p text:style-name="P10"/>
      <text:p text:style-name="P96"/>
      <text:p text:style-name="P284">DISPOSIZIONI NAZIONALI</text:p>
      <text:p text:style-name="P165"/>
      <text:p text:style-name="P166"><text:span text:style-name="T6">-<text:tab/>Regio Decreto 19.10.1930, n. 1398 </text:span><text:span text:style-name="T5">(art. 674)</text:span></text:p>
      <text:p text:style-name="P109">Approvazione del testo definitivo del Codice Penale</text:p>
      <text:p text:style-name="P109">(Suppl. Ord. alla G.U. n. 253 del 28.10.1930</text:p>
      <text:p text:style-name="P109"/>
      <text:p text:style-name="P168">-<text:tab/>Legge 20.03.1941, n. 366</text:p>
      <text:p text:style-name="P172">Raccolta, trasporto e smaltimento dei rifiuti solidi urbani</text:p>
      <text:p text:style-name="P172">(G.U. n. 120 del 23.05.1941)</text:p>
      <text:p text:style-name="P172"/>
      <text:p text:style-name="P168">-<text:tab/>Decreto Presidente della Repubblica 10.09.1982, n. 915</text:p>
      <text:p text:style-name="P172">Attuazione delle direttive (CEE) n. 75/442 relativa ai rifiuti, n. 76/403 relativa allo smaltimento dei policlorodifenili e dei policlorotrifenili e n. 78/319 relativa ai rifiuti tossici e nocivi</text:p>
      <text:p text:style-name="P172">(G.U. n. 343 del 15.12.1982)</text:p>
      <text:p text:style-name="P275"/>
      <text:p text:style-name="P116">-<text:tab/>Decreto Ministeriale 22.02.1984</text:p>
      <text:p text:style-name="P109">Modalità di tenuta dei registri di cui all'art. 8 del D.P.R. 691/1982, concernente l'attuazione della direttiva (CEE) n. 75/439 relativa alla eliminazione degli oli usati</text:p>
      <text:p text:style-name="P109">(G.U. n. 58 del 28.02.1984)</text:p>
      <text:p text:style-name="P279"/>
      <text:p text:style-name="P281">-<text:tab/>Deliberazione Comitato Interministeriale 27.07.1984</text:p>
      <text:p text:style-name="P309">“Disposizioni per la prima applicazione dell'art. 4 del D.P.R. 915/1992, concernente lo smaltimento dei rifiuti”</text:p>
      <text:p text:style-name="P109">(Suppl. Ord. n. 52 alla G.U. n. 253 del 13.09.1984)</text:p>
      <text:p text:style-name="P109"/>
      <text:p text:style-name="P281">-<text:tab/>Errata corrige alla Deliberazione Comitato Interministeriale 27.07.1984</text:p>
      <text:p text:style-name="P109">(G.U. n. 37 del 12.02.1985)</text:p>
      <text:p text:style-name="P109"/>
      <text:p text:style-name="P281">-<text:tab/>Deliberazione Comitato Interministeriale 13.12.1984</text:p>
      <text:p text:style-name="P302">Modifiche ed integrazioni alle “Disposizioni per la prima applicazione dell'art. 4 del D.P.R. 915/1992, concernente lo smaltimento dei rifiuti”</text:p>
      <text:p text:style-name="P109">(G.U. n. 76 del 29.03.1985)</text:p>
      <text:p text:style-name="P109"/>
      <text:p text:style-name="P281">-<text:tab/>Decreto Ministeriale 19.07.1985</text:p>
      <text:p text:style-name="P109">Modalità tecniche per la distribuzione delle sostanze stupefacenti e psicotrope ai sensi dell'art. 3 della L. 297/1985</text:p>
      <text:p text:style-name="P302">(G.U. n. 184 del 06.08.1985)</text:p>
      <text:p text:style-name="P109"/>
      <text:p text:style-name="P281">-<text:tab/>Deliberazione Comitato Interministeriale 20.11.1985</text:p>
      <text:p text:style-name="P109">Modificazioni e integrazioni alle disposizioni per la prima applicazione dell'art. 4 del D.P.R. 915/1982</text:p>
      <text:p text:style-name="P109">(G.U. n. 23 del 29.01.1986)</text:p>
      <text:p text:style-name="P109"><text:soft-page-break/></text:p>
      <text:p text:style-name="P281">-<text:tab/>Legge 08.07.1986, n. 349</text:p>
      <text:p text:style-name="P10">Istituzione del Ministero dell'Ambiente e norme in materia di danno ambientale</text:p>
      <text:p text:style-name="P10">(Suppl. Ord. alla G.U. n. 162 del 15.07.86)</text:p>
      <text:p text:style-name="P10"/>
      <text:p text:style-name="P281">-<text:tab/>Deliberazione Comitato Interministeriale 14.07.1986</text:p>
      <text:p text:style-name="P109">Modifiche ed integrazioni alle “Disposizioni per la prima applicazione dell'art. 4 del D.P.R. 915/1992, concernente lo smaltimento dei rifiuti”</text:p>
      <text:p text:style-name="P109">(G.U. n. 183 del 08.08.1986)</text:p>
      <text:p text:style-name="P109"/>
      <text:p text:style-name="P276">-<text:tab/>Decreto Legge 31.08.1987, n. 361</text:p>
      <text:p text:style-name="P241">Disposizioni urgenti in materia di smaltimento dei rifiuti</text:p>
      <text:p text:style-name="P241">(G.U. n. 203 del 01.09.1987)</text:p>
      <text:p text:style-name="P279"/>
      <text:p text:style-name="P276">-<text:tab/>Legge 29.10.1987, n. 441</text:p>
      <text:p text:style-name="P241">Conversione del D.L. 361/1987, recante “Disposizioni urgenti in materia di smaltimento dei rifiuti”</text:p>
      <text:p text:style-name="P241">(G.U. n. 255 del 31.10.1987)</text:p>
      <text:p text:style-name="P243"/>
      <text:p text:style-name="P276">-<text:tab/>Testo coordinato D.L. 361/1987 L. 441/1987</text:p>
      <text:p text:style-name="P241">Disposizioni urgenti in materia di smaltimento dei rifiuti</text:p>
      <text:p text:style-name="P241">(G.U. n. 268 del 16.11.1987)</text:p>
      <text:p text:style-name="P109"/>
      <text:p text:style-name="P174">-<text:tab/>Decreto Ministeriale Ambiente 28.12.1987</text:p>
      <text:p text:style-name="P306">Criteri per la elaborazione e la predisposizione dei piani regionali di cui all'art. 1-ter. comma 1, del D.L. 361/1987, convertito, con modificazioni, nella L. 441/1987 per lo smaltimento dei rifiuti solidi urbani</text:p>
      <text:p text:style-name="P178">(G.U. n. 19 del 25.01.1988)</text:p>
      <text:p text:style-name="P178"/>
      <text:p text:style-name="P166"><text:span text:style-name="T3">-<text:tab/>Decreto Presidente della Repubblica 24.05.1988, n. 236 </text:span><text:span text:style-name="T2">(art.6)</text:span></text:p>
      <text:p text:style-name="P172">Attuazione della direttiva CEE n. 80/778 concernente la qualità delle acque destinate al consumo umano, ai sensi dell'art. 15 della legge 16.04.1987, n. 183</text:p>
      <text:p text:style-name="P172">(Suppl. Ord. n. 60 alla G.U. n. 152 del 30.06.1988)</text:p>
      <text:p text:style-name="P172"/>
      <text:p text:style-name="P276">-<text:tab/>Decreto Legge 09.09.1988, n. 397</text:p>
      <text:p text:style-name="P172">Disposizioni urgenti in materia di smaltimento dei rifiuti industriali</text:p>
      <text:p text:style-name="P172">(G.U. n. 213 del 10.09.1988)</text:p>
      <text:p text:style-name="P109"/>
      <text:p text:style-name="P174">-<text:tab/>Decreto Ministeriale Ambiente 22.09.1988</text:p>
      <text:p text:style-name="P306">Censimento dei rifiuti ai sensi dell'art, 1, comma 2, del D.L. 397/1988, recante disposizioni urgenti in materia di smaltimento dei rifiuti industriali</text:p>
      <text:p text:style-name="P178">(G.U. n. 227 del 27.09.1988)</text:p>
      <text:p text:style-name="P178"/>
      <text:p text:style-name="P276">-<text:tab/>Decreto Ministeriale 22.10.1988, n. 457</text:p>
      <text:p text:style-name="P172">Norme in materia di esportazione ed importazione dei rifiuti</text:p>
      <text:p text:style-name="P172">(G.U. n. 256 del 31.10.1988)</text:p>
      <text:p text:style-name="P172"/>
      <text:p text:style-name="P276">-<text:tab/>Legge 09.11.1988, n. 475</text:p>
      <text:p text:style-name="P172">Conversione del D.L. 397/1988 recante. “Disposizioni urgenti in materia di smaltimento dei rifiuti industriali”</text:p>
      <text:p text:style-name="P172">(G.U. n. 264 del 10.11.1988)</text:p>
      <text:p text:style-name="P109"/>
      <text:p text:style-name="P174"><text:soft-page-break/>-<text:tab/>Avviso di rettifica relativo al Decreto Ministeriale 457/1988</text:p>
      <text:p text:style-name="P178">(G.U. n. 265 del 11.11.1988)</text:p>
      <text:p text:style-name="P178"/>
      <text:p text:style-name="P276">-<text:tab/>Testo coordinato D.L. 397/1988 L. 475/1988</text:p>
      <text:p text:style-name="P172">Disposizioni urgenti in materia di smaltimento dei rifiuti industriali</text:p>
      <text:p text:style-name="P172">(G.U. n. 289 del 10.12.1988)</text:p>
      <text:p text:style-name="P109"/>
      <text:p text:style-name="P276">-<text:tab/>Decreto Legge 14.12.1988, n. 527</text:p>
      <text:p text:style-name="P172">Disposizioni urgenti in materia di emergenze connesse allo smaltimento dei rifiuti industriali</text:p>
      <text:p text:style-name="P172">(G.U. n. 292 del 14.12.1988)</text:p>
      <text:p text:style-name="P109"/>
      <text:p text:style-name="P276">-<text:tab/>Legge 10.02.1989, n. 45</text:p>
      <text:p text:style-name="P172">Conversione del D.L. 527/1988 recante. “Disposizioni urgenti in materia di emergenze connesse allo smaltimento dei rifiuti industriali”</text:p>
      <text:p text:style-name="P172">(G.U. n. 35 del 11.02.1989)</text:p>
      <text:p text:style-name="P109"/>
      <text:p text:style-name="P116">-<text:tab/>Decreto Ministeriale Ambiente 13.02.1989</text:p>
      <text:p text:style-name="P109">Proroga del termine di utilizzo della copia del bollettino per spedizione transfrontaliera di rifiuti</text:p>
      <text:p text:style-name="P109">(G.U. n. 40 del 17.02.1989)</text:p>
      <text:p text:style-name="P109"/>
      <text:p text:style-name="P281">-<text:tab/>Testo coordinato D.L. 527/1988 L. 45/1989</text:p>
      <text:p text:style-name="P109">Disposizioni urgenti in materia di emergenze connesse allo smaltimento dei rifiuti industriali</text:p>
      <text:p text:style-name="P109">(G.U. n. 60 del 13.03.1989)</text:p>
      <text:p text:style-name="P109"/>
      <text:p text:style-name="P166"><text:span text:style-name="T4">-<text:tab/>Legge 24.04.1989, n. 144 </text:span><text:span text:style-name="T1">(art. 6-ter del testo coordinato)</text:span></text:p>
      <text:p text:style-name="P178">Conversione del D.Lgs. 02.03.1989, n. 66</text:p>
      <text:p text:style-name="P178"/>
      <text:p text:style-name="P168">-<text:tab/>Decreto Ministeriale Ambiente 26.04.1989</text:p>
      <text:p text:style-name="P172">Disciplina della garanzia fidejussoria in materia di spedizioni transfrontaliere di rifiuti</text:p>
      <text:p text:style-name="P172">(G.U. n. 128 del 03.06.1989)</text:p>
      <text:p text:style-name="P172"/>
      <text:p text:style-name="P174">-<text:tab/>Decreto Ministeriale Ambiente 26.04.1989</text:p>
      <text:p text:style-name="P178">Istituzione del catasto nazionale dei rifiuti speciali</text:p>
      <text:p text:style-name="P178">(Suppl. Ord. n. 43 alla G.U. n. 135 del 12.06.1989)</text:p>
      <text:p text:style-name="P178"/>
      <text:p text:style-name="P168">-<text:tab/>Decreto Ministeriale 25.05.1989</text:p>
      <text:p text:style-name="P298">Individuazione dei rifiuti ospedalieri da qualificare come assimilabili ai rifiuti urbani</text:p>
      <text:p text:style-name="P172">(G.U. n. 137 del 14.06.1989)</text:p>
      <text:p text:style-name="P172"/>
      <text:p text:style-name="P168">-<text:tab/>Decreto Ministeriale Ambiente 28.06.1989</text:p>
      <text:p text:style-name="P172">Integrazioni al D.M. 26.04.1989 recante disciplina della garanzia fidejussoria in materia di spedizioni transfrontaliere di rifiuti</text:p>
      <text:p text:style-name="P172">(G.U. n. 159 del 10.07.1989)</text:p>
      <text:p text:style-name="P172"/>
      <text:p text:style-name="P277">-<text:tab/>Decreto Legge 30.06.1989, n. 245</text:p>
      <text:p text:style-name="P242">Proroga di taluni termini previsti da disposizioni legislative</text:p>
      <text:p text:style-name="P242">(G.U. n. 152 del 01.07.1989)</text:p>
      <text:p text:style-name="P278"/>
      <text:p text:style-name="P31">-<text:tab/>Decreto Ministeriale Ambiente 19.07.1989</text:p>
      <text:p text:style-name="P32">Approvazione degli schemi di statuto dei consorzi nazionali obbligatori per il riciclaggio dei contenitori ed imballaggi in vetro, metalli e plastica di cui all'art. 9-quater della L. 475/1988</text:p>
      <text:p text:style-name="P32">(G.U. n. 18 del 23.01.1990)</text:p>
      <text:p text:style-name="P32"><text:soft-page-break/></text:p>
      <text:p text:style-name="P277">-<text:tab/>Legge 04.08.1989, n. 288</text:p>
      <text:p text:style-name="P242">Conversione del D.L. 245/1989, recante “ Proroga di taluni termini previsti da disposizioni legislative”</text:p>
      <text:p text:style-name="P242">(G.U. n. 187 del 11.08.1989)</text:p>
      <text:p text:style-name="P178"/>
      <text:p text:style-name="P174">-<text:tab/>Decreto Ministeriale Ambiente 26.01.1990</text:p>
      <text:p text:style-name="P178">Individuazione delle materie prime secondarie e determinazione delle norme tecniche generali relative alle attività di stoccaggio, trasporto, trattamento e riutilizzo delle materie prime secondarie</text:p>
      <text:p text:style-name="P306">(G.U. n. 30 del 06.02.1990)</text:p>
      <text:p text:style-name="P306"/>
      <text:p text:style-name="P166"><text:span text:style-name="T6">-<text:tab/>Legge 08.06.1990, n. 142 </text:span><text:span text:style-name="T5">(artt. 9 e 14)</text:span></text:p>
      <text:p text:style-name="P109">Ordinamento delle autonomie locali</text:p>
      <text:p text:style-name="P109">(Suppl. Ord. alla G.U. n. 135 del 12.06.1990)</text:p>
      <text:p text:style-name="P109"/>
      <text:p text:style-name="P175">-<text:tab/><text:span text:style-name="T127">Decreto Presidente Consiglio Ministri</text:span> 03.08.1990</text:p>
      <text:p text:style-name="P178">Programma di emergenza per l'adeguamento del sistema di smaltimento di cui all'art. 5 della legge 475/1988, di conversione del D.L. 397/1988, recante disposizioni urgenti in materia di smaltimento dei rifiuti industriali</text:p>
      <text:p text:style-name="P178">(G.U. n.195 del 22.08.1990)</text:p>
      <text:p text:style-name="P178"/>
      <text:p text:style-name="P166"><text:span text:style-name="T4">-<text:tab/>Decreto Presidente della Repubblica 10.09.1990, n. 285 </text:span><text:span text:style-name="T1">(art. 85)</text:span></text:p>
      <text:p text:style-name="P178">Approvazione del regolamento di polizia mortuaria</text:p>
      <text:p text:style-name="P178">(Suppl. Ord.n.63 alla G.U. n. 239 del 12.10.1990)</text:p>
      <text:p text:style-name="P178"/>
      <text:p text:style-name="P383"><text:span text:style-name="T1">-<text:tab/></text:span><text:span text:style-name="T4">Circolare 02.10.1990, n. 8</text:span></text:p>
      <text:p text:style-name="P306">Applicazione degli articoli 1 e 2 del D.L. 261/1990, concernenti la regolarizzazione agli effetti della tassa per lo smaltimento dei rifiuti solidi urbani e la definizione di controversie pendenti riguardanti tributi locali</text:p>
      <text:p text:style-name="P178">(G.U. n. 235 del 08.10.1990</text:p>
      <text:p text:style-name="P178"/>
      <text:p text:style-name="P116">-<text:tab/>Decreto Ministeriale Ambiente 07.12.1990</text:p>
      <text:p text:style-name="P109">Definizione delle modalità del saggio di biodegradabilità dei sacchetti di plastica per l'asporto delle merci</text:p>
      <text:p text:style-name="P109">(G.U. n. 291 del 14.12.1990)</text:p>
      <text:p text:style-name="P109"/>
      <text:p text:style-name="P116">-<text:tab/>Decreto Ministeriale 23.01.1991</text:p>
      <text:p text:style-name="P109">Contributo di riciclaggio sui contenitori in plastica per liquidi</text:p>
      <text:p text:style-name="P109">(G.U. n. 25 del 30.01.1991)</text:p>
      <text:p text:style-name="P109"/>
      <text:p text:style-name="P116">-<text:tab/>Decreto Ministeriale Ambiente 29.05.1991</text:p>
      <text:p text:style-name="P109">Indirizzi generali per la regolamentazione della raccolta differenziata dei rifiuti solidi</text:p>
      <text:p text:style-name="P109">(G.U. n. 136 del 12.06.1991)</text:p>
      <text:p text:style-name="P109"/>
      <text:p text:style-name="P118">-<text:tab/><text:span text:style-name="T127">Decreto Presidente Consiglio Ministri</text:span> 07.06.1991, n. 308</text:p>
      <text:p text:style-name="P109">Regolamento concernente la disciplina per il trasporto ferroviario dei rifiuti speciali, tossici e nocivi, classificati dal D.P.R. 915/1982</text:p>
      <text:p text:style-name="P109">(G.U. n. 231 del 02.10.1991)</text:p>
      <text:p text:style-name="P109"/>
      <text:p text:style-name="P168">-<text:tab/>Decreto Ministeriale 21.06.1991, n. 324</text:p>
      <text:p text:style-name="P172">Regolamento delle modalità organizzative e di funzionamento dell'Albo nazionale delle <text:soft-page-break/>imprese esercenti servizi di smaltimento rifiuti nelle varie fasi, nonché dei requisiti, dei termini, delle modalità e dei diritti d'iscrizione</text:p>
      <text:p text:style-name="P172">(G.U. n. 246 del 19.10.1991)</text:p>
      <text:p text:style-name="P172"/>
      <text:p text:style-name="P116">-<text:tab/>Decreto Ministeriale Ambiente 28.06.1991</text:p>
      <text:p text:style-name="P109">Modificazioni allo schema allegato al D.M. 23.01.1991, relativo alla determinazione del sovrapprezzo unitario per le batterie esauste al piombo</text:p>
      <text:p text:style-name="P109">(G.U. n. 261 del 07.11.1991)</text:p>
      <text:p text:style-name="P109"/>
      <text:p text:style-name="P116">-<text:tab/>Decreto Ministeriale 31.10.1991, n. 459</text:p>
      <text:p text:style-name="P10">Regolamento recante norme sul trasporto marittimo dei rifiuti in colli</text:p>
      <text:p text:style-name="P10">(G.U. n. 86 del 11.04.1992)</text:p>
      <text:p text:style-name="P10"/>
      <text:p text:style-name="P116">-<text:tab/>Decreto Legislativo 27.01.1992, n. 95</text:p>
      <text:p text:style-name="P109">Attuazione delle direttive 75/439 CEE e 87/1O1 CEE, relative alla eliminazione degli oli usati</text:p>
      <text:p text:style-name="P302">(Suppl. Ord. alla G.U. n. 38 del 15.02.1992)</text:p>
      <text:p text:style-name="P109"/>
      <text:p text:style-name="P116">-<text:tab/>Decreto Legislativo 27.01.1992, n. 99</text:p>
      <text:p text:style-name="P109">Attuazione della direttiva 86/278/CEE, concernente la protezione dell'ambiente, in particolare del suolo, nell'utilizzazione dei fanghi di depurazione in agricoltura</text:p>
      <text:p text:style-name="P109">(Suppl. Ord. alla G.U. n. 38 del 15.02.1992)</text:p>
      <text:p text:style-name="P109"/>
      <text:p text:style-name="P116">-<text:tab/>Decreto Legislativo 27.01.1992, n. 132</text:p>
      <text:p text:style-name="P109">Attuazione della direttiva 80/68/CEE, concernente la protezione delle acque sotterranee dall'inquinamento provocato da certe sostanze pericolose</text:p>
      <text:p text:style-name="P109">(Suppl. Ord. alla G.U. n. 41 del 19.02.1992)</text:p>
      <text:p text:style-name="P109"/>
      <text:p text:style-name="P166"><text:span text:style-name="T6">-<text:tab/>Legge 27.03.1992, n. 257 </text:span><text:span text:style-name="T5">(art. 12)</text:span></text:p>
      <text:p text:style-name="P109">Norme relative alla cessazione dell'impiego dell'amianto</text:p>
      <text:p text:style-name="P109">(Suppl. Ord. n. 64 alla G.U. n. 87 del 13.04.1992)</text:p>
      <text:p text:style-name="P109"/>
      <text:p text:style-name="P168">-<text:tab/>Decreto Legislativo 14.12.1992, n. 508</text:p>
      <text:p text:style-name="P35">Attuazione della direttiva 90/667/CEE del Consiglio del 27 novembre 1990, che stabilisce le norme sanitarie per l'eliminazione, la trasformazione e l'immissione sul mercato di rifiuti di origine animale e la protezione dagli agenti patogeni degli alimenti di origine animale o a base di pesce e che modifica la direttiva 90/425/CEE</text:p>
      <text:p text:style-name="P35">(Suppl. Ord. alla G.U. n. 305 del 30.12.1992)</text:p>
      <text:p text:style-name="P10"/>
      <text:p text:style-name="P168">-<text:tab/>Decreto Ministeriale 26.07.1993, n. 392</text:p>
      <text:p text:style-name="P172">Modifiche ed integrazioni al regolamento recante modalità organizzative e di funzionamento dell'Albo nazionale delle imprese esercenti servizi di smaltimento rifiuti nelle varie fasi, nonché dei requisiti, dei termini, delle modalità e dei diritti d'iscrizione adottato con D.M. 324/1991</text:p>
      <text:p text:style-name="P172">(G.U. n. 233 del 04.10.1993)</text:p>
      <text:p text:style-name="P172"/>
      <text:p text:style-name="P116">-<text:tab/>Legge 18.08.1993, n.340</text:p>
      <text:p text:style-name="P109">Ratifica ed esecuzione della convenzione sul controllo dei movimenti transfrontalieri di scorie tossiche e della loro eliminazione, con annessi, relativo atto finale e risoluzioni, fatta a Basilea il 22 marzo 1989</text:p>
      <text:p text:style-name="P10">(Suppl. Ord. alla G.U. n.204 del 31.08.1993)</text:p>
      <text:p text:style-name="P10"/>
      <text:p text:style-name="P174">-<text:tab/>D<text:span text:style-name="T127">ecreto </text:span>L<text:span text:style-name="T127">egge</text:span> 09.11.1993, n. 443</text:p>
      <text:p text:style-name="P178"><text:soft-page-break/>Disposizioni in materia di riutilizzo dei residui derivanti da cicli di produzione o di consumo in un processo produttivo o in un processo di combustione</text:p>
      <text:p text:style-name="P178">(G.U. n. 264 del 10.11.1993)</text:p>
      <text:p text:style-name="P109">ripetuto altre 17 volte</text:p>
      <text:p text:style-name="P109"/>
      <text:p text:style-name="P116">-<text:tab/>Decreto Legislativo 15.11.1993, n. 507</text:p>
      <text:p text:style-name="P109">Revisione ed armonizzazione dell'imposta comunale sulla pubblicità e del diritto sulle pubbliche affissioni, della tassa per l'occupazione degli spazi ed aree pubbliche dei comuni e delle province nonché della tassa per lo smaltimento dei rifiuti solidi urbani a norma dell'art. 4 della legge 421/1992, concernente il riordino della finanza territoriale</text:p>
      <text:p text:style-name="P109">(Suppl. Ord. alla G.U. n. 288 del 09.12.1993)</text:p>
      <text:p text:style-name="P109"/>
      <text:p text:style-name="P116">-<text:tab/>Legge 25.01.1994, n. 70</text:p>
      <text:p text:style-name="P109">Norme per la semplificazione degli adempimenti in materia ambientale, sanitaria e di sicurezza pubblica, nonché per l'attuazione del sistema di ecogestione e di audit ambientale</text:p>
      <text:p text:style-name="P109">(G.U. n. 24 del 31.01.1994)</text:p>
      <text:p text:style-name="P109"/>
      <text:p text:style-name="P174">-<text:tab/>Legge 22.02.1994, n. 146</text:p>
      <text:p text:style-name="P178">Disposizioni per l'adempimento di obblighi derivanti dall'appartenenza dell'Italia alle Comunità europee - legge comunitaria 1993</text:p>
      <text:p text:style-name="P178">(Suppl. Ord. n. 39 alla G.U. n. 52 del 04.03.1994)</text:p>
      <text:p text:style-name="P178"/>
      <text:p text:style-name="P168">-<text:tab/>Decreto Ministeriale Ambiente 30.03.1994</text:p>
      <text:p text:style-name="P172">Operatività dell'Albo nazionale delle imprese esercenti servizi di smaltimento rifiuti nelle varie fasi</text:p>
      <text:p text:style-name="P172">(G.U. n. 109 del 12.05.1994)</text:p>
      <text:p text:style-name="P172"/>
      <text:p text:style-name="P174">-<text:tab/>Decreto Presidente della Repubblica 08.08.1994</text:p>
      <text:p text:style-name="P178">Atto di indirizzo e coordinamento alle Regioni ed alle Province autonome di Trento e di Bolzano per l'adozione dei piani di protezione, decontaminazione, di smaltimento e di bonifica dell'ambiente, ai fini della difesa dai pericoli derivanti dall'amianto</text:p>
      <text:p text:style-name="P178">(G.U. n. 251 del 26.10.1994)</text:p>
      <text:p text:style-name="P109"/>
      <text:p text:style-name="P174">-<text:tab/>Decreto Ministeriale Ambiente 05.09.1994</text:p>
      <text:p text:style-name="P178">Attuazione degli articoli 2 e 5 del D.L. 438/1994, recante disposizioni in materia di riutilizzo dei residui derivanti da cicli di produzione o di consumo in un processo produttivo o in un processo di combustione, nonché in materia di smaltimento dei rifiuti</text:p>
      <text:p text:style-name="P178">(Suppl. Ord. n. 126 alla G.U. n. 212 del 10.09.1994)</text:p>
      <text:p text:style-name="P178"/>
      <text:p text:style-name="P174">-<text:tab/>Decreto Ministeriale Ambiente 16.01.1995</text:p>
      <text:p text:style-name="P178">Norme tecniche per il riutilizzo in un ciclo di combustione per la produzione di energia dai residui derivanti da cicli di produzione o di consumo</text:p>
      <text:p text:style-name="P178">(Suppl. Ord. alla G.U. n. 24 del 30.01.1995)</text:p>
      <text:p text:style-name="P178"/>
      <text:p text:style-name="P119">-<text:tab/>Deliberazione Albo Nazionale delle imprese che effettuano la gestione dei rifiuti 09.03.1995</text:p>
      <text:p text:style-name="P109">Modificazioni alla deliberazione 21 aprile 1994 concernente la procedura per l’iscrizione delle imprese che intendono svolgere attività di smaltimento dei rifiuti.</text:p>
      <text:p text:style-name="P109">(G.U. n. 82 del 07.04.1995)</text:p>
      <text:p text:style-name="P109"/>
      <text:p text:style-name="P169">-<text:tab/><text:span text:style-name="T127">Decreto Presidente Consiglio Ministri</text:span> 06.07.1995</text:p>
      <text:p text:style-name="P172">Approvazione del modello unico di dichiarazione in materia ambientale, previsto dall'art. 6 <text:soft-page-break/>della L. 70/1994</text:p>
      <text:p text:style-name="P172">(Suppl. Ord. n. 93 alla G.U. n. 175 del 28.07.1995)</text:p>
      <text:p text:style-name="P172"/>
      <text:p text:style-name="P119">-<text:tab/>Circolare Albo Nazionale delle imprese che effettuano la gestione dei rifiuti 16.10.1995, n. 8595</text:p>
      <text:p text:style-name="P109">Iscrizione all'Albo delle imprese in possesso di veicoli muniti di licenza al trasporto di cose in conto proprio</text:p>
      <text:p text:style-name="P109">() </text:p>
      <text:p text:style-name="P109"/>
      <text:p text:style-name="P174">-<text:tab/>Decreto Ministeriale 13.12.1995</text:p>
      <text:p text:style-name="P32">Modalità di versamento dei diritti di iscrizione all'Albo nazionale delle imprese esercenti servizi di smaltimento dei rifiuti</text:p>
      <text:p text:style-name="P32">(G.U. n. 51 del 01.03.1996)</text:p>
      <text:p text:style-name="P32"/>
      <text:p text:style-name="P166"><text:span text:style-name="T6">-<text:tab/>Legge 28.12.1995, n. 549 </text:span><text:span text:style-name="T5">(art. 3, commi da 24 a 40)</text:span></text:p>
      <text:p text:style-name="P109">Misure di razionalizzazione della finanza pubblica</text:p>
      <text:p text:style-name="P109">(Suppl. Ord. alla G.U. n. 302 del 29.12.1995)</text:p>
      <text:p text:style-name="P109"/>
      <text:p text:style-name="P116">-<text:tab/>Decreto Presidente Consiglio dei Ministri 17.01.1996, n. 137</text:p>
      <text:p text:style-name="P10">Regolamento recante modificazione al regolamento sulla disciplina per il trasporto ferroviario dei rifiuti speciali, tossici e nocivi, classificati dal decreto del Presidente della Repubblica 10 settembre 1982, n. 915, adottato con decreto del Presidente del Consiglio dei Ministri 7 giugno 1991, n. 308</text:p>
      <text:p text:style-name="P10">(G.U. n. 67 del 20.03.1996)</text:p>
      <text:p text:style-name="P10"/>
      <text:p text:style-name="P116">-<text:tab/>Decreto Ministeriale 08.03.1996</text:p>
      <text:p text:style-name="P10">Determinazione della tariffe dei diritti di segreteria da corrispondere alle camere di commercio all'atto della presentazione del modello unico di dichiarazione di cui alla legge 25 gennaio 1994, n. 70 (M.U.D.)</text:p>
      <text:p text:style-name="P10">(G.U. n. 66 del 19.03.1996)</text:p>
      <text:p text:style-name="P10"/>
      <text:p text:style-name="P12">-<text:tab/>Decreto Ministeriale 02.05.1996</text:p>
      <text:p text:style-name="P10">Modalità di devoluzione ai comuni dei proventi delle addizionali erariali alla tassa per lo smaltimento dei rifiuti solidi urbani interni</text:p>
      <text:p text:style-name="P10">(G.U. n. 144 21.06.1996)</text:p>
      <text:p text:style-name="P10"/>
      <text:p text:style-name="P116">-<text:tab/>Decreto Ministeriale Industria 16.05.1996, n. 392</text:p>
      <text:p text:style-name="P109">Regolamento recante norme tecniche relative all'eliminazione degli oli usati</text:p>
      <text:p text:style-name="P109">(G.U. n. 173 del 25.07.1996)</text:p>
      <text:p text:style-name="P109"/>
      <text:p text:style-name="P119">-<text:tab/>Circolare Albo Nazionale delle imprese che effettuano la gestione dei rifiuti 03.07.1996, n. 7933</text:p>
      <text:p text:style-name="P109">Variazioni parco mezzi</text:p>
      <text:p text:style-name="P109">() </text:p>
      <text:p text:style-name="P109"/>
      <text:p text:style-name="P116">-<text:tab/>Decreto Ministeriale 18.07.1996</text:p>
      <text:p text:style-name="P10">Ammontare dell'imposta unitaria dovuta per i rifiuti dei settori minerario, estrattivo, edilizio, lapideo e metallurgico smaltiti in discarica</text:p>
      <text:p text:style-name="P10">(Suppl. Ord. alla G.U. n. 250 del 24.10.1996)</text:p>
      <text:p text:style-name="P10"/>
      <text:p text:style-name="P116">-<text:tab/>Decreto Ministeriale 08.10.1996</text:p>
      <text:p text:style-name="P302">Modalità di prestazione delle garanzie finanziarie a favore dello Stato da parte delle imprese <text:soft-page-break/>esercenti attività di trasporto dei rifiuti”</text:p>
      <text:p text:style-name="P109">(G.U. n. 1 del 02.01.1997)</text:p>
      <text:p text:style-name="P109"/>
      <text:p text:style-name="P116">-<text:tab/>Legge 11.11.1996, n. 575</text:p>
      <text:p text:style-name="P109">Sanatoria degli effetti della mancata conversione dei decreti-legge in materia di recupero dei rifiuti </text:p>
      <text:p text:style-name="P109">(G.U. n. 265 del 12.11.1996)</text:p>
      <text:p text:style-name="P109"/>
      <text:p text:style-name="P119">-<text:tab/>Circolare Albo Nazionale delle imprese che effettuano la gestione dei rifiuti 31.01.1997, n. 773</text:p>
      <text:p text:style-name="P390">Utilizzo di mezzi per più categorie di trasporto </text:p>
      <text:p text:style-name="P390">() </text:p>
      <text:p text:style-name="P390"/>
      <text:p text:style-name="P196"><text:span text:style-name="T6">-<text:tab/>Decreto Legislativo 05.02.1997, n. 22 </text:span><text:span text:style-name="T5">(Ronchi)</text:span></text:p>
      <text:p text:style-name="P393">Attuazione delle direttive 91/156/CEE sui rifiuti, 91/689/CEE sui rifiuti pericolosi e 94/62/CE sugli imballaggi e sui rifiuti di imballaggio</text:p>
      <text:p text:style-name="P172">(Suppl. Ord. n. 33 alla G.U. n. 38 del 15.02.1997)</text:p>
      <text:p text:style-name="P109"/>
      <text:p text:style-name="P175">-<text:tab/><text:span text:style-name="T127">Decreto Presidente Consiglio Ministri</text:span> 21.03.1997</text:p>
      <text:p text:style-name="P178">Sostituzione del modello unico di dichiarazione in materia ambientale, previsto dall'art. 6 della L. 70/1994</text:p>
      <text:p text:style-name="P178">(Suppl. Ord. n. 73 alla G.U. n. 80 del 07.04.1997</text:p>
      <text:p text:style-name="P178"/>
      <text:p text:style-name="P119">-<text:tab/>Circolare Albo Nazionale delle imprese che effettuano la gestione dei rifiuti 21.03.1997, n. 2549</text:p>
      <text:p text:style-name="P109">Variazioni societarie di cui all’articolo 10, comma 4, del Dm 324/1991</text:p>
      <text:p text:style-name="P109">() </text:p>
      <text:p text:style-name="P109"/>
      <text:p text:style-name="P116">-<text:tab/>Legge 03.07.1997, n. 207</text:p>
      <text:p text:style-name="P109">Proroga dei termini per la presentazione del modello unico di dichiarazione in materia ambientale</text:p>
      <text:p text:style-name="P109">(G.U. n. 156 del 07.07.1997)</text:p>
      <text:p text:style-name="P109"/>
      <text:p text:style-name="P116">-<text:tab/>Decreto Interministeriale 31.07.1997</text:p>
      <text:p text:style-name="P10">“Istituzione e composizione dell'Osservatorio nazionale dei rifiuti</text:p>
      <text:p text:style-name="P10">(G.U. n. 233 del 06.10.1997)</text:p>
      <text:p text:style-name="P10"/>
      <text:p text:style-name="P12">-<text:tab/>Decreto Interministeriale 31.07.1997</text:p>
      <text:p text:style-name="P10">“Costituzione e composizione del Comitato nazionale dell'Albo nazionale delle imprese che effettuano la gestione dei rifiuti</text:p>
      <text:p text:style-name="P10">(G.U. n. 233 del 06.10.1997)</text:p>
      <text:p text:style-name="P10"/>
      <text:p text:style-name="P174">-<text:tab/>Decreto Legge 08.09.1997, n. 291</text:p>
      <text:p text:style-name="P178">Proroga del regime transitorio previsto dagli articoli 33 e 57 del D.Lgs. 22/1997, in materia di attività di recupero dei rifiuti</text:p>
      <text:p text:style-name="P394">(G.U. n. 209 del 08.09.1997)</text:p>
      <text:p text:style-name="P178"/>
      <text:p text:style-name="P166"><text:span text:style-name="T4">-<text:tab/>Decreto Legislativo 08.11.1997, n. 389</text:span><text:span text:style-name="T1">(Ronchi bis)</text:span></text:p>
      <text:p text:style-name="P178">Modifiche ed integrazioni al D.Lgs. 22/1997, in materia di rifiuti, rifiuti pericolosi, di imballaggi e di rifiuti di imballaggi</text:p>
      <text:p text:style-name="P178">(G.U. n. 261 del 08.11.1997)</text:p>
      <text:p text:style-name="P109"/>
      <text:p text:style-name="P168"><text:soft-page-break/>-<text:tab/>Testo aggiornato del Decreto Legislativo 05.02.1997, n. 22 </text:p>
      <text:p text:style-name="P393">recante "Attuazione delle direttive 91/156/CEE sui rifiuti, 91/689/CEE sui rifiuti pericolosi e 94/62/CE sugli imballaggi e sui rifiuti di imballaggi"</text:p>
      <text:p text:style-name="P172">(Suppl. Ord. n. 237/L alla G.U. n. 278 del 28.11.1997)</text:p>
      <text:p text:style-name="P109"/>
      <text:p text:style-name="P116">-<text:tab/>Deliberazione Albo Nazionale delle imprese che effettuano la gestione dei rifiuti 11.11.1997</text:p>
      <text:p text:style-name="P109">Modalità di iscrizione, requisiti idoneità tecnica e capacità finanziaria</text:p>
      <text:p text:style-name="P109">()</text:p>
      <text:p text:style-name="P109"/>
      <text:p text:style-name="P116">-<text:tab/>Decreto Ministeriale 19.11.1997, n. 503</text:p>
      <text:p text:style-name="P109">Regolamento recante norme per l'attuazione delle direttive 89/369/CEE e 89/429/CE concernenti la prevenzione dell'inquinamento atmosferico provocato dagli impianti di incenerimento dei rifiuti urbani e la disciplina delle emissioni e delle condizioni di combustione degli impianti di incenerimento di rifiuti urbani, di rifiuti speciali non pericolosi, nonché di taluni rifiuti sanitari </text:p>
      <text:p text:style-name="P109">(G.U. n. 23 del 29.01.1998)</text:p>
      <text:p text:style-name="P109"/>
      <text:p text:style-name="P116">-<text:tab/>Decreto Ministeriale 20.11.1997, n. 476</text:p>
      <text:p text:style-name="P109">Regolamento recante norme per il recepimento delle direttive 91/157/CEE e 93/68/CEE in materia di pile ed accumulatori contenenti sostanze pericolose </text:p>
      <text:p text:style-name="P109">(G.U. n. 9 del 13.01.1998)</text:p>
      <text:p text:style-name="P109"/>
      <text:p text:style-name="P116">-<text:tab/>Decreto Ministeriale 05.02.1998</text:p>
      <text:p text:style-name="P109">Individuazione dei rifiuti non pericolosi sottoposti alle procedure semplificate di recupero ai sensi degli articoli 31 e 33 del D.Lgs. 22/1997 </text:p>
      <text:p text:style-name="P302">(Suppl. Ord. n. 72 alla G.U. n. 88 del 16.04.1998)</text:p>
      <text:p text:style-name="P109"/>
      <text:p text:style-name="P174">-<text:tab/>Circolare 05.03.1998, n. 3434/c</text:p>
      <text:p text:style-name="P178">Circolare esplicativa per la denuncia annuale dei rifiuti prodotti e gestiti per l'anno 1997 ai sensi della L. 70/1994</text:p>
      <text:p text:style-name="P178">(G.U. n. 58 del 11.03.1998)</text:p>
      <text:p text:style-name="P178"/>
      <text:p text:style-name="P168">-<text:tab/>Decreto Ministeriale 11.03.1998, n. 141</text:p>
      <text:p text:style-name="P308">Regolamento recante norme per lo smaltimento in discarica dei rifiuti e per la catalogazione dei rifiuti pericolosi smaltiti in discarica </text:p>
      <text:p text:style-name="P172">(G.U. n. 108 del 12.05.1998)</text:p>
      <text:p text:style-name="P172"/>
      <text:p text:style-name="P116">-<text:tab/>Decreto Ministeriale 01.04.1998, n . 145</text:p>
      <text:p text:style-name="P109">Regolamento recante la definizione del modello e dei contenuti del formulario di accompagnamento dei rifiuti ai sensi degli artt. 15, 18, comma 2, lett. e), e comma 4, del D.Lgs. 22/1997</text:p>
      <text:p text:style-name="P109">(G.U. n. 109 del 13.05.1998)</text:p>
      <text:p text:style-name="P109"/>
      <text:p text:style-name="P116">-<text:tab/>Decreto Ministeriale 01.04.1998, n. 148</text:p>
      <text:p text:style-name="P109">Regolamento recante approvazione dei modelli dei registri di carico e scarico dei rifiuti ai sensi degli artt. 12, 18, comma 2, lett. m) e 18, comma 4, del D.Lgs. 22/1997</text:p>
      <text:p text:style-name="P109">(G.U. n. 110 del 14.05.1998)</text:p>
      <text:p text:style-name="P109"/>
      <text:p text:style-name="P116">-<text:tab/>Legge 24.04.1998, n. 128</text:p>
      <text:p text:style-name="P109">“Disposizioni per l'adempimento di obblighi derivanti dall'appartenenza dell'Italia alle Comunità europee - Legge comunitaria 1995-1997”</text:p>
      <text:p text:style-name="P109"><text:soft-page-break/>(Suppl. Ord. n. 88 alla G.U. n. 104 del 07.05.1998)</text:p>
      <text:p text:style-name="P109"/>
      <text:p text:style-name="P116">-<text:tab/>Decreto Ministeriale 28.04.1998, n. 406</text:p>
      <text:p text:style-name="P109">Regolamento recante norme di attuazione di direttive dell'Unione Europea, avente ad oggetto la disciplina dell'Albo nazionale delle Imprese che effettuano la gestione dei rifiuti</text:p>
      <text:p text:style-name="P109">(G.U. n. 276 del 25.11.1998)</text:p>
      <text:p text:style-name="P109"/>
      <text:p text:style-name="P166"><text:span text:style-name="T6">-<text:tab/>Decreto Legislativo 30.04.1998, n. 173 </text:span><text:span text:style-name="T5">(art. 3)</text:span></text:p>
      <text:p text:style-name="P109">Disposizioni in materia di contenimento dei costi di produzione e per il rafforzamento strutturale delle imprese agricole a norma dell'art. 55, commi 14 e 15, della legge 27.12.1997, n. 449 </text:p>
      <text:p text:style-name="P302">(G.U. n. 129 del 05.06.1998)</text:p>
      <text:p text:style-name="P109"/>
      <text:p text:style-name="P116">-<text:tab/>Circolare del Ministero Finanze 07.05.1998, n. 119/E</text:p>
      <text:p text:style-name="P109">Tassa per lo smaltimento dei rifiuti urbani e assimilati. Abrogazione dell'art. 39 della legge 146/1994</text:p>
      <text:p text:style-name="P109">(G.U. n. 107 del 11.05.1998)</text:p>
      <text:p text:style-name="P109"/>
      <text:p text:style-name="P116">-<text:tab/>Nota Ufficio Legislativo del Ministero dell'Industria, del Commercio e dell'Artigianato del 20.05.1998, prot. 15257 F 1-2</text:p>
      <text:p text:style-name="P109">D.Lgs. 22/1997 e successive modifiche e integrazioni Procedure attuative</text:p>
      <text:p text:style-name="P109">()</text:p>
      <text:p text:style-name="P109"/>
      <text:p text:style-name="P116">-<text:tab/>Decreto Ministeriale 21.07.1998, n. 350</text:p>
      <text:p text:style-name="P109">Regolamento recante norme per la determinazione dei diritti di iscrizione in appositi registri, dovuti da imprese che effettuano operazioni di recupero e smaltimento rifiuti, ai sensi degli artt. 31, 32 e 33 del D.Lgs. 22/1997</text:p>
      <text:p text:style-name="P109">(G.U. n. 238 del 12.10.1998)</text:p>
      <text:p text:style-name="P109"/>
      <text:p text:style-name="P116">-<text:tab/>Decreto Ministeriale 04.08.1998, n. 372</text:p>
      <text:p text:style-name="P109">Regolamento recante norme sulla riorganizzazione dei rifiuti</text:p>
      <text:p text:style-name="P302">(Suppl. Ord. n. 180/L alla G.U. n. 252 del 28.10.1998)</text:p>
      <text:p text:style-name="P109"/>
      <text:p text:style-name="P116">-<text:tab/>Circolare 04.08.1998, n. GAB/DEC/812/98. </text:p>
      <text:p text:style-name="P109">Circolare esplicativa sulla compilazione dei registri di carico-scarico dei rifiuti e dei formulari di accompagnamento dei rifiuti trasportati individuati, rispettivamente dal D.M. 145/1998 e dal D.M. 148/1998</text:p>
      <text:p text:style-name="P109">(G.U. n. 212 del 11.09.1998)</text:p>
      <text:p text:style-name="P109"/>
      <text:p text:style-name="P391">-<text:tab/>Circolare Albo Nazionale delle imprese che effettuano la gestione dei rifiuti 06.08.1998, n. 7086</text:p>
      <text:p text:style-name="P109">Iscrizione all'Albo delle ONLUS</text:p>
      <text:p text:style-name="P109">()</text:p>
      <text:p text:style-name="P109"/>
      <text:p text:style-name="P116">-<text:tab/>Decreto Ministeriale Ambiente 03.09.1998, n. 370</text:p>
      <text:p text:style-name="P109">Regolamento recante norme concernenti le modalità di prestazione della garanzia finanziaria per il trasporto transfrontaliero di rifiuti</text:p>
      <text:p text:style-name="P109">(G.U. n. 250 del 26.10.1998)</text:p>
      <text:p text:style-name="P109"/>
      <text:p text:style-name="P391">-<text:tab/>Circolare Albo Nazionale delle imprese che effettuano la gestione dei rifiuti 03.11.1998, n. 9793</text:p>
      <text:p text:style-name="P109">Iscrizione all'Albo delle macchine agricole</text:p>
      <text:p text:style-name="P109"><text:soft-page-break/>()</text:p>
      <text:p text:style-name="P109"/>
      <text:p text:style-name="P166"><text:span text:style-name="T6">-<text:tab/>Legge 09.12.1998, n. 426 </text:span><text:span text:style-name="T5">(Ronchi ter)</text:span></text:p>
      <text:p text:style-name="P282">Nuovi interventi in campo ambientale </text:p>
      <text:p text:style-name="P109">(G.U. n. 291 del 14.12.1998)</text:p>
      <text:p text:style-name="P109"/>
      <text:p text:style-name="P116">-<text:tab/>Deliberazione Albo Nazionale delle imprese che effettuano la gestione dei rifiuti 17.12.1998, n. 1 (001/CN/ALBO)</text:p>
      <text:p text:style-name="P109">Approvazione schema di domanda d'iscrizione e foglio notizie</text:p>
      <text:p text:style-name="P109">()</text:p>
      <text:p text:style-name="P109"/>
      <text:p text:style-name="P168">-<text:tab/>Deliberazione Albo Nazionale delle imprese che effettuano la gestione dei rifiuti 17.12.1998, n. 2 (002/CN/ALBO)</text:p>
      <text:p text:style-name="P172">Requisiti idoneità e capacità finanziaria per ogni categoria</text:p>
      <text:p text:style-name="P172">()</text:p>
      <text:p text:style-name="P172"/>
      <text:p text:style-name="P116">-<text:tab/>Deliberazione Albo Nazionale delle imprese che effettuano la gestione dei rifiuti 17.12.1998, n. 4 (004/CN/ALBO)</text:p>
      <text:p text:style-name="P109">Iscrizione imprese ed enti di cui all'art. 30, comma 10, D.Lgs. 22/1997</text:p>
      <text:p text:style-name="P109">()</text:p>
      <text:p text:style-name="P109"/>
      <text:p text:style-name="P166"><text:span text:style-name="T6">-<text:tab/>Legge 23.12.1998, n. 448 </text:span><text:span text:style-name="T5">(Finanziaria 1999 Art. 49)</text:span></text:p>
      <text:p text:style-name="P109">Misure di finanza pubblica per la stabilizzazione e lo sviluppo</text:p>
      <text:p text:style-name="P109">(Suppl. Ord. n. 210 alla G.U. n. 302 del 29.12.1998)</text:p>
      <text:p text:style-name="P109"/>
      <text:p text:style-name="P116">-<text:tab/>Decreto Legge 28.12.1998, n. 452</text:p>
      <text:p text:style-name="P109">Proroga del termine per l'adesione al Consorzio nazionale imballaggi</text:p>
      <text:p text:style-name="P109">(G.U. n. 302 del 29.12.1998)</text:p>
      <text:p text:style-name="P109"/>
      <text:p text:style-name="P116">-<text:tab/>Legge 22.02.1999, n. 35</text:p>
      <text:p text:style-name="P109">Conversione di legge del D.L. 452/1998, recante proroga del termine per l'adesione al Consorzio nazionale imballaggi</text:p>
      <text:p text:style-name="P109">(G.U. n. 45 del 24.02.1999)</text:p>
      <text:p text:style-name="P109"/>
      <text:p text:style-name="P116">-<text:tab/>Deliberazione Albo Nazionale delle imprese che effettuano la gestione dei rifiuti 17.03.1999 (001/CN/ALBO)</text:p>
      <text:p text:style-name="P109">Modifiche ed integrazioni alla deliberazione prot. n. 002/CN/ALBO del 17.12.1998 recante i requisiti per l’iscrizione all’Albo delle imprese che svolgono attività di raccolta e trasporto dei rifiuti</text:p>
      <text:p text:style-name="P109">()</text:p>
      <text:p text:style-name="P109"/>
      <text:p text:style-name="P391">-<text:tab/>Deliberazione Albo Nazionale delle imprese che effettuano la gestione dei rifiuti 29.03.1999 (002/CN/ALBO)</text:p>
      <text:p text:style-name="P109">Diritti annuali d'iscrizione che devono essere corrisposti dalle imprese di cui all'art. 23 comma 1 del D.M. 28 aprile 1998, n. 406 e successive modifiche ed integrazioni</text:p>
      <text:p text:style-name="P109">()</text:p>
      <text:p text:style-name="P109"/>
      <text:p text:style-name="P118">-<text:tab/><text:span text:style-name="T127">Decreto Presidente Consiglio Ministri</text:span> 31.03.1999</text:p>
      <text:p text:style-name="P109">Approvazione del nuovo modello unico di dichiarazione ambientale per l'anno 1999</text:p>
      <text:p text:style-name="P109">(Suppl. Ord. n. 70 alla G.U. n. 86 del 14.04.1999)</text:p>
      <text:p text:style-name="P109"/>
      <text:p text:style-name="P116">-<text:tab/>Ordinanza Ministro Sanità 21.04.1999</text:p>
      <text:p text:style-name="P109"><text:soft-page-break/>Modificazione all'ordinanza ministeriale 10.05.1973 recante: “Disciplina sanitaria della somministrazione agli animali dei rifiuti alimentari e non di qualunque provenienza e di alcuni prodotti di origine animale”</text:p>
      <text:p text:style-name="P109">(G.U. n. 152 del 01.07.1999)</text:p>
      <text:p text:style-name="P109"/>
      <text:p text:style-name="P391">-<text:tab/>Circolare Albo Nazionale delle imprese che effettuano la gestione dei rifiuti 21.04.1999, n. 2866</text:p>
      <text:p text:style-name="P390">Chiarimenti operativi richiesti dalle Sezioni regionali a seguito dell'entrata in vigore del D.M. 406/1998</text:p>
      <text:p text:style-name="P109">() </text:p>
      <text:p text:style-name="P109"/>
      <text:p text:style-name="P116">-<text:tab/>Decreto Ministeriale 23.04.1999</text:p>
      <text:p text:style-name="P302">Modificazione al D.M. 08.10.1996 recante: “Modalità di prestazione delle garanzie finanziarie a favore dello Stato da parte delle imprese esercenti attività di trasporto dei rifiuti”</text:p>
      <text:p text:style-name="P109">(G.U. n. 148 del 26.06.1999)</text:p>
      <text:p text:style-name="P109"/>
      <text:p text:style-name="P116">-<text:tab/>Decreto Presidente della Repubblica 27.04.1999, n. 158</text:p>
      <text:p text:style-name="P302">Regolamento recante norme per l'elaborazione del metodo normalizzato per definire la tariffa del servizio di gestione del ciclo dei rifiuti urbani</text:p>
      <text:p text:style-name="P109">(Suppl. Ord. n. 107/L alla G.U. n. 129 del 04.06.1999)</text:p>
      <text:p text:style-name="P109"/>
      <text:p text:style-name="P174">-<text:tab/>Decreto Legge 30.04.1999, n. 119</text:p>
      <text:p text:style-name="P178">Proroga del termine di presentazione del modello unico di dichiarazione ambientale.</text:p>
      <text:p text:style-name="P178">(G.U. n. 100 del 30.04.1999)</text:p>
      <text:p text:style-name="P109"/>
      <text:p text:style-name="P116">-<text:tab/>Circolare Ministro Ambiente 05.05.1999, n. 3402/V/MIN</text:p>
      <text:p text:style-name="P109">Conferimento di pile ed accumulatori esausti presso esercizi commerciali </text:p>
      <text:p text:style-name="P109">()</text:p>
      <text:p text:style-name="P109"/>
      <text:p text:style-name="P166"><text:span text:style-name="T6">-<text:tab/>Decreto Legislativo 11.05.1999, n. 152 </text:span><text:span text:style-name="T5">(artt. 21, 36, 48 e 54)</text:span></text:p>
      <text:p text:style-name="P109">Disposizioni sulla tutela delle acque dall'inquinamento e recepimento della direttiva 91/271/CEE concernente il trattamento delle acque reflue urbane e della direttiva 91/676/CEE relativa alla protezione delle acque dall'inquinamento provocato dai nitrati provenienti da fonti agricole </text:p>
      <text:p text:style-name="P109">(Suppl. Ord. n. 101/L alla G.U. n. 124 del 29.05.1999)</text:p>
      <text:p text:style-name="P109"/>
      <text:p text:style-name="P116">-<text:tab/>Decreto Legislativo 22.05.1999, n. 209</text:p>
      <text:p text:style-name="P109">Attuazione della direttiva 96/59/CE, relativa allo smaltimento dei policlorodifenili e dei policlorotrifenili</text:p>
      <text:p text:style-name="P109">(G.U. n. 151 del 30.06.1999)</text:p>
      <text:p text:style-name="P109"/>
      <text:p text:style-name="P391">-<text:tab/>Circolare Albo Nazionale delle imprese che effettuano la gestione dei rifiuti 27.05.1999, n. 3790</text:p>
      <text:p text:style-name="P109">Iscrizione all'Albo nella categoria 6 di cui all'articolo 8 del D.M. 406/1998</text:p>
      <text:p text:style-name="P109">() </text:p>
      <text:p text:style-name="P109"/>
      <text:p text:style-name="P391">-<text:tab/>Circolare Albo Nazionale delle imprese che effettuano la gestione dei rifiuti 27.05.1999, n. 3791</text:p>
      <text:p text:style-name="P109">deliberazione prot. 002/cn/ALBO del 29.03.1999 riguardante diritti d'iscrizione che devono essere corrisposti dalle imprese di cui all'art. 23 comma 1 del D.M. 406/1998</text:p>
      <text:p text:style-name="P109">() </text:p>
      <text:p text:style-name="P109"/>
      <text:p text:style-name="P116"><text:soft-page-break/>-<text:tab/>Circolare Albo Nazionale delle imprese che effettuano la gestione dei rifiuti 23.06.1999, n. 4403</text:p>
      <text:p text:style-name="P390">Chiarimenti in merito all’obbligo dell’iscrizione all’Albo per le imprese che a seguito dello svolgimento dell’attività di sfalcio e potatura effettuata in aree verdi riguardanti scuole, parchi, anche privati, adibiti ad uso pubblico, effettuano anche l’attività di raccolta e trasporto dei rifiuti prodotti da tali operazioni</text:p>
      <text:p text:style-name="P110">()<text:tab/></text:p>
      <text:p text:style-name="P279"/>
      <text:p text:style-name="P281">-<text:tab/>Circolare Ministro Ambiente del 28.06.1999</text:p>
      <text:p text:style-name="P299">Recante chiarimenti interpretativi in materia di definizione di rifiuto</text:p>
      <text:p text:style-name="P9">()</text:p>
      <text:p text:style-name="P9"/>
      <text:p text:style-name="P97">-<text:tab/>Circolare Albo Nazionale delle imprese che effettuano la gestione dei rifiuti 28.06.1999, n. 4434</text:p>
      <text:p text:style-name="P9">Chiarimenti raccolta multimateriale</text:p>
      <text:p text:style-name="P9">() </text:p>
      <text:p text:style-name="P10"/>
      <text:p text:style-name="P12">-<text:tab/>Circolare Albo Nazionale delle imprese che effettuano la gestione dei rifiuti 28.06.1999, n. 4435</text:p>
      <text:p text:style-name="P9">Chiarimenti in merito all’attività di raccolta e trasporto di rifiuti prelevati da WC mobili a funzionamento chimico</text:p>
      <text:p text:style-name="P10">()</text:p>
      <text:p text:style-name="P10"/>
      <text:p text:style-name="P97">-<text:tab/>Circolare Albo Nazionale delle imprese che effettuano la gestione dei rifiuti 28.06.1999, n. 4436</text:p>
      <text:p text:style-name="P9">Chiarimenti in merito alle iscrizioni alla categoria 2 delle imprese che effettuano attività di raccolta e trasporto dei rifiuti provenienti dalla raccolta differenziata e destinati al riutilizzo</text:p>
      <text:p text:style-name="P10">()</text:p>
      <text:p text:style-name="P10"/>
      <text:p text:style-name="P97">-<text:tab/>Deliberazione Albo Nazionale delle imprese che effettuano la gestione dei rifiuti 16.07.1999, n. 3</text:p>
      <text:p text:style-name="P9">Criteri e modalità di svolgimento dei corsi di formazione per responsabili tecnici. Integrazione della tabella di cui all'allegato B alla deliberazione prot. n. 003 del 17 dicembre 1998.</text:p>
      <text:p text:style-name="P9">()</text:p>
      <text:p text:style-name="P9"/>
      <text:p text:style-name="P116">-<text:tab/>Circolare Ministero Finanze 23.07.1999, n. 161</text:p>
      <text:p text:style-name="P109">Tassa per lo smaltimento dei rifiuti solidi urbani interni. Scuole materne, elementari e medie ed istituti di istruzione secondaria superiore compresi nell'art. 191 del testo unico n. 297/1994</text:p>
      <text:p text:style-name="P109">(G.U. n. 204 del 31.08.1999)</text:p>
      <text:p text:style-name="P109"/>
      <text:p text:style-name="P391">-<text:tab/>Circolare Albo Nazionale delle imprese che effettuano la gestione dei rifiuti 27.07.1999, n. 5130</text:p>
      <text:p text:style-name="P109">Chiarimenti in merito alle iscrizioni all’Albo delle cooperative a proprietà divisa e dei consorzi di imprese di cui al D.P.R.19/04/1990 n. 155</text:p>
      <text:p text:style-name="P109">()</text:p>
      <text:p text:style-name="P109"/>
      <text:p text:style-name="P391">-<text:tab/>Circolare Albo Nazionale delle imprese che effettuano la gestione dei rifiuti 02.08.1999, n. 5543</text:p>
      <text:p text:style-name="P109">Aggiornamento delle iscrizioni all'Albo ai sensi dell'articolo 23, comma 4, del D.M. 406/1998</text:p>
      <text:p text:style-name="P109">()</text:p>
      <text:p text:style-name="P109"/>
      <text:p text:style-name="P116">-<text:tab/>Deliberazione Albo Nazionale delle imprese che effettuano la gestione dei rifiuti <text:soft-page-break/>16.08.1999, n. 3</text:p>
      <text:p text:style-name="P109">Recante “criteri e modalità di svolgimento dei corsi di formazione per responsabili tecnici” e “integrazione della tabella di cui all'allegato B alla deliberazione prot. n. 003 del 17.12.1998”</text:p>
      <text:p text:style-name="P109">()</text:p>
      <text:p text:style-name="P109"/>
      <text:p text:style-name="P116">-<text:tab/>Decreto Legislativo 04.08.1999, n. 372</text:p>
      <text:p text:style-name="P109">Attuazione della Direttiva 96/61/CE relativa alla prevenzione e riduzione integrate dell'inquinamento</text:p>
      <text:p text:style-name="P109">(G.U. n. 252 del 26.10.1999)</text:p>
      <text:p text:style-name="P109"/>
      <text:p text:style-name="P116">-<text:tab/>Decreto Ministeriale 04.08.1999</text:p>
      <text:p text:style-name="P109">Determinazione, ai sensi dell'art. 41, comma 10-bis, del D.Lgs. 22/1997, dell'entità dei costi della raccolta differenziata dei rifiuti d'imballaggio in vetro a carico dei produttori ed utilizzatori, nonché delle condizioni e le modalità di ritiro dei rifiuti stessi da parte dei produttori</text:p>
      <text:p text:style-name="P109">(G.U. n. 191 del 16.08.1999)</text:p>
      <text:p text:style-name="P109"/>
      <text:p text:style-name="P116">-<text:tab/>Decreto Ministeriale 25.10.1999, n. 471</text:p>
      <text:p text:style-name="P109">Regolamento recante criteri, procedure e modalità per la messa in sicurezza, la bonifica e il ripristino ambientale dei siti inquinati, ai sensi dell'art. 17 del D.Lgs. 22/1997 e successive modifiche e integrazioni</text:p>
      <text:p text:style-name="P109">(Suppl. Ord. n. 218/L alla G.U. n. 293 del 15.12.1999)</text:p>
      <text:p text:style-name="P109"/>
      <text:p text:style-name="P12">-<text:tab/>Circolare Albo Nazionale delle imprese che effettuano la gestione dei rifiuti 03.11.1999, n. 19803</text:p>
      <text:p text:style-name="P109">Chiarimenti in merito alle appendici alle polizze fidejussorie da presentarsi per l’aggiornamento delle iscrizioni effettuate ai sensi del D.M. 324/1992</text:p>
      <text:p text:style-name="P384">()</text:p>
      <text:p text:style-name="P12"/>
      <text:p text:style-name="P168">-<text:tab/>Circolare Albo Nazionale delle imprese che effettuano la gestione dei rifiuti 05.11.1999, n. 7240</text:p>
      <text:p text:style-name="P172">Attività di pulizia ed espurgo caditoie e pozzetti stradali</text:p>
      <text:p text:style-name="P172">()</text:p>
      <text:p text:style-name="P109"/>
      <text:p text:style-name="P116">-<text:tab/>Deliberazione Albo Nazionale delle imprese che effettuano la gestione dei rifiuti 24.11.1999, n. 4</text:p>
      <text:p text:style-name="P109">Responsabile tecnico delle imprese iscritte o che intendono iscriversi all'Albo ai sensi dell'art. 30, commi 16 e 16 bis, del D.Lgs. 22/1997: proroga dei termini</text:p>
      <text:p text:style-name="P109">(G.U. n. 2 del 04.01.2000)</text:p>
      <text:p text:style-name="P109"/>
      <text:p text:style-name="P391">-<text:tab/>Circolare Albo Nazionale delle imprese che effettuano la gestione dei rifiuti 03.12.1999, n. 7803bis</text:p>
      <text:p text:style-name="P390">Chiarimenti in merito all’iscrizione all’Albo con procedura semplificata ai sensi dell’articolo 30, comma 10, del D.Lgs. 22/1997</text:p>
      <text:p text:style-name="P109">()</text:p>
      <text:p text:style-name="P109"/>
      <text:p text:style-name="P391">-<text:tab/>Circolare Albo Nazionale delle imprese che effettuano la gestione dei rifiuti 09.12.1999, n. 8152</text:p>
      <text:p text:style-name="P390">Chiarimenti in merito all’esperienza richiesta al responsabile tecnico in riferimento alla formulazione "titolare d’impresa" di cui all’articolo 4, comma 1, lettera a), della delibera del Comitato Nazionale 16 luglio 1999</text:p>
      <text:p text:style-name="P109">()</text:p>
      <text:p text:style-name="P109"><text:soft-page-break/></text:p>
      <text:p text:style-name="P116">-<text:tab/>Circolare Albo Nazionale delle imprese che effettuano la gestione dei rifiuti 22.12.1999, n. 8388</text:p>
      <text:p text:style-name="P109">Attribuzione CER</text:p>
      <text:p text:style-name="P109">()</text:p>
      <text:p text:style-name="P109"/>
      <text:p text:style-name="P166"><text:span text:style-name="T6">-<text:tab/>Legge 23.12.1999, n. 488 </text:span><text:span text:style-name="T5">(Finanziaria 2000 - art. 33)</text:span></text:p>
      <text:p text:style-name="P109">Disposizioni per la formazione del Bilancio annuale e pluriennale dello Stato </text:p>
      <text:p text:style-name="P109">(Suppl. Ord. n. 227 alla G.U. n. 302 del 27.12.1999)</text:p>
      <text:p text:style-name="P109"/>
      <text:p text:style-name="P116">-<text:tab/>Decreto Legge 30.12.1999, n. 500</text:p>
      <text:p text:style-name="P109">Disposizioni urgenti concernenti la proroga di termini per lo smaltimento in discarica di rifiuti e per le comunicazioni relative ai PCB, nonché l'immediata utilizzazione di risorse finanziarie necessarie all'attivazione del protocollo di Kyoto</text:p>
      <text:p text:style-name="P302">(G.U. n. 305 del 30.12.1999)</text:p>
      <text:p text:style-name="P302"/>
      <text:p text:style-name="P116">-<text:tab/>Circolare Albo Nazionale delle imprese che effettuano la gestione dei rifiuti 31.12.1999, n. 8563</text:p>
      <text:p text:style-name="P301">Chiarimenti in merito ai requisiti per l’iscrizione all’Albo per le categorie 1, 2, 3, 4 e 5</text:p>
      <text:p text:style-name="P111">()<text:tab/></text:p>
      <text:p text:style-name="P109"/>
      <text:p text:style-name="P304">-<text:tab/>Decreto Ministeriale 27.01.2000</text:p>
      <text:p text:style-name="P302">Rettifica al decreto interministeriale 04.08.1999 concernente “Determinazione ai sensi dell'art. 41, comma 10-bis, del D.Lgs. 22/1997, dell'entità dei costi della raccolta differenziata dei rifiuti d'imballaggio in vetro a carico dei produttori ed utilizzatori, nonché delle condizioni e le modalità di ritiro dei rifiuti stessi da parte dei produttori”</text:p>
      <text:p text:style-name="P302">(G.U. n. 32 del 09.02.2000)</text:p>
      <text:p text:style-name="P302"/>
      <text:p text:style-name="P116">-<text:tab/>Deliberazione Albo Nazionale delle imprese che effettuano la gestione dei rifiuti 01.02.2000, n. 1 (001/CN/ALBO)</text:p>
      <text:p text:style-name="P109">Criteri per l'iscrizione all'Albo nella categoria 7: gestione di impianti mobili per l'esercizio delle operazioni di smaltimento e di recupero dei rifiuti</text:p>
      <text:p text:style-name="P109">()</text:p>
      <text:p text:style-name="P109"/>
      <text:p text:style-name="P116">-<text:tab/>Deliberazione Albo Nazionale delle imprese che effettuano la gestione dei rifiuti 01.02.2000, n. 2 (002/CN/ALBO)</text:p>
      <text:p text:style-name="P109">Criteri per l'iscrizione all'Albo nella categoria 10: bonifica dei beni contenenti amianto</text:p>
      <text:p text:style-name="P109">()</text:p>
      <text:p text:style-name="P112"><text:tab/></text:p>
      <text:p text:style-name="P281">-<text:tab/>Legge 25.02.2000, n. 33</text:p>
      <text:p text:style-name="P109">Conversione in legge, con modificazioni, del D.L. 500/1999, disposizioni urgenti concernenti la proroga di termini per lo smaltimento in discarica di rifiuti e per le comunicazioni relative ai PCB, nonché l'immediata utilizzazione di risorse necessarie all'attivazione del protocollo di Kyoto</text:p>
      <text:p text:style-name="P109">(G.U. n. 48 del 28.02.2000)</text:p>
      <text:p text:style-name="P109"/>
      <text:p text:style-name="P116">-<text:tab/>Decreto Ministeriale 25.02.2000, n. 124</text:p>
      <text:p text:style-name="P109">Regolamento recante i valori limite di emissione e le norme tecniche riguardanti le caratteristiche e le condizioni di esercizio degli impianti di incenerimento e di coincenerimento dei rifiuti pericolosi, in attuazione della Direttiva 94/67/CE del Consiglio del 16.12.1994, e ai sensi dell'art. 3, comma 2, del D.P.R. 203/1988, e dell'art. 18, comma 2, lettera a, del D.Lgs. 22/1997</text:p>
      <text:p text:style-name="P109"><text:soft-page-break/>(G.U. n. 114 del 18.05.2000)</text:p>
      <text:p text:style-name="P109"/>
      <text:p text:style-name="P116">-<text:tab/>Deliberazione Albo Nazionale delle imprese che effettuano la gestione dei rifiuti 04.04.2000 (003/CN/ALBO)</text:p>
      <text:p text:style-name="P109">Criteri per l'iscrizione all'Albo nella categoria 8: intermediazione e commercio dei rifiuti</text:p>
      <text:p text:style-name="P109">()</text:p>
      <text:p text:style-name="P109"/>
      <text:p text:style-name="P116">-<text:tab/>Decreto Ministeriale Ambiente 18.04.2000, n. 309</text:p>
      <text:p text:style-name="P10">Regolamento di organizzazione e funzionamento dell'Osservatorio nazionale sui rifiuti, di cui all'articolo 26, comma 4, del decreto legislativo 5 febbraio 1997, n. 22</text:p>
      <text:p text:style-name="P10">(G.U. n. 254 del 30 ottobre 2000)</text:p>
      <text:p text:style-name="P10"/>
      <text:p text:style-name="P116">-<text:tab/>Circolare Albo Nazionale delle imprese che effettuano la gestione dei rifiuti 26.04.2000, n. 2108</text:p>
      <text:p text:style-name="P109">Diritti d'iscrizione</text:p>
      <text:p text:style-name="P109">()</text:p>
      <text:p text:style-name="P109"/>
      <text:p text:style-name="P116">-<text:tab/>Circolare Albo Nazionale delle imprese che effettuano la gestione dei rifiuti 27.04.2000, n. 2135</text:p>
      <text:p text:style-name="P109">Chiarimenti in merito ai soggetti scritti con procedura ordinaria per la raccolta ed il trasporto di determinate tipologie di rifiuti e, nel rispetto dei soli limiti quantitativi stabiliti da tale iscrizione, iscritti anche con procedura semplificata per l’attività di raccolta e trasporto di altre tipologie di rifiuti da avviare al recupero ai sensi degli articoli 31 e 33 del D.Lgs. 22/1997</text:p>
      <text:p text:style-name="P109">()</text:p>
      <text:p text:style-name="P109"/>
      <text:p text:style-name="P116">-<text:tab/>Circolare Albo Nazionale delle imprese che effettuano la gestione dei rifiuti 27.04.2000, n. 2136</text:p>
      <text:p text:style-name="P109">Chiarimenti in ordine al controllo delle iscrizioni semplificate di cui all’articolo 19 del decreto 28 aprile 1998, n. 406</text:p>
      <text:p text:style-name="P109">()</text:p>
      <text:p text:style-name="P109"/>
      <text:p text:style-name="P116">-<text:tab/>Decreto Legge 16.06.2000, n. 160</text:p>
      <text:p text:style-name="P109">Differimento del termine per gli interventi di bonifica e ripristino ambientale dei siti inquinanti (D.M. 471/1999)</text:p>
      <text:p text:style-name="P302">(G.U. n. 140 del 17.06.2000)</text:p>
      <text:p text:style-name="P109"/>
      <text:p text:style-name="P172">-<text:tab/>Decreto Ministeriale 26.06.2000, n. 219</text:p>
      <text:p text:style-name="P393">Regolamento recante la disciplina per la gestione dei rifiuti sanitari, ai sensi dell'art. 45 del D.Lgs. 22/1997</text:p>
      <text:p text:style-name="P172">(G.U. n. 181 del 04.08.2000)</text:p>
      <text:p text:style-name="P172"/>
      <text:p text:style-name="P116">-<text:tab/>Circolare Albo Nazionale delle imprese che effettuano la gestione dei rifiuti 04.07.2000, n. 3563</text:p>
      <text:p text:style-name="P109">Chiarimenti in ordine alle procedure di iscrizione all’Albo delle imprese che intendono gestire impianti di recupero e smaltimento di titolarità di terzi</text:p>
      <text:p text:style-name="P109">()</text:p>
      <text:p text:style-name="P109"/>
      <text:p text:style-name="P116">-<text:tab/>Legge 28.07.2000, n. 224</text:p>
      <text:p text:style-name="P109">Conversione in legge, con modificazioni, del D.L. 160/2000, recante "Differimento del termine per gli interventi di bonifica e ripristino ambientale dei siti inquinanti"”</text:p>
      <text:p text:style-name="P109">(G.U. n. 187 del 11.08.2000)</text:p>
      <text:p text:style-name="P109"/>
      <text:p text:style-name="P166"><text:soft-page-break/><text:span text:style-name="T6">-<text:tab/>Decreto Legislativo 18.08.2000, n. 258 </text:span><text:span text:style-name="T5">(artt. 5 e 16)</text:span></text:p>
      <text:p text:style-name="P109">Disposizioni correttive e integrative del D.Lgs. 152/1999 in materia di tutela delle acque dall'inquinamento, a norma dell'art. 1, comma 4, della L. 24.04.1998, n. 128</text:p>
      <text:p text:style-name="P109">(Suppl. Ord. n. 153/L alla G.U. n. 218 del 18.09.2000)</text:p>
      <text:p text:style-name="P109"/>
      <text:p text:style-name="P116">-<text:tab/>Circolare Albo Nazionale delle imprese che effettuano la gestione dei rifiuti 11.09.2000, n. 4802</text:p>
      <text:p text:style-name="P109">Iscrizione nella categoria 7</text:p>
      <text:p text:style-name="P109">()</text:p>
      <text:p text:style-name="P109"/>
      <text:p text:style-name="P116">-<text:tab/>Deliberazione Albo Nazionale delle imprese che effettuano la gestione dei rifiuti 27.09.2000, n. 4 (004/CN/ALBO)</text:p>
      <text:p text:style-name="P109">Contenuti dell'attestazione, a mezzo di perizia giurata, dell'idoneità dei mezzi di trasporto di cui all'art. 12, comma 3, lettera a, del D.M. 406/1998</text:p>
      <text:p text:style-name="P109">(G.U. n. 279 del 29.11.2000)</text:p>
      <text:p text:style-name="P109"/>
      <text:p text:style-name="P116">-<text:tab/>Ordinanza Ministro Sanità 13.11.2000</text:p>
      <text:p text:style-name="P109">Misure sanitarie urgenti in materia di encefalopatie spongiformi trasmissibili relative alla gestione e allo smaltimento del materiale specifico a rischio</text:p>
      <text:p text:style-name="P109">(G.U. n. 271 del 20.11.2000)</text:p>
      <text:p text:style-name="P109"/>
      <text:p text:style-name="P166"><text:span text:style-name="T6">-<text:tab/>Legge 21.11.2000, n. 342 </text:span><text:span text:style-name="T5">(art. 9)</text:span></text:p>
      <text:p text:style-name="P245">Misure in materia fiscale</text:p>
      <text:p text:style-name="P302">(Suppl. Ord. n. 194/L alla G.U. n. 276 del 25.11.2000)</text:p>
      <text:p text:style-name="P302"/>
      <text:p text:style-name="P304">-<text:tab/>Avviso di rettifica al Decreto Ministeriale 25.02.2000, n. 124</text:p>
      <text:p text:style-name="P302">Comunicato del Ministero dell'Ambiente relativo al D.M. 25.02.2000, n.124, concernente: "Regolamento recante i valori limite di emissione e le norme tecniche riguardanti le caratteristiche e le condizioni di esercizio degli impianti di incenerimento e di coincenerimento dei rifiuti pericolosi, in attuazione della Direttiva 94/67/CE del Consiglio del 16.12.1994, e ai sensi dell'art. 3, comma 2, del D.P.R. 203/1988, e dell'art. 18, comma 2, lettera a, del D.Lgs. 22/1997"</text:p>
      <text:p text:style-name="P302">(G.U. n. 291 del 14.12.2000)</text:p>
      <text:p text:style-name="P302"/>
      <text:p text:style-name="P304">-<text:tab/>Circolare Albo Nazionale delle imprese che effettuano la gestione dei rifiuti 15.12.2000, n. 7665</text:p>
      <text:p text:style-name="P302">Attribuzione CER categoria 1 (raccolta e trasporto di rifiuti urbani ed assimilati) di cui al D.M. 406/1998</text:p>
      <text:p text:style-name="P302">()</text:p>
      <text:p text:style-name="P302"/>
      <text:p text:style-name="P282"><text:span text:style-name="T8">-<text:tab/>Legge 23.12.2000, n. 388 </text:span>(art. 114)</text:p>
      <text:p text:style-name="P387">Disposizioni per la formazione del bilancio annuale e pluriennale dello Stato (legge finanziaria 2001)</text:p>
      <text:p text:style-name="P10">(Suppl. Ord. alla G.U. n. 302 del 29.12.2000)</text:p>
      <text:p text:style-name="P98"/>
      <text:p text:style-name="P282"><text:span text:style-name="T8">-<text:tab/>Legge 29.12.2000, n. 422</text:span>(art.12)</text:p>
      <text:p text:style-name="P387">Disposizioni per l'adempimento di obblighi derivanti dall'appartenenza dell'Italia alle Comunità europee "Legge comunitaria 2000" </text:p>
      <text:p text:style-name="P10">(Suppl. Ord. n. 14 alla G.U. n. 16 del 20.01.2001)</text:p>
      <text:p text:style-name="P98"/>
      <text:p text:style-name="P116">-<text:tab/>Deliberazione Albo Nazionale delle imprese che effettuano la gestione dei rifiuti 12.01.2001, n. 1 (001/CN/ALBO)</text:p>
      <text:p text:style-name="P109"><text:soft-page-break/>Responsabile tecnico delle imprese iscritte o che intendono iscriversi all'Albo ai sensi dell'art. 30, commi 16 e 16 bis, del D.Lgs. 22/1997: proroga dei termini</text:p>
      <text:p text:style-name="P109">()</text:p>
      <text:p text:style-name="P109"/>
      <text:p text:style-name="P383"><text:span text:style-name="T5">-<text:tab/></text:span><text:span text:style-name="T6">Decreto Ministro Interno 17.01.2001</text:span></text:p>
      <text:p text:style-name="P109">Approvazione dei modelli di certificazione di Province, Comuni e Comunità montane per la dimostrazione del tasso di copertura dei costi dei servizi a domanda individuale, del servizio di smaltimento rifiuti solidi urbani e del servizio acquedotto per gli anni 2000, 2001 e 2002</text:p>
      <text:p text:style-name="P109">(G.U. n. 22 del 27.01.2001)</text:p>
      <text:p text:style-name="P109"/>
      <text:p text:style-name="P391">-<text:tab/>Circolare Albo Nazionale delle imprese che effettuano la gestione dei rifiuti 07.02.2001, n. 0601</text:p>
      <text:p text:style-name="P109">Chiarimenti circa le modalità di svolgimento dei corsi di formazione per responsabili tecnici di cui alla deliberazione 16.07.1999</text:p>
      <text:p text:style-name="P109">()</text:p>
      <text:p text:style-name="P109"/>
      <text:p text:style-name="P33">-<text:tab/>Deliberazione Albo Nazionale delle imprese che effettuano la gestione dei rifiuti 9-21.02.2001 (002/CN/ALBO)</text:p>
      <text:p text:style-name="P286">Criteri e requisiti per l'iscrizione nella categoria 1. Modifiche ed integrazioni alla deliberazione 17.12.1998 prot. n. 2</text:p>
      <text:p text:style-name="P40">()</text:p>
      <text:p text:style-name="P40"/>
      <text:p text:style-name="P116">-<text:tab/>Deliberazione Albo Nazionale delle imprese che effettuano la gestione dei rifiuti 09.02.2001 (003/CN/ALBO)</text:p>
      <text:p text:style-name="P390">Fogli notizie per l'iscrizione all'Albo nelle categorie 4 e 5. Modifiche ed integrazioni alla deliberazione 17.12.1998, n.001</text:p>
      <text:p text:style-name="P109">()</text:p>
      <text:p text:style-name="P35"/>
      <text:p text:style-name="P12">-<text:tab/>Deliberazione Albo Nazionale delle imprese che effettuano la gestione dei rifiuti 14.03.2001, n. 4 (004/CN/ALBO)</text:p>
      <text:p text:style-name="P292">Modificazioni alla deliberazione 01.02.2000, protocollo n. 002/CN/Albo , recante “Criteri per l'iscrizione all'Albo nella categoria 10: bonifica dei beni contenenti amianto”</text:p>
      <text:p text:style-name="P10">(G.U. n. 286 del 10.12.2001)</text:p>
      <text:p text:style-name="P10"/>
      <text:p text:style-name="P116">-<text:tab/>Legge 23.03.2001, n. 93 </text:p>
      <text:p text:style-name="P10">Disposizioni in campo ambientale. </text:p>
      <text:p text:style-name="P10">(G.U. n. 79 del 04.04.2001)</text:p>
      <text:p text:style-name="P10"/>
      <text:p text:style-name="P12">-<text:tab/>Ordinanza Ministro Sanità 30.03.2001</text:p>
      <text:p text:style-name="P109">Misure sanitarie ed ambientali urgenti in materia di encefalopatie spongiformi trasmissibili relative alla gestione, al recupero energetico ed all'incenerimento del materiale specifico a rischio e dei materiali ad alto e basso rischio</text:p>
      <text:p text:style-name="P109">(G.U. n. 82 del 07.04.2001)</text:p>
      <text:p text:style-name="P109"/>
      <text:p text:style-name="P116">-<text:tab/>Decreto Legge 16.07.2001, n. 286 </text:p>
      <text:p text:style-name="P10">Differimento di termini in materia di smaltimento di rifiuti </text:p>
      <text:p text:style-name="P10">(G.U. n. 164 del 17.07.2001)</text:p>
      <text:p text:style-name="P10"/>
      <text:p text:style-name="P12">-<text:tab/>Circolare Albo Nazionale delle imprese che effettuano la gestione dei rifiuti 03.08.2001, n. 4019</text:p>
      <text:p text:style-name="P10">Chiarimenti in merito alle casistiche di anticipata scadenza della fidejussione rispetto al termine finale di efficacia dell’iscrizione</text:p>
      <text:p text:style-name="P10">()</text:p>
      <text:p text:style-name="P10"><text:soft-page-break/></text:p>
      <text:p text:style-name="P116">-<text:tab/>Legge 20.08.2001, n. 335 </text:p>
      <text:p text:style-name="P10">Conversione in legge del decreto legge 16.07.2001, n. 286, recante differimento di termini in materia di smaltimento di rifiuti </text:p>
      <text:p text:style-name="P10">(G.U. n. 193 del 21.08.2001)</text:p>
      <text:p text:style-name="P10"/>
      <text:p text:style-name="P116">-<text:tab/>Documento A.N.P.A.</text:p>
      <text:p text:style-name="P92">Criteri per la predisposizione dell'Anagrafe dei Siti da Bonificare, ex D.M. Ambiente n. 471, del 25.10.1999 - CONTENUTI e STRUTTURA DATI</text:p>
      <text:p text:style-name="P92">Testo definitivo concordato nell'ambito del Tavolo di consultazione ANPA-Regioni-ARPA-APPA</text:p>
      <text:p text:style-name="P92">(http://www.sinanet.anpa.it/documentazione/CTNSSC/CriteriAnagrafeSC.htm)</text:p>
      <text:p text:style-name="P96"/>
      <text:p text:style-name="P281">-<text:tab/>Decreto Legge 18.09.2001, n. 347 <text:span text:style-name="T11">(art. 2)</text:span></text:p>
      <text:p text:style-name="P109">Interventi urgenti in materia di spesa sanitaria</text:p>
      <text:p text:style-name="P109">(G.U. n. 218 del 19.09.2001)</text:p>
      <text:p text:style-name="P109"/>
      <text:p text:style-name="P386"><text:span text:style-name="T7">-<text:tab/></text:span><text:span text:style-name="T5">Ministeriale 18.09.2001, n. 468</text:span></text:p>
      <text:p text:style-name="P292">Regolamento recante: “Programma nazionale di bonifica e ripristino ambientale”</text:p>
      <text:p text:style-name="P292">(Suppl. Ord. alla G.U. n. 13 del 16.01.2002)</text:p>
      <text:p text:style-name="P109"/>
      <text:p text:style-name="P386"><text:span text:style-name="T7">-<text:tab/></text:span><text:span text:style-name="T5">Ministeriale 03.10.2001</text:span></text:p>
      <text:p text:style-name="P292">Recupero, riciclo, rigenerazione e distribuzione degli halon</text:p>
      <text:p text:style-name="P292">(G.U. n. 249 del 25.10.2001)</text:p>
      <text:p text:style-name="P292"/>
      <text:p text:style-name="P294">-<text:tab/>Decreto Ministro Ambiente 11.10.2001</text:p>
      <text:p text:style-name="P292">Condizioni per l'utilizzo dei trasformatori contenenti PCB in attesa della decontaminazione o dello smaltimento</text:p>
      <text:p text:style-name="P291">(G.U. n. 255 del 02.11.2001)</text:p>
      <text:p text:style-name="P291"/>
      <text:p text:style-name="P293">- Circolare Albo Nazionale delle imprese che effettuano la gestione dei rifiuti 08.11.2001, n. 5727</text:p>
      <text:p text:style-name="P292">Chiarimenti in merito all’applicabilità delle disposizioni di cui alla Circolare prot. n. 5130 del 22 luglio 1999, del Comitato Nazionale dell’Albo ai consorzi costituiti al solo scopo di assumere l’esecuzione di opere, stipulare contratti d’appalto, partecipare a gare in nome proprio ma esclusivamente per conto dei soggetti consorziati</text:p>
      <text:p text:style-name="P291">()</text:p>
      <text:p text:style-name="P291"/>
      <text:p text:style-name="P281">-<text:tab/>Legge 16.11.2001, n. 405</text:p>
      <text:p text:style-name="P109">Conversione del D.L. 347/2001 recante. “Interventi urgenti in materia di spesa sanitaria”</text:p>
      <text:p text:style-name="P109">(G.U. n. 268 del 17.11.2001)</text:p>
      <text:p text:style-name="P109"/>
      <text:p text:style-name="P391">-<text:tab/>Circolare Albo Nazionale delle imprese che effettuano la gestione dei rifiuti 28.11.2001, n. 6001</text:p>
      <text:p text:style-name="P390">Chiarimenti in merito alla partecipazione a gare di appalto per l’affidamento dei servizi di raccolta e trasporto dei rifiuti urbani di imprese iscritte all’Albo con procedura semplificata ai sensi dell’articolo 30, comma 10, del D.Lgs. 22/1997</text:p>
      <text:p text:style-name="P109">()</text:p>
      <text:p text:style-name="P109"/>
      <text:p text:style-name="P281">-<text:tab/>Circolare (Agenzia delle Entrate) 11.12.2001, n. 104</text:p>
      <text:p text:style-name="P109">Obbligo di numerazione e vidimazione del registro di carico e scarico dei rifiuti</text:p>
      <text:p text:style-name="P109">()</text:p>
      <text:p text:style-name="P109"><text:soft-page-break/></text:p>
      <text:p text:style-name="P391">-<text:tab/>Deliberazione Albo Nazionale delle imprese che effettuano la gestione dei rifiuti 12.12.2001 (005/CN/ALBO)</text:p>
      <text:p text:style-name="P109">Criteri per l'iscrizione all'Albo nella categoria 9: bonifica di siti</text:p>
      <text:p text:style-name="P109">()</text:p>
      <text:p text:style-name="P109"/>
      <text:p text:style-name="P296"><text:span text:style-name="T5">-<text:tab/>Legge 21.12.2001, n. 443 </text:span><text:span text:style-name="T7">(art. 1, commi da 15 a 19)</text:span></text:p>
      <text:p text:style-name="P292">Delega al governo in materia di infrastrutture ed insediamenti produttivi strategici ed altri interventi per il rilancio delle attività produttive</text:p>
      <text:p text:style-name="P292">(Suppl. Ord. n. 279 alla G.U. n. 299 del 27.12.2001)</text:p>
      <text:p text:style-name="P109"/>
      <text:p text:style-name="P391">-<text:tab/>Deliberazione Albo Nazionale delle imprese che effettuano la gestione dei rifiuti 27.12.2001 (001/CN/ALBO)</text:p>
      <text:p text:style-name="P109">Iscrizione nella categoria 5 raccolta e trasporto rifiuti pericolosi ai sensi dell' articolo 1, comma 15, della legge 21.12.2001, n. 443</text:p>
      <text:p text:style-name="P109">()</text:p>
      <text:p text:style-name="P109"/>
      <text:p text:style-name="P391">-<text:tab/>Deliberazione Albo Nazionale delle imprese che effettuano la gestione dei rifiuti 27.12.2001 (002/CN/ALBO) </text:p>
      <text:p text:style-name="P109">Modificazioni alla deliberazione 16.07.1999, prot. 003/CN/Albo, recante i requisiti professionali dei responsabili tecnici per l'iscrizione all'Albo</text:p>
      <text:p text:style-name="P109">()</text:p>
      <text:p text:style-name="P109"/>
      <text:p text:style-name="P296"><text:span text:style-name="T5">-<text:tab/>Legge 28.12.2001, n. 448</text:span><text:span text:style-name="T7"> (artt. 50 e 52)</text:span></text:p>
      <text:p text:style-name="P291">Disposizioni per la formazione del bilancio annuale e pluriennale dello Stato (legge finanziaria 2002)</text:p>
      <text:p text:style-name="P291">(Suppl. Ord. n. 285 alla G.U. n. 301 del 29.12.2001)</text:p>
      <text:p text:style-name="P292"/>
      <text:p text:style-name="P296"><text:span text:style-name="T5">-<text:tab/>Decreto Legge 28.12.2001, n. 452</text:span><text:span text:style-name="T7"> (art. 7)</text:span></text:p>
      <text:p text:style-name="P291">Disposizioni urgenti in tema di accise, di gasolio per autotrazione, di smaltimento di oli usati, di giochi e scommesse, nonché sui rimborsi IVA</text:p>
      <text:p text:style-name="P291">(G.U. n. 301 del 29.12.2001)</text:p>
      <text:p text:style-name="P108"/>
      <text:p text:style-name="P296"><text:span text:style-name="T5">-<text:tab/>Decreto Interministeriale 01.02.2002, n. 44 </text:span><text:span text:style-name="T7">(art. 51)</text:span></text:p>
      <text:p text:style-name="P291">Regolamento concernente le “Istruzioni generali sulla gestione amministrativo-contabile delle istituzioni scolastiche”</text:p>
      <text:p text:style-name="P291">()</text:p>
      <text:p text:style-name="P108"/>
      <text:p text:style-name="P116">-<text:tab/>Circolare Albo Nazionale delle imprese che effettuano la gestione dei rifiuti 06.02.2002, n. 988</text:p>
      <text:p text:style-name="P303">Chiarimenti in merito alle modalità di presentazione della domanda d’iscrizione ai sensi dell’articolo 1, comma 15, della legge 443/2001</text:p>
      <text:p text:style-name="P303">()</text:p>
      <text:p text:style-name="P291"/>
      <text:p text:style-name="P294">-<text:tab/>Legge 27.02.2002, n. 16</text:p>
      <text:p text:style-name="P291">Conversione in legge, con modificazioni, del decreto-legge 28 dicembre 2001, n. 452, recante disposizioni urgenti in tema di accise, di gasolio per autotrazione, di smaltimento di oli usati, di giochi e scommesse, nonché sui rimborsi IVA</text:p>
      <text:p text:style-name="P291">(G.U. n. 49 del 27.02.2002)</text:p>
      <text:p text:style-name="P9"/>
      <text:p text:style-name="P296"><text:span text:style-name="T5">-<text:tab/>Legge 01.03.2002, n. 39 </text:span><text:span text:style-name="T7">(artt. 14, 15, 32 e 42)</text:span></text:p>
      <text:p text:style-name="P291">Disposizioni per l'adempimento di obblighi derivanti dall'appartenenza dell'Italia alle Comunità <text:soft-page-break/>europee. Legge comunitaria 2001</text:p>
      <text:p text:style-name="P291">(Suppl. Ord. n. 54 alla G.U. n. 72 del 26.03.2002)</text:p>
      <text:p text:style-name="P291"/>
      <text:p text:style-name="P294">-<text:tab/>Decreto Legge 07.03.2002, n. 22</text:p>
      <text:p text:style-name="P291">Disposizioni urgenti per l'individuazione della disciplina relativa all'utilizzazione del coke da petrolio (pet-coke) negli impianti di combustione</text:p>
      <text:p text:style-name="P291">(G.U. n. 57 del 08.03.2002)</text:p>
      <text:p text:style-name="P108"/>
      <text:p text:style-name="P294">-<text:tab/>Decreto Ministeriale 25.03.2002</text:p>
      <text:p text:style-name="P291">Rettifiche al Decreto ministeriale 13.09.1999 riguardante l'approvazione dei metodi ufficiali di analisi chimica del suolo</text:p>
      <text:p text:style-name="P291">(G.U. n. 84 del 10.04.2002)</text:p>
      <text:p text:style-name="P108"/>
      <text:p text:style-name="P294">-<text:tab/>Direttiva 09.04.2002</text:p>
      <text:p text:style-name="P291">Indicazioni per la corretta e piena applicazione del regolamento comunitario n. 2557/2001 sulle spedizioni di rifiuti ed in relazione al nuovo elenco dei rifiuti</text:p>
      <text:p text:style-name="P291">(Suppl. Ord. n. 102 alla G.U. n. 108 del 10.05.2002)</text:p>
      <text:p text:style-name="P108"/>
      <text:p text:style-name="P294">-<text:tab/>Legge 06.05.2002, n. 82</text:p>
      <text:p text:style-name="P291">Conversione in legge del decreto legge 07.03.2002, n. 22, recante “Disposizioni urgenti per l'individuazione della disciplina relativa all'utilizzazione del coke da petrolio (pet-coke) negli impianti di combustione”</text:p>
      <text:p text:style-name="P291">(G.U. n. 105 del 07.05.2002)</text:p>
      <text:p text:style-name="P198"/>
      <text:p text:style-name="P333">-<text:tab/>Decreto Ministeriale 12.06.2002, n. 161</text:p>
      <text:p text:style-name="P20">Regolamento attuativo degli articoli 31 e 33 del D. Lgs. 5 febbraio 1997 n. 22, relativo all'individuazione dei rifiuti pericolosi che è possibile ammettere alle procedure semplificate</text:p>
      <text:p text:style-name="P246">(G.U. n. 177 del 30.07.2002)</text:p>
      <text:p text:style-name="P109"/>
      <text:p text:style-name="P391">-<text:tab/>Circolare Albo Nazionale delle imprese che effettuano la gestione dei rifiuti 17.06.2002, n. 3185</text:p>
      <text:p text:style-name="P300">Trasporto ferroviario dei rifiuti</text:p>
      <text:p text:style-name="P9">()</text:p>
      <text:p text:style-name="P10"/>
      <text:p text:style-name="P290"><text:span text:style-name="T5">-<text:tab/>Decreto Legge 08.07.2002, n. 138</text:span><text:span text:style-name="T7"> (art. 114)</text:span></text:p>
      <text:p text:style-name="P285">Interventi urgenti in materia tributaria, di privatizzazioni, di contenimento della spesa farmaceutica e per il sostegno dell'economia anche nelle aree svantaggiate</text:p>
      <text:p text:style-name="P285">(G.U. n. 158 del 08.07.2002)</text:p>
      <text:p text:style-name="P109"/>
      <text:p text:style-name="P294">-<text:tab/>Comunicato Ministero della Salute 22.07.2002</text:p>
      <text:p text:style-name="P291">Linee guida relative alla disciplina igienico-sanitaria in materia di utilizzazione dei materiali e dei sottoprodotti derivanti dal ciclo produttivo e commerciale delle industrie agro-alimentari nell’alimentazione animale</text:p>
      <text:p text:style-name="P291">(G.U. n. 180 del 02.08.2002)</text:p>
      <text:p text:style-name="P292"/>
      <text:p text:style-name="P296"><text:span text:style-name="T5">-<text:tab/>Legge 31.07.2002, n. 179</text:span><text:span text:style-name="T7"> (artt. 23 e 24)</text:span></text:p>
      <text:p text:style-name="P291">Disposizioni in materia ambientale.</text:p>
      <text:p text:style-name="P291">(G.U. n. 189 del 13.08.2002)</text:p>
      <text:p text:style-name="P109"/>
      <text:p text:style-name="P288">-<text:tab/>Legge 08.08.2002, n. 178</text:p>
      <text:p text:style-name="P289">Conversione in legge, con modificazioni, del decreto-legge 8 luglio 2002, n. 138, recante interventi urgenti in materia tributaria, di privatizzazioni, di contenimento della spesa <text:soft-page-break/>farmaceutica e per il sostegno dell' economia anche nelle aree svantaggiate</text:p>
      <text:p text:style-name="P289">(G.U. n. 187 del 10.08.2002)</text:p>
      <text:p text:style-name="P109"/>
      <text:p text:style-name="P118">-<text:tab/><text:span text:style-name="T127">Decreto Presidente Consiglio Ministri</text:span> 24.12.2002</text:p>
      <text:p text:style-name="P109">Approvazione del nuovo modello unico di dichiarazione ambientale per l'anno 2003</text:p>
      <text:p text:style-name="P109">(Suppl. Ord. alla G.U. n. 3 del 04.01.2003)</text:p>
      <text:p text:style-name="P108"/>
      <text:p text:style-name="P294">-<text:tab/>Decreto Ministeriale 09.01.2003</text:p>
      <text:p text:style-name="P291">D.M. 5 febbraio 1998 – Esclusione dei pneumatici ricostruibili dall’elenco di rifiuti non pericolosi</text:p>
      <text:p text:style-name="P291">(G.U. n. 14 del 18.01.2003)</text:p>
      <text:p text:style-name="P108"/>
      <text:p text:style-name="P296"><text:span text:style-name="T5">-<text:tab/>Decreto Legislativo</text:span><text:span text:style-name="T11"> </text:span><text:span text:style-name="T5">13.01.2003, n. 36</text:span></text:p>
      <text:p text:style-name="P291">Attuazione della direttiva 1999/31/CE relativa alle discariche di rifiuti</text:p>
      <text:p text:style-name="P291">(Suppl. Ord. n. 40 alla G.U. n. 59 del 12.03.2003)</text:p>
      <text:p text:style-name="P291"/>
      <text:p text:style-name="P296"><text:span text:style-name="T5">-<text:tab/>Deliberazione Albo Nazionale delle imprese che effettuano la gestione dei rifiuti</text:span><text:span text:style-name="T14"> </text:span><text:span text:style-name="T5">30.01.2003 (001/CN/ALBO)</text:span></text:p>
      <text:p text:style-name="P291">Criteri e requisiti per l’iscrizione delle imprese che svolgono attività di raccolta e trasporto dei rifiuti (categorie dalla 1 alla 5)</text:p>
      <text:p text:style-name="P291">(G.U. n. 43 del 21.02.2003)</text:p>
      <text:p text:style-name="P291"/>
      <text:p text:style-name="P296"><text:span text:style-name="T5">-<text:tab/>Legge 03.02.2003, n. 14 </text:span><text:span text:style-name="T7">(art. 9)</text:span></text:p>
      <text:p text:style-name="P291">Disposizioni per l'adempimento di obblighi derivanti dall'appartenenza dell'Italia alle Comunità europee. Legge comunitaria 2002</text:p>
      <text:p text:style-name="P291">(Suppl. Ord. n. 19 alla G.U. n. 31 del 07.02.2003)</text:p>
      <text:p text:style-name="P291"/>
      <text:p text:style-name="P294">-<text:tab/>Decreto Presidente Consiglio dei Ministri 24.02.2003</text:p>
      <text:p text:style-name="P291">Rettifica del decreto del Presidente del Consiglio dei Ministri 24 dicembre 2002, recante approvazione del nuovo modello unico di dichiarazione ambientale per l'anno 2003</text:p>
      <text:p text:style-name="P291">(G.U. n. 48 del 27.02.2003)</text:p>
      <text:p text:style-name="P108"/>
      <text:p text:style-name="P296"><text:span text:style-name="T5">-<text:tab/>Deliberazione Albo Nazionale delle imprese che effettuano la gestione dei rifiuti</text:span><text:span text:style-name="T14"> </text:span><text:span text:style-name="T5">26.02.2003 (02/CN/ALBO)</text:span></text:p>
      <text:p text:style-name="P291">Criteri e requisiti per l’iscrizione all’Albo delle imprese che trasportano i rifiuti per ferrovia (categorie dalla 1 alla 5)</text:p>
      <text:p text:style-name="P291">(G.U. n. 95 del 24.04.2003)</text:p>
      <text:p text:style-name="P9"/>
      <text:p text:style-name="P287">-<text:tab/>Decreto Ministeriale 13.03.2003</text:p>
      <text:p text:style-name="P285">Criteri di ammissibilità dei rifiuti in discarica</text:p>
      <text:p text:style-name="P285">(G.U. n. 67 del 21.03.2003)</text:p>
      <text:p text:style-name="P286"/>
      <text:p text:style-name="P296"><text:span text:style-name="T5">-<text:tab/>Deliberazione Albo Nazionale delle imprese che effettuano la gestione dei rifiuti</text:span><text:span text:style-name="T14"> </text:span><text:span text:style-name="T5">19.03.2003 (03/CN/ALBO)</text:span></text:p>
      <text:p text:style-name="P291">Modulistica per l’iscrizione all’Albo delle imprese che trasportano i rifiuti per ferrovia</text:p>
      <text:p text:style-name="P291">(G.U. n. 95 del 24.04.2003)</text:p>
      <text:p text:style-name="P9"/>
      <text:p text:style-name="P296"><text:span text:style-name="T5">-<text:tab/>Deliberazione Albo Nazionale delle imprese che effettuano la gestione dei rifiuti</text:span><text:span text:style-name="T14"> </text:span><text:span text:style-name="T5">19.03.2003 (04/CN/ALBO)</text:span></text:p>
      <text:p text:style-name="P291">Schemi dei provvedimenti d’iscrizione all’Albo delle imprese che trasportano i rifiuti per ferrovia</text:p>
      <text:p text:style-name="P291"><text:soft-page-break/>(G.U. n. 95 del 24.04.2003)</text:p>
      <text:p text:style-name="P291"/>
      <text:p text:style-name="P294">-<text:tab/>Circolare Albo Nazionale delle imprese che effettuano la gestione dei rifiuti 22.04.2003, n. 2937</text:p>
      <text:p text:style-name="P291">Iscrizione nella categoria 5 di cui al D.M. 406/1998 delle imprese che effettuano l'attività di raccolta e trasporto di rifiuti pericolosi individuati nel capitolo 20 dell'Elenco dei Rifiuti di cui alla decisione 2000/532/CE e sue modifiche</text:p>
      <text:p text:style-name="P291">()</text:p>
      <text:p text:style-name="P291"/>
      <text:p text:style-name="P294">-<text:tab/>Deliberazione Albo Nazionale delle imprese che effettuano la gestione dei rifiuti 12.05.2003 (05/CN/ALBO)</text:p>
      <text:p text:style-name="P291">Modifiche alla deliberazione 27.09.2000 recante i contenuti dell'attestazione, a mezzo di perizia giurata, dell'idoneità dei mezzi di trasporto di cui all'art. 12, comma 3, lettera a, del D.M. 406/1998</text:p>
      <text:p text:style-name="P291">()</text:p>
      <text:p text:style-name="P9"/>
      <text:p text:style-name="P391">-<text:tab/>Circolare Albo Nazionale delle imprese che effettuano la gestione dei rifiuti 18.06.2003, n. 3934</text:p>
      <text:p text:style-name="P291">Precisazioni sulla responsabilità del trasportatore di rifiuti</text:p>
      <text:p text:style-name="P109">()</text:p>
      <text:p text:style-name="P400"/>
      <text:p text:style-name="P294">-<text:tab/>Decreto Legislativo 24.06.2003, n. 209</text:p>
      <text:p text:style-name="P291">Attuazione della direttiva 2000/53/CE relativa ai veicoli fuori uso</text:p>
      <text:p text:style-name="P291">(Suppl. Ord. n. 128 alla G.U. n. 182 del 07.08.2003)</text:p>
      <text:p text:style-name="P9"/>
      <text:p text:style-name="P294">-<text:tab/>Decreto Presidente della Repubblica 15.07.2003, n. 254</text:p>
      <text:p text:style-name="P291">Regolamento recante disciplina della gestione dei rifiuti sanitari a norma dell’art. 24 della legge 31 luglio 2002, n. 179</text:p>
      <text:p text:style-name="P291">(G.U. n. 211 del 11.09.2003)</text:p>
      <text:p text:style-name="P9"/>
      <text:p text:style-name="P294">-<text:tab/>Circolare Ministero delle infrastrutture e dei trasporti 01.10.2003, n. 235</text:p>
      <text:p text:style-name="P291">Circolare interpretativa del termine introdotto dall’art. 5, comma 8 del decreto legislativo 24/06/2003, n. 209, di attuazione della direttiva 2000/53/CE relativa ai veicoli fuori uso, pubblicato nella Gazzetta Ufficiale n. 182 del 07/08/2003 – supplemento ordinario n. 128</text:p>
      <text:p text:style-name="P291"><text:s/>(G.U. n. 232 del 06.10.2003)</text:p>
      <text:p text:style-name="P9"/>
      <text:p text:style-name="P296"><text:span text:style-name="T5">-<text:tab/>Legge 31.10.2003, n. 306 </text:span><text:span text:style-name="T7">(artt. 16 e 23)</text:span></text:p>
      <text:p text:style-name="P291">Disposizioni per l’adempimento di obblighi derivanti dall’appartenenza dell’Italia alle Comunità europee. Legge comunitaria 2003</text:p>
      <text:p text:style-name="P291">(Suppl. Ord. n. 173 alla G.U. n. 266 del 15.11.2003)</text:p>
      <text:p text:style-name="P291"/>
      <text:p text:style-name="P30"><text:span text:style-name="T6">-<text:tab/>Decreto Ministeriale 06.11.2003, n. 367 </text:span><text:span text:style-name="T5">(art. 1, comma 10)</text:span></text:p>
      <text:p text:style-name="P291">Regolamento concernente la fissazione di standard di qualità nell'ambiente acquatico per le sostanze pericolose, ai sensi dell'articolo 3, comma 4, del decreto legislativo 11 maggio 1999, n. 152</text:p>
      <text:p text:style-name="P291">(G.U. n. 5 del 08.01.2004)</text:p>
      <text:p text:style-name="P291"/>
      <text:p text:style-name="P30"><text:span text:style-name="T6">-<text:tab/>Legge 24.12.2003, n. 350 </text:span><text:span text:style-name="T5">(art. 116)</text:span></text:p>
      <text:p text:style-name="P291">Disposizioni per la formazione del bilancio annuale e pluriennale dello Stato (legge finanziaria 2004)</text:p>
      <text:p text:style-name="P291">(Suppl. Ord. n. 196 alla G.U. n. 299 del 27.12.2003)</text:p>
      <text:p text:style-name="P291"/>
      <text:p text:style-name="P12"><text:soft-page-break/>-<text:tab/>Decreto Legge 24.12.2003, n. 355</text:p>
      <text:p text:style-name="P291">Proroga di termini previsti da disposizioni legislative</text:p>
      <text:p text:style-name="P291">(G.U. n. 300 del 29.12.2003)</text:p>
      <text:p text:style-name="P291"/>
      <text:p text:style-name="P12">-<text:tab/>Decreto Ministeriale 05.02.2004</text:p>
      <text:p text:style-name="P291">Modalità ed importi delle garanzie finanziarie che devono essere prestate a favore dello Stato dalle imprese che effettuano le attività di bonifica dei beni contenenti amianto</text:p>
      <text:p text:style-name="P291">(G.U. n. 87 del 14.04.2004)</text:p>
      <text:p text:style-name="P291"/>
      <text:p text:style-name="P12">-<text:tab/>Decreto Ministeriale 23.02.2004</text:p>
      <text:p text:style-name="P291">Approvazione dei metodi ufficiali di analisi biochimica del suolo</text:p>
      <text:p text:style-name="P291">(Suppl. Ord. n. 42 alla G.U. n. 61 del 13.03.2004)</text:p>
      <text:p text:style-name="P291"/>
      <text:p text:style-name="P12">-<text:tab/>Legge 27.02.2004, n. 47</text:p>
      <text:p text:style-name="P291">Conversione in legge, con modificazioni, del decreto-legge 24 dicembre 2003, n. 355, recante proroga di termini previsti da disposizioni legislative</text:p>
      <text:p text:style-name="P291">(G.U. n. 48 del 27.02.2004)</text:p>
      <text:p text:style-name="P291"/>
      <text:p text:style-name="P12">-<text:tab/>Circolare Ministero Ambiente 09.03.2004</text:p>
      <text:p text:style-name="P291">Decreto Legislativo 24 giugno 2003, n. 182. Chiarimenti ed applicazione delle modifiche introdotte con la legge 27 febbraio 2004, n. 47</text:p>
      <text:p text:style-name="P291">()</text:p>
      <text:p text:style-name="P291"/>
      <text:p text:style-name="P294">-<text:tab/>Deliberazione Albo Nazionale delle imprese che effettuano la gestione dei rifiuti 30.03.2004 (01/CN/ALBO)</text:p>
      <text:p text:style-name="P291">Criteri e requisiti per l’iscrizione all’Albo nella categoria 10 – Bonifica dei beni contenenti amianto</text:p>
      <text:p text:style-name="P291">(G.U. n. 88 del 15.04.2004)</text:p>
      <text:p text:style-name="P291"/>
      <text:p text:style-name="P294">-<text:tab/>Deliberazione Albo Nazionale delle imprese che effettuano la gestione dei rifiuti 30.03.2004 (02/CN/ALBO)</text:p>
      <text:p text:style-name="P291">Modulistica per l’iscrizione all’Albo nella categoria 10 – Bonifica dei beni contenenti amianto</text:p>
      <text:p text:style-name="P291">(G.U. n. 88 del 15.04.2004)</text:p>
      <text:p text:style-name="P291"/>
      <text:p text:style-name="P294">-<text:tab/>Circolare Albo Nazionale delle imprese che effettuano la gestione dei rifiuti 21.04.2004 n. 2700/Albo/Pres</text:p>
      <text:p text:style-name="P291">Applicazione del D.M. 5 febbraio 2004 relativo alle modalità ed importi delle garanzie finanziarie che devono essere prestate a favore dello Stato dalle imprese che effettuano le attività di bonifica dei beni contenenti amianto</text:p>
      <text:p text:style-name="P291">()</text:p>
      <text:p text:style-name="P9"/>
      <text:p text:style-name="P12">-<text:tab/>Circolare Albo Nazionale delle imprese che effettuano la gestione dei rifiuti 24.05.2004, n. 3313</text:p>
      <text:p text:style-name="P384">Invio schemi di provvedimento e di comunicazione</text:p>
      <text:p text:style-name="P384">()</text:p>
      <text:p text:style-name="P12"/>
      <text:p text:style-name="P12">-<text:tab/>Circolare Albo Nazionale delle imprese che effettuano la gestione dei rifiuti 01.06.2004, n. 3413</text:p>
      <text:p text:style-name="P384">Iscrizione nella categoria 10</text:p>
      <text:p text:style-name="P384">()</text:p>
      <text:p text:style-name="P376"/>
      <text:p text:style-name="P12">-<text:tab/>D. M. 03.06.2004, n. 167</text:p>
      <text:p text:style-name="P384"><text:soft-page-break/>Regolamento concernente modifiche al decreto ministeriale 28 aprile 1998, n. 406, recante norme di attuazione di direttive dell’Unione europea, avente ad oggetto la disciplina dell’Albo nazionale delle imprese, che effettuano la gestione dei rifiuti.</text:p>
      <text:p text:style-name="P9">(G.U. n. 159 del 09.07.2004)</text:p>
      <text:p text:style-name="P384"/>
      <text:p text:style-name="P12">-<text:tab/>Circolare Albo Nazionale delle imprese che effettuano la gestione dei rifiuti 16.06.2004, n. 3742</text:p>
      <text:p text:style-name="P384">Invio schemi di provvedimento di iscrizione all’Albo per la cat. 10</text:p>
      <text:p text:style-name="P384">()</text:p>
      <text:p text:style-name="P12"/>
      <text:p text:style-name="P295">-<text:tab/>Circolare Ministero Ambiente 13.07.2004</text:p>
      <text:p text:style-name="P28">Circolare interpretativa in materia di prevenzione e riduzione integrate dell'inquinamento, di cui al decreto legislativo 4 agosto 1999, n. 372, con particolare riferimento all'allegato I.</text:p>
      <text:p text:style-name="P28">(G.U. n. 167 del 19.07.2004)</text:p>
      <text:p text:style-name="P28"/>
      <text:p text:style-name="P294">-<text:tab/>Decreto Ministero Ambiente 27.07.2004</text:p>
      <text:p text:style-name="P9">Integrazione della voce 13.18, Allegato 1, Suballegato 1, del decreto 5 febbraio 1998, recante individuazione dei rifiuti non pericolosi sottoposti alle procedure semplificate di recupero, ai sensi degli articoli 31 e 33 del decreto legislativo 5 febbraio 1997, n. 22.<text:line-break/>(G.U. n. 180 del 03.08.2004)</text:p>
      <text:p text:style-name="P9"/>
      <text:p text:style-name="P12">-<text:tab/>Decreto Ministeriale 29.07.2004, n. 248</text:p>
      <text:p text:style-name="P291">Regolamento relativo alla determinazione e disciplina delle attività di recupero dei prodotti e beni di amianto e contenenti amianto</text:p>
      <text:p text:style-name="P291">(G.U. n. 234 del 05.10.2004)</text:p>
      <text:p text:style-name="P95"/>
      <text:p text:style-name="P12">-<text:tab/>Circolare Albo Nazionale delle imprese che effettuano la gestione dei rifiuti 29.07.2004, n. 4670</text:p>
      <text:p text:style-name="P384">Attività di pulizia e spurgo caditoie e pozzetti stradali</text:p>
      <text:p text:style-name="P384">()</text:p>
      <text:p text:style-name="P12"/>
      <text:p text:style-name="P12">-<text:tab/>Deliberazione Albo Nazionale delle imprese che effettuano la gestione dei rifiuti 27.10.2004, n. 3</text:p>
      <text:p text:style-name="P384">Pubblicazione dell`Albo</text:p>
      <text:p text:style-name="P384">()</text:p>
      <text:p text:style-name="P384"/>
      <text:p text:style-name="P12">-<text:tab/>Legge 15.12.2004, n. 308</text:p>
      <text:p text:style-name="P384">Delega al Governo per il riordino, il coordinamento e l’integrazione della legislazione in materia ambientale e misure di diretta applicazione</text:p>
      <text:p text:style-name="P384">(Suppl. Ord. n. 187 alla G.U. n. 302 del 27.12.2004)</text:p>
      <text:p text:style-name="P9"/>
      <text:p text:style-name="P12">-<text:tab/>Decreto Presidente Consiglio dei Ministri 22.12.2004</text:p>
      <text:p text:style-name="P384">Approvazione del modello unico di dichiarazione ambientale per l'anno 2005 - cap. 1 sezione veicoli a fine vita o fuori uso</text:p>
      <text:p text:style-name="P384">(G.U. n. 305 del 30.12.2004)</text:p>
      <text:p text:style-name="P41"/>
      <text:p text:style-name="P10"><text:span text:style-name="T8">-<text:tab/>Decreto Legislativo 18.02.2005, n. 59 </text:span>(art. 4, comma 4 e art. 19, comma 5)</text:p>
      <text:p text:style-name="P384">Attuazione integrale della Direttiva 96/61/CE relativa alla prevenzione e riduzione integrate dell'inquinamento</text:p>
      <text:p text:style-name="P384">(G.U. n. 93 del 22.04.2005)</text:p>
      <text:p text:style-name="P384"/>
      <text:p text:style-name="P12">-<text:tab/>Decreto Legislativo 21.02.2005, n. 36</text:p>
      <text:p text:style-name="P384"><text:soft-page-break/>Disposizioni sanzionatorie in applicazione del regolamento (CE) n. 1774/2002, e successive modificazioni, relativo alle norme sanitarie per i sottoprodotti di origine animale non destinati al consumo umano</text:p>
      <text:p text:style-name="P384">(G.U. n. 63 del 17.03.2005)</text:p>
      <text:p text:style-name="P384"/>
      <text:p text:style-name="P12">-<text:tab/>Circolare Albo Nazionale delle imprese che effettuano la gestione dei rifiuti 19.04.2005 n. 659/Albo/Pres</text:p>
      <text:p text:style-name="P384">Documentazione di accompagnamento al trasporto dei rifiuti</text:p>
      <text:p text:style-name="P384">()</text:p>
      <text:p text:style-name="P384"/>
      <text:p text:style-name="P12">-<text:tab/>Circolare Albo Nazionale delle imprese che effettuano la gestione dei rifiuti 19.04.2005 n. 661/Albo/Pres</text:p>
      <text:p text:style-name="P384">Modalità di utilizzo dei codici dell’Elenco europeo dei rifiuti che terminano con le cifre 99</text:p>
      <text:p text:style-name="P384">()</text:p>
      <text:p text:style-name="P291"/>
      <text:p text:style-name="P10"><text:span text:style-name="T8">-<text:tab/>Legge 18.04.2005, n. 62</text:span> (art. 18)</text:p>
      <text:p text:style-name="P384">Disposizioni per l'adempimento di obblighi derivanti dall'appartenenza dell'Italia alle Comunità europee. Legge comunitaria 2004. </text:p>
      <text:p text:style-name="P384">(Suppl. Ord. 76 alla G.U. n. 96 del 27.04.2005) </text:p>
      <text:p text:style-name="P291"/>
      <text:p text:style-name="P294">-<text:tab/>Deliberazione Albo Nazionale delle imprese che effettuano la gestione dei rifiuti 11.05.2005 (01/CN/ALBO)</text:p>
      <text:p text:style-name="P291">Disposizioni integrative e attuative della deliberazione 12 dicembre 2001, prot. 005/CN/ALBO, recante criteri e requisiti per l'iscrizione all'Albo nella categoria 9 - bonifica dei siti</text:p>
      <text:p text:style-name="P291">(G.U. n. 145 del 24.06.2005)</text:p>
      <text:p text:style-name="P384"/>
      <text:p text:style-name="P294">-<text:tab/>Deliberazione Albo Nazionale delle imprese che effettuano la gestione dei rifiuti 11.05.2005 (02/CN/ALBO)</text:p>
      <text:p text:style-name="P291"><text:s/>Modulistica per l'iscrizione all'Albo nella categoria 9 - Bonifica di siti</text:p>
      <text:p text:style-name="P291"><text:s/>(G.U. n. 152 del 02.07.2005)</text:p>
      <text:p text:style-name="P291"/>
      <text:p text:style-name="P12">-<text:tab/>Decreto Legislativo 11.05.2005, n. 133</text:p>
      <text:p text:style-name="P384">Attuazione della direttiva 2000/76/CE, in materia di incenerimento dei rifiuti</text:p>
      <text:p text:style-name="P291">(Suppl. Ord. 122 alla G.U. n. 163 del 15.07.2005)</text:p>
      <text:p text:style-name="P41"/>
      <text:p text:style-name="P294">-<text:tab/>Conferenza permanente per i rapporti tra lo Stato le Regioni e le Province autonome di Trento e Bolzano 26.05.2005, Rep. n. 2285</text:p>
      <text:p text:style-name="P291">Accordo, ai sensi dell'articolo 4 del decreto legislativo 28 agosto 1997, n. 281, tra il Governo, le Regioni e le Province autonome, sull'adozione di una scheda-tipo per la rilevazione annuale dei dati relativi alla quantità dei rifiuti sanitari ed al loro costo complessivo di smaltimento, ai fini dell'istituzione dei sistemi di monitoraggio e di analisi dei costi e della congruità dei medesimi, in applicazione dell'articolo 4, comma 5, del decreto del Presidente della Repubblica 15 luglio 2003, n. 254</text:p>
      <text:p text:style-name="P292">(G.U. n. 136 del 14.06.2005)</text:p>
      <text:p text:style-name="P291"/>
      <text:p text:style-name="P12">-<text:tab/>Decreto Legge 30.06.2005, n. 115</text:p>
      <text:p text:style-name="P384">Disposizioni urgenti per assicurare la funzionalità di settori della pubblica amministrazione</text:p>
      <text:p text:style-name="P291">(G.U. n. 151 del 01.07.2005)</text:p>
      <text:p text:style-name="P41"/>
      <text:p text:style-name="P294">-<text:tab/>Circolare Ministero Ambiente 30.06.2005</text:p>
      <text:p text:style-name="P292">Interpretazione in ordine ai contenuti, al significato e alla portata dei valori delle concentrazioni delle varie componenti delle ceneri di pirite</text:p>
      <text:p text:style-name="P384"><text:soft-page-break/>(G.U. n. 156 del 07.07.2005)</text:p>
      <text:p text:style-name="P43"/>
      <text:p text:style-name="P12">-<text:tab/>D. M. 05.07.2005</text:p>
      <text:p text:style-name="P292">Modalità ed importi delle garanzie finanziarie che devono essere prestate a favore dello Stato dalle imprese che effettuano le attività di bonifica dei siti</text:p>
      <text:p text:style-name="P292">(G.U. n. 217 del 17.09.1995)</text:p>
      <text:p text:style-name="P292"/>
      <text:p text:style-name="P12">-<text:tab/>Circolare Albo Nazionale delle imprese che effettuano la gestione dei rifiuti 29.07.2005 n. 1175/Albo/Pres</text:p>
      <text:p text:style-name="P384">Attribuzione codici.</text:p>
      <text:p text:style-name="P384">()</text:p>
      <text:p text:style-name="P108"/>
      <text:p text:style-name="P294">-<text:tab/>Direttiva 29.07.2005</text:p>
      <text:p text:style-name="P384">Applicazione del decreto legislativo 24 giugno 2003, n. 182 "Attuazione della direttiva 2000/59Ce relativa agli impianti portuali di raccolta per i rifiuti prodotti dalle navi ed i residui del carico". Unità destinate alla nautica da diporto.</text:p>
      <text:p text:style-name="P291">()</text:p>
      <text:p text:style-name="P291"/>
      <text:p text:style-name="P294">-<text:tab/>Provvedimento generale Garante per la protezione dei dati personali 14.07.2005</text:p>
      <text:p text:style-name="P291">Raccolta differenziata dei rifiuti: indicazioni del Garante</text:p>
      <text:p text:style-name="P291">()</text:p>
      <text:p text:style-name="P384"/>
      <text:p text:style-name="P12">-<text:tab/>Decreto Legislativo 25.07.2005, n. 151</text:p>
      <text:p text:style-name="P384">Attuazione delle direttive 2002/95/CE, 2002/96/CE e 2003/108/CE, relative alla riduzione dell'uso di sostanze pericolose nelle apparecchiature elettriche ed elettroniche, nonché allo smaltimento dei rifiuti. </text:p>
      <text:p text:style-name="P384">(Suppl. Ord. 135 alla G.U. n. 175 del 29.07.2005) </text:p>
      <text:p text:style-name="P291"/>
      <text:p text:style-name="P12">-<text:tab/>Circolare Albo Nazionale delle imprese che effettuano la gestione dei rifiuti 29.07.2005, n. 1175</text:p>
      <text:p text:style-name="P384">Attribuzione codici </text:p>
      <text:p text:style-name="P384">() </text:p>
      <text:p text:style-name="P384"/>
      <text:p text:style-name="P12">-<text:tab/>Legge 17.08.2005, n. 168 </text:p>
      <text:p text:style-name="P9">Conversione in legge, con modificazioni, del decreto-legge 30 giugno 2005, n. 115, recante disposizioni urgenti per assicurare la funzionalità di settori della pubblica amministrazione. Disposizioni in materia di organico del personale della carriera diplomatica, delega al Governo per l'attuazione della direttiva 2000/53/CE in materia di veicoli fuori uso e proroghe di termini per l'esercizio di deleghe legislative. </text:p>
      <text:p text:style-name="P9">(G.U. n. 194 del 22.08.2005)</text:p>
      <text:p text:style-name="P9"/>
      <text:p text:style-name="P33">-<text:tab/>Decreto Ministeriale 03.08.2005 </text:p>
      <text:p text:style-name="P385">Definizione dei criteri di ammissibilità dei rifiuti in discarica</text:p>
      <text:p text:style-name="P385">(G.U. n. 201 del 30.08.2005)</text:p>
      <text:p text:style-name="P384"/>
      <text:p text:style-name="P12">-<text:tab/>Deliberazione Albo Nazionale delle imprese che effettuano la gestione dei rifiuti 20.09.2005, n. 3</text:p>
      <text:p text:style-name="P384">Criteri e modalità di svolgimento dei corsi di formazione per responsabili tecnici.</text:p>
      <text:p text:style-name="P384">()</text:p>
      <text:p text:style-name="P384"/>
      <text:p text:style-name="P391">-<text:tab/>Circolare Albo Nazionale delle imprese che effettuano la gestione dei rifiuti 28.09.2005, n. 1451/Albo/Pres</text:p>
      <text:p text:style-name="P109"><text:soft-page-break/>Applicazione del D.M. 5 luglio 2005 recante modalità ed importi delle garanzie finanziarie che devono essere prestate a favore dello Stato dalle imprese che effettuano le attività di bonifica dei siti (categoria 9)</text:p>
      <text:p text:style-name="P109">()</text:p>
      <text:p text:style-name="P384"/>
      <text:p text:style-name="P391">-<text:tab/>Circolare Albo Nazionale delle imprese che effettuano la gestione dei rifiuti 28.10.2005, n. 1650</text:p>
      <text:p text:style-name="P109">Iscrizione all'Albo nella categoria 9. </text:p>
      <text:p text:style-name="P109">() </text:p>
      <text:p text:style-name="P384"/>
      <text:p text:style-name="P280">-<text:tab/>Decreto Ministeriale 17.11.2005, n. 269</text:p>
      <text:p text:style-name="P109">Regolamento attuativo degli articoli 31 e 33 del decreto legislativo 5 febbraio 1997, n. 22, relativo all'individuazione dei rifiuti pericolosi provenienti dalle navi, che è possibile ammettere alle procedure semplificate </text:p>
      <text:p text:style-name="P109">(G.U. n. 302 del 29.12.2005)</text:p>
      <text:p text:style-name="P388"/>
      <text:p text:style-name="P12">-<text:tab/>Circolare Albo Nazionale delle imprese che effettuano la gestione dei rifiuti 22.12.2005, n. 1943/Albo/Pres</text:p>
      <text:h text:style-name="P416" text:outline-level="9">Iscrizione all'Albo nella categoria 9</text:h>
      <text:p text:style-name="P384">()</text:p>
      <text:p text:style-name="P384"/>
      <text:p text:style-name="P10"><text:span text:style-name="T8">-<text:tab/>Decreto Legge 30.12.2005, n. 273 </text:span>(art. 22)</text:p>
      <text:p text:style-name="P109">Definizione e proroga di termini, nonché conseguenti disposizioni urgenti</text:p>
      <text:p text:style-name="P109">(G.U. n. 303 del 30.12.2005)</text:p>
      <text:p text:style-name="P384"/>
      <text:p text:style-name="P10"><text:span text:style-name="T8">-<text:tab/>Legge 25.01.2006, n. 29 </text:span>(art. 11)</text:p>
      <text:p text:style-name="P109">Disposizioni per l’adempimento di obblighi derivanti dall’appartenenza dell’Italia alle Comunità europee. Legge comunitaria 2005</text:p>
      <text:p text:style-name="P109">(Suppl. Ord. n. 34 alla G.U. n. 32 del 08.02.2006)</text:p>
      <text:p text:style-name="P384"/>
      <text:p text:style-name="P12">-<text:tab/>Decreto Legislativo 23.02.2006, n. 149</text:p>
      <text:p text:style-name="P109">Disposizioni correttive ed integrative al decreto legislativo 24 giugno 2003, n. 209, recante attuazione della direttiva 2000/53/CE in materia di veicoli fuori uso</text:p>
      <text:p text:style-name="P109">(G.U. n. 86 del 12.04.2006)</text:p>
      <text:p text:style-name="P109"/>
      <text:p text:style-name="P12">-<text:tab/>Decreto Legislativo 03.04.2006, n. 152</text:p>
      <text:p text:style-name="P109">Norme in materia ambientale </text:p>
      <text:p text:style-name="P109">(Suppl. Ord. n. 96/L alla G.U. n. 88 del 14.04.2006)</text:p>
      <text:p text:style-name="P109"/>
      <text:p text:style-name="P12">-<text:tab/>Decreto Ministero Ambiente 05.04.2006, n. 186</text:p>
      <text:p text:style-name="P109">Regolamento recante modifiche al decreto ministeriale 5 febbraio 1998 «Individuazione dei rifiuti non pericolosi sottoposti alle procedure semplificate di recupero, ai sensi degli articoli 31 e 33 del decreto legislativo 5 febbraio 1997, n. 22». </text:p>
      <text:p text:style-name="P109">(G.U. n. 115 del 19.05.2006)</text:p>
      <text:p text:style-name="P109"/>
      <text:p text:style-name="P414">-<text:tab/>Decreto Legislativo 24.04.2006, n. 219 <text:span text:style-name="T11">– Art. 157</text:span></text:p>
      <text:p text:style-name="P413">Attuazione della direttiva 2001/83/CE (e successive direttive di modifica) relativa ad un codice comunitario concernente i medicinali per uso umano, nonché della direttiva 2003/94/CE. </text:p>
      <text:p text:style-name="P413">(Suppl. Ord. n. 153 alla G.U. n.142 del 21.06.2006) </text:p>
      <text:p text:style-name="P109"/>
      <text:p text:style-name="P13">- Deliberazione Albo Nazionale delle imprese che effettuano la gestione dei rifiuti <text:soft-page-break/>26.04.2006, n. 1</text:p>
      <text:p text:style-name="P115">Iscrizione all'Albo nazionale gestori ambientali ai sensi dell'articolo 212, comma 8, del D.Lgs. 03/04/2006, n.152.</text:p>
      <text:p text:style-name="P115">()</text:p>
      <text:p text:style-name="P115"/>
      <text:p text:style-name="P116">-<text:tab/>Decreto Ministero Attività produttive 02.05.2006</text:p>
      <text:p text:style-name="P109">Modalità di utilizzo per la produzione di energia elettrica del Cdr di qualità elevata (Cdr-Q), come definito dall'articolo 183, comma 1, lettera s), del decreto legislativo 3 aprile 2006, n. 152</text:p>
      <text:p text:style-name="P109">(G.U. n. 106 del 09.05.2006)</text:p>
      <text:p text:style-name="P109"/>
      <text:p text:style-name="P12">-<text:tab/>Decreto Ministero Ambiente 02.05.2006</text:p>
      <text:p text:style-name="P109">Approvazione dei modelli di registro di carico e scarico dei rifiuti, ai sensi dell'articolo 195, commi 2, lettera n), e 4, del decreto legislativo 3 aprile 2006, n. 152</text:p>
      <text:p text:style-name="P109">(G.U. n. 107 del 10.05.2006)</text:p>
      <text:p text:style-name="P378"/>
      <text:p text:style-name="P379">-<text:tab/>Decreto Ministero Ambiente 02.05.2006</text:p>
      <text:p text:style-name="P378">Criteri, procedure e modalità per il campionamento e l'analisi delle terre e rocce da scavo, ai sensi dell'articolo 186, comma 3, del decreto legislativo 3 aprile 2006, n. 152</text:p>
      <text:p text:style-name="P109">(G.U. n. 107 del 10.05.2006)</text:p>
      <text:p text:style-name="P109"/>
      <text:p text:style-name="P12">-<text:tab/>Decreto Ministero Ambiente 02.05.2006</text:p>
      <text:p text:style-name="P109">Modalità per l'aggiudicazione, da parte dell'Autorità d'ambito, del servizio di gestione integrata dei rifiuti urbani, ai sensi dell'articolo 202, comma 1, del decreto legislativo 3 aprile 2006, n. 152</text:p>
      <text:p text:style-name="P109">(G.U. n. 108 del 11.05.2006)</text:p>
      <text:p text:style-name="P109"/>
      <text:p text:style-name="P12">-<text:tab/>Decreto Ministero Ambiente 02.05.2006</text:p>
      <text:p text:style-name="P109">Autorità di vigilanza sulle risorse idriche e sui rifiuti, ai sensi dell'articolo 159, comma 1, del decreto legislativo 3 aprile 2006, n. 15</text:p>
      <text:p text:style-name="P109">(G.U. n. 108 del 11.05.2006)</text:p>
      <text:p text:style-name="P109"/>
      <text:p text:style-name="P12">-<text:tab/>Decreto Ministero Ambiente 02.05.2006</text:p>
      <text:p text:style-name="P109">Individuazione delle tipologie di beni in polietilene rientranti nel campo di applicazione dell'articolo 234 del decreto legislativo 3 aprile 2006, n. 152</text:p>
      <text:p text:style-name="P109">(G.U. n. 108 del 11.05.2006)</text:p>
      <text:p text:style-name="P378"/>
      <text:p text:style-name="P12">-<text:tab/>Decreto Ministero Ambiente 02.05.2006</text:p>
      <text:p text:style-name="P109">Registro delle imprese autorizzate alla gestione dei rifiuti, ai sensi dell'articolo 212, comma 23, del decreto legislativo 3 aprile 2006, n. 152</text:p>
      <text:p text:style-name="P109">(G.U. n. 108 del 11.05.2006)</text:p>
      <text:p text:style-name="P378"/>
      <text:p text:style-name="P379">-<text:tab/>Decreto Ministero Ambiente 02.05.2006</text:p>
      <text:p text:style-name="P378">Riorganizzazione del catasto dei rifiuti, ai sensi dell'articolo 189 del decreto legislativo 3 aprile 2006, n. 152</text:p>
      <text:p text:style-name="P109">(G.U. n. 108 del 11.05.2006)</text:p>
      <text:p text:style-name="P378"/>
      <text:p text:style-name="P379">-<text:tab/>Decreto Ministero Ambiente 02.05.2006 </text:p>
      <text:p text:style-name="P378">Semplificazione delle procedure amministrative relative alle rocce e terre da scavo provenienti da cantieri di piccole dimensioni la cui produzione non superi i seimila metri cubi di materiale, ai sensi dell'articolo 266, comma 7, del decreto legislativo 3 aprile 2006, n. 152</text:p>
      <text:p text:style-name="P378">(G.U. n. 112 del 16.05.2006)</text:p>
      <text:p text:style-name="P378"><text:soft-page-break/></text:p>
      <text:p text:style-name="P379">-<text:tab/>Decreto Ministero Ambiente 02.05.2006 </text:p>
      <text:p text:style-name="P378">Requisiti relativi al centro di raccolta e all'impianto di trattamento dei veicoli fuori uso non disciplinati dal decreto legislativo 24 giugno 2003, n. 209, e successive modificazioni, ai sensi dell'articolo 231 del decreto legislativo 3 aprile 2006, n. 152</text:p>
      <text:p text:style-name="P378">(G.U. n. 112 del 16.05.2006)</text:p>
      <text:p text:style-name="P380"/>
      <text:p text:style-name="P87">-<text:tab/>Decreto Ministeriale 02.05.2006</text:p>
      <text:p text:style-name="P88">Gestione delle entrate derivante dall'Albo dei gestori di rifiuti, ai sensi dell'articolo 212, comma 16, del decreto legislativo 3 aprile 2006, n. 152</text:p>
      <text:p text:style-name="P88">(G.U. n. 113 del 17.05.2006)</text:p>
      <text:p text:style-name="P89"/>
      <text:p text:style-name="P381">-<text:tab/>Decreto Ministero Ambiente 02.05.2006</text:p>
      <text:p text:style-name="P380">Istituzione dell'elenco dei rifiuti, in conformità all'articolo 1, comma 1, lettera A), della direttiva 75/442/Ce ed all'articolo 1, paragrafo 4, della direttiva 91/689/Ce, di cui alla decisione della Commissione 2000/532/Ce del 3 maggio 2000</text:p>
      <text:p text:style-name="P380">(Suppl. Ord. n. 123 alla G.U. n. 114 del 18.05.2006)</text:p>
      <text:p text:style-name="P378"/>
      <text:p text:style-name="P379">-<text:tab/>Decreto Ministero Ambiente 02.05.2006</text:p>
      <text:p text:style-name="P374">Approvazione dello schema-tipo di statuto dei Consorzi per ciascun materiale di imballaggio operanti su tutto il territorio nazionale, ai sensi dell'articolo 223, comma 2, del decreto legislativo 3 aprile 2006, n. 152</text:p>
      <text:p text:style-name="P378">(G.U. n. 119 del 24.05.2006)</text:p>
      <text:p text:style-name="P378"/>
      <text:p text:style-name="P379">-<text:tab/>Decreto Ministero Attività produttive 05.05.2006</text:p>
      <text:p text:style-name="P378">Individuazione dei rifiuti e dei combustibili derivati dai rifiuti ammessi a beneficiare del regime giuridico riservato alle fonti rinnovabili</text:p>
      <text:p text:style-name="P378">(G.U. n. 125 del 31.05.2006)</text:p>
      <text:p text:style-name="P388"/>
      <text:p text:style-name="P379">-<text:tab/>Decreto Legge 12.05.2006, n. 173</text:p>
      <text:p text:style-name="P378">Proroga di termini per l'emanazione di atti di natura regolamentare e legislativa</text:p>
      <text:p text:style-name="P378">(G.U. n. 110 del 13.05.2006)</text:p>
      <text:p text:style-name="P378"/>
      <text:p text:style-name="P379">-<text:tab/>Ministero dell'ambiente e della tutela del territorio</text:p>
      <text:p text:style-name="P378">Avviso relativo alla segnalazione di inefficacia di diciassette decreti ministeriali ed interministeriali, attuativi del decreto legislativo 3 aprile 2006. n. 152, riguardante “Norme in materia ambientale”, pubblicati nella Gazzetta Ufficiale in data 10, 11, 16, 17, 18 e 24 maggio 2006</text:p>
      <text:p text:style-name="P378">(G.U. n. 146 del 26.06.2006)</text:p>
      <text:p text:style-name="P378"/>
      <text:p text:style-name="P90">- Deliberazione Albo Nazionale delle imprese che effettuano la gestione dei rifiuti 10.07.2006, n. 2</text:p>
      <text:p text:style-name="P91">Disponibilità attrezzature minime per l’iscrizione nelle categoria 9 e nella categoria 10.</text:p>
      <text:p text:style-name="P91">()</text:p>
      <text:p text:style-name="P91"/>
      <text:p text:style-name="P379">-<text:tab/>Legge 12.07.2006, n. 228</text:p>
      <text:p text:style-name="P378">Conversione in legge, con modificazioni, del decreto-legge 12 maggio 2006, n. 173, recante proroga di termini per l'emanazione di atti di natura regolamentare. Ulteriori proroghe per l'esercizio di deleghe legislative e in materia di istruzione</text:p>
      <text:p text:style-name="P378">(G.U. n. 160 del 12.07.2006)</text:p>
      <text:p text:style-name="P378"/>
      <text:p text:style-name="P12">-<text:tab/>Circolare Albo Nazionale gestori ambientali 07.08.2006, n. 1000</text:p>
      <text:p text:style-name="P378">Articolo 212, comma 7, Dlgs 152/2006</text:p>
      <text:p text:style-name="P378">()</text:p>
      <text:p text:style-name="P378"/>
      <text:p text:style-name="P93">-<text:tab/>Decreto Legislativo 08.11.2006, n. 284</text:p>
      <text:p text:style-name="P50">Disposizioni correttive e integrative del decreto legislativo 3 aprile 2006, n. 152, recante norme in materia ambientale.</text:p>
      <text:p text:style-name="P50"><text:soft-page-break/>(G.U. n. 274 del 24.11.2006)</text:p>
      <text:p text:style-name="P382"/>
      <text:p text:style-name="P93">-<text:tab/>Legge 27.12.2006, n. 296</text:p>
      <text:p text:style-name="P52">Disposizioni per la formazione del bilancio annuale e pluriennale dello Stato (legge finanziaria 2007)</text:p>
      <text:p text:style-name="P52">(Suppl. Ord. n. 244 alla G.U. n. 299 del 27.12.2006)</text:p>
      <text:p text:style-name="P52"/>
      <text:p text:style-name="P93">-<text:tab/>Decreto Legge 28.12.2006, n. 300</text:p>
      <text:p text:style-name="P52">Proroga di termini previsti da disposizioni legislative</text:p>
      <text:p text:style-name="P52">(G.U. n.300 del 28.12.2006)</text:p>
      <text:p text:style-name="P52"/>
      <text:p text:style-name="P93">-<text:tab/>Circolare Albo Nazionale Gestori Ambientali 29.12.2006, n. 1961</text:p>
      <text:p text:style-name="P52">Iscrizione con procedura semplificata ai sensi dell’articolo 212, commi 18, 19 e 21, del decreto legislativo 3 aprile 2006, n. 152</text:p>
      <text:p text:style-name="P52">()</text:p>
      <text:p text:style-name="P52"/>
      <text:p text:style-name="P93">-<text:tab/>Circolare Albo Nazionale Gestori Ambientali 29.12.2006, n. 1962</text:p>
      <text:p text:style-name="P52">Applicazione art. 216, D.Lgs 152/2006</text:p>
      <text:p text:style-name="P52">()</text:p>
      <text:p text:style-name="P52"/>
      <text:p text:style-name="P93">-<text:tab/>Circolare Albo Nazionale Gestori Ambientali 29.12.2006, n. 1963</text:p>
      <text:p text:style-name="P52">Riduzione importi garanzie finanziarie</text:p>
      <text:p text:style-name="P52">()</text:p>
      <text:p text:style-name="P52"/>
      <text:p text:style-name="P93">-<text:tab/>Decreto 2<text:span text:style-name="T18">9.01.2007</text:span></text:p>
      <text:p text:style-name="P51">Emanazione di linee guida per l'individuazione e l'utilizzazione delle migliori tecniche disponibili in materia di gestione dei rifiuti, per le attività elencate nell'allegato I del decreto legislativo 18 febbraio 2005, n. 59.</text:p>
      <text:p text:style-name="P52">(<text:span text:style-name="T17">Suppl. Ord. n. 133 alla G.U. n. 130 del 07.06.2007</text:span>)</text:p>
      <text:p text:style-name="P52"/>
      <text:p text:style-name="P93">-<text:tab/><text:span text:style-name="T18">Circolare Albo Nazionale Gestori Ambientali 19.02.2007, n. 421</text:span></text:p>
      <text:p text:style-name="P52">Iscrizione nella categoria 9.</text:p>
      <text:p text:style-name="P52">()</text:p>
      <text:p text:style-name="P52"/>
      <text:p text:style-name="P93">-<text:tab/>Legge 26.02.2007, n. 17</text:p>
      <text:p text:style-name="P52">Conversione in legge, con modificazioni, del decreto-legge 28 dicembre 2006, n. 300, recante proroga di termini previsti da disposizioni legislative. Disposizioni di delegazione legislativa</text:p>
      <text:p text:style-name="P52">(Suppl. Ord. n. 48 alla G.U. n. 47 del 26.02.2007)</text:p>
      <text:p text:style-name="P52"/>
      <text:p text:style-name="P93">-<text:tab/><text:span text:style-name="T18">Circolare Albo Nazionale Gestori Ambientali 01.03.2007, n. 508</text:span></text:p>
      <text:p text:style-name="P52">Diritti di Iscrizione </text:p>
      <text:p text:style-name="P52">()</text:p>
      <text:p text:style-name="P52"/>
      <text:p text:style-name="P93">-<text:tab/><text:span text:style-name="T18">Circolare Albo Nazionale Gestori Ambientali 16.04.2007, n. 848</text:span></text:p>
      <text:p text:style-name="P52">Applicazione articolo 16, comma 1, lettera a), D.M. 406/98 </text:p>
      <text:p text:style-name="P52">()</text:p>
      <text:p text:style-name="P52"/>
      <text:p text:style-name="P93">-<text:tab/><text:span text:style-name="T18">Circolare Albo Nazionale Gestori Ambientali 17.05.2007, n. 1049</text:span></text:p>
      <text:p text:style-name="P52">Impianti di recupero rifiuti in procedura semplificata. Procedura VIA. </text:p>
      <text:p text:style-name="P52">()</text:p>
      <text:p text:style-name="P52"/>
      <text:p text:style-name="P93">-<text:tab/><text:span text:style-name="T18">Circolare Albo Nazionale Gestori Ambientali 29.05.2007, n. 1126</text:span></text:p>
      <text:p text:style-name="P52"><text:soft-page-break/>Veicoli adibiti al trasporto di rifiuti speciali liquidi. </text:p>
      <text:p text:style-name="P52">()</text:p>
      <text:p text:style-name="P52"/>
      <text:p text:style-name="P93">-<text:tab/><text:span text:style-name="T18">Circolare Albo Nazionale Gestori Ambientali 29.05.2007, n. 1131</text:span></text:p>
      <text:p text:style-name="P52">Imprese fallite. </text:p>
      <text:p text:style-name="P52">()</text:p>
      <text:p text:style-name="P52"/>
      <text:p text:style-name="P93">-<text:tab/><text:span text:style-name="T18">Circolare Albo Nazionale Gestori Ambientali 31.05.2007, n. 1197</text:span></text:p>
      <text:p text:style-name="P52">Fideiussioni per l'iscrizione all'Albo Nazionale Gestori Ambientali. </text:p>
      <text:p text:style-name="P52">()</text:p>
      <text:p text:style-name="P52"/>
      <text:p text:style-name="P93">-<text:tab/><text:span text:style-name="T18">Circolare Albo Nazionale Gestori Ambientali 27.06.2007, n. 1343</text:span></text:p>
      <text:p text:style-name="P52">Sanzioni disciplinari di cui al D.M. 406/98. Principio di specialità. </text:p>
      <text:p text:style-name="P52">()</text:p>
      <text:p text:style-name="P52"/>
      <text:p text:style-name="P42"><text:span text:style-name="T16">-<text:tab/>Decreto Legge 02.07.2007, n. 81</text:span> <text:span text:style-name="T17">(art. 15, comma 5)</text:span></text:p>
      <text:p text:style-name="P52">Disposizioni urgenti in materia finanziaria</text:p>
      <text:p text:style-name="P52">(G.U. n. 151 del 02.07.2007)</text:p>
      <text:p text:style-name="P52"/>
      <text:p text:style-name="P93">-<text:tab/>Deliberazione Albo Nazionale delle imprese che effettuano la gestione dei rifiuti 04.07.2007, n. 1</text:p>
      <text:p text:style-name="P52">Disposizioni modificative e integrative alla deliberazione 26/04/2006, n. 1 relativa all'iscrizione all'Albo nazionale gestori ambientali ai sensi dell'articolo 212, comma 8, del D.Lgs. 152/2006.</text:p>
      <text:p text:style-name="P52">()</text:p>
      <text:p text:style-name="P52"/>
      <text:p text:style-name="P93">-<text:tab/><text:span text:style-name="T18">Circolare Albo Nazionale Gestori Ambientali 04.07.2007, n. 1388</text:span></text:p>
      <text:p text:style-name="P52">Applicabilità dell'art. 10 bis della legge 241/90 alle istanze presentate all'Albo nazionale gestori ambientali. </text:p>
      <text:p text:style-name="P52">()</text:p>
      <text:p text:style-name="P52"/>
      <text:p text:style-name="P93">-<text:tab/><text:span text:style-name="T18">Circolare Albo Nazionale Gestori Ambientali 10.07.2007, n. 1414</text:span></text:p>
      <text:p text:style-name="P52">Lavaggio dei contenitori stradali di rifiuti urbani.</text:p>
      <text:p text:style-name="P52">()</text:p>
      <text:p text:style-name="P52"/>
      <text:p text:style-name="P93">-<text:tab/><text:span text:style-name="T18">Circolare Albo Nazionale Gestori Ambientali 27.07.2007, n. 1555</text:span></text:p>
      <text:p text:style-name="P52">Iscrizione nelle categorie 2 e 3. Limiti. </text:p>
      <text:p text:style-name="P52">()</text:p>
      <text:p text:style-name="P52"/>
      <text:p text:style-name="P3">-<text:tab/>Legge 03.08.2007, n. 127</text:p>
      <text:p text:style-name="P54">Conversione in legge, con modificazioni, del decreto-legge 2 luglio 2007, n. 81, recante disposizioni urgenti in materia finanziaria</text:p>
      <text:p text:style-name="P54">(Suppl. Ord. n. 182 alla G.U. n. 190 del 17.08.2007)</text:p>
      <text:p text:style-name="P52"/>
      <text:p text:style-name="P93">-<text:tab/><text:span text:style-name="T18">Circolare Albo Nazionale Gestori Ambientali 06.08.2007, n. 1592</text:span></text:p>
      <text:p text:style-name="P52">Impianti di recupero dei rifiuti in procedura semplificata. Procedura VIA.</text:p>
      <text:p text:style-name="P52">()</text:p>
      <text:p text:style-name="P52"/>
      <text:p text:style-name="P3">-<text:tab/>Decreto Ministeriale 25.09.2007, n. 185 </text:p>
      <text:p text:style-name="P52">Istituzione e modalità di funzionamento del registro nazionale dei soggetti obbligati al finanziamento dei sistemi di gestione dei rifiuti di apparecchiature elettriche ed elettroniche (RAEE), costituzione e funzionamento di un centro di coordinamento per l'ottimizzazione delle attività di competenza dei sistemi collettivi e istituzione del comitato d'indirizzo sulla gestione <text:soft-page-break/>dei RAEE, ai sensi degli articoli 13, comma 8, e 15, comma 4, del decreto legislativo 25 luglio 2005, n. 151</text:p>
      <text:p text:style-name="P54">(GU n. 257 del 02.11.2007)</text:p>
      <text:p text:style-name="P54"/>
      <text:p text:style-name="P3">-<text:tab/>Decreto Ministero Ambiente 25.09.2007</text:p>
      <text:p text:style-name="P52">Istituzione del Comitato di vigilanza e di controllo sulla gestione dei Raee, ai sensi dell'articolo 15, comma 1, del decreto legislativo 25 luglio 2005, n. 151.</text:p>
      <text:p text:style-name="P54">(G.U. n. 233 del 06.10.2007)</text:p>
      <text:p text:style-name="P54"/>
      <text:p text:style-name="P93">-<text:tab/>Deliberazione Albo Nazionale delle imprese che effettuano la gestione dei rifiuti 02.10.2007, n. 2</text:p>
      <text:p text:style-name="P52">Regolamento per la gestione telematica delle domande e delle comunicazioni relative all'iscrizione all'Albo.</text:p>
      <text:p text:style-name="P52">()</text:p>
      <text:p text:style-name="P52"/>
      <text:p text:style-name="P93">-<text:tab/><text:span text:style-name="T18">Circolare Albo Nazionale Gestori Ambientali 02.10.2007, n. 1912</text:span></text:p>
      <text:p text:style-name="P52">Imballaggi ed etichettature trasporto rifiuti.</text:p>
      <text:p text:style-name="P52">()</text:p>
      <text:p text:style-name="P52"/>
      <text:p text:style-name="P3">-<text:tab/>Decreto Legge 31.12.2007, n. 248</text:p>
      <text:p text:style-name="P54">Proroga di termini previsti da disposizioni legislative e disposizioni urgenti in materia finanziaria</text:p>
      <text:p text:style-name="P54">(G.U. n. 302 del 31.12.2007)</text:p>
      <text:p text:style-name="P52"/>
      <text:p text:style-name="P5">-<text:tab/>Decreto Legislativo 16.01.2008, n. 4</text:p>
      <text:p text:style-name="P52">Ulteriori disposizioni correttive ed integrative del decreto legislativo 3 aprile 2006, n. 152, recante norme in materia ambientale.</text:p>
      <text:p text:style-name="P52">(Suppl. Ord. n. 24 alla G.U. n. 24 del 29.01.2008)</text:p>
      <text:p text:style-name="P52"/>
      <text:p text:style-name="P3">-<text:tab/>Legge 28.02.2008, n. 31</text:p>
      <text:p text:style-name="P54">Conversione in legge, con modificazioni, del decreto-legge 31 dicembre 2007, n. 248, recante proroga di termini previsti da disposizioni legislative e disposizioni urgenti in materia finanziaria</text:p>
      <text:p text:style-name="P54">(Suppl. Ord. n. 47 alla G.U. n. 51 del 29.02.2008)</text:p>
      <text:p text:style-name="P52"/>
      <text:p text:style-name="P3">-<text:tab/>Deliberazione Albo nazionale gestori ambientali 03.03.2008, n. 1</text:p>
      <text:p text:style-name="P54">Iscrizione all'Albo ex articolo 212, comma 8, Dlgs 152/2006 - Novità alla luce delle modifiche apportate dal Dlgs 4/2008 - cd. "Correttivo unificato"</text:p>
      <text:p text:style-name="P52">()</text:p>
      <text:p text:style-name="P52"/>
      <text:p text:style-name="P3">-<text:tab/>Decreto Ministero della difesa 06.03.2008</text:p>
      <text:p text:style-name="P52">Individuazione, ai sensi dell'articolo 184, comma 5-bis del decreto legislativo 3 aprile 2006, n. 152, dei sistemi d'arma, dei mezzi, dei materiali e delle infrastrutture direttamente destinati alla difesa militare e alla sicurezza nazionale</text:p>
      <text:p text:style-name="P54">(G.U. n. 67 del 19.03.2008) </text:p>
      <text:p text:style-name="P52"/>
      <text:p text:style-name="P3">-<text:tab/>Decreto Legge 08.04.2008, n. 59 </text:p>
      <text:p text:style-name="P52">Disposizioni urgenti per l'attuazione di obblighi comunitari e l'esecuzione di sentenze della Corte di giustizia delle Comunità europee.</text:p>
      <text:p text:style-name="P54">(G.U. n. 84 del 09.04.2008 )</text:p>
      <text:p text:style-name="P52"/>
      <text:p text:style-name="P3">-<text:tab/>Decreto 08.04.2008</text:p>
      <text:p text:style-name="P54"><text:soft-page-break/>Disciplina dei centri di raccolta dei rifiuti urbani raccolti in modo differenziato, come</text:p>
      <text:p text:style-name="P52">previsto dall'articolo 183, comma 1, lettera cc) del decreto legislativo 3 aprile 2006,</text:p>
      <text:p text:style-name="P52">n. 152, e successive modifiche</text:p>
      <text:p text:style-name="P54">(G.U. n. 99 del 28.04.2008)</text:p>
      <text:p text:style-name="P52"/>
      <text:p text:style-name="P6">-<text:tab/>Decreto Legge 23.05.2008, n. 90</text:p>
      <text:p text:style-name="P56">Misure straordinarie per fronteggiare l'emergenza nel settore dello smaltimento dei rifiuti nella Regione Campania e ulteriori disposizioni di protezione civile</text:p>
      <text:p text:style-name="P56">(G.U. n. 120 del 23.05.2008)</text:p>
      <text:p text:style-name="P54"/>
      <text:p text:style-name="P3">-<text:tab/>Decreto legislativo 30.05.2008 , n. 117</text:p>
      <text:p text:style-name="P52">Attuazione della direttiva 2006/21/Ce relativa alla gestione dei rifiuti delle industrie e che modifica la direttiva 2004/35/Ce</text:p>
      <text:p text:style-name="P52">(G.U. n. 157 del 07.07.2008)</text:p>
      <text:p text:style-name="P52"/>
      <text:p text:style-name="P7">-<text:tab/>Circolare Albo Nazionale Gestori Ambientali 16.06.2008, n. 820</text:p>
      <text:p text:style-name="P52">Locazione veicoli senza conducente. </text:p>
      <text:p text:style-name="P52">()</text:p>
      <text:p text:style-name="P52"/>
      <text:p text:style-name="P3">-<text:tab/>Legge 06.06.2008, n. 101</text:p>
      <text:p text:style-name="P52">Conversione in legge, con modificazioni, del decreto-legge 8 aprile 2008, n. 59, recante disposizioni urgenti per l'attuazione di obblighi comunitari e l'esecuzione di sentenze della Corte di giustizia delle Comunità europee.</text:p>
      <text:p text:style-name="P49"><text:span text:style-name="T36">(</text:span><text:span text:style-name="Emphasis"><text:span text:style-name="T36">G.U.</text:span></text:span><text:span text:style-name="T36"> n. 132 del 07.06.2008 )</text:span></text:p>
      <text:p text:style-name="P52"/>
      <text:p text:style-name="P6">-<text:tab/>Legge 14.07.2008, n. 123<text:span text:style-name="T11">, art. 9</text:span></text:p>
      <text:p text:style-name="P58">Conversione in legge, con modificazioni, del decreto-legge 23 maggio 2008, n. 90, recante misure straordinarie per fronteggiare l’emergenza nel settore dello smaltimento dei rifiuti nella regione Campania e ulteriori disposizioni di protezione civile</text:p>
      <text:p text:style-name="P58">(G.U. n. 165 del 16.07.2008)</text:p>
      <text:p text:style-name="P58"/>
      <text:p text:style-name="P36">- Deliberazione Albo nazionale gestori ambientali 29.07.2008, n. 2</text:p>
      <text:p text:style-name="P211">Criteri e requisiti per l'iscrizione all'Albo nella categoria 1 per lo svolgimento dell'attività di gestione dei centri di raccolta di cui al decreto del Ministro dell'ambiente e della tutela del territorio e del mare 8 aprile 2008, di attuazione dell'articolo 183, comma 1, lettera cc), del D.Lgs. 152/06, e successive modificazioni e integrazioni.</text:p>
      <text:p text:style-name="P211"/>
      <text:p text:style-name="P3">-<text:tab/>Approvazione della Camera dei deputati e del Senato della Repubblica 15.10.2008</text:p>
      <text:p text:style-name="P54"><text:span text:style-name="T19">Ratifica ed esecuzione dell'Emendamento alla Convenzione di Basilea del 22 marzo </text:span>1989 sul controllo dei movimenti transfrontalieri pericolosi, approvato dalla Terza Conferenza delle Parti con decisione III/1 del 22 settembre 1995</text:p>
      <text:p text:style-name="P54">()</text:p>
      <text:p text:style-name="P52"/>
      <text:p text:style-name="P3">-<text:tab/>Decreto Ministeriale Ambiente 22.10.2008</text:p>
      <text:p text:style-name="P54"><text:span text:style-name="T19">Semplificazione degli adempimenti ammin</text:span>istrativi di cui all'articolo 195, comma 2, lettera s-bis) del decreto legislativo n. 152/2006, in materia di raccolta e trasporto di specifiche tipologie di rifiuti</text:p>
      <text:p text:style-name="P54">(G.U. n. 265 del 12.12.2008)</text:p>
      <text:p text:style-name="P52"/>
      <text:p text:style-name="P7">-<text:tab/>Circolare Albo Nazionale Gestori Ambientali 28.10.2008, n. 1656</text:p>
      <text:p text:style-name="P60">Iscrizione all'Albo per la gestione dei centri di raccolta</text:p>
      <text:p text:style-name="P60">()</text:p>
      <text:p text:style-name="P60"><text:soft-page-break/></text:p>
      <text:p text:style-name="P3">-<text:tab/>Decreto Legge 03.11.2008, n. 171</text:p>
      <text:p text:style-name="P60">Misure urgenti per il rilancio competitivo del settore agroalimentare.</text:p>
      <text:p text:style-name="P60">(G.U. n. 258 del 04.11.2008)</text:p>
      <text:p text:style-name="P60"/>
      <text:p text:style-name="P3">-<text:tab/>Decreto Legge 06.11.2008, n. 172</text:p>
      <text:p text:style-name="P52">Misure straordinarie per fronteggiare l'emergenza nel settore dello smaltimento dei rifiuti nella regione Campania, nonché misure urgenti di tutela ambientale.</text:p>
      <text:p text:style-name="P311">(G.U. n. 260 del 06.11.2008)</text:p>
      <text:p text:style-name="P311"/>
      <text:p text:style-name="P315">-<text:tab/>Decreto Ministeriale Ambiente 07.11.2008</text:p>
      <text:p text:style-name="P52">Disciplina delle operazioni di dragaggio nei siti di bonifica di interesse nazionale, ai sensi dell'articolo 1, comma 996, della legge 27 dicembre 2006, n. 296</text:p>
      <text:p text:style-name="P52"><text:span text:style-name="T95">(G.U. </text:span>n. 284 del 04.12.2008)</text:p>
      <text:p text:style-name="P52"/>
      <text:p text:style-name="P3">-<text:tab/>Decreto Legislativo 20.11.2008, n. 188</text:p>
      <text:p text:style-name="P52">Attuazione della direttiva 2006/66/Ce concernente pile, accumulatori e relativi rifiuti e che abroga la direttiva 91/157/Cee</text:p>
      <text:p text:style-name="P52">(Suppl. Ord. n. 268 alla G.U. 03.12.2008 n. 283)</text:p>
      <text:p text:style-name="P52"/>
      <text:p text:style-name="P3">- Deliberazione Albo nazionale gestori ambientali 25.11.2008, n. 3</text:p>
      <text:p text:style-name="P209">Revoca della deliberazione 29 luglio 2008, recante criteri e requisiti per l’iscrizione all’Albo nella categoria 1 per lo svolgimento dell’attività di gestione dei centri di raccolta di cui al decreto del Ministro dell’ambiente e della tutela del territorio e del mare 8 aprile 2008, di attuazione dell’articolo 183, comma 1, lettera cc), del D.Lgs. 152/06, e successive modificazioni e integrazioni</text:p>
      <text:p text:style-name="P209"/>
      <text:p text:style-name="P3">-<text:tab/>Decreto Legge 29.11.2008, n. 185</text:p>
      <text:p text:style-name="P53">Misure urgenti per il sostegno a famiglie, lavoro, occupazione e impresa e per ridisegnare in funzione anti - crisi il quadro strategico nazionale</text:p>
      <text:p text:style-name="P65">(Suppl. Ord. n. 263 alla G.U. n. 280 del 29.11.2008)</text:p>
      <text:p text:style-name="P65"/>
      <text:p text:style-name="P3">-<text:tab/>Decreto Presidente Consiglio Ministri 02.12.2008</text:p>
      <text:p text:style-name="P52">Approvazione del modello unico di dichiarazione ambientale per l'anno 2009</text:p>
      <text:p text:style-name="P52">(Suppl. Ord. n. 278 alla G.U. n. 294 del 17.12.2008)</text:p>
      <text:p text:style-name="P52"/>
      <text:p text:style-name="P7">-<text:tab/>Circolare Albo Nazionale Gestori Ambientali 11.12.2008, n. 2002</text:p>
      <text:p text:style-name="P52">Revoca deliberazione 29 luglio 2008. </text:p>
      <text:p text:style-name="P52">()</text:p>
      <text:p text:style-name="P52"/>
      <text:p text:style-name="P3">-<text:tab/>Circolare Albo Nazionale Gestori Ambientali 19.12.2008, n. 2059</text:p>
      <text:p text:style-name="P52">Raccolta e trasporto di rifiuti non pericolosi</text:p>
      <text:p text:style-name="P52">()</text:p>
      <text:p text:style-name="P52"/>
      <text:p text:style-name="P3">-<text:tab/>Decreto Legge 30.12.2008, n. 208</text:p>
      <text:p text:style-name="P65">Misure straordinarie in materia di risorse idriche e di protezione dell’ambiente</text:p>
      <text:p text:style-name="P65">(G.U. n. 304 del 31.12.2008)</text:p>
      <text:p text:style-name="P65"/>
      <text:p text:style-name="P3">-<text:tab/>Legge 30.12.2008, n. 205</text:p>
      <text:p text:style-name="P375">Conversione in legge, con modificazioni, del decreto-legge 3 novembre 2008, n. 171, recante misure urgenti per il rilancio competitivo del settore agroalimentare</text:p>
      <text:p text:style-name="P311">(G.U. n. 303 del 30.12.2008)</text:p>
      <text:p text:style-name="P310"><text:soft-page-break/><text:span text:style-name="Strong_20_Emphasis"><text:span text:style-name="T37">Testo del decreto-legge coordinato con la legge di conversione</text:span></text:span></text:p>
      <text:p text:style-name="P310"><text:span text:style-name="T38">(</text:span><text:span text:style-name="Emphasis"><text:span text:style-name="T38">G.U. </text:span></text:span><text:span text:style-name="T38">n. 303 del 30.12.2008)</text:span></text:p>
      <text:p text:style-name="P312"/>
      <text:p text:style-name="P3">-<text:tab/>Legge 30.12.2008, n. 210</text:p>
      <text:p text:style-name="P52">Conversione in legge, con modificazioni, del decreto-legge 6 novembre 2008, n. 172, recante misure straordinarie per fronteggiare l'emergenza nel settore dello smaltimento dei rifiuti nella regione Campania, nonché misure urgenti di tutela ambientale</text:p>
      <text:p text:style-name="P311">(G.U. n. 2 del 03.01.2009)</text:p>
      <text:p text:style-name="P52"/>
      <text:p text:style-name="P3">-<text:tab/>Circolare Albo Nazionale Gestori Ambientali 13.01.2009, n. 108</text:p>
      <text:p text:style-name="P52">Istruttoria delle domande di iscrizione in categoria 6 (gestione di impianti di smaltimento e recupero di titolarità di terzi)</text:p>
      <text:p text:style-name="P52">()</text:p>
      <text:p text:style-name="P52"/>
      <text:p text:style-name="P3">-<text:tab/>Legge 28.01.2009, n. 2</text:p>
      <text:p text:style-name="P52">Conversione in legge, con modificazioni, del decreto-legge 29 novembre 2008, n. 185, recante misure urgenti per il sostegno a famiglie, lavoro, occupazione e impresa e per ridisegnare in funzione anti - crisi il quadro strategico nazionale</text:p>
      <text:p text:style-name="P52">(Suppl. Ord. n. 14 alla G.U. n. 22 del 28.01.2009)</text:p>
      <text:p text:style-name="P52">(Testo coordinato in Suppl. Ord. n. 14 alla G.U. n. 22 del 28 Gennaio 2009)</text:p>
      <text:p text:style-name="P52"/>
      <text:p text:style-name="P3">-<text:tab/>Legge 06.02.2009, n. 6</text:p>
      <text:p text:style-name="P52">Istituzione di una Commissione parlamentare di inchiesta sulle attività illecite connesse al ciclo dei rifiuti</text:p>
      <text:p text:style-name="P52">(G.U. 17 febbraio 2009 n. 39)</text:p>
      <text:p text:style-name="P52"/>
      <text:p text:style-name="P3">-<text:tab/>Legge 27.02.2009, n. 13</text:p>
      <text:p text:style-name="P52">Conversione in legge, con modificazioni, del decreto-legge 30 dicembre 2008, n. 208, recante misure straordinarie in materia di risorse idriche e di protezione dell'ambiente</text:p>
      <text:p text:style-name="P52">(G.U. n. 49 del 28.02.2009)</text:p>
      <text:p text:style-name="P52">(Testo coordinato in G.U. n. 49 del 28.02.2009)</text:p>
      <text:p text:style-name="P52"/>
      <text:p text:style-name="P3">-<text:tab/>Legge 18.06.2009, n. 69<text:span text:style-name="T11"> (art. 12)</text:span></text:p>
      <text:p text:style-name="P52">Disposizioni per lo sviluppo economico, la semplificazione, la competitività nonché in materia di processo civile</text:p>
      <text:p text:style-name="P52">(G.U. n. 140 del 19.06.2009)</text:p>
      <text:p text:style-name="P52"/>
      <text:p text:style-name="P3">-<text:tab/>Decreto Ministeriale Ambiente 13.05.2009</text:p>
      <text:p text:style-name="P52">Modifica del decreto 8 aprile 2008, recante la disciplina dei centri di raccolta dei rifiuti urbani raccolti in modo differenziato, come previsto dall'articolo 183, comma 1, lettera cc) del decreto legislativo 3 aprile 2006, n. 152, e successive modifiche.</text:p>
      <text:p text:style-name="P54">(G.U. n. 165 del 18.07.2009)</text:p>
      <text:p text:style-name="P52"/>
      <text:p text:style-name="P7">-<text:tab/>Decreto Legge 01.07.2009, n. 78</text:p>
      <text:p text:style-name="P148">Provvedimenti anticrisi, nonché proroga di termini e della partecipazione italiana a missioni internazionali</text:p>
      <text:p text:style-name="P210">(G.U. n. 150 del 01.07.2009)</text:p>
      <text:p text:style-name="P210"/>
      <text:p text:style-name="P1">-<text:tab/>Decreto Ministero dell'Ambiente e della Tutela del Territorio e del Mare 01.07.2009</text:p>
      <text:p text:style-name="P123">Recepimento della direttiva 2007/71/CE, recante modifica dell'allegato II, della direttiva 2000/59/CE del Parlamento Europeo e del Consiglio, relativa agli impianti portuali di raccolta per i rifiuti prodotti dalle navi e i residui di carico.</text:p>
      <text:p text:style-name="P346"><text:soft-page-break/>(G.U. n. 162 del 15.07.2009)</text:p>
      <text:p text:style-name="P346"/>
      <text:p text:style-name="P332">-<text:tab/>Legge 07.07.2009, n. 88 </text:p>
      <text:p text:style-name="P123">Disposizioni per l'adempimento di obblighi derivanti dall'appartenenza dell'Italia alle Comunità europee - Legge comunitaria 2008. (09G0100)</text:p>
      <text:p text:style-name="P99"><text:span text:style-name="T39">(</text:span><text:span text:style-name="Emphasis"><text:span text:style-name="T39">G.U.</text:span></text:span><text:span text:style-name="T39"> n. 161 del 14.07.2009)</text:span></text:p>
      <text:p text:style-name="P123"/>
      <text:p text:style-name="P100">-<text:tab/>Legge 15.07.2009, n. 94<text:span text:style-name="T11"> (art. 3, commi 6 e 14)</text:span></text:p>
      <text:p text:style-name="P123">Disposizioni in materia di sicurezza pubblica</text:p>
      <text:p text:style-name="P99"><text:span text:style-name="T39">(Suppl. Ord. n. 128 alla </text:span><text:span text:style-name="Emphasis"><text:span text:style-name="T39">G.U.</text:span></text:span><text:span text:style-name="T39"> n. 170 del 24.07.2009)</text:span></text:p>
      <text:p text:style-name="P123"/>
      <text:p text:style-name="P7">-<text:tab/>Circolare Albo Nazionale Gestori Ambientali 16.07.2009, n. 1464</text:p>
      <text:p text:style-name="P54">Utilizzazione codici dell'elenco europeo dei rifiuti. </text:p>
      <text:p text:style-name="P54">()</text:p>
      <text:p text:style-name="P54"/>
      <text:p text:style-name="P3">-<text:tab/>Deliberazione Albo nazionale gestori ambientali 20.07.2009, n. 2</text:p>
      <text:p text:style-name="P54">Criteri e requisiti per l’iscrizione all’Albo nella categoria 1 per lo svolgimento dell’attività di gestione dei centri di raccolta di cui al decreto del Ministro dell’ambiente e della tutela del territorio e del mare 8 aprile 2008, modificato con decreto 13 maggio 2009, di attuazione dell’articolo 183, comma 1, lettera cc), del D.Lgs. 152/06, e successive modificazioni e integrazioni.</text:p>
      <text:p text:style-name="P52">()</text:p>
      <text:p text:style-name="P52"/>
      <text:p text:style-name="P332">-<text:tab/>Legge 03.08.2009, n. 102<text:span text:style-name="T11"> (artt. 14-bis e 23)</text:span></text:p>
      <text:p text:style-name="P123">Conversione in legge, con modificazioni, del decreto-legge 1º luglio 2009, n. 78, recante provvedimenti anticrisi, nonché proroga di termini e della partecipazione italiana a missioni internazionali</text:p>
      <text:p text:style-name="P99"><text:span text:style-name="T39">(Suppl. Ord. n. 140 alla </text:span><text:span text:style-name="Emphasis"><text:span text:style-name="T39">G.U.</text:span></text:span><text:span text:style-name="T39"> n. 179 del 04.08.2009)</text:span></text:p>
      <text:p text:style-name="P123"/>
      <text:p text:style-name="P124">-<text:tab/>Decreto Legge 25.09.2009, n. 135 </text:p>
      <text:p text:style-name="P123">Disposizioni urgenti per l'attuazione di obblighi comunitari e per l'esecuzione di sentenze della Corte di giustizia delle Comunità europee.</text:p>
      <text:p text:style-name="P123">(G.U. n. 223 del 25.09.2009 )</text:p>
      <text:p text:style-name="P123"/>
      <text:p text:style-name="P149">-<text:tab/><text:span text:style-name="T98">Circolare Albo Nazionale Gestori Ambientali</text:span> 03.11.2009, n. 2090</text:p>
      <text:p text:style-name="P148">Criteri e modalità di svolgimento dei corsi di formazione per responsabili tecnici di cui alla deliberazione prot. N. 003/CN/ALBO del 16 luglio 1999. </text:p>
      <text:p text:style-name="P148">()</text:p>
      <text:p text:style-name="P148"/>
      <text:p text:style-name="P358">-<text:tab/>Circolare Albo Nazionale Gestori Ambientali 17.11.2009, n. 2182</text:p>
      <text:p text:style-name="P79">Requisiti del responsabile tecnico per l'iscrizione nella categoria 10. </text:p>
      <text:p text:style-name="P64">()</text:p>
      <text:p text:style-name="P64"/>
      <text:p text:style-name="P401">-<text:tab/>Legge 20.11.2009, n. 166 </text:p>
      <text:p text:style-name="P123">Conversione del Dl 135/2009 recante obblighi comunitari ed esecuzione di sentenze della Corte Ue</text:p>
      <text:p text:style-name="P123">(Suppl. Ord. n. 215 alla G.U. n. 274 del 24.11.2009)</text:p>
      <text:p text:style-name="P123"/>
      <text:p text:style-name="P3">-<text:tab/>Decreto Legge 30.11.2009, n. 194</text:p>
      <text:p text:style-name="P123">Proroga di termini previsti da disposizioni legislative ("Milleproroghe")</text:p>
      <text:p text:style-name="P123">(G.U. n. 302 del 30.12.2009)</text:p>
      <text:p text:style-name="P123"/>
      <text:p text:style-name="P44"><text:soft-page-break/><text:span text:style-name="T25">-<text:tab/></text:span><text:span text:style-name="T26">Decreto Ministero dell'Ambiente e della Tutela del Territorio e del Mare 17.12.2009</text:span></text:p>
      <text:p text:style-name="P148">Istituzione del sistema di controllo della tracciabilità dei rifiuti, ai sensi dell'articolo 189 del decreto legislativo n. 152 del 2006 e dell'articolo 14-bis del decreto-legge n. 78 del 2009 convertito, con modificazioni, dalla legge n. 102 del 2009</text:p>
      <text:p text:style-name="P148">(Suppl. Ord n. 10 alla G.U. n. 9 del 13.01.2010)</text:p>
      <text:p text:style-name="P252"/>
      <text:p text:style-name="P357">-<text:tab/>Decreto Legge 25.01.2010, n. 2</text:p>
      <text:p text:style-name="P206">Interventi urgenti concernenti enti locali e Regioni</text:p>
      <text:p text:style-name="P206">(G.U. n. 20 del 26.01.2010)</text:p>
      <text:p text:style-name="P62"/>
      <text:p text:style-name="P6">-<text:tab/>Decreto Ministero dell'Ambiente 15.02.2010</text:p>
      <text:p text:style-name="P150">Modifiche ed integrazioni al decreto 17 dicembre 2009, recante: «Istituzione del sistema di controllo della tracciabilità dei rifiuti, ai sensi dell'articolo 189 del decreto legislativo n. 152 del 2006 e dell'articolo 14-bis del decreto-legge n. 78 del 2009 convertito, con modificazioni, dalla legge n. 102 del 2009».</text:p>
      <text:p text:style-name="P150">(G.U. n. 48 del 27.02.2010)</text:p>
      <text:p text:style-name="P150"/>
      <text:p text:style-name="P402">-<text:tab/>Legge 26.02.2010, n. 25 </text:p>
      <text:p text:style-name="P215">Conversione in legge, con modificazioni, del decreto-legge 30 dicembre 2009, n. 194, recante proroga di termini previsti da disposizioni legislative. </text:p>
      <text:p text:style-name="P125">(Suppl. Ord. n. 39 alla G.U. n. 48 del 27.02.2010)</text:p>
      <text:p text:style-name="P151"/>
      <text:p text:style-name="P357">-<text:tab/>Decreto Ministero 08.03.2010, n. 65</text:p>
      <text:p text:style-name="P206">Regolamento recante modalità semplificate di gestione dei rifiuti di apparecchiature elettriche ed elettroniche (Raee) da parte dei distributori e degli installatori di apparecchiature elettriche ed elettroniche (Aee), nonché dei gestori dei centri di assistenza tecnica di tali apparecchiature</text:p>
      <text:p text:style-name="P206">(G.U. n. 102 del 04.05.2010)</text:p>
      <text:p text:style-name="P150"/>
      <text:p text:style-name="P357">-<text:tab/>Legge 26.03.2010, n. 42</text:p>
      <text:p text:style-name="P206">Conversione in legge, con modificazioni, del decreto-legge 25 gennaio 2010, n. 2, recante interventi urgenti concernenti enti locali e Regioni</text:p>
      <text:p text:style-name="P206">(G.U. n. 72 del 27.03.2010)</text:p>
      <text:p text:style-name="P125"/>
      <text:p text:style-name="P333">-<text:tab/>Decreto del Presidente del consiglio dei Ministri 27.04.2010 </text:p>
      <text:p text:style-name="P8">Modifiche al Modello unico di dichiarazione ambientale (MUD).</text:p>
      <text:p text:style-name="P204">(Suppl. Ord. n. 80 alla G.U. n. 98 del 28.04.2010) </text:p>
      <text:p text:style-name="P152"/>
      <text:p text:style-name="P352">-<text:tab/>Comunicato Ministero dell'Ambiente e della Tutela del Territorio e del Mare</text:p>
      <text:p text:style-name="P204">Comunicato relativo al decreto del Presidente del Consiglio dei Ministri 27 aprile 2010 recante «Modifiche al Modello unico di dichiarazione ambientale (MUD)». </text:p>
      <text:p text:style-name="P204">(G.U. n. 100 del 30.04.2010 ) </text:p>
      <text:p text:style-name="P204"/>
      <text:p text:style-name="P354"><text:span text:style-name="T99">-<text:tab/>Deliberazione Albo nazionale gestori ambientali</text:span> 19.05.2010, n. 1</text:p>
      <text:p text:style-name="P204">Iscrizione all'Albo nazionale gestori ambientali ai sensi del decreto del Ministro dell'ambiente e della tutela del territorio e del mare, di concerto con i Ministri dello sviluppo economico e della salute 8 marzo 2010, n. 65.</text:p>
      <text:p text:style-name="P204">()</text:p>
      <text:p text:style-name="P253"/>
      <text:p text:style-name="P354">-<text:tab/>Decreto legge 20.05.2010, n. 72</text:p>
      <text:p text:style-name="P204">Misure urgenti per il differimento di termini in materia ambientale e di autotrasporto, nonché per l'assegnazione di quote di emissione di CO2</text:p>
      <text:p text:style-name="P204">(G.U. n. 117 del 21.05.2010)</text:p>
      <text:p text:style-name="P204"><text:soft-page-break/></text:p>
      <text:p text:style-name="P354">-<text:tab/><text:bookmark-start text:name="DDE_LINK2"/>Legge 04.06.2010, n. 96 <text:bookmark-end text:name="DDE_LINK2"/></text:p>
      <text:p text:style-name="P204">Disposizioni per l'adempimento di obblighi derivanti dall'appartenenza dell'Italia alle Comunità europee - Legge comunitaria 2009</text:p>
      <text:p text:style-name="P204">(Suppl. Ord. n. 138 alla G.U. n. 146 del 25.06.2010)</text:p>
      <text:p text:style-name="P204"/>
      <text:p text:style-name="P354">-<text:tab/>Decreto Legislativo 29.06.2010, n. 128<text:span text:style-name="T11">, art. 4</text:span></text:p>
      <text:p text:style-name="P204">Modifiche ed integrazioni al decreto legislativo 3 aprile 2006, n. 152, recante norme in materia ambientale, a norma dell'articolo 12 della legge 18 giugno 2009, n. 69</text:p>
      <text:p text:style-name="P204">(Suppl. Ord. n. 184 alla G.U. n. 186 del 11.08.2010)</text:p>
      <text:p text:style-name="P314"/>
      <text:p text:style-name="P333">-<text:tab/>Decreto legge 08.07.2010, n. 105<text:span text:style-name="T11">, art. 1, comma 3</text:span></text:p>
      <text:p text:style-name="P204">Misure urgenti in materia di energia</text:p>
      <text:p text:style-name="P204">(G.U. n. 158 del 09.07.2010)</text:p>
      <text:p text:style-name="P355"/>
      <text:p text:style-name="P354"><text:span text:style-name="T97">-<text:tab/></text:span>Decreto Ministero Ambiente 09.07.2010</text:p>
      <text:p text:style-name="P204">Modifiche ed integrazioni al decreto 17 dicembre 2009, recante l'istituzione del sistema di controllo della tracciabilità dei rifiuti, ai sensi dell'articolo 189 del decreto legislativo n. 152 del 2006 e dell'articolo 14-bis del decreto-legge n. 78 del 2009, convertito, con modificazioni, dalla legge n. 102 del 2009</text:p>
      <text:p text:style-name="P204">(G.U. n. 161 del 13.07.2010)</text:p>
      <text:p text:style-name="P204"/>
      <text:p text:style-name="P333">-<text:tab/>Legge 13.08.2010, n. 129 </text:p>
      <text:p text:style-name="P204">Conversione in legge, con modificazioni, del decreto-legge 8 luglio 2010, n. 105, recante <text:span text:style-name="T96">misure</text:span> urgenti in materia di energia. Proroga di termine per l'esercizio di delega legislativa in materia di riordino del sistema degli incentivi</text:p>
      <text:p text:style-name="P204">(G.U. n. 192 del 18.08.2010)</text:p>
      <text:p text:style-name="P205"/>
      <text:p text:style-name="P205"><text:span text:style-name="T8">-<text:tab/>Decreto del Presidente della Repubblica 07.09.2010, n. 168</text:span> (art. 12, comma 1, lettera c)</text:p>
      <text:p text:style-name="P205">Regolamento in materia di servizi pubblici locali di rilevanza economica, a norma dell'articolo 23-bis, comma 10, del decreto-legge 25 giugno 2008, n. 112, convertito, con modificazioni, dalla legge 6 agosto 2008, n.133.</text:p>
      <text:p text:style-name="P205">(G.U. n. 239 del 12.10.2010)</text:p>
      <text:p text:style-name="P205"/>
      <text:p text:style-name="P268">-<text:tab/>Decreto Ministero Ambiente 27.09.2010</text:p>
      <text:p text:style-name="P204">Definizione dei criteri di ammissibilità dei rifiuti in discarica, in sostituzione di quelli contenuti nel decreto del Ministro dell'ambiente e della tutela del territorio 3 agosto 2005</text:p>
      <text:p text:style-name="P204">(G.U. n. 281 del 01.12.2010 )</text:p>
      <text:p text:style-name="P264"/>
      <text:p text:style-name="P82">-<text:tab/>Decreto legge 26.11.2010, n. 196</text:p>
      <text:p text:style-name="P361">Disposizioni relative al subentro delle amministrazioni territoriali della regione Campania nelle attività di gestione del ciclo integrato dei rifiuti.</text:p>
      <text:p text:style-name="P361">(G.U. n. 277 del 26.11.2010 )</text:p>
      <text:p text:style-name="P361"/>
      <text:p text:style-name="P354">-<text:tab/>Decreto Legislativo 03.12.2010, n. 205</text:p>
      <text:p text:style-name="P204">Disposizioni di attuazione della direttiva 2008/98/Ce del Parlamento europeo e del Consiglio del 19 novembre 2008 relativa ai rifiuti e che abroga alcune direttive</text:p>
      <text:p text:style-name="P205">(Suppl. Ord. n. 269 alla G.U. n. 288 del 10.12.2010)</text:p>
      <text:p text:style-name="P205"/>
      <text:p text:style-name="P273"><text:span text:style-name="T27">-<text:tab/>Deliberazione Albo nazionale gestori ambientali</text:span><text:span text:style-name="T28"> 15.12.2010, n. 2</text:span></text:p>
      <text:p text:style-name="P360">Deliberazione 15 dicembre 2010. Criteri per l'iscrizione all'Albo nella categoria 8: <text:soft-page-break/>intermediazione e commercio dei rifiuti.</text:p>
      <text:p text:style-name="P80">()</text:p>
      <text:p text:style-name="P80"/>
      <text:p text:style-name="P359">-<text:tab/>Decreto Ministero Ambiente 22.12.2010</text:p>
      <text:p text:style-name="P204">Modifiche ed integrazioni al decreto 17 dicembre 2009, recante l'istituzione del sistema di controllo della tracciabilità dei rifiuti</text:p>
      <text:p text:style-name="P204">(G.U. n. 302 del 28.12.2010)</text:p>
      <text:p text:style-name="P80"/>
      <text:p text:style-name="P266"><text:span text:style-name="T10">-<text:tab/>Deliberazione Albo nazionale gestori ambientali</text:span><text:span text:style-name="T9"> 22.12.2010, n. 3</text:span></text:p>
      <text:p text:style-name="P267">Deliberazione 22 dicembre 2010. Prime disposizioni applicative per l'iscrizione all'Albo per il solo esercizio dei trasporti transfrontalieri nel territorio italiano di cui all'articolo 194, comma 3, come sostituito dall'articolo 17 del D.Lgs 205/2010.</text:p>
      <text:p text:style-name="P61">()</text:p>
      <text:p text:style-name="P61"/>
      <text:p text:style-name="P63">-<text:tab/>Decreto legge 29.12.2010, n. 225</text:p>
      <text:p text:style-name="P61">Proroga di termini previsti da disposizioni legislative e di interventi urgenti in materia tributaria e di sostegno alle imprese e alle famiglie</text:p>
      <text:p text:style-name="P61">(G.U. n. 303 del 29.12.2010)</text:p>
      <text:p text:style-name="P61"/>
      <text:p text:style-name="P359">-<text:tab/>Legge 24.01.2011, n. 1 </text:p>
      <text:p text:style-name="P204">Conversione in legge, con modificazioni, del decreto-legge 26 novembre 2010, n. 196, recante disposizioni relative al subentro delle amministrazioni territoriali della regione Campania nelle attività di gestione del ciclo integrato dei rifiuti.</text:p>
      <text:p text:style-name="P204">(G.U. n. 18 del 24.01.2011 )</text:p>
      <text:p text:style-name="P204"/>
      <text:p text:style-name="P359">-<text:tab/>Decreto Legislativo 11.02.2011, n. 21</text:p>
      <text:p text:style-name="P204">Modifiche al decreto legislativo 20 novembre 2008, n. 188, recante l'attuazione della direttiva 2006/66/Ce concernente pile, accumulatori e relativi rifiuti e che abroga la direttiva 91/157/Cee, nonché l'attuazione della direttiva 2008/103/Ce</text:p>
      <text:p text:style-name="P204">(G.U. n. 61 del 15.03.2011)</text:p>
      <text:p text:style-name="P204"/>
      <text:p text:style-name="P359">-<text:tab/>Decreto Ministero Ambiente 18.02.2011, n. 52</text:p>
      <text:p text:style-name="P204">Regolamento recante istituzione del sistema di controllo della tracciabilità dei rifiuti, ai sensi dell'articolo 189 del decreto legislativo 3 aprile 2006, n. 152 e dell'articolo 14-bis del decreto-legge 1° luglio 2009, n. 78, convertito, con modificazioni, dalla legge 3 agosto 2009, n. 102</text:p>
      <text:p text:style-name="P204">(Suppl. Ord. n. 107 alla G.U. n. 95 del 26.04.2011)</text:p>
      <text:p text:style-name="P204"/>
      <text:p text:style-name="P207">-<text:tab/>Legge 26.02.2011, n. 10</text:p>
      <text:p text:style-name="P204">Conversione in legge, con modificazioni, del decreto-legge 29 dicembre 2010, n. 225, recante proroga di termini previsti da disposizioni legislative e di interventi urgenti in materia tributaria e di sostegno alle imprese e alle famiglie</text:p>
      <text:p text:style-name="P204">(<text:span text:style-name="T96">Suppl. Ord. n. </text:span>53 alla G.U. n. 47 del 26.02.2011)</text:p>
      <text:p text:style-name="P204"/>
      <text:p text:style-name="P207">-<text:tab/>Decreto Ministeri Salute e Ambiente 23.03.2011</text:p>
      <text:p text:style-name="P370">Recepimento della direttiva 2008/112/Ce recante modifiche a precedenti direttive per adeguarle al regolamento (Ce) n. 1272/2008 relativo alla classificazione, all'etichettatura ed all'imballaggio delle sostanze e delle miscele</text:p>
      <text:p text:style-name="P214">(G.U. n. 71 del 28.03.2011)</text:p>
      <text:p text:style-name="P204"/>
      <text:p text:style-name="P208">-<text:tab/><text:span text:style-name="T127">Decreto Presidente Consiglio Ministri</text:span> 25.03.2011</text:p>
      <text:p text:style-name="P370">Ulteriore proroga di termini relativa al Ministero dell'ambiente e della tutela del territorio e del mare</text:p>
      <text:p text:style-name="P214"><text:soft-page-break/>(G.U. n. 74 del 31.03.2011)</text:p>
      <text:p text:style-name="P204"/>
      <text:p text:style-name="P248">-<text:tab/>Decreto Ministero Aambiente 11.04.2011, n. 82</text:p>
      <text:p text:style-name="P250">Regolamento per la gestione degli pneumatici fuori uso (Pfu), ai sensi dell'articolo 228 del decreto legislativo 3 aprile 2006, n. 152 e successive modificazioni e integrazioni, recante disposizioni in materia ambientale</text:p>
      <text:p text:style-name="P216">(G.U. n. 131 del 08.06.2011 )</text:p>
      <text:p text:style-name="P216"/>
      <text:p text:style-name="P333">-<text:tab/>Decreto Ministero Ambiente 26.05.2011</text:p>
      <text:p text:style-name="P204">Proroga del termine di cui all'articolo 12, comma 2, del decreto 17 dicembre 2009, recante l'istituzione del sistema di controllo della tracciabilità dei rifiuti</text:p>
      <text:p text:style-name="P204">(G.U. n. 124 del 30 maggio 2011)</text:p>
      <text:p text:style-name="P204"/>
      <text:p text:style-name="P334">-<text:tab/>Decreto Ministero Ambiente 20.06.2011</text:p>
      <text:p text:style-name="P85">Modalità e importi delle garanzie finanziarie che devono essere prestate a favore dello Stato dai commercianti e intermediari dei rifiuti senza detenzione dei rifiuti stessi</text:p>
      <text:p text:style-name="P85">(G.U. n. 221 del 22.09.2011)</text:p>
      <text:p text:style-name="P66"/>
      <text:p text:style-name="P265">-<text:tab/>Avviso di rettifica</text:p>
      <text:p text:style-name="P272">Comunicato relativo al decreto 18 febbraio 2011, n. 52, recante: «Regolamento recante istituzione del sistema di controllo della tracciabilità dei rifiuti, ai sensi dell'articolo 189 del decreto legislativo 3 aprile 2006, n. 152 e dell'articolo 14-bis del decreto-legge 1° luglio 2009, n. 78, convertito, con modificazioni, dalla legge 3 agosto 2009, n. 102.». (Decreto pubblicato nel Supplemento ordinario n. 107/L alla Gazzetta Ufficiale - Serie generale - n. 95 del 26 aprile 2011).</text:p>
      <text:p text:style-name="P348">(G.U. n. 168 del 21.07.2011)</text:p>
      <text:p text:style-name="P348"/>
      <text:p text:style-name="P356">-<text:tab/>Decreto Legislativo 07.07.2011, n. 121</text:p>
      <text:p text:style-name="P348">Attuazione della direttiva 2008/99/CE sulla tutela penale dell'ambiente, nonché della direttiva 2009/123/CE che modifica la direttiva 2005/35/CE relativa all'inquinamento provocato dalle navi e all'introduzione di sanzioni per violazioni.</text:p>
      <text:p text:style-name="P348">(G.U. n. 177 del 01.08.2011)</text:p>
      <text:p text:style-name="P348"/>
      <text:p text:style-name="P334">-<text:tab/>Conferenza Unificata 27.07.2011</text:p>
      <text:p text:style-name="P377">Accordo fra Governo, Regioni e Autonomie locali in merito alla gestione delle informazioni sulla tracciabilità dei rifiuti, ai sensi dell'articolo 9, comma 2, lett. c), del decreto legislativo 28 agosto 1997, n. 281.</text:p>
      <text:p text:style-name="P240">(G.U. n. 206 del 05.09.2011)</text:p>
      <text:p text:style-name="P240"/>
      <text:p text:style-name="P334">-<text:tab/>Decreto Legge 13.08.2011, n. 138 </text:p>
      <text:p text:style-name="P85">Ulteriori disposizioni urgenti per la stabilizzazione finanziaria e per lo sviluppo</text:p>
      <text:p text:style-name="P85">(G.U. n.188 del 13.08.2011)</text:p>
      <text:p text:style-name="P204"/>
      <text:p text:style-name="P204"><text:span text:style-name="T8">-<text:tab/>Decreto Legislativo 01.09.2011, n. 150</text:span> (art. 34, comma 4)</text:p>
      <text:p text:style-name="P204">Disposizioni complementari al codice di procedura civile in materia di riduzione e semplificazione dei procedimenti civili di cognizione, ai sensi dell'articolo 54 della legge 18 giugno 2009, n. 69.</text:p>
      <text:p text:style-name="P204">(G.U. n. 220 del 21.09.2011)</text:p>
      <text:p text:style-name="P204"/>
      <text:p text:style-name="P334">-<text:tab/>Legge 14.09.2011, n. 148</text:p>
      <text:p text:style-name="P85">Conversione in legge, con modificazioni, del decreto-legge 13 agosto 2011, n. 138, recante ulteriori misure urgenti per la stabilizzazione finanziaria e per lo sviluppo. Delega al Governo <text:soft-page-break/>per la riorganizzazione della distribuzione sul territorio degli uffici giudiziari.</text:p>
      <text:p text:style-name="P85">(G.U. n. 216 del 16.09.2011)</text:p>
      <text:p text:style-name="P86"/>
      <text:p text:style-name="P334">-<text:tab/>Decreto Legislativo 14.09.2011, n. 162<text:span text:style-name="T11"> (art. 35, comma 2)</text:span></text:p>
      <text:p text:style-name="P85">Attuazione della direttiva 2009/31/CE in materia di stoccaggio geologico del biossido di carbonio, nonché modifica delle direttive 85/337/CEE, 2000/60/CE, 2001/80/CE, 2004/35/CE, 2006/12/CE, 2008/1/CE e del Regolamento (CE) n. 1013/2006.</text:p>
      <text:p text:style-name="P85">(G.U. n. 231 del 04.10.2011)</text:p>
      <text:p text:style-name="P313"/>
      <text:p text:style-name="P342">-<text:tab/>Decreto Ministero Ambiente 12.11.2011</text:p>
      <text:p text:style-name="P86">Proroga dei termini per la presentazione della comunicazione di cui all'articolo 28, comma 1, del decreto 18 febbraio 2011, n. 52, recante "Regolamento recante istituzione del sistema di controllo della tracciabilità dei rifiuti, ai sensi dell'articolo 189 del decreto legislativo 3 aprile 2006, n. 152 e dell'articolo 14-bis del decreto-legge 1° luglio 2009, n. 78, convertito, con modificazioni, dalla legge 3 agosto 2009, n. 102"</text:p>
      <text:p text:style-name="P349">(G.U. n. 208 del 23.12.2011)</text:p>
      <text:p text:style-name="P349"/>
      <text:p text:style-name="P342">-<text:tab/>Decreto Legge 06.12.2011, n. 201<text:span text:style-name="T11">, artt. 14 e 40</text:span></text:p>
      <text:p text:style-name="P86">Disposizioni urgenti per la crescita, l'equità e il consolidamento dei conti pubblici <text:span text:style-name="T20">(cd. "Salva Italia")</text:span></text:p>
      <text:p text:style-name="P86">(Suppl. Ord. n. 251 alla G.U. n. 284 del 06.12.2011)</text:p>
      <text:p text:style-name="P67"/>
      <text:p text:style-name="P342">-<text:tab/>Legge 22 dicembre 2011, n. 214</text:p>
      <text:p text:style-name="P86">Conversione in legge, con modificazioni, del decreto-legge 6 dicembre 2011, n. 201, recante disposizioni urgenti per la crescita, l'equità e il consolidamento dei conti pubblici</text:p>
      <text:p text:style-name="P86">(G.U. n. 300 del 27.12.2011)</text:p>
      <text:p text:style-name="P86"/>
      <text:p text:style-name="P343">-<text:tab/><text:span text:style-name="T127">Decreto Presidente Consiglio Ministri</text:span> 23.12.2011</text:p>
      <text:p text:style-name="P86">Approvazione del modello unico di dichiarazione ambientale per l'anno 2012</text:p>
      <text:p text:style-name="P86">(Suppl. Ord. n. 283 alla G.U. n. 303 del 30.12.2011)</text:p>
      <text:p text:style-name="P81"/>
      <text:p text:style-name="P342">-<text:tab/>Decreto Legge 29 dicembre 2011, n. 216</text:p>
      <text:p text:style-name="P86">Proroga di termini previsti da disposizioni legislative</text:p>
      <text:p text:style-name="P86">(G.U. n. 302 del 29.12.2011)</text:p>
      <text:p text:style-name="P67"/>
      <text:p text:style-name="P342">-<text:tab/>Legge 15 dicembre 2011, n. 217</text:p>
      <text:p text:style-name="P86">Disposizioni per l'adempimento di obblighi derivanti dall'appartenenza dell'Italia alle Comunità europee - Legge comunitaria 2010</text:p>
      <text:p text:style-name="P86">(G.U. n. 1 del 02.01.2012)</text:p>
      <text:p text:style-name="P83"/>
      <text:p text:style-name="P333">-<text:tab/>Decreto Legge 24.01.2012, n. 1 </text:p>
      <text:p text:style-name="P370">Disposizioni urgenti per la concorrenza, lo sviluppo delle infrastrutture e la competitività </text:p>
      <text:p text:style-name="P370">(Suppl. Ord. n. 18 alla G.U. n. 19 del 24.01.2012)</text:p>
      <text:p text:style-name="P369"><text:span text:style-name="Emphasis"><text:span text:style-name="T41"/></text:span></text:p>
      <text:p text:style-name="P353">-<text:tab/>Decreto Legge 25.01.2012, n. 2</text:p>
      <text:p text:style-name="P370">Misure straordinarie e urgenti in materia ambientale </text:p>
      <text:p text:style-name="P57">(G.U. n. 20 del 25.01.2012)</text:p>
      <text:p text:style-name="P57"/>
      <text:p text:style-name="P357">-<text:tab/>Decreto Legge 09.02.2012, n. 5</text:p>
      <text:p text:style-name="P371"><text:span text:style-name="T29">Disposizioni urgenti in materia di semplificazione e di sviluppo</text:span> </text:p>
      <text:p text:style-name="P57">(<text:span text:style-name="T21">Suppl. Ord. n. 27 alla </text:span>G.U. n. 33 del 09.02.2012)</text:p>
      <text:p text:style-name="P362"/>
      <text:p text:style-name="P354"><text:soft-page-break/>-<text:tab/>Legge 24.02.2012, n. 14</text:p>
      <text:p text:style-name="P350">Conversione in legge, con modificazioni, del decreto-legge 29 dicembre 2011, n. 216, recante proroga di termini previsti da disposizioni legislative. Differimento di termini relativi all'esercizio di deleghe legislative</text:p>
      <text:p text:style-name="P350">(Suppl. Ord. n. 36 alla G.U. n. 48 del 27.02.2012)</text:p>
      <text:p text:style-name="P350"/>
      <text:p text:style-name="P350"><text:span text:style-name="T108">-<text:tab/></text:span><text:span text:style-name="T8">Decreto legge 02.03.2012, n. 16</text:span> (art. 9, comma 3)</text:p>
      <text:p text:style-name="P350">Disposizioni urgenti in materia di semplificazioni tributarie, di efficientamento e potenziamento delle procedure di accertamento.</text:p>
      <text:p text:style-name="P350">(G.U. n. 52 del 02.03.2012)</text:p>
      <text:p text:style-name="P350"/>
      <text:p text:style-name="P353">-<text:tab/>Legge 24.03.2012, n. 27</text:p>
      <text:p text:style-name="P351">Conversione in legge, con modificazioni, del decreto-legge 24 gennaio 2012, n. 1, recante disposizioni urgenti per la concorrenza, lo sviluppo delle infrastrutture e la competitività</text:p>
      <text:p text:style-name="P351">(Suppl. Ord. n. 53 alla G.U. n. 53 del 24.03.2012)</text:p>
      <text:p text:style-name="P365"><text:span text:style-name="A8"><text:span text:style-name="T73"/></text:span></text:p>
      <text:p text:style-name="P353">-<text:tab/>Legge 24.03.2012, n. 28</text:p>
      <text:p text:style-name="P351">Conversione in legge, con modificazioni, del decreto-legge 25 gennaio 2012, n. 2, recante misure straordinarie e urgenti in materia ambientale</text:p>
      <text:p text:style-name="P351">(G.U. n. 71 del 24.03.2012)</text:p>
      <text:p text:style-name="P351"/>
      <text:p text:style-name="P354">-<text:tab/>Legge 04.04.2012, n. 35</text:p>
      <text:p text:style-name="P350">Conversione in legge, con modificazioni, del decreto-legge 9 febbraio 2012, n. 5, recante disposizioni urgenti in materia di semplificazione e di sviluppo</text:p>
      <text:p text:style-name="P350">(Suppl. Ord. n. 69 alla G.U. n. 82 del 06.04.2012)</text:p>
      <text:p text:style-name="P351"/>
      <text:p text:style-name="P345">-<text:tab/>Legge 26.04.2012, n. 44</text:p>
      <text:p text:style-name="P351">Conversione in legge, con modificazioni, del decreto-legge 2 marzo 2012, n. 16, recante disposizioni urgenti in materia di semplificazioni tributarie, di efficientamento e potenziamento delle procedure di accertamento.</text:p>
      <text:p text:style-name="P351">(Suppl. Ord. n. 85 alla G.U. n. 99 del 28.04.2012)</text:p>
      <text:p text:style-name="P351"/>
      <text:p text:style-name="P345"><text:span text:style-name="T107">-<text:tab/>Decreto Ministero Ambiente</text:span> 25.05.2012, n. 141</text:p>
      <text:p text:style-name="P351">Regolamento recante modifiche ed integrazioni al decreto del Ministro dell'ambiente e della tutela del territorio e del mare 18 febbraio 2011, n. 52, avente ad oggetto “Regolamento recante istituzione del sistema di controllo della tracciabilità dei rifiuti, ai sensi dell'articolo 189, del decreto legislativo 3 aprile 2006, n. 152, e successive modifiche e integrazioni, e dell'articolo 14-bis del decreto-legge 1° luglio 2009, n. 78, convertito, con modificazioni, dalla legge 3 agosto 2009, n. 102”</text:p>
      <text:p text:style-name="P351">(G.U. n. 196 del 23.08.2012)</text:p>
      <text:p text:style-name="P351"/>
      <text:p text:style-name="P345"><text:span text:style-name="T106">-<text:tab/></text:span>Decreto Legge 06.06.2012, n. 74</text:p>
      <text:p text:style-name="P351">Interventi urgenti in favore delle popolazioni colpite dagli eventi sismici che hanno interessato il territorio delle province di Bologna, Modena, Ferrara, Mantova, Reggio Emilia e Rovigo, il 20 e il 29 maggio 2012</text:p>
      <text:p text:style-name="P351">(G.U. n. 131 del 07.06.2012)</text:p>
      <text:p text:style-name="P351"/>
      <text:p text:style-name="P344">-<text:tab/>Decreto Legge 22.06.2012, n. 83 </text:p>
      <text:p text:style-name="P350">Misure urgenti per la crescita del Paese</text:p>
      <text:p text:style-name="P350">(Suppl. Ord. n. 29 alla G.U. n. 147 del 26.06.2012)</text:p>
      <text:p text:style-name="P350"/>
      <text:p text:style-name="P344">-<text:tab/>Legge 01.08.2012, n. 122</text:p>
      <text:p text:style-name="P350"><text:soft-page-break/>Conversione in legge, con modificazioni, del decreto-legge 6 giugno 2012, n. 74, recante interventi urgenti in favore delle popolazioni colpite dagli eventi sismici che hanno interessato il territorio delle province di Bologna, Modena, Ferrara, Mantova, Reggio Emilia e Rovigo, il 20 e il 29 maggio 2012.</text:p>
      <text:p text:style-name="P350">(G.U. n.180 del 03.08.2012)</text:p>
      <text:p text:style-name="P350"/>
      <text:p text:style-name="P344">-<text:tab/>Legge 07.08.2012, n. 134</text:p>
      <text:p text:style-name="P350">Conversione in legge, con modificazioni, del decreto-legge 22 giugno 2012, n. 83, recante misure urgenti per la crescita del Paese</text:p>
      <text:p text:style-name="P350">(Suppl. Ord. n. 171/L alla G.U. n. 187 del 11.08.2012)</text:p>
      <text:p text:style-name="P350"/>
      <text:p text:style-name="P333">-<text:tab/>Decreto Ministero Ambiente 10.08.2012, n. 161</text:p>
      <text:p text:style-name="P351">Regolamento recante la disciplina dell'utilizzazione delle terre e rocce da scavo</text:p>
      <text:p text:style-name="P365"><text:span text:style-name="A8"><text:span text:style-name="T63">(G.U. n. 221 del 21.09.2012)</text:span></text:span></text:p>
      <text:p text:style-name="P365"><text:span text:style-name="A8"><text:span text:style-name="T63"/></text:span></text:p>
      <text:p text:style-name="P159">-<text:tab/>Decreto Ministero Ambiente 17.10.2012, n. 210</text:p>
      <text:p text:style-name="P146">Regolamento concernente modifiche al decreto del Ministro dell'ambiente e della tutela del territorio e del mare 25 maggio 2012, n. 141 (Sistri) </text:p>
      <text:p text:style-name="P257"><text:span text:style-name="A8"><text:span text:style-name="T71">(G.U. n. 284 del 05.12.2012)</text:span></text:span></text:p>
      <text:p text:style-name="P257"><text:span text:style-name="A8"><text:span text:style-name="T64"/></text:span></text:p>
      <text:p text:style-name="P159">-<text:tab/><text:span text:style-name="T109">Decreto Presidente Consiglio dei Ministri</text:span> 20.12.2012</text:p>
      <text:p text:style-name="P146">Approvazione del modello unico di dichiarazione ambientale per l'anno 2013</text:p>
      <text:p text:style-name="P257"><text:span text:style-name="A8"><text:span text:style-name="T71">(</text:span></text:span><text:span text:style-name="A8"><text:span text:style-name="T72">Suppl. Ord.</text:span></text:span><text:span text:style-name="A8"><text:span text:style-name="T71"> n. 213 alla G.U. n. 302 del 29.12.2012)</text:span></text:span></text:p>
      <text:p text:style-name="P351"/>
      <text:p text:style-name="P159">-<text:tab/>Decreto Legge 14.01.2013, n. 1</text:p>
      <text:p text:style-name="P350">Disposizioni urgenti per il superamento di situazioni di criticità nella gestione dei rifiuti e di taluni fenomeni di inquinamento ambientale</text:p>
      <text:p text:style-name="P350">(G.U. n. 11 del 14.01.2013)</text:p>
      <text:p text:style-name="P350"/>
      <text:p text:style-name="P232">-<text:tab/>Deliberazione Albo nazionale gestori ambientali 30.01.2013, n. 1</text:p>
      <text:p text:style-name="P217">Requisiti per l'iscrizione all'Albo nella categoria 9 - Bonifica dei siti - Modifiche e integrazioni alla deliberazione 5/2001</text:p>
      <text:p text:style-name="P217">()</text:p>
      <text:p text:style-name="P160"/>
      <text:p text:style-name="P160">-<text:tab/>Legge 01.02.2013, n. 1<text:span text:style-name="T114">1</text:span></text:p>
      <text:p text:style-name="P350">Conversione in legge, con modificazioni, del decreto-legge 14 gennaio 2013, n. 1, recante disposizioni urgenti per il superamento di situazioni di criticità nella gestione dei rifiuti e di taluni fenomeni di inquinamento ambientale</text:p>
      <text:p text:style-name="P350">(G.U. n. 28 del 02.02.2013)</text:p>
      <text:p text:style-name="P350"/>
      <text:p text:style-name="P156">-<text:tab/>Decreto Ministero Ambiente 14.02.2013, n. 22</text:p>
      <text:p text:style-name="P153">Regolamento recante disciplina della cessazione della qualifica di rifiuto di determinate tipologie di combustibili solidi secondari (Css), ai sensi dell'articolo 184-ter, comma 2, del decreto legislativo 3 aprile 2006, n. 152, e successive modificazioni </text:p>
      <text:p text:style-name="P153">(G.U. n. 62 del 14.03.2013)</text:p>
      <text:p text:style-name="P153"/>
      <text:p text:style-name="P205"><text:span text:style-name="T8">-<text:tab/>Decreto del Presidente della Repubblica 13.03.2013, n. 59</text:span> (art. 11)</text:p>
      <text:p text:style-name="P205">Regolamento recante la disciplina dell’autorizzazione unica ambientale e la semplificazione di adempimenti amministrativi in materia ambientale gravanti sulle piccole e medie imprese e sugli impianti non soggetti ad autorizzazione integrata ambientale, a norma dell’articolo 23 del decreto-legge 9 febbraio 2012, n. 5, convertito, con modificazioni, dalla legge 4 aprile 2012, n. 35.</text:p>
      <text:p text:style-name="P205"><text:soft-page-break/>(<text:span text:style-name="A8"><text:span text:style-name="T84">Suppl. Ord.</text:span></text:span><text:span text:style-name="A8"><text:span text:style-name="T85"> n. 42/L alla G.U.</text:span></text:span> n. 124 del 29.05.2013)</text:p>
      <text:p text:style-name="P59"/>
      <text:p text:style-name="P156">-<text:tab/>Decreto Ministero Ambiente 20.03.2013</text:p>
      <text:p text:style-name="P153">Modifica dell'allegato X della parte quinta del decreto legislativo 3 aprile 2006, n. 152 e successive modificazioni e integrazioni, in materia di utilizzo del combustibile solido secondario (Css)</text:p>
      <text:p text:style-name="P153">(G.U. n. 77 del 02.04.2013)</text:p>
      <text:p text:style-name="P251"/>
      <text:p text:style-name="P164">-<text:tab/>Decreto Ministero 20.03.2013</text:p>
      <text:p text:style-name="P373">Termini di riavvio progressivo del Sistri</text:p>
      <text:p text:style-name="P373">(G.U. n. 92 del 19.04.2013)</text:p>
      <text:p text:style-name="P373"/>
      <text:p text:style-name="P255"><text:span text:style-name="T31">-<text:tab/>Decreto Legge 26.04.2013, n. 43 </text:span><text:span text:style-name="T32">(art. 5 e 8-bis)</text:span></text:p>
      <text:p text:style-name="P247">Disposizioni urgenti per il rilancio dell'area industriale di Piombino, di contrasto ad emergenze ambientali, in favore delle zone terremotate del maggio 2012 e per accelerare la ricostruzione in Abruzzo e la realizzazione degli interventi per Expo 2015</text:p>
      <text:p text:style-name="P247">(G.U. n. 97 del 26.04.2013)</text:p>
      <text:p text:style-name="P350"/>
      <text:p text:style-name="P344">-<text:tab/>Legge 24.06.2013, n. 71 </text:p>
      <text:p text:style-name="P350">Conversione in legge, con modificazioni, del decreto-legge 26 aprile 2013, n. 43, recante disposizioni urgenti per il rilancio dell'area industriale di Piombino, di contrasto ad emergenze ambientali, in favore delle zone terremotate del maggio 2012 e per accelerare la ricostruzione in Abruzzo e la realizzazione degli interventi per Expo 2015. Trasferimento di funzioni in materia di turismo e disposizioni sulla composizione del Cipe. </text:p>
      <text:p text:style-name="P350">(G.U. n. 147 del 25.06.2013)</text:p>
      <text:p text:style-name="P350"/>
      <text:p text:style-name="P344">-<text:tab/>Decreto Legge 21.06.2013, n. 69 <text:span text:style-name="T11">(art. 41)</text:span></text:p>
      <text:p text:style-name="P350">Disposizioni urgenti per il rilancio dell'economia</text:p>
      <text:p text:style-name="P350">(Suppl. Ord. n. 50 alla G.U. n. 144 del 21.06.2013)</text:p>
      <text:p text:style-name="P350"/>
      <text:p text:style-name="P350"><text:span text:style-name="T8">-<text:tab/>Legge 06.08.2013, n. 97</text:span> (artt. 20,21,22)</text:p>
      <text:p text:style-name="P350">Disposizioni per l'adempimento degli obblighi derivanti dall'appartenenza dell'Italia all'Unione europea - Legge europea 2013. </text:p>
      <text:p text:style-name="P350">(G.U. n.194 del 20.08.2013)</text:p>
      <text:p text:style-name="P344"/>
      <text:p text:style-name="P159">-<text:tab/>Decreto Ministero 07.08.2013</text:p>
      <text:p text:style-name="P146">Applicazione della formula per il calcolo dell'efficienza energetica degli impianti di incenerimento in relazione alla condizioni climatiche </text:p>
      <text:p text:style-name="P251">(G.U. n. 193 del 19.08.2013)</text:p>
      <text:p text:style-name="P344"/>
      <text:p text:style-name="P344">-<text:tab/>Legge 09.08.2013, n. 98</text:p>
      <text:p text:style-name="P350">Conversione in legge, con modificazioni, del decreto-legge 21 giugno 2013, n. 69, recante disposizioni urgenti per il rilancio dell'economia.</text:p>
      <text:p text:style-name="P350">(Suppl. Ord. n. 63 alla G.U. n. 194 del 20.08.2013)</text:p>
      <text:p text:style-name="P350"/>
      <text:p text:style-name="P159">-<text:tab/>Decreto Legge 31.08.2013, n. 101</text:p>
      <text:p text:style-name="P146">Disposizioni urgenti per il perseguimento di obiettivi di razionalizzazione nelle pubbliche amministrazioni</text:p>
      <text:p text:style-name="P146">(G.U. n. 204 del 31.08.2013)</text:p>
      <text:p text:style-name="P251"/>
      <text:p text:style-name="P232">-<text:tab/>Delibera Albo nazionale gestori ambientali 11.09.2013, n. 02/Albo/Cn</text:p>
      <text:p text:style-name="P217">Regolamento per la gestione telematica delle domande e delle comunicazioni relative <text:soft-page-break/>all'iscrizione all'Albo</text:p>
      <text:p text:style-name="P217">(G.U. n. 246 del 19.10.2013)</text:p>
      <text:p text:style-name="P230"/>
      <text:p text:style-name="P159">-<text:tab/>Circolare Ministero 01.10.2013</text:p>
      <text:p text:style-name="P146">Nota esplicativa ai fini dell'applicazione dell'articolo 11 del decreto legge 31 agosto 2013, n. 101, "Semplificazione e razionalizzazione del sistema di controllo della tracciabilità dei rifiuti - Sistri"</text:p>
      <text:p text:style-name="P146">()</text:p>
      <text:p text:style-name="P146"/>
      <text:p text:style-name="P159">-<text:tab/>Decreto Ministeriale 07.10.2013</text:p>
      <text:p text:style-name="P146">Adozione del Programma nazionale di prevenzione dei rifiuti</text:p>
      <text:p text:style-name="P146">()</text:p>
      <text:p text:style-name="P146"/>
      <text:p text:style-name="P159">-<text:tab/>Legge 30.10.2013, n. 125</text:p>
      <text:p text:style-name="P146">Conversione in legge, con modificazioni, del decreto-legge 31 agosto 2013, n. 101, recante disposizioni urgenti per il perseguimento di obiettivi di razionalizzazione nelle pubbliche amministrazioni </text:p>
      <text:p text:style-name="P146">(G.U. n. 255 del 30.10.2013)</text:p>
      <text:p text:style-name="P146"/>
      <text:p text:style-name="P159">- <text:tab/>Circolare Ministero 31.10.2013, n. 1</text:p>
      <text:p text:style-name="P146">Per l'applicazione dell'articolo 11 del decreto legge 31 agosto 2013, n. 101, concernente “semplificazione e razionalizzazione del sistema di controllo della tracciabilità dei rifiuti ...” (SISTRI), convertito in legge 30 ottobre 2013, n. 125 (G.U. n. 255 del 30 ottobre 2013) </text:p>
      <text:p text:style-name="P146">()</text:p>
      <text:p text:style-name="P251"/>
      <text:p text:style-name="P159">-<text:tab/>Decreto Ministeriale 04.12.2013</text:p>
      <text:p text:style-name="P146">Attuazione della direttiva 2013/28/Ue della Commissione del 17 maggio 2013, recante modifica dell'allegato II della direttiva 2000/53/Ce del Parlamento europeo e del Consiglio, relativa ai veicoli fuori uso</text:p>
      <text:p text:style-name="P146">(G.U. n. 52 del 04.03.2014)</text:p>
      <text:p text:style-name="P251"/>
      <text:p text:style-name="P159">-<text:tab/>Decreto Legge 10.12.2013, n. 136<text:span text:style-name="T11"> - art. 3</text:span></text:p>
      <text:p text:style-name="P146">Disposizioni urgenti dirette a fronteggiare emergenze ambientali e industriali ed a favorire lo sviluppo delle aree interessate</text:p>
      <text:p text:style-name="P146">(G.U. n. 289 del 10.12.2013)</text:p>
      <text:p text:style-name="P146"/>
      <text:p text:style-name="P161">-<text:tab/><text:span text:style-name="T127">Decreto Presidente Consiglio Ministri</text:span> 12.12.2013</text:p>
      <text:p text:style-name="P146">Approvazione del modello unico di dichiarazione ambientale per l'anno 2014</text:p>
      <text:p text:style-name="P146">(Suppl. ord. n. 89 alla G.U. n. 302 del 27.12.2013)</text:p>
      <text:p text:style-name="P146"/>
      <text:p text:style-name="P159">-<text:tab/>Decreto Legge 23.12.2013, n. 145<text:span text:style-name="T11"> - art. 4</text:span></text:p>
      <text:p text:style-name="P146">Interventi urgenti di avvio del piano “Destinazione Italia”, per il contenimento delle tariffe elettriche e del gas, per la riduzione dei premi RC-auto, per l'internazionalizzazione, lo sviluppo e la digitalizzazione delle imprese, nonché misure per la realizzazione di opere pubbliche ed EXPO 2015.</text:p>
      <text:p text:style-name="P146">(G.U. n. 300 del 23.12.2013)</text:p>
      <text:p text:style-name="P146"/>
      <text:p text:style-name="P159">-<text:tab/>Decreto Legge 30.12.2013, n. 150<text:span text:style-name="T11"> - art. 10, comma 1</text:span></text:p>
      <text:p text:style-name="P146">Proroga di termini previsti da disposizioni legislative</text:p>
      <text:p text:style-name="P146">(G.U. n. 304 del 30.12.2013)</text:p>
      <text:p text:style-name="P146"/>
      <text:p text:style-name="P159">-<text:tab/>Legge 07.01.2014, n. 1</text:p>
      <text:p text:style-name="P146"><text:soft-page-break/>Istituzione di una Commissione parlamentare di inchiesta sulle attività illecite connesse al ciclo dei rifiuti e su illeciti ambientali ad esse correlati</text:p>
      <text:p text:style-name="P251">(G.U. n. 11 del 15.01.2014)</text:p>
      <text:p text:style-name="P146"/>
      <text:p text:style-name="P159">-<text:tab/>Legge 06.02.2014, n. 6</text:p>
      <text:p text:style-name="P146">Conversione in legge, con modificazioni, del decreto-legge 10 dicembre 2013, n. 136, recante disposizioni urgenti dirette a fronteggiare emergenze ambientali e industriali ed a favorire lo sviluppo delle aree interessate</text:p>
      <text:p text:style-name="P251">(G.U. n. 32 del 08.02.2014)</text:p>
      <text:p text:style-name="P251"/>
      <text:p text:style-name="P116">-<text:tab/>Decreto Ministeriale 13.02.2014</text:p>
      <text:p text:style-name="P134">Criteri ambientali minimi per "Affidamento del servizio di gestione dei rifiuti urbani" e "Forniture di cartucce toner e cartucce a getto di inchiostro e affidamento del servizio integrato di ritiro e fornitura di cartucce toner e a getto di inchiostro"</text:p>
      <text:p text:style-name="P134">(G.U. n. 58 del 11.03.2014)</text:p>
      <text:p text:style-name="P134"/>
      <text:p text:style-name="P159">-<text:tab/>Legge 21.02.2014, n. 9</text:p>
      <text:p text:style-name="P146">Conversione in legge, con modificazioni, del decreto-legge 23 dicembre 2013, n. 145, recante interventi urgenti di avvio del piano «Destinazione Italia», per il contenimento delle tariffe elettriche e del gas, per la riduzione dei premi RC-auto, per l'internazionalizzazione, lo sviluppo e la digitalizzazione delle imprese, nonché misure per la realizzazione di opere pubbliche ed EXPO 2015.</text:p>
      <text:p text:style-name="P251">(G.U. n. 43 del 21.02.2014)</text:p>
      <text:p text:style-name="P251"/>
      <text:p text:style-name="P159">-<text:tab/>Legge 27.02.2014, n. 15</text:p>
      <text:p text:style-name="P146">Conversione in legge, con modificazioni, del decreto-legge 30 dicembre 2013, n. 150, recante proroga di termini previsti da disposizioni legislative</text:p>
      <text:p text:style-name="P146">(G.U. n. 49 del 28.02.2014)</text:p>
      <text:p text:style-name="P251"/>
      <text:p text:style-name="P334">-<text:tab/>Decreto Legislativo 04.03.2014, n. 46</text:p>
      <text:p text:style-name="P85">Attuazione della direttiva 2010/75/UE relativa alle emissioni industriali (prevenzione e riduzione integrate dell'inquinamento).</text:p>
      <text:p text:style-name="P84">(Suppl. Ord. n. 27/L alla G.U. n. 72 del 27.03.2014)</text:p>
      <text:p text:style-name="P251"/>
      <text:p text:style-name="P249">-<text:tab/>Decreto <text:span text:style-name="T113">L</text:span>egislativo 14.03.2014, n. 49</text:p>
      <text:p text:style-name="P251">Attuazione della direttiva 2012/19/UE sui rifiuti di apparecchiature elettriche ed elettroniche (Raee) </text:p>
      <text:p text:style-name="P251">(Suppl. Ord n. 30 alla G.U. n. 73 del 28.03.2014)</text:p>
      <text:p text:style-name="P251"/>
      <text:p text:style-name="P116">-<text:tab/>Decreto Ministeriale 24.04.2014</text:p>
      <text:p text:style-name="P134">Disciplina delle modalità di applicazione a regime del Sistri del trasporto intermodale nonché specificazione delle categorie di soggetti obbligati ad aderire, ex articolo 188-ter, comma 1 e 3 del decreto legislativo n. 152 del 2006</text:p>
      <text:p text:style-name="P134">(G.U n. 99 del 30.04.2014)</text:p>
      <text:p text:style-name="P134"/>
      <text:p text:style-name="P116">-<text:tab/>Decreto Ministeriale 03.06.2014, n. 120</text:p>
      <text:p text:style-name="P134">Regolamento per la definizione delle attribuzioni e delle modalità di organizzazione dell'Albo nazionale dei gestori ambientali, dei requisiti tecnici e finanziari delle imprese e dei responsabili tecnici, dei termini e delle modalità di iscrizione e dei relativi diritti annuali</text:p>
      <text:p text:style-name="P134">(G.U. n. 195 del 23.08.2014)</text:p>
      <text:p text:style-name="P134"/>
      <text:p text:style-name="P116">-<text:tab/>Decreto Legge 24.06.2014, n. 91</text:p>
      <text:p text:style-name="P134"><text:soft-page-break/>Disposizioni urgenti per il settore agricolo, la tutela ambientale e l'efficientamento energetico dell'edilizia scolastica e universitaria, il rilancio e lo sviluppo delle imprese, il contenimento dei costi gravanti sulle tariffe elettriche, nonchè per la definizione immediata di adempimenti derivanti dalla normativa europea</text:p>
      <text:p text:style-name="P134">(G.U. n.144 del 24.06.2014) </text:p>
      <text:p text:style-name="P134"/>
      <text:p text:style-name="P116">-<text:tab/>Circolare MATTM 18.07.2014, n. 19931</text:p>
      <text:p text:style-name="P134">Disposizioni temporanee per la determinazione dell'importo e delle modalità di prestazione delle garanzie finanziarie dovute dai titolari di autorizzazione alla gestione rifiuti</text:p>
      <text:p text:style-name="P134">()</text:p>
      <text:p text:style-name="P134"/>
      <text:p text:style-name="P116">-<text:tab/>Legge 11.08.2014, n. 116</text:p>
      <text:p text:style-name="P68">Conversione in legge, con modificazioni, del decreto-legge 24 giugno 2014, n. 91, recante disposizioni urgenti per il settore agricolo, la tutela ambientale e l'efficientamento energetico dell'edilizia scolastica e universitaria, il rilancio e lo sviluppo delle imprese, il contenimento dei costi gravanti sulle tariffe elettriche, nonché per la definizione immediata di adempimenti derivanti dalla normativa europea.</text:p>
      <text:p text:style-name="P251">(Suppl. Ord n. 72 alla G.U. n. 192 del 20.08.2014)</text:p>
      <text:p text:style-name="P251"/>
      <text:p text:style-name="P116">-<text:tab/>Decreto Legge 12.09.2014, n. 133</text:p>
      <text:p text:style-name="P134">Misure urgenti per l'apertura dei cantieri, la realizzazione delle opere pubbliche, la digitalizzazione del Paese, la semplificazione burocratica, l'emergenza del dissesto idrogeologico e per la ripresa delle attività produttive</text:p>
      <text:p text:style-name="P134">(G.U. n. 212 del 12.09.2014)</text:p>
      <text:p text:style-name="P71"/>
      <text:p text:style-name="P325">-<text:tab/><text:span text:style-name="T116">Circolare MATTM</text:span> <text:span text:style-name="T116">27</text:span>.<text:span text:style-name="T116">10.</text:span>201<text:span text:style-name="T116">4</text:span>, n. <text:span text:style-name="T116">22295</text:span></text:p>
      <text:p text:style-name="P74">Linee di indirizzo sulle modalità applicative della disciplina in materia di prevenzione e riduzione integrate dell'inquinamento, recata dal Titolo III-bis alla parte seconda del decreto legislativo 3 aprile 2006, n. 152, alla luce delle modifiche introdotte dal decreto legislativo 4 marzo 2014, n. 46</text:p>
      <text:p text:style-name="P73">()</text:p>
      <text:p text:style-name="P73"/>
      <text:p text:style-name="P316"><text:span text:style-name="T111">-<text:tab/></text:span>Legge 11.<text:span text:style-name="T111">11.</text:span>2014, n. 164 </text:p>
      <text:p text:style-name="P77">Conversione in legge, con modificazioni, del decreto-legge 12 settembre 2014, n. 133, recante misure urgenti per l'apertura dei cantieri, la realizzazione delle opere pubbliche, la digitalizzazione del Paese, la semplificazione burocratica, l'emergenza del dissesto idrogeologico e per la ripresa delle attività produttive</text:p>
      <text:p text:style-name="P69">(S<text:span text:style-name="T111">uppl. Ord.</text:span> n. 85 alla G.<text:span text:style-name="T111">U.</text:span> n. 262 <text:span text:style-name="T111">del</text:span> 11.<text:span text:style-name="T111">11.</text:span>2014)</text:p>
      <text:p text:style-name="P134"/>
      <text:p text:style-name="P232">-<text:tab/>Deliberazione Albo nazionale gestori ambientali 25.11.2014, n. 7/Albo/Cn</text:p>
      <text:p text:style-name="P217">Variazioni dell'iscrizione all'Albo</text:p>
      <text:p text:style-name="P217">()</text:p>
      <text:p text:style-name="P217"/>
      <text:p text:style-name="P232">-<text:tab/>Deliberazione Albo nazionale gestori ambientali 25.11.2014, n. 8/Albo/Cn</text:p>
      <text:p text:style-name="P217">Foglio notizie per l'iscrizione all' Albo, con procedura ordinaria, nelle categorie 1, 4 e 5</text:p>
      <text:p text:style-name="P217">(G.U. n. 299 del 27.12.2014)</text:p>
      <text:p text:style-name="P217"/>
      <text:p text:style-name="P317"><text:span text:style-name="T112">-<text:tab/></text:span>D<text:span text:style-name="T112">ecreto Legge</text:span> 31.<text:span text:style-name="T112">12.</text:span>2014 , n. 192</text:p>
      <text:p text:style-name="P21">Proroga di termini previsti da disposizioni legislative.</text:p>
      <text:p text:style-name="P321">(G.U. n. 302 del 31.<text:span text:style-name="T112">1</text:span>2.2014) </text:p>
      <text:p text:style-name="P134"/>
      <text:p text:style-name="P319">-<text:tab/>Legge 27.02.2015, n. 11</text:p>
      <text:p text:style-name="P78"><text:soft-page-break/>Conversione in legge, con modificazioni, del decreto-legge 31 dicembre 2014, n. 192, recante proroga di termini previsti da disposizioni legislative</text:p>
      <text:p text:style-name="P70">(G.U. n. 49 del 28.02.2015)</text:p>
      <text:p text:style-name="P70"/>
      <text:p text:style-name="P232">-<text:tab/>Deliberazione Albo nazionale gestori ambientali 22.04.2015, n. 01/Albo/Cn</text:p>
      <text:p text:style-name="P217">Regolamento per lo svolgimento dei controlli a campione sulla veridicità delle dichiarazioni sostitutive di certificazione e di atto di notorietà ai sensi del decreto del Presidente della Repubblica del 28 dicembre 2000, n. 445, rese ai fini dell'iscrizione all'Albo nazionale gestori ambientali</text:p>
      <text:p text:style-name="P217">(G.U. n. 154 del 06.07.2015)</text:p>
      <text:p text:style-name="P218"/>
      <text:p text:style-name="P324">-<text:tab/><text:span text:style-name="T92">Decreto Presidente Consiglio Ministri</text:span> 08.05.2015 </text:p>
      <text:p text:style-name="P23">Adozione del modello semplificato e unificato per la richiesta di autorizzazione unica ambientale Aua </text:p>
      <text:p text:style-name="P23">(<text:span text:style-name="T109">Suppl. Ord</text:span> n. 35 alla G.U. n. 149 del 30.06.2015)</text:p>
      <text:p text:style-name="P75"/>
      <text:p text:style-name="P324">-<text:tab/>Legge 22.<text:span text:style-name="T115">05.</text:span>2015, n. 68</text:p>
      <text:p text:style-name="P72">Disposizioni in materia di delitti contro l'ambiente</text:p>
      <text:p text:style-name="P72">(G.U. n. 122 del 28.05.2015)</text:p>
      <text:p text:style-name="P70"/>
      <text:p text:style-name="P326">-<text:tab/>Decreto Ministero Ambiente 27.05.2015, n. 30</text:p>
      <text:p text:style-name="P14">Approvazione del contributo 2015 per la gestione degli pneumatici fuori uso (Pfu) da veicoli fuori uso</text:p>
      <text:p text:style-name="P76">(Pubblicato sul sito MinAmbiente il 28.05.2015)</text:p>
      <text:p text:style-name="P75"/>
      <text:p text:style-name="P325">-<text:tab/><text:span text:style-name="T116">Circolare MATTM</text:span> <text:span text:style-name="T116">17</text:span>.<text:span text:style-name="T115">06.</text:span>2015, n. <text:span text:style-name="T116">12422</text:span></text:p>
      <text:p text:style-name="P74">Ulteriori criteri sulle modalità applicative della disciplina in materia di prevenzione e riduzione integrate dell'inquinamento alla luce delle modifiche introdotte dal D.Lgs 4 marzo 2014, n. 46</text:p>
      <text:p text:style-name="P73">()</text:p>
      <text:p text:style-name="P71"/>
      <text:p text:style-name="P318"><text:span text:style-name="T112">-<text:tab/></text:span>D<text:span text:style-name="T112">ecreto Legge</text:span> <text:span text:style-name="T119">19</text:span>.<text:span text:style-name="T118">06.</text:span>201<text:span text:style-name="T118">5</text:span>, n. <text:span text:style-name="T119">78</text:span></text:p>
      <text:p text:style-name="P24">Disposizioni urgenti in materia di enti territoriali. Disposizioni per garantire la continuità dei dispositivi di sicurezza e di controllo del territorio. Razionalizzazione delle spese del Servizio sanitario nazionale nonché norme in materia di rifiuti e di emissioni industriali</text:p>
      <text:p text:style-name="P229">(Suppl. Ord n. <text:span text:style-name="T119">32</text:span> alla G.U. n. 1<text:span text:style-name="T119">40</text:span> del 1<text:span text:style-name="T119">9</text:span>.0<text:span text:style-name="T119">6</text:span>.2015)</text:p>
      <text:p text:style-name="P323"/>
      <text:p text:style-name="P318"><text:span text:style-name="T112">-<text:tab/></text:span>D<text:span text:style-name="T112">ecreto Legge</text:span> <text:span text:style-name="T118">04</text:span>.<text:span text:style-name="T118">07.</text:span>201<text:span text:style-name="T118">5</text:span>, n. 92</text:p>
      <text:p text:style-name="P21">Misure urgenti in materia di rifiuti e di autorizzazione integrata ambientale, nonché per l'esercizio dell'attività d'impresa di stabilimenti industriali di interesse strategico nazionale</text:p>
      <text:p text:style-name="P322">(G.U. n. <text:span text:style-name="T118">153</text:span> del <text:span text:style-name="T118">04.07.2015</text:span>) </text:p>
      <text:p text:style-name="P134"/>
      <text:p text:style-name="P327">-<text:tab/>Legge 06.08.2015, n. 125</text:p>
      <text:p text:style-name="P14">Conversione in legge, con modificazioni, del decreto-legge 19 giugno 2015, n. 78, recante disposizioni urgenti in materia di Enti territoriali</text:p>
      <text:p text:style-name="P126">(Suppl. Ord n. 49 alla G.U. n. 188 del 14.08.2015)</text:p>
      <text:p text:style-name="P131"/>
      <text:p text:style-name="P233"><text:span text:style-name="T122">-<text:tab/></text:span>Deliberazione Albo nazionale gestori ambientali 16.<text:span text:style-name="T122">09.</text:span>2015, n. 2</text:p>
      <text:p text:style-name="P219">Criteri per l'applicazione dell'articolo 8, comma 2, del decreto 3 giugno 2014, n. 120 del Ministro dell'ambiente e della tutela del territorio e del mare , di concerto con i Ministri dello sviluppo economico e delle infrastrutture e dei trasporti.</text:p>
      <text:p text:style-name="P219">(G.<text:span text:style-name="T122">U. </text:span>n. 292 <text:span text:style-name="T122">del</text:span> 16.<text:span text:style-name="T122">12.</text:span>2015)</text:p>
      <text:p text:style-name="P219"/>
      <text:p text:style-name="P233"><text:soft-page-break/><text:span text:style-name="T122">-<text:tab/></text:span>Deliberazione Albo nazionale gestori ambientali 15.<text:span text:style-name="T122">10.</text:span>2015, n. 3</text:p>
      <text:p text:style-name="P219">Integrazioni alla deliberazione n. 2 del 16 settembre 2015, recante criteri per l'applicazione dell'articolo 8, comma 2, del decreto 3 giugno 2014, n. 120, del Ministro dell'ambiente e della tutela del territorio e del mare, di concerto con i Ministri dello sviluppo economico e delle infrastrutture e dei trasporti</text:p>
      <text:p text:style-name="P219">(G.<text:span text:style-name="T122">U.</text:span> n. 292 <text:span text:style-name="T122">del</text:span> 16.<text:span text:style-name="T122">12.</text:span>2015)</text:p>
      <text:p text:style-name="P238"/>
      <text:p text:style-name="P336">-<text:tab/>Deliberazione Albo nazionale gestori ambientali 18.11.2015, n. 4</text:p>
      <text:p text:style-name="P139">Iscrizioni all'Albo, con procedura semplificata, ai sensi dell'articolo 212, comma 5, ultimo periodo, del decreto legislativo 3 aprile 2006, n. 152, e dell'articolo 16, comma 1, lettera a) del decreto 3 giugno 2014, n. 120, del Ministro dell'ambiente e della tutela del territorio e del mare e il Ministro delle infrastrutture e dei trasporti</text:p>
      <text:p text:style-name="P139">(Comunicato pubblicato sulla G.U. n. 292 del 16.12.2015)</text:p>
      <text:p text:style-name="P139"/>
      <text:p text:style-name="P336">-<text:tab/>Decreto-legge 25.<text:span text:style-name="T123">11.</text:span>2015, n. 185</text:p>
      <text:p text:style-name="P140">Misure urgenti per interventi nel territorio</text:p>
      <text:p text:style-name="P140">(G.<text:span text:style-name="T123">U.</text:span> n. 275 <text:span text:style-name="T123">del </text:span>25.<text:span text:style-name="T123">11.</text:span>20<text:span text:style-name="T123">1</text:span>5)</text:p>
      <text:p text:style-name="P231"/>
      <text:p text:style-name="P331">-<text:tab/><text:span text:style-name="T35">Decreto Presidente Consiglio Ministri</text:span> <text:span text:style-name="T121">21</text:span>.<text:span text:style-name="T121">12</text:span>.2015</text:p>
      <text:p text:style-name="P22">Approvazione del modello unico di dichiarazione ambientale per l'anno 2016</text:p>
      <text:p text:style-name="P128">(G.U. n. 30<text:span text:style-name="T121">0</text:span> del <text:span text:style-name="T121">28</text:span>.12.2015)</text:p>
      <text:p text:style-name="P130"/>
      <text:p text:style-name="P132">-<text:tab/>Decreto Legge 30.12.2015, n. 210<text:span text:style-name="T11"> </text:span><text:span text:style-name="T12">(art.8)</text:span></text:p>
      <text:p text:style-name="P127">Proroga di termini previsti da disposizioni legislative</text:p>
      <text:p text:style-name="P127">(G.U. n. 302 del 30.12.2015)</text:p>
      <text:p text:style-name="P134"/>
      <text:p text:style-name="P117">-<text:tab/><text:span text:style-name="T120">Legge 28.12.2015, n. 221</text:span></text:p>
      <text:p text:style-name="P138">Disposizioni in materia ambientale per promuovere misure di green economy e per il contenimento dell'uso eccessivo di risorse naturali</text:p>
      <text:p text:style-name="P138">(G.U. n. 13 del 18.01.2016)</text:p>
      <text:p text:style-name="P134"/>
      <text:p text:style-name="P363"><text:span text:style-name="T23">-<text:tab/>Legge 22.</text:span><text:span text:style-name="T24">01.</text:span><text:span text:style-name="T23">2016, n. 9</text:span></text:p>
      <text:p text:style-name="P231">Conversione in legge, con modificazioni, del decreto-legge 25 novembre 2015, n. 185, recante misure urgenti per interventi nel territorio. Proroga del termine per l'esercizio delle deleghe per la revisione della struttura del bilancio dello Stato, nonché per il riordino della disciplina per la gestione del bilancio e il potenziamento della funzione del bilancio di cassa</text:p>
      <text:p text:style-name="P140">(G.<text:span text:style-name="T124">U.</text:span> n. 18 <text:span text:style-name="T124">del</text:span> 23 gennaio 2016)</text:p>
      <text:p text:style-name="P231"/>
      <text:p text:style-name="P129">-<text:tab/>Decreto legislativo 22.01.2016, n. 10</text:p>
      <text:p text:style-name="P154">Modifica e abrogazione di disposizioni di legge che prevedono l'adozione di provvedimenti non legislativi di attuazione, a norma dell'articolo 21 della legge 7 agosto 2015, n. 124</text:p>
      <text:p text:style-name="P154">(G.U. n. 22 del 28.01.2016)</text:p>
      <text:p text:style-name="P154"/>
      <text:p text:style-name="P336">-<text:tab/>Deliberazione Albo nazionale gestori ambientali 10.02.2016, prot. n. 01/Albo/Cn</text:p>
      <text:p text:style-name="P219">Efficacia e validità dei provvedimenti dell'Albo nazionale gestori ambientali. Adeguamento delle procedure relative alla gestione telematica delle domande e delle comunicazioni relative all'iscrizione all'Albo di cui alla deliberazione n. 2 dell'11 settembre 2013</text:p>
      <text:p text:style-name="P219">(G.U. n. 66 del 19.03.2016)</text:p>
      <text:p text:style-name="P219"/>
      <text:p text:style-name="P234">-<text:tab/>Decreto Legislativo 15.02.2016, n. 27</text:p>
      <text:p text:style-name="P222">Attuazione della direttiva 2013/56/UE che modifica la direttiva 2006/66/CE relativa a pile e accumulatori e ai rifiuti di pile e accumulatori per quanto riguarda l'immissione sul mercato di <text:soft-page-break/>batterie portatili e di accumulatori contenenti cadmio destinati a essere utilizzati negli utensili elettrici senza fili e di pile a bottone con un basso tenore di mercurio, e che abroga la decisione 2009/603/CE della commissione.</text:p>
      <text:p text:style-name="P222">(G.U. n. 54 del 05.03.2016)</text:p>
      <text:p text:style-name="P219"/>
      <text:p text:style-name="P234">-<text:tab/>D<text:span text:style-name="T125">ecreto Ministero </text:span>Ambiente 24.<text:span text:style-name="T125">02.</text:span>2016, n. 88</text:p>
      <text:p text:style-name="P223">Regolamento concernente i requisiti del curatore dei rifiuti posti sotto sequestro nelle aree portuali e aeroportuali ai sensi dell'articolo 259 o dell'articolo 260 del decreto legislativo 3 aprile 2006, n. 152</text:p>
      <text:p text:style-name="P223">(G.U. n. 122 del 26.05.2016)</text:p>
      <text:p text:style-name="P222"/>
      <text:p text:style-name="P157">-<text:tab/>Legge 25.02.2016, n. 21</text:p>
      <text:p text:style-name="P155">Conversione in legge, con modificazioni, del decreto-legge 30 dicembre 2015, n. 210, recante proroga di termini previsti da disposizioni legislative</text:p>
      <text:p text:style-name="P155">(G.U. n. 47 del 26.02.2016)</text:p>
      <text:p text:style-name="P155"/>
      <text:p text:style-name="P235">-<text:tab/><text:span text:style-name="T100">Decreto Presidente Consiglio Ministri</text:span> <text:span text:style-name="T127">0</text:span>7.<text:span text:style-name="T127">03.</text:span>2016</text:p>
      <text:p text:style-name="P222">Misure per la realizzazione di un sistema adeguato e integrato di gestione della frazione organica dei rifi uti urbani, ricognizione dell’offerta esistente ed individuazione del fabbisogno residuo di impianti di recupero della frazione organica di rifiuti urbani raccolta in maniera differenziata, articolato per regioni.</text:p>
      <text:p text:style-name="P222">(G.U. n. 91 del 19.04.2016)</text:p>
      <text:p text:style-name="P222"/>
      <text:p text:style-name="P234">-<text:tab/>Decreto Ministero Ambiente 30.03.2016, n. 78</text:p>
      <text:p text:style-name="P222">Regolamento recante disposizioni relative al funzionamento e ottimizzazione del sistema di tracciabilità dei rifiuti in attuazione dell'articolo 188-bis, comma 4-bis, del decreto legislativo 3 aprile 2006, n. 152</text:p>
      <text:p text:style-name="P222">(G.U. n. 120 del 24.05.2016)</text:p>
      <text:p text:style-name="P222"/>
      <text:p text:style-name="P236">-<text:tab/>Decreto direttoriale Ministero Ambiente 08.04.2016, n. 28</text:p>
      <text:p text:style-name="P224">Accoglimento dell'istanza di riconoscimento del sistema di riciclaggio, recupero, ripresa e raccolta dei pallet in plastica Conip</text:p>
      <text:p text:style-name="P224">(Pubblicato sul sito web del Ministero)</text:p>
      <text:p text:style-name="P219"/>
      <text:p text:style-name="P336">-<text:tab/>Deliberazione Albo nazionale gestori ambientali 20.04.2016, prot. n. 02/Albo/Cn</text:p>
      <text:p text:style-name="P219">Modifiche alla deliberazione n. 2 del 15 dicembre 2010 recante "Criteri per l'iscrizione all'Albo nella categoria 8: intermediazione e commercio dei rifiuti"</text:p>
      <text:p text:style-name="P219">()</text:p>
      <text:p text:style-name="P219"/>
      <text:p text:style-name="P335">-<text:tab/>Decreto 31.<text:span text:style-name="T131">05.</text:span>2016, n. 121</text:p>
      <text:p text:style-name="P227">Regolamento recante modalità semplificate per lo svolgimento delle attività di ritiro gratuito da parte dei distributori di rifiuti di apparecchiature elettriche ed elettroniche (Raee) di piccolissime dimensioni, nonché requisiti tecnici per lo svolgimento del deposito preliminare alla raccolta presso i distributori e per il trasporto, ai sensi dell'articolo 11, commi 3 e 4, del decreto legislativo 14 marzo 2014, n. 49</text:p>
      <text:p text:style-name="P227">(G.U. n. 157 del 07.07.2016)</text:p>
      <text:p text:style-name="P227"/>
      <text:p text:style-name="P405"><text:span text:style-name="T77">-<text:tab/>Decreto </text:span><text:span text:style-name="T78">Ministero Ambiente</text:span><text:span text:style-name="T77"> 26.</text:span><text:span text:style-name="T79">05.</text:span><text:span text:style-name="T77">2016</text:span></text:p>
      <text:p text:style-name="P18">Linee guida per il calcolo della percentuale di raccolta differenziata dei rifiuti urbani</text:p>
      <text:p text:style-name="P18">(G.<text:span text:style-name="T128">U.</text:span> n. 146 <text:span text:style-name="T128">del </text:span>24.<text:span text:style-name="T128">06.</text:span>2016)</text:p>
      <text:p text:style-name="P18"/>
      <text:p text:style-name="P408">-<text:tab/>Legge 28.<text:span text:style-name="T129">07.</text:span>2016, n. 154</text:p>
      <text:p text:style-name="P19"><text:soft-page-break/>Deleghe al Governo e ulteriori disposizioni in materia di semplificazione, razionalizzazione e competitività dei settori agricolo e agroalimentare, nonché sanzioni in materia di pesca illegale</text:p>
      <text:p text:style-name="P19"><text:span text:style-name="T130">(G.U. n. 1</text:span>8<text:span text:style-name="T130">6 del </text:span>10<text:span text:style-name="T130">.0</text:span>8<text:span text:style-name="T130">.2016)</text:span></text:p>
      <text:p text:style-name="P19"/>
      <text:p text:style-name="P406"><text:span text:style-name="Emphasis"><text:span text:style-name="T81">-<text:tab/>Legge 19 agosto 2016, n. 166</text:span></text:span></text:p>
      <text:p text:style-name="P411">Disposizioni concernenti la donazione e la distribuzione di prodotti alimentari e farmaceutici a fini di solidarietà sociale e per la limitazione degli sprechi</text:p>
      <text:p text:style-name="P411">(G.U. n. 202 del 30.08.2016)</text:p>
      <text:p text:style-name="P228"/>
      <text:p text:style-name="P406"><text:span text:style-name="Emphasis"><text:span text:style-name="T78">-<text:tab/>Decreto Ministero 21.09.2016</text:span></text:span></text:p>
      <text:p text:style-name="P46"><text:span text:style-name="Emphasis"><text:span text:style-name="T42">Istituzione del Fondo per la progettazione preliminare e definitiva degli interventi di bonifica di edifici pubblici contaminati da amianto</text:span></text:span></text:p>
      <text:p text:style-name="P46"><text:span text:style-name="Emphasis"><text:span text:style-name="T42">(G.U. n. 276 del 25.11.2016)</text:span></text:span></text:p>
      <text:p text:style-name="P46"><text:span text:style-name="Emphasis"><text:span text:style-name="T42"/></text:span></text:p>
      <text:p text:style-name="P406"><text:span text:style-name="Emphasis"><text:span text:style-name="T78">-<text:tab/>Decreto Ministero 12.10.2016, n. 275</text:span></text:span></text:p>
      <text:p text:style-name="P46"><text:span text:style-name="Emphasis"><text:span text:style-name="T42">Approvazione statuto del Centro di coordinamento Raee - Attuazione</text:span></text:span></text:p>
      <text:p text:style-name="P46"><text:span text:style-name="Emphasis"><text:span text:style-name="T42">()</text:span></text:span></text:p>
      <text:p text:style-name="P46"><text:span text:style-name="Emphasis"><text:span text:style-name="T42"/></text:span></text:p>
      <text:p text:style-name="P366"><text:span text:style-name="Emphasis"><text:span text:style-name="T78">-<text:tab/>Decreto Ministero 1</text:span></text:span><text:span text:style-name="Emphasis"><text:span text:style-name="T80">3</text:span></text:span><text:span text:style-name="Emphasis"><text:span text:style-name="T78">.10.2016, n. 2</text:span></text:span><text:span text:style-name="Emphasis"><text:span text:style-name="T80">64</text:span></text:span></text:p>
      <text:p text:style-name="P47"><text:span text:style-name="Emphasis"><text:span text:style-name="T43">Regolamento recante criteri indicativi per agevolare la dimostrazione della sussistenza dei requisiti per la qualifica dei residui di produzione come sottoprodotti e non come rifiuti.</text:span></text:span></text:p>
      <text:p text:style-name="P47"><text:span text:style-name="Emphasis"><text:span text:style-name="T42">(G.U. n. 3</text:span></text:span><text:span text:style-name="Emphasis"><text:span text:style-name="T43">8</text:span></text:span><text:span text:style-name="Emphasis"><text:span text:style-name="T42"> del </text:span></text:span><text:span text:style-name="Emphasis"><text:span text:style-name="T43">15</text:span></text:span><text:span text:style-name="Emphasis"><text:span text:style-name="T42">.0</text:span></text:span><text:span text:style-name="Emphasis"><text:span text:style-name="T43">2</text:span></text:span><text:span text:style-name="Emphasis"><text:span text:style-name="T42">.2017)</text:span></text:span></text:p>
      <text:p text:style-name="P47"><text:span text:style-name="Emphasis"><text:span text:style-name="T43"/></text:span></text:p>
      <text:p text:style-name="P406"><text:span text:style-name="Emphasis"><text:span text:style-name="T78">-<text:tab/>Decreto Ministero delle infrastrutture e dei trasporti 10.11.2016, n. 248</text:span></text:span></text:p>
      <text:p text:style-name="P46"><text:span text:style-name="Emphasis"><text:span text:style-name="T42">Regolamento recante individuazione delle opere per le quali sono necessari lavori o componenti di notevole contenuto tecnologico o di rilevante complessità tecnica e dei requisiti di specializzazione richiesti per la loro esecuzione, ai sensi dell'articolo 89, comma 11, del decreto legislativo 18 aprile 2016, n. 50</text:span></text:span></text:p>
      <text:p text:style-name="P46"><text:span text:style-name="Emphasis"><text:span text:style-name="T42">(G.U. n. 3 del 04.01.2017)</text:span></text:span></text:p>
      <text:p text:style-name="P46"><text:span text:style-name="Emphasis"><text:span text:style-name="T42"/></text:span></text:p>
      <text:p text:style-name="P406"><text:span text:style-name="Emphasis"><text:span text:style-name="T78">-<text:tab/>Decreto Ministero 07.12.2016</text:span></text:span></text:p>
      <text:p text:style-name="P46"><text:span text:style-name="Emphasis"><text:span text:style-name="T42">Adozione dello schema di statuto-tipo per il Consorzio nazionale per la gestione, raccolta e trattamento degli oli minerali usati</text:span></text:span></text:p>
      <text:p text:style-name="P46"><text:span text:style-name="Emphasis"><text:span text:style-name="T42">(G.U. n. 300 del 24.12.2016)</text:span></text:span></text:p>
      <text:p text:style-name="P46"><text:span text:style-name="Emphasis"><text:span text:style-name="T42"/></text:span></text:p>
      <text:p text:style-name="P406"><text:span text:style-name="Emphasis"><text:span text:style-name="T78">-<text:tab/>Decreto Ministero 22.12.2016</text:span></text:span></text:p>
      <text:p text:style-name="P46"><text:span text:style-name="Emphasis"><text:span text:style-name="T42">Recepimento della direttiva 2015/2087/Ce, recante modifica dell'allegato II, della direttiva 2000/59/Ce del Parlamento europeo e del Consiglio, relativa agli impianti portuali di raccolta per i rifiuti prodotti dalle navi e i residui di carico</text:span></text:span></text:p>
      <text:p text:style-name="P46"><text:span text:style-name="Emphasis"><text:span text:style-name="T42">(G.U. n. 3 del 04.01.2017)</text:span></text:span></text:p>
      <text:p text:style-name="P46"><text:span text:style-name="Emphasis"><text:span text:style-name="T42"/></text:span></text:p>
      <text:p text:style-name="P406"><text:span text:style-name="Emphasis"><text:span text:style-name="T78">-<text:tab/>Decreto Ministero 22.12.2016</text:span></text:span></text:p>
      <text:p text:style-name="P46"><text:span text:style-name="Emphasis"><text:span text:style-name="T42">Adozione del Piano nazionale delle ispezioni di stabilimenti, imprese, intermediari e commercianti in conformità dell'articolo 34 della direttiva 2008/98/Ce, nonché delle spedizioni di rifiuti e del relativo recupero o smaltimento</text:span></text:span></text:p>
      <text:p text:style-name="P46"><text:span text:style-name="Emphasis"><text:span text:style-name="T42">(G.U. n. 7 del 10.01.2017)</text:span></text:span></text:p>
      <text:p text:style-name="P46"><text:span text:style-name="Emphasis"><text:span text:style-name="T42"/></text:span></text:p>
      <text:p text:style-name="P406"><text:span text:style-name="Emphasis"><text:span text:style-name="T78">-<text:tab/>Decreto Legge 30.12.2016, n. 244,</text:span></text:span><text:span text:style-name="Emphasis"><text:span text:style-name="T75"> art. 12</text:span></text:span></text:p>
      <text:p text:style-name="P46"><text:span text:style-name="Emphasis"><text:span text:style-name="T42">Proroga e definizione di termini</text:span></text:span></text:p>
      <text:p text:style-name="P46"><text:span text:style-name="Emphasis"><text:span text:style-name="T42">(G.U. n. 304 del 30.12.2016)</text:span></text:span></text:p>
      <text:p text:style-name="P46"><text:span text:style-name="Emphasis"><text:span text:style-name="T42"/></text:span></text:p>
      <text:p text:style-name="P407"><text:soft-page-break/><text:span text:style-name="Emphasis"><text:span text:style-name="T81">-<text:tab/>Decreto </text:span></text:span><text:span text:style-name="Emphasis"><text:span text:style-name="T78">Ministero </text:span></text:span><text:span text:style-name="Emphasis"><text:span text:style-name="T81">20.</text:span></text:span><text:span text:style-name="Emphasis"><text:span text:style-name="T83">01.</text:span></text:span><text:span text:style-name="Emphasis"><text:span text:style-name="T81">2017</text:span></text:span></text:p>
      <text:p text:style-name="P48"><text:span text:style-name="Emphasis"><text:span text:style-name="T44">Attuazione della direttiva 2016/774/Ue del 18 maggio 2016, recante modifica dell'allegato II della direttiva 2000/53/Ce del Parlamento europeo e del Consiglio, relativa ai veicoli fuori uso</text:span></text:span></text:p>
      <text:p text:style-name="P48"><text:span text:style-name="Emphasis"><text:span text:style-name="T42">(G.U. n.</text:span></text:span><text:span text:style-name="Emphasis"><text:span text:style-name="T44"> 28</text:span></text:span><text:span text:style-name="Emphasis"><text:span text:style-name="T42"> </text:span></text:span><text:span text:style-name="Emphasis"><text:span text:style-name="T44">del 03.02.2017)</text:span></text:span></text:p>
      <text:p text:style-name="P48"><text:span text:style-name="Emphasis"><text:span text:style-name="T44"/></text:span></text:p>
      <text:p text:style-name="P406"><text:span text:style-name="Emphasis"><text:span text:style-name="T81">-<text:tab/>Decreto direttoriale 31.</text:span></text:span><text:span text:style-name="Emphasis"><text:span text:style-name="T82">01.</text:span></text:span><text:span text:style-name="Emphasis"><text:span text:style-name="T81">2017, n. 12</text:span></text:span></text:p>
      <text:p text:style-name="P25">Decreto di approvazione del contributo ai sensi dell'articolo 7, comma 5 del decreto ministeriale 11 aprile 2011, n. 82</text:p>
      <text:p text:style-name="P25">(Sito web del Ministero dell'ambiente e della tutela del territorio e del mare il 01.02.2017)</text:p>
      <text:p text:style-name="P25"/>
      <text:p text:style-name="P407"><text:span text:style-name="Emphasis"><text:span text:style-name="T81">-<text:tab/>Decreto </text:span></text:span><text:span text:style-name="Emphasis"><text:span text:style-name="T78">Ministero </text:span></text:span><text:span text:style-name="Emphasis"><text:span text:style-name="T81">15.</text:span></text:span><text:span text:style-name="Emphasis"><text:span text:style-name="T83">02.</text:span></text:span><text:span text:style-name="Emphasis"><text:span text:style-name="T81">2017</text:span></text:span></text:p>
      <text:p text:style-name="P26">Disposizioni in materia di rifiuti di prodotti da fumo e di rifiuti di piccolissime dimensioni</text:p>
      <text:p text:style-name="P26">(G.U. n. 54 del 06.03.2017)</text:p>
      <text:p text:style-name="P27"/>
      <text:p text:style-name="P407"><text:span text:style-name="Emphasis"><text:span text:style-name="T81">-<text:tab/>Legge 27.</text:span></text:span><text:span text:style-name="Emphasis"><text:span text:style-name="T83">02.</text:span></text:span><text:span text:style-name="Emphasis"><text:span text:style-name="T81">2017, n. 19</text:span></text:span></text:p>
      <text:p text:style-name="P26">Conversione in legge, con modificazioni, del decreto-legge 30 dicembre 2016, n. 244, recante proroga e definizione di termini. Proroga del termine per l'esercizio di deleghe legislative</text:p>
      <text:p text:style-name="P239"><text:span text:style-name="T33">(Suppl. Ord n. </text:span><text:span text:style-name="T34">14</text:span><text:span text:style-name="T33"> alla G.U. n. </text:span><text:span text:style-name="T34">49</text:span><text:span text:style-name="T33"> del </text:span><text:span text:style-name="T34">28</text:span><text:span text:style-name="T33">.0</text:span><text:span text:style-name="T34">2</text:span><text:span text:style-name="T33">.201</text:span><text:span text:style-name="T34">7</text:span><text:span text:style-name="T33">)</text:span></text:p>
      <text:p text:style-name="P251"/>
      <text:p text:style-name="P297">DISPOSIZIONI REGIONALI</text:p>
      <text:p text:style-name="P165"/>
      <text:p text:style-name="P168">-<text:tab/>Legge Regionale 07.06.1980, n. 94</text:p>
      <text:p text:style-name="P34">Norme per interventi per lo smaltimento dei rifiuti</text:p>
      <text:p text:style-name="P172">(5° Suppl. Ord. al B.U.R.Lo n. 24 del 12.06.1980)</text:p>
      <text:p text:style-name="P172"/>
      <text:p text:style-name="P276">-<text:tab/>Regolamento Regionale 09.01.1982, n. 2</text:p>
      <text:p text:style-name="P392">Normativa per la realizzazione e la gestione di discariche controllate per lo smaltimento dei rifiuti solidi inerti e dei rifiuti solidi urbani.</text:p>
      <text:p text:style-name="P172">(2° Suppl. Ord. al B.U.R.Lo n. 2 del 13.01.1982)</text:p>
      <text:p text:style-name="P172"/>
      <text:p text:style-name="P276">-<text:tab/>Regolamento Regionale 09.01.1982, n. 3</text:p>
      <text:p text:style-name="P172">Normativa tecnica per le attività di ammasso temporaneo, trasporto, stoccaggio, recupero e smaltimento dei rifiuti speciali e per l'istituzione del Catasto Regionale.</text:p>
      <text:p text:style-name="P392">(2° Suppl. Ord. al B.U.R.Lo n. 2 del 13.01.1982)</text:p>
      <text:p text:style-name="P172"/>
      <text:p text:style-name="P174">-<text:tab/>Deliberazione Giunta Regionale 25.05.1982, n. 17432</text:p>
      <text:p text:style-name="P178">R.R. 2/1982 art. 2 Prima tabella dei rifiuti assimilabili ai rifiuti solidi urbani (B.U.R.Lo n. 30 del 26.07.1982)</text:p>
      <text:p text:style-name="P178"/>
      <text:p text:style-name="P116">-<text:tab/>Deliberazione Giunta Regionale 01.06.1982, n. 17560</text:p>
      <text:p text:style-name="P109">L.R. 94/1980 Attività di ammasso, trasporto, smaltimento e recupero dei rifiuti speciali contenenti policlorodifenili, policlorotrifenili e miscele degli stessi</text:p>
      <text:p text:style-name="P109">(B.U.R.Lo n. 30 del 28.07.1982)</text:p>
      <text:p text:style-name="P109"/>
      <text:p text:style-name="P168">-<text:tab/>Legge Regionale 8.7.1982, n. 32 </text:p>
      <text:p text:style-name="P34">Integrazione alla L.R. 94/1980, concernente norme per interventi per lo smaltimento dei rifiuti.</text:p>
      <text:p text:style-name="P172">(1° Suppl. Ord. al B.U.R.Lo n. 27 del 09.07.1982)</text:p>
      <text:p text:style-name="P172"/>
      <text:p text:style-name="P168">-<text:tab/>Regolamento Regionale 07.08.1982, n. 6</text:p>
      <text:p text:style-name="P172">Modificazione al R.R. 3/1982 “Normativa tecnica per le attività di ammasso temporaneo, trasporto, stoccaggio, recupero e smaltimento dei rifiuti speciali e per l'istituzione del Catasto Regionale”</text:p>
      <text:p text:style-name="P172">(2° Suppl. Ord. al B.U.R.Lo n. 32 del 12.08.1982)</text:p>
      <text:p text:style-name="P172"/>
      <text:p text:style-name="P174">-<text:tab/>Deliberazione Giunta Regionale 16.11.1982, n. 22248</text:p>
      <text:p text:style-name="P178">R.R. 3/1982 art. 3 Prima tabella dei rifiuti a valorizzazione chiaramente individuata</text:p>
      <text:p text:style-name="P178">(B.U.R.Lo n. 9 del 02.03.1983)</text:p>
      <text:p text:style-name="P178"/>
      <text:p text:style-name="P168">-<text:tab/>Regolamento Regionale 20.06.1983, n. 1 </text:p>
      <text:p text:style-name="P307">Modifiche ai RR.RR. 2/1982 “Normativa per la realizzazione e la gestione di discariche controllate per lo smaltimento dei rifiuti solidi inerti e dei rifiuti solidi urbani” e n. 3/1982 “Normativa tecnica per le attività di ammasso temporaneo, trasporto, stoccaggio, recupero e smaltimento dei rifiuti speciali e per l'istituzione del Catasto Regionale”.</text:p>
      <text:p text:style-name="P172">(2° Suppl. Ord. al B.U.R.Lo n. 25 del 24.06.1983)</text:p>
      <text:p text:style-name="P178"/>
      <text:p text:style-name="P168">-<text:tab/>Legge Regionale 13.12.1983, n. 94</text:p>
      <text:p text:style-name="P172">Norme per lo smaltimento dei rifiuti speciali sul suolo o mediante accumulo in discariche o giacimenti controllati.</text:p>
      <text:p text:style-name="P172">(3° Suppl. Ord. al B.U.R.Lo n. 49 del 13.12.1983)</text:p>
      <text:p text:style-name="P172"/>
      <text:p text:style-name="P168"><text:soft-page-break/>-<text:tab/>Legge Regionale 14.12.1983, n. 99</text:p>
      <text:p text:style-name="P34">Modifiche alla L.R. 94/1980 “ Norme per interventi per lo smaltimento dei rifiuti”.</text:p>
      <text:p text:style-name="P172">(1° Suppl. Ord. al B.U.R.Lo n. 50 del 14.12.1983)</text:p>
      <text:p text:style-name="P172"/>
      <text:p text:style-name="P174">-<text:tab/>Deliberazione Giunta Regionale 26.06.1984, n. 40248</text:p>
      <text:p text:style-name="P178">Approvazione della circolare esplicativa della L.R. 94/1983 “Norme per lo smaltimento dei rifiuti speciali sul suolo o mediante accumulo in discariche o giacimenti controllati”.</text:p>
      <text:p text:style-name="P178">(4° Suppl. Straord. al B.U.R.Lo n. 28 del 11.07.1984)</text:p>
      <text:p text:style-name="P178"/>
      <text:p text:style-name="P168">-<text:tab/>Regolamento Regionale 11.08.1984, n. 1</text:p>
      <text:p text:style-name="P172">Modifiche ai RR.RR. 2/1982 “Normativa per la realizzazione e la gestione di discariche controllate per lo smaltimento dei rifiuti solidi inerti e dei rifiuti solidi urbani” e n. 3/1982 “Normativa tecnica per le attività di ammasso temporaneo, trasporto, stoccaggio, recupero e smaltimento dei rifiuti speciali e per l'istituzione del Catasto Regionale”.</text:p>
      <text:p text:style-name="P172"><text:s/>(1° Suppl. Ord. al B.U.R.Lo n. 33 del 16.08.1984)</text:p>
      <text:p text:style-name="P172"/>
      <text:p text:style-name="P168">-<text:tab/>Legge Regionale 10.09.1984, n. 54</text:p>
      <text:p text:style-name="P34">Modifiche alla L.R. 94/1980 “ Norme per interventi per lo smaltimento dei rifiuti”.</text:p>
      <text:p text:style-name="P172"><text:s/>(2° Suppl. Ord. al B.U.R.Lo n. 37 del 12.09.1984)</text:p>
      <text:p text:style-name="P172"/>
      <text:p text:style-name="P116">-<text:tab/>Deliberazione Giunta Regionale 11.04.1985, n. 66818</text:p>
      <text:p text:style-name="P9">Approvazione del piano regionale di bonifica della aree contaminate</text:p>
      <text:p text:style-name="P9"/>
      <text:p text:style-name="P168">-<text:tab/>Deliberazione Giunta Regionale 07.05.1985, n. 51932</text:p>
      <text:p text:style-name="P172">Disposizioni in materia di garanzie finanziarie a carico dei soggetti autorizzati all'esercizio di attività e impianti di smaltimento e trattamento rifiuti</text:p>
      <text:p text:style-name="P172">(B.U.R.Lo n. 42 del 16.10.1985)</text:p>
      <text:p text:style-name="P172"/>
      <text:p text:style-name="P174">-<text:tab/>Circolare Assessore Regionale Ambiente ed Ecologia</text:p>
      <text:p text:style-name="P178">D.P.R. 915/1982 L.R. 94/1980 e R.R. 3/1982. Nota esplicativa circa gli adempimenti amministrativi in materia di rifiuti tossici e nocivi e rifiuti speciali</text:p>
      <text:p text:style-name="P178">(B.U.R.Lo n. 36 del 04.09.1985)</text:p>
      <text:p text:style-name="P178"/>
      <text:p text:style-name="P168">-<text:tab/>Deliberazione Giunta Regionale 08.07.1986, n. 11098</text:p>
      <text:p text:style-name="P172">D.P.R. 915/1982 e L.R. 94/1980 Approvazione delle “Direttive in materia di smaltimento dei reflui derivanti da attività di spurgo”</text:p>
      <text:p text:style-name="P172">(3° Suppl. Straord. al B.U.R.Lo n. 17 del 29.04.1987)</text:p>
      <text:p text:style-name="P109"/>
      <text:p text:style-name="P174">-<text:tab/>Deliberazione Giunta Regionale 25.11.1986, n. 14761</text:p>
      <text:p text:style-name="P178">Integrazione e modifica alla delibera n. 49512 del 19.03.1985 “L.R. 94/1980. Norme ed interventi per lo smaltimento dei rifiuti. Adozione del manuale per il controllo logico e la codificazione dei rifiuti speciali di cui alla scheda descrittiva dei rifiuti speciali ex R.R. 3/1982 e per la compilazione dei libri di carico e scarico”</text:p>
      <text:p text:style-name="P178">(1° Suppl. Straord. al B.U.R.Lo n. 9 del 04.03.1986)</text:p>
      <text:p text:style-name="P178"/>
      <text:p text:style-name="P168">-<text:tab/>Deliberazione Giunta Regionale 19.12.1986, n. 16185</text:p>
      <text:p text:style-name="P172">D.P.R. 915/1982 e L.R. 94/1980 Approvazione delle direttive per la realizzazione di centri di raccolta per rifiuti urbani ingombranti.</text:p>
      <text:p text:style-name="P172">(B.U.R.Lo n. 41 del 14.10.1987)</text:p>
      <text:p text:style-name="P109"/>
      <text:p text:style-name="P174">-<text:tab/>Decreto Presidente Regione 15.04.1987, n. 6105/Pres.</text:p>
      <text:p text:style-name="P178">Provvedimento contingibile ed urgente per lo smaltimento dei reflui provenienti dalle pulizie di <text:soft-page-break/>fosse biologiche e pozzi neri di insediamenti civili, condotti di pubbliche fognature e pozzetti e/o caditoie stradali effettuate sul Territorio della Regione Lombardia</text:p>
      <text:p text:style-name="P178">(3° Suppl. Straord. al B.U.R.Lo n. 17 del 29.04.1987)</text:p>
      <text:p text:style-name="P178">successivamente ripetuto per più anni</text:p>
      <text:p text:style-name="P109"/>
      <text:p text:style-name="P168">-<text:tab/>Deliberazione Giunta Regionale 09.10.1987, n. 24447</text:p>
      <text:p text:style-name="P172">Disposizioni in materia di garanzie finanziarie a carico dei soggetti autorizzati all'esercizio di attività ed impianti di smaltimento e trattamento rifiuti</text:p>
      <text:p text:style-name="P172"/>
      <text:p text:style-name="P174">-<text:tab/>Deliberazione Giunta Regionale 30.10.1987, n. 802</text:p>
      <text:p text:style-name="P178">Indicazioni per la redazione del piano regionale per lo smaltimento dei rifiuti solidi urbani ed assimilabili - artt. 13 e 14 L.R. 94/1980</text:p>
      <text:p text:style-name="P178">(B.U.R.Lo n. 52 del 30.12.1987)</text:p>
      <text:p text:style-name="P178"/>
      <text:p text:style-name="P174">-<text:tab/>Deliberazione Giunta Regionale 15.12.1987, n. 27179</text:p>
      <text:p text:style-name="P178">Integrazione alla D.G.R. 22248 del 06.11.1982 “ R.R. 3/1982 art. 3 Prima tabella dei rifiuti a valorizzazione chiaramente individuata”. Revoca della D.G.R. n. 14764 del 25.11.1986</text:p>
      <text:p text:style-name="P178">(B.U.R.Lo n. 14 del 06.04.1988)</text:p>
      <text:p text:style-name="P178"/>
      <text:p text:style-name="P174">-<text:tab/>Deliberazione Giunta Regionale 15.12.1987, n. 27190</text:p>
      <text:p text:style-name="P178">Integrazione alla deliberazione n. 17432 del 25.05.1982 “R.R. 2/1982 art. 2 Prima tabella dei rifiuti assimilabili ai rifiuti solidi urbani”</text:p>
      <text:p text:style-name="P178">(B.U.R.Lo n. 10 del 09.03.1987)</text:p>
      <text:p text:style-name="P178"/>
      <text:p text:style-name="P174">-<text:tab/>Deliberazione Giunta Regionale 03.03.1988, n. 29791</text:p>
      <text:p text:style-name="P178">R.R. 1/1984, art. 2, ultimo comma - Tabella dei rifiuti inerti (a seguito parere)</text:p>
      <text:p text:style-name="P178">(B.U.R.Lo n. 20 del 18.05.1988)</text:p>
      <text:p text:style-name="P178"/>
      <text:p text:style-name="P166"><text:span text:style-name="T3">-<text:tab/></text:span><text:span text:style-name="T4">Regionale</text:span><text:span text:style-name="T3"> 28.06.1988, n. 37</text:span></text:p>
      <text:p text:style-name="P172">Piano di organizzazione dei servizi per lo smaltimento dei rifiuti solidi urbani e norme in tema di raccolta e smaltimento differenziati dei rifiuti solidi urbani</text:p>
      <text:p text:style-name="P172">(3° Suppl. Ord. al B.U.R.Lo n. 26 del 02.07.1988)</text:p>
      <text:p text:style-name="P172"/>
      <text:p text:style-name="P168">-<text:tab/>Circolare 24.05.1989, n. 21/SAN/ECOL </text:p>
      <text:p text:style-name="P172">Smaltimento rifiuti cimiteriali</text:p>
      <text:p text:style-name="P172">()</text:p>
      <text:p text:style-name="P172"/>
      <text:p text:style-name="P174">-<text:tab/>Deliberazione Giunta Regionale 13.10.1989, n. 47243</text:p>
      <text:p text:style-name="P178">Adempimenti in attuazione della L.R. 42/1989</text:p>
      <text:p text:style-name="P178">(2° Suppl. Straord. al B.U.R.Lo n. 41 del 16.10.1989)</text:p>
      <text:p text:style-name="P178"/>
      <text:p text:style-name="P174">-<text:tab/>Deliberazione Giunta Regionale 27.10.1989, n. 47627</text:p>
      <text:p text:style-name="P178">Integrazione alla D.G.R. n. 22248 del 6.11.1982 “R.R. 1/1984, art. 2, ultimo comma - Tabella dei rifiuti inerti ”</text:p>
      <text:p text:style-name="P306">(1° Suppl. Straord. al B.U.R.Lo n. 36 del 4.9.1990)</text:p>
      <text:p text:style-name="P178"/>
      <text:p text:style-name="P174">-<text:tab/>Deliberazione Giunta Regionale 27.10.1989, n. 47628</text:p>
      <text:p text:style-name="P178">Integrazione alla D.G.R. n. 29791 del 03.03.1988 “Regolamento regionale n. 3/1982, art. 1 “tabella dei rifiuti a valorizzazione chiaramente individuata”</text:p>
      <text:p text:style-name="P306">(1° Suppl. Straord. al B.U.R.Lo n. 36 del 04.09.1990)</text:p>
      <text:p text:style-name="P178"/>
      <text:p text:style-name="P168">-<text:tab/>Legge Regionale 10.05.1990, n. 51</text:p>
      <text:p text:style-name="P172"><text:soft-page-break/>Misure per la prima attuazione della raccolta differenziata e il riutilizzo delle materie prime secondarie</text:p>
      <text:p text:style-name="P392">(1° Suppl. Ord. al B.U.R.Lo n. 20 del 15.05.1990)</text:p>
      <text:p text:style-name="P172"/>
      <text:p text:style-name="P168">-<text:tab/>Deliberazione Giunta Regionale 02.05.1991, n. 8462</text:p>
      <text:p text:style-name="P172">L.R. 94/1980 - D.P.R. 915/1982 - Documentazione di rito da presentare per l'istruttoria relativa ad attività e/o impianti di smaltimento dei rifiuti</text:p>
      <text:p text:style-name="P172">(2° Suppl. Straord. al B.U.R.Lo n. 26 del 27.06.1991)</text:p>
      <text:p text:style-name="P172"/>
      <text:p text:style-name="P168">-<text:tab/>Deliberazione Giunta Regionale 01.08.1991, n. 12429</text:p>
      <text:p text:style-name="P172">D.P.R. 915/1982 D.P.R. 203/1988 Determinazioni in merito alla progettazione ed all'esercizio degli impianti di termodistruzione di rifiuti</text:p>
      <text:p text:style-name="P172">(1° Suppl. Straord. al B.U.R.Lo n. 4 del 21.01.1992)</text:p>
      <text:p text:style-name="P178"/>
      <text:p text:style-name="P168">-<text:tab/>Legge Regionale 25.11.1991, n. 28</text:p>
      <text:p text:style-name="P172">Norme per lo stoccaggio provvisorio dei rifiuti tossici e nocivi presso il luogo di produzione</text:p>
      <text:p text:style-name="P172">(1° Suppl. Ord. al B.U.R.Lo n. 48 del 30.11.1991)</text:p>
      <text:p text:style-name="P172"/>
      <text:p text:style-name="P168">-<text:tab/>Deliberazione Giunta Regionale 09.06.1992, n. 23701</text:p>
      <text:p text:style-name="P172">Disposizioni in materia di garanzie finanziarie a carico dei soggetti autorizzati all'esercizio dei giacimenti controllati di rifiuti</text:p>
      <text:p text:style-name="P183">(1° Suppl. Straord. al B.U.R.Lo n. 44 del 27.10.1992)</text:p>
      <text:p text:style-name="P172"/>
      <text:p text:style-name="P168">-<text:tab/>Deliberazione Giunta Regionale 29.10.1992, n. 28793</text:p>
      <text:p text:style-name="P172">Regolamento regionale dell'11/08/84, n. 1 art. 2, ultimo comma. Aggiornamento della tabella dei rifiuti inerti derivanti da attività produttive</text:p>
      <text:p text:style-name="P172">()</text:p>
      <text:p text:style-name="P199"/>
      <text:p text:style-name="P168">-<text:tab/>Decreto Presidente Regione 22.12.1992, n. 13502</text:p>
      <text:p text:style-name="P172">Provvedimento contingibile ed urgente per lo smaltimento temporaneo di rifiuti speciali ospedalieri - ivi compresi i farmaci scaduti e/o avariati utilizzati nelle strutture sanitarie -, rifiuti provenienti da laboratori biologici in genere, dei rifiuti «Cimiteriali trattati", nonché dei prodotti farmaceutici inutilizzati, scaduti e avariati provenienti dalla raccolta differenziata dei rsu presso pubblici impianti di termodistruzione.</text:p>
      <text:p text:style-name="P172">(1° Suppl. Straord. al B.U.R.Lo n. 11 del 16.03.1993)</text:p>
      <text:p text:style-name="P172"/>
      <text:p text:style-name="P174">-<text:tab/>Circolare Regionale San/Ecol del 04.02.1993, n. 4</text:p>
      <text:p text:style-name="P178">Criteri di classificazione ai fini dello smaltimento in discarica dei rifiuti di cui alle lettere a) e b) della Tabella allegata alla L. 257/1992 recante “Norme relative alla cessazione dell'impiego dell'amianto”</text:p>
      <text:p text:style-name="P191">(3° Suppl. Straord. al B.U.R.Lo n. 15 del 17.04.1993)</text:p>
      <text:p text:style-name="P178"/>
      <text:p text:style-name="P174">-<text:tab/>Circolare 04.03.1993, n. 10855/SAN/ECOL </text:p>
      <text:p text:style-name="P178">Attuazione dell'ordinanza del Presidente G.R. n. 13502 del 22/12/92 sullo smaltimento dei rifiuti speciali sanitari, rifiuti "cimiteriali trattati" e farmaci provenienti dalla raccolta differenziata dei rifiuti solidi urbani.</text:p>
      <text:p text:style-name="P178">()</text:p>
      <text:p text:style-name="P178"/>
      <text:p text:style-name="P168">-<text:tab/>Legge Regionale 01.07.1993, n. 21</text:p>
      <text:p text:style-name="P172">Smaltimento di rifiuti urbani e di quelli dichiarati assimilabili a norma del D.P.R. 915/1982. Funzioni della Regione e delle Province.</text:p>
      <text:p text:style-name="P172">(1° Suppl. Ord. al B.U.R.Lo n. 27 del 05.07.1993)</text:p>
      <text:p text:style-name="P172"><text:soft-page-break/></text:p>
      <text:p text:style-name="P403">-<text:tab/>Parere del Servizio Legale e contenzioso del 09.07.1993</text:p>
      <text:p text:style-name="P133">Autorizzazione al trasporto rifiuti a seguito di cessione di un ramo d'azienda o ad affitto d'azienda</text:p>
      <text:p text:style-name="P133">()</text:p>
      <text:p text:style-name="P133"/>
      <text:p text:style-name="P168">-<text:tab/>Deliberazione Giunta Regionale 05.08.1993, n. 40516</text:p>
      <text:p text:style-name="P172">Approvazione della deliberazione tipo dell'autorizzazione in via sperimentale per impianto di compostaggio e per la produzione di compost e della relativa documentazione di rito.</text:p>
      <text:p text:style-name="P392">(1° Suppl. Straord. al B.U.R.Lo n. 41 del 12.10.1993)</text:p>
      <text:p text:style-name="P172"/>
      <text:p text:style-name="P404">-<text:tab/>Parere del Servizio Legale e contenzioso del 15.09.1993</text:p>
      <text:p text:style-name="P105">Piani-cave provinciali - Derogabilità in sede di approvazione progetti discariche - esclusione. A nota del 26/07/93</text:p>
      <text:p text:style-name="P106">()</text:p>
      <text:p text:style-name="P105"/>
      <text:p text:style-name="P107">-<text:tab/>Circolare 27.12.1993, n. 61818 </text:p>
      <text:p text:style-name="P105">Controlli analitici sui rifiuti messi a dimora in discarica per rifiuti speciali e/o tossico-nocivi</text:p>
      <text:p text:style-name="P105">()</text:p>
      <text:p text:style-name="P178"/>
      <text:p text:style-name="P168">-<text:tab/>Deliberazione Giunta Regionale 25.01.1994, n. 47583</text:p>
      <text:p text:style-name="P172">Determinazioni in ordine all'attuazione del decreto legge 5 novembre 1993, n. 443, reiterato con modifiche ed integrazioni col decreto legge 7 gennaio 1994, n. 12 "Disposizioni in materia di utilizzo dei residui derivanti da cicli di produzione o di consumo in un processo produttivo o in un processo di combustione" ed alle correlate procedure amministrative.</text:p>
      <text:p text:style-name="P172">(6° Suppl. Straord. al B.U.R.Lo n. 13 del 02.04.1994)</text:p>
      <text:p text:style-name="P178"/>
      <text:p text:style-name="P174">-<text:tab/>Deliberazione Giunta Regionale 07.02.1994, n. 47636</text:p>
      <text:p text:style-name="P178">L.R. 94/1980 e D.P.R. 915/1982 Determinazioni in merito alle caratteristiche di ammissibilità dei rifiuti speciali e/o tossico-nocivi in discarica di II categoria tipo B impermeabilizzata “giacimento controllato”</text:p>
      <text:p text:style-name="P178">(1° Suppl. Straord. al B.U.R.Lo n. 28 del 12.07.1994)</text:p>
      <text:p text:style-name="P178"/>
      <text:p text:style-name="P174">-<text:tab/>Circolare Assessore Ambiente Ecologia 25.02.1994, n. 10</text:p>
      <text:p text:style-name="P178">Metodologia di controllo, relativa alla gestione e alla protezione ambientale delle discariche di R.S.U. e R.S.A.U.</text:p>
      <text:p text:style-name="P178">(3° Suppl. Straord. al B.U.R.Lo n. 16 del 21.04.1994)</text:p>
      <text:p text:style-name="P178"/>
      <text:p text:style-name="P168">-<text:tab/>Deliberazione Giunta Regionale 07.04.1994, n. 51028</text:p>
      <text:p text:style-name="P392">Integrazione alla D.G.R. 40516 del 05.08.1993 - Approvazione della deliberazione tipo dell'autorizzazione in via sperimentale per impianto di compostaggio e per la produzione di compost e della relativa documentazione di rito.</text:p>
      <text:p text:style-name="P172">(4° Suppl. Straord. al B.U.R.Lo n. 24 del 10.6.1994)</text:p>
      <text:p text:style-name="P172"/>
      <text:p text:style-name="P399">-<text:tab/>Deliberazione Giunta Regionale 19.04.1994, n. 53692</text:p>
      <text:p text:style-name="P395">Albo nazionale delle imprese esercenti servizi di raccolta, trasporto e smaltimento rifiuti: efficacia delle autorizzazioni rilasciate dalla regione Lombardia alla raccolta, trasporto e conferimento agli impianti finali di smaltimento rifiuti in essere alla data del 1° giugno 1994. </text:p>
      <text:p text:style-name="P395">(4° Suppl. Straord. al B.U.R.Lo n. 24 del 16.06.1994)</text:p>
      <text:p text:style-name="P172"/>
      <text:p text:style-name="P168">-<text:tab/>Legge Regionale 09.04.1994, n. 11</text:p>
      <text:p text:style-name="P392">Misure urgenti per l’attuazione del programma a breve termine in materia di smaltimento dei <text:soft-page-break/>rifiuti urbani ed assimilabili, di cui alla L.R. 1 luglio 1993, n. 21 e di coordinamento con i piani cave provinciali </text:p>
      <text:p text:style-name="P172">(1° Suppl. Ord. al B.U.R.Lo n. 15 del 14.04.1994)</text:p>
      <text:p text:style-name="P172"/>
      <text:p text:style-name="P168">-<text:tab/>Regolamento Regionale 11.04.1994, n. 1</text:p>
      <text:p text:style-name="P392">Regolamento comunale tipo per il servizio di raccolta differenziata dei rifiuti urbani ed assimilabili </text:p>
      <text:p text:style-name="P172">(3° Suppl. Ord. al B.U.R.Lo n. 5 del 14.04.1994)</text:p>
      <text:p text:style-name="P172"/>
      <text:p text:style-name="P168">-<text:tab/>Deliberazione Giunta Regionale 19.04.1994, n. 51456</text:p>
      <text:p text:style-name="P34">Condizioni di impiego del prodotto degli impianti di compostaggio che trattano rifiuti di cui all’art. 5 comma 2 lettera C1 della legge regionale n. 21 dell’1.07.1993</text:p>
      <text:p text:style-name="P173">(4° Suppl. Straord. al B.U.R.Lo n. 24 del 16.06.1994)</text:p>
      <text:p text:style-name="P172"/>
      <text:p text:style-name="P168">-<text:tab/>Decreto Presidente Regione 22.06.1994, n. 3726</text:p>
      <text:p text:style-name="P34">Provvedimento contingibile ed urgente per lo smaltimento dei reflui delle pulizie di fosse biologiche e di pozzi neri di insediamenti civili, condotti di pubbliche fognature e pozzetti e/o caditoie stradali effettuate sul territorio della regione Lombardia. </text:p>
      <text:p text:style-name="P34">(5° Suppl. Straord. al B.U.R.Lo n. 26 del 01.07.1994)</text:p>
      <text:p text:style-name="P172"/>
      <text:p text:style-name="P212">-<text:tab/>Deliberazione Giunta Regionale 01.07.1994, n. 54303</text:p>
      <text:p text:style-name="P372">Determinazioni in ordine al riutilizzo di residui inerti e sostitutivi di materiali di cava e miniera e modalità di comunicazione delle informazioni inerenti attività ed interventi derivati. Integrazione della d.g.r. 25/01/94 n. 47583</text:p>
      <text:p text:style-name="P213">(3° Suppl. Straord. al B.U.R.Lo n. 29 del 22.07.1994)</text:p>
      <text:p text:style-name="P180"/>
      <text:p text:style-name="P168">-<text:tab/>Legge Regionale 16.08.1994, n. 21</text:p>
      <text:p text:style-name="P283">Catasto dei rifiuti - Delega di funzioni</text:p>
      <text:p text:style-name="P172">(1° Suppl. Ord. al B.U.R.Lo n. 33 del 20.08.1994)</text:p>
      <text:p text:style-name="P172"/>
      <text:p text:style-name="P168">-<text:tab/>Deliberazione Giunta Regionale 08.11.1994, n. 59037</text:p>
      <text:p text:style-name="P172">Attribuzione alle province delle funzioni amministrative in materia di autorizzazione alla installazione ed alla gestione delle discariche di rifiuti inerti, in attuazione dell'art. 14 della L. 08.06.1990, n. 142.</text:p>
      <text:p text:style-name="P109"/>
      <text:p text:style-name="P177">-<text:tab/>Circolare 09.11.1994, n. 42</text:p>
      <text:p text:style-name="P178">Gestione dei rifiuti speciali prodotti dalle strutture sanitarie - Indicazioni sui trattamenti di disinfezione e sterilizzazione dei rifiuti sanitari speciali</text:p>
      <text:p text:style-name="P178">()</text:p>
      <text:p text:style-name="P181"/>
      <text:p text:style-name="P168">-<text:tab/>Deliberazione Giunta Regionale 20.12.1994, n. 61250</text:p>
      <text:p text:style-name="P172">Integrazione D.G.R. 8462/1991 “Documentazione di rito da presentare per l'istruttoria relativa ad attività e/o impianti di smaltimento rifiuti”</text:p>
      <text:p text:style-name="P172">(1° Suppl. Straord. al B.U.R.Lo n. 6 del 07.02.1995)</text:p>
      <text:p text:style-name="P178"/>
      <text:p text:style-name="P168">-<text:tab/>Deliberazione Giunta Regionale 24.01.1995, n. 63064</text:p>
      <text:p text:style-name="P172">L.R. 21/1994 “Catasto dei rifiuti Delega di funzioni” Procedure d'informazione relative ai rifiuti ed ai residui derivanti da nuove lavorazioni, ovvero da modificazioni dei cicli produttivi</text:p>
      <text:p text:style-name="P172">(4° Suppl. Straord. al B.U.R.Lo n. 6 del 10.02.1995)</text:p>
      <text:p text:style-name="P172"/>
      <text:p text:style-name="P168">-<text:tab/>Legge Regionale 18.02.1995, n. 9</text:p>
      <text:p text:style-name="P172">Modifica dell'art. 32 della L.R. 21/1993 “Smaltimento di rifiuti urbani e di quelli dichiarati <text:soft-page-break/>assimilabili a norma del D.P.R. 915/1982. Funzioni della Regione e delle Province”</text:p>
      <text:p text:style-name="P172">(1° Suppl. Ord. al B.U.R.Lo n. 8 del 21.02.1995).</text:p>
      <text:p text:style-name="P172"/>
      <text:p text:style-name="P168">-<text:tab/>Deliberazione Giunta Regionale 06.03.1995, n. 64694</text:p>
      <text:p text:style-name="P307">Attribuzione alle Province delle funzioni amministrative in materia di autorizzazione agli stoccaggi provvisori e/o ammassi temporanei effettuati dalle ditte presso l'insediamento produttivo.</text:p>
      <text:p text:style-name="P398">(1° Suppl. Straord. al B.U.R.Lo n. 28 del 13.07.1995)</text:p>
      <text:p text:style-name="P109"/>
      <text:p text:style-name="P174">-<text:tab/>Deliberazione Giunta Regionale 28.03.1995, n. 65874</text:p>
      <text:p text:style-name="P178">Approvazione dei "Requisiti minimi e documentazione richiesta per la progettazione di discarica controllata per rifiuti solidi urbani ed assimilabili" e della “Metodologia di controllo relativa alla gestione e alla protezione ambientale delle discariche di r.s.u. e r.s.a.u.”.</text:p>
      <text:p text:style-name="P305">(3° Suppl. Straord. al B.U.R.Lo n. 30 del 29.07.1995)</text:p>
      <text:p text:style-name="P178"/>
      <text:p text:style-name="P116">-<text:tab/>Parere del Servizio Legale e Contenzioso del 20.04.1995</text:p>
      <text:p text:style-name="P109">Titolarità delle autorizzazioni in casi di trasformazioni, fusioni ed altre variazioni sociali. A nota prot. N. 25566/AF del 31/03/95</text:p>
      <text:p text:style-name="P109">()</text:p>
      <text:p text:style-name="P178"/>
      <text:p text:style-name="P168">-<text:tab/>Deliberazione Giunta Regionale 18.05.1995, n. 68048</text:p>
      <text:p text:style-name="P172">Proroga sino alla data del 31.8.1995 della scadenza delle autorizzazioni relative agli stoccaggi e/o ammassi temporanei effettuati dalle ditte presso l'insediamento produttivo.</text:p>
      <text:p text:style-name="P172">(3° Suppl. Straord. al B.U.R.Lo n. 30 del 29.07.1995)</text:p>
      <text:p text:style-name="P178"/>
      <text:p text:style-name="P168">-<text:tab/>Deliberazione Giunta Regionale 01.06.1995, n. 69037</text:p>
      <text:p text:style-name="P172">Modifica ed integrazione della dgr n. 53692 del 31.5.1994 "Albo nazionale delle imprese esercenti servizi di raccolta, trasporto e smaltimento rifiuti: efficacia delle autorizzazioni rilasciate dalla Regione Lombardia alla raccolta, trasporto e conferimento agli impianti finali di smaltimento rifiuti in essere alla data dell'1.6.1994". </text:p>
      <text:p text:style-name="P172">(1° Suppl. Straord. al B.U.R.Lo n. 33 del 17.08.1995)</text:p>
      <text:p text:style-name="P109"/>
      <text:p text:style-name="P174">-<text:tab/>Circolare Regione Ecol/San del 05.06.1995, prot. 38790</text:p>
      <text:p text:style-name="P178">D.P.R. 08.08.1994. Smaltimento di rifiuti costituiti da cemento-amianto</text:p>
      <text:p text:style-name="P109"/>
      <text:p text:style-name="P185">-<text:tab/>Ordinanza Presidente Regione 30.06.1995, n. 2617</text:p>
      <text:p text:style-name="P183">Provvedimento contingibile ed urgente per lo smaltimento dei reflui provenienti dalle pulizie di fosse biologiche e pozzi neri di insediamenti civili, condotti di pubbliche fognature e pozzetti e/o caditoie stradali effettuate sul territorio della Regione Lombardia. </text:p>
      <text:p text:style-name="P183">(3° Suppl. Straord. al B.U.R.Lo n. 28 del 15.07.1995)</text:p>
      <text:p text:style-name="P109"/>
      <text:p text:style-name="P174">-<text:tab/>Deliberazione Giunta Regionale 01.08.1995, n. 1096 </text:p>
      <text:p text:style-name="P178">Attribuzione alle Province dalle funzioni amministrative in materia di autorizzazioni per la costruzione e l'esercizio delle piattaforme destinate alla raccolta differenziata dei rifiuti. </text:p>
      <text:p text:style-name="P109"/>
      <text:p text:style-name="P196"><text:span text:style-name="T6">-<text:tab/>Deliberazione Giunta Regionale 22.09.1995, n. 2490 </text:span><text:span text:style-name="T5">(art. 3)</text:span></text:p>
      <text:p text:style-name="P172">Adozione del “Piano di protezione, di decontaminazione, di smaltimento e di bonifica dell'ambiente ai fini della difesa dai pericoli derivanti dall'amianto”</text:p>
      <text:p text:style-name="P172">(B.U.R.Lo n. 48 del 01.12.1995)</text:p>
      <text:p text:style-name="P109"/>
      <text:p text:style-name="P168">-<text:tab/>Legge Regionale 22.11.1995, n. 46</text:p>
      <text:p text:style-name="P172">Disposizioni transitorie per le imprese esercenti attività di smaltimento rifiuti, in attesa della <text:soft-page-break/>loro iscrizione all'albo nazionale.</text:p>
      <text:p text:style-name="P172">(1° Suppl. Ord. al B.U.R.Lo n. 47 del 25.11.1995)</text:p>
      <text:p text:style-name="P172"/>
      <text:p text:style-name="P168">-<text:tab/>Deliberazione Giunta Regionale 01.12.1995, n. 5643</text:p>
      <text:p text:style-name="P35">Modalità di convocazione e di funzionamento della conferenza di cui all'art. 3 bis della L. 441/1987, relativamente alle funzioni amministrative attribuite alle Province in materia di smaltimento dei rifiuti</text:p>
      <text:p text:style-name="P35"/>
      <text:p text:style-name="P37">-<text:tab/>Deliberazione Giunta Regionale 01.12.1995, n. 5644</text:p>
      <text:p text:style-name="P39">Presa d'atto del parere del servizio giuridico in merito alla dgr 1074/94 e decisioni conseguenti</text:p>
      <text:p text:style-name="P39">()</text:p>
      <text:p text:style-name="P39"/>
      <text:p text:style-name="P174">-<text:tab/>Deliberazione Giunta Regionale 01.12.1995, n. 5648</text:p>
      <text:p text:style-name="P178">Determinazioni in ordine al riutilizzo di residui inerti e sostitutivi di materiali di cava e miniera. Integrazione e modifiche alla deliberazione di giunta regionale 01.07.1994, n. 54303</text:p>
      <text:p text:style-name="P178">(2° Suppl. Ord. al B.U.R.Lo n. 5 del 01.02.1996)</text:p>
      <text:p text:style-name="P178"/>
      <text:p text:style-name="P168">-<text:tab/>Deliberazione Giunta Regionale 11.12.1995, n. 6096</text:p>
      <text:p text:style-name="P308">Riconoscimento alle provincie delle funzioni amministrative in materia di raccolta delle comunicazioni relative al trattamento, allo stoccaggio, o al riutilizzo dei residui inerti e sostitutivi dei materiali di cava e miniera</text:p>
      <text:p text:style-name="P172">(2° Suppl. Ord. al B.U.R.Lo n. 5 del 01.02.1996)</text:p>
      <text:p text:style-name="P178"/>
      <text:p text:style-name="P174">-<text:tab/>Circolare Settore Bilancio 04.06.1996, n. 7630/AB/RC/96</text:p>
      <text:p text:style-name="P178">Criteri di prima applicazione del Tributo speciale per il deposito in discarica dei rifiuti solidi, ex art. 3, commi da 24 a 40, della legge 28.12.1995, n. 549</text:p>
      <text:p text:style-name="P178">(1° Suppl. Ord. al B.U.R.Lo n. 23 del 04.06.1996)</text:p>
      <text:p text:style-name="P109"/>
      <text:p text:style-name="P168">-<text:tab/>Deliberazione Giunta Regionale 16.02.1996, n. 9125</text:p>
      <text:p text:style-name="P172">Trasferimento alle Province delle istanze relative alle autorizzazioni di cui all'art. 11 e 38 della L.R. 21/1993 e autorizzazione alla volturazione delle polizze fidejussorie relative alle autorizzazioni già rilasciate.</text:p>
      <text:p text:style-name="P183">(1° Suppl. Straord. al B.U.R.Lo n. 26 del 25.06.1996)</text:p>
      <text:p text:style-name="P109"/>
      <text:p text:style-name="P185">-<text:tab/>Deliberazione Giunta Regionale 29.03.1996, n. 11036</text:p>
      <text:p text:style-name="P183">Determinazioni in merito alla caratteristiche delle discarche per rifiuti speciali e tossici e nocivi di II categoria tipo C. </text:p>
      <text:p text:style-name="P183">(1° Suppl. Straord. al B.U.R.Lo n. 26 del 25.06.1996)</text:p>
      <text:p text:style-name="P109"/>
      <text:p text:style-name="P116">-<text:tab/>Deliberazione Giunta Regionale 12.07.1996, n. 15816</text:p>
      <text:p text:style-name="P109">Criteri per l'istruttoria relativa al programma per l'anno 1996 degli interventi regionali per la formazione, l'educazione e il volontariato, di cui all'art. 3 della L.R. 21/1993.</text:p>
      <text:p text:style-name="P109">(4° Suppl. Straord. al B.U.R.Lo n. 36 del 7.9.1996)</text:p>
      <text:p text:style-name="P109"/>
      <text:p text:style-name="P177">-<text:tab/>Deliberazione Giunta Regionale 19.07.1996, n. 16259</text:p>
      <text:p text:style-name="P178">Determinazioni in merito agli effetti prodotti dall'art. 8 della L.R. 21/1994 sulla prescrizione relativa alla trasmissione semestrale dei dati, contenuta nei provvedimenti autorizzativi delle attività di smaltimento dei rifiuti.</text:p>
      <text:p text:style-name="P182">(1° Suppl. Straord. al B.U.R.Lo n. 46 del 12.11.1996)</text:p>
      <text:p text:style-name="P178"/>
      <text:p text:style-name="P174">-<text:tab/>Deliberazione Giunta Regionale 01.08.1996, n. 17252</text:p>
      <text:p text:style-name="P178"><text:soft-page-break/>Standard di qualità dei suoli per la bonifica dei terreni contaminati sul territorio lombardo: approvazione circolare </text:p>
      <text:p text:style-name="P178">(2° Suppl. Straord. al B.U.R.Lo n. 41 del 10.10.1996)</text:p>
      <text:p text:style-name="P178"/>
      <text:p text:style-name="P168">-<text:tab/>Deliberazione Giunta Regionale 18.10.1996, n. 19477</text:p>
      <text:p text:style-name="P172">L.R. 94/1980 e R.R. 3/1982 - Documentazione di accompagnamento nel trasporto di rifiuti - Modifica della D.G.R. 30.11.1982, n. 22954</text:p>
      <text:p text:style-name="P172">(1° Suppl. Straord. al B.U.R.Lo n. 45 del 05.11.1996)</text:p>
      <text:p text:style-name="P178"/>
      <text:p text:style-name="P192">-<text:tab/>Comunicato del settore ambiente ed energia</text:p>
      <text:p text:style-name="P191">D.g.r. 18/10/96 n. 19477 - Documentazione di accompagnamento nel trasporto dei rifiuti</text:p>
      <text:p text:style-name="P191">(B.U.R.Lo n. 51 del 16.12.1996)</text:p>
      <text:p text:style-name="P191"/>
      <text:p text:style-name="P38">-<text:tab/>Comunicato Regionale 1/1 - Se.O. 1997</text:p>
      <text:p text:style-name="P39">Tributo speciale per il deposito in discarica dei rifiuti solidi, ex art. 3, commi da 24 a 40, della legge 28 dicembre 1995, n. 549. Modalità di presentazione della dichiarazione annuale dei conferimenti effettuati nell'anno d'imposta 1996</text:p>
      <text:p text:style-name="P39">(B.U.R.Lo n. 3 del 13.01.1997)</text:p>
      <text:p text:style-name="P191"/>
      <text:p text:style-name="P38">-<text:tab/>Deliberazione Giunta Regionale 24.01.1997, n. 24302</text:p>
      <text:p text:style-name="P39">Criteri per l'autorizzazione alla realizzazione e all'esercizio degli impianti di ammasso e trattamento delle carcasse di veicoli a motore, rimorchi e simili nel comune di Milano</text:p>
      <text:p text:style-name="P39">(1° Suppl. Straord. al B.U.R.Lo n. 18 del 29.04.1997)</text:p>
      <text:p text:style-name="P191"/>
      <text:p text:style-name="P168">-<text:tab/>Deliberazione Giunta Regionale 31.01.1997, n. 24505</text:p>
      <text:p text:style-name="P396">Proroga delle autorizzazioni regionali all'esercizio dell'attività di raccolta, trasporto e conferimento agli impianti finali di rifiuti, sino alla pronuncia positiva o negativa di iscrizione all'Albo Nazionale Smaltitori, per l'attività medesima. Modifiche ed integrazioni alla D.G.R. n. 8304 del 19.01.1996</text:p>
      <text:p text:style-name="P172">(B.U.R.Lo n. 11 del 10.03.1997)</text:p>
      <text:p text:style-name="P178"/>
      <text:p text:style-name="P38">-<text:tab/>Deliberazione Giunta Regionale 12.06.1997, n. 29257</text:p>
      <text:p text:style-name="P39">Adozione delle «Norme di funzionamento» della conferenza di cui all'art. 27 del d.lgs. 22/97</text:p>
      <text:p text:style-name="P39">(1° Suppl. Straord. al B.U.R.Lo n. 41 del 07.10.1997)</text:p>
      <text:p text:style-name="P39"/>
      <text:p text:style-name="P38">-<text:tab/>Deliberazione Giunta Regionale 12.06.1997, n. 29258</text:p>
      <text:p text:style-name="P39">Adozione delle nuove «Norme di funzionamento» del comitato tecnico di cui all'art. 17 della l.r. 94/80 come modificato dall'art. 1 della l.r. 99/83 e contestuale abrogazione delle «Norme di funzionamento» del comitato tecnico approvate con d.g.r. n. 50382 del 22 dicembre 1989 </text:p>
      <text:p text:style-name="P39">(1° Suppl. Straord. al B.U.R.Lo n. 41 del 07.10.1997)</text:p>
      <text:p text:style-name="P39"/>
      <text:p text:style-name="P38">-<text:tab/>Ordinanza Presidente Regione 02.07.1997, n. 2632</text:p>
      <text:p text:style-name="P39">Provvedimento contingibile ed urgente per lo smaltimento dei reflui provenienti dalle pulizie di fosse biologiche e pozzi neri di insediamenti civili, condotti di pubbliche fognature e pozzetti e/o caditoie stradali effettuate sul territorio della regione Lombardia</text:p>
      <text:p text:style-name="P39">(2° Suppl. Straord. al B.U.R.Lo n. 29 del 15.07.1997)</text:p>
      <text:p text:style-name="P178"/>
      <text:p text:style-name="P168">-<text:tab/>Deliberazione Giunta Regionale 15.07.1997, n. 29874</text:p>
      <text:p text:style-name="P35">Adozione delle “Norme di funzionamento” della Conferenza di cui all'art. 27 del D.Lgs. 22/1997 di competenza provinciale</text:p>
      <text:p text:style-name="P172">(2° Suppl. Straord. al B.U.R.Lo n. 49 del 04.12.1997)</text:p>
      <text:p text:style-name="P94"/>
      <text:p text:style-name="P277"><text:soft-page-break/>-<text:tab/>Ordinanza Presidente Giunta Regionale 27.10.1997, n. 4625</text:p>
      <text:p text:style-name="P397">Ordinanza contingibile ed urgente per lo smaltimento temporaneo dei rifiuti tossici e nocivi decadenti dall'attività di termodistruzione dei rifiuti solidi urbani.</text:p>
      <text:p text:style-name="P397">(B.U.R.Lo n. 45 del 03.11.1997)</text:p>
      <text:p text:style-name="P109"/>
      <text:p text:style-name="P174">-<text:tab/>Deliberazione Giunta Regionale 05.12.1997, n. 33005</text:p>
      <text:p text:style-name="P178">Determinazioni in ordine al deposito temporaneo di rifiuti tossici nocivi derivanti dalle attività siderurgiche e dalla metallurgia.</text:p>
      <text:p text:style-name="P397">(B.U.R.Lo n. 4 del 26.01.1998)</text:p>
      <text:p text:style-name="P109"/>
      <text:p text:style-name="P116">-<text:tab/>Decreto Direttore Generale 07.01.1998, n. 36</text:p>
      <text:p text:style-name="P109">Direttive e linee guida in ordine al deposito temporaneo ed allo stoccaggio dei rifiuti speciali pericolosi e non pericolosi.</text:p>
      <text:p text:style-name="P109">(B.U.R.Lo n. 6 del 09.02.1998)</text:p>
      <text:p text:style-name="P109"/>
      <text:p text:style-name="P185">-<text:tab/>Ordinanza Presidente Regione 14.01.1998, n. 146</text:p>
      <text:p text:style-name="P183">Provvedimento contingibile ed urgente per lo smaltimento dei reflui provenienti dalle pulizie di fosse biologiche e pozzi neri di insediamenti civili, condotti di pubbliche fognature e pozzetti e/o caditoie stradali effettuate sul territorio della Regione Lombardia</text:p>
      <text:p text:style-name="P183">(3° Suppl. Straord. al B.U.R.Lo n. 2 del 16.01.1998)</text:p>
      <text:p text:style-name="P172"/>
      <text:p text:style-name="P116">-<text:tab/>Deliberazione Giunta Regionale 22.5.1998, n. 36262</text:p>
      <text:p text:style-name="P109">Approvazione delle linee guida per la gestione del rischio amianto</text:p>
      <text:p text:style-name="P109">(3° Suppl. Straord. al B.U.R.Lo n. 25 del 25.06.1998)</text:p>
      <text:p text:style-name="P109"/>
      <text:p text:style-name="P187">-<text:tab/>Deliberazione Giunta Regionale 29.05.1998, n. 36489</text:p>
      <text:p text:style-name="P189">Integrazione e modifica delle dgr 7 febbr 98 n. 47 636 "determinazione in merito ad ammissibilità rifiuti speciali e tossico nocivi in discarica di II categoria tipo B impermeabilizzata - giacimento controllato</text:p>
      <text:p text:style-name="P189">()</text:p>
      <text:p text:style-name="P183"/>
      <text:p text:style-name="P168">-<text:tab/>Decreto Direttore Generale 06.07.1998, n. 3476</text:p>
      <text:p text:style-name="P308">Direzione Generale Tutela Ambientale Direttive e linee guida in ordine alla riduzione volumetrica dei rifiuti inerti derivanti da demolizione ed effettuata presso gli stessi cantieri ove avvengono le demolizioni, con l'utilizzo di impianti mobili</text:p>
      <text:p text:style-name="P308">(3° Suppl. Straord. al B.U.R.Lo n. 36 del 10.9.1998)</text:p>
      <text:p text:style-name="P178"/>
      <text:p text:style-name="P174">-<text:tab/>Decreto Direttore Generale 06.07.1998, n. 3477</text:p>
      <text:p text:style-name="P178">Direttive e linee guida in ordine al deposito temporaneo di rifiuti sanitari e in materia di tenuta di registri di carico e scarico per rifiuti e obbligo di compilazione del formulario di identificazione. </text:p>
      <text:p text:style-name="P178">(B.U.R.Lo n. 37 del 14.09.1998 S.O.)</text:p>
      <text:p text:style-name="P178"/>
      <text:p text:style-name="P174">-<text:tab/>Decreto Direttore Generale 06.07.1998, n. 3480 </text:p>
      <text:p text:style-name="P306">Direttive in materia di tenuta di registri di carico e scarico di rifiuti urbani e di obbligo alla compilazione del formulario di identificazione. Individuazione del D.Lgs. 22/1997, come norma di riferimento in materia di catasto dei rifiuti in attesa della revisione della L.R. 21/1994 "Catasto dei rifiuti - Delega di funzioni" </text:p>
      <text:p text:style-name="P178">(B.U.R.Lo n. 39 del 28.09.1998)</text:p>
      <text:p text:style-name="P109"/>
      <text:p text:style-name="P188">-<text:tab/>Ordinanza Presidente Regione 06.07.1998, n. 3517</text:p>
      <text:p text:style-name="P190">Provvedimento contingibile ed urgente per lo smaltimento dei reflui provenienti dalle pulizie di <text:soft-page-break/>fosse biologiche e pozzi neri di insediamenti civili, condotti di pubbliche fognature e pozzetti e/o caditoie stradali effettuate sul territorio della regione Lombardia</text:p>
      <text:p text:style-name="P172">(B.U.R.Lo n. 28 del 13.07.1998)</text:p>
      <text:p text:style-name="P109"/>
      <text:p text:style-name="P116">-<text:tab/>Decreto Direttore Generale 06.07.1998, n. 3590</text:p>
      <text:p text:style-name="P302">Direzione Generale Tutela Ambientale. Approvazione dello schema di comunicazione e dei contenuti e della relazione da allegare a tale comunicazione relativa ad inizio-prosecuzione di attività di recupero ai sensi dell'art. 33, comma 1 e art. 57, comma 5/6 del D.Lgs. 22/1997, modificato ed integrato con D.Lgs. 389/1997</text:p>
      <text:p text:style-name="P302">(3° Suppl. Straord. al B.U.R.Lo n. 36 del 10.9.1998)</text:p>
      <text:p text:style-name="P109"/>
      <text:p text:style-name="P174">-<text:tab/>Decreto Direttore Generale 14.07.1998, n. 3773</text:p>
      <text:p text:style-name="P306">Direzione Generale Tutela Ambientale. Determinazioni in merito alle funzioni autorizzatorie di competenza provinciale per la realizzazione e l'esercizio di piattaforme comunali che ricevano oli minerali usati e batterie esauste</text:p>
      <text:p text:style-name="P306">(3° Suppl. Straord. al B.U.R.Lo n. 36 del 10.9.1998)</text:p>
      <text:p text:style-name="P109"/>
      <text:p text:style-name="P116">-<text:tab/>Decreto Direttore Generale 05.08.1998, n. 4301</text:p>
      <text:p text:style-name="P302">Direzione Generale Tutela Ambientale Circolare sugli effetti della deliberazione della giunta regionale ex art. 27 del D.Lgs. 22/1997</text:p>
      <text:p text:style-name="P302">(3° Suppl. Straord. al B.U.R.Lo n. 36 del 10.9.1998)</text:p>
      <text:p text:style-name="P302"/>
      <text:p text:style-name="P174">-<text:tab/>Deliberazione Giunta Regionale 06.08.1998, n. 38199</text:p>
      <text:p text:style-name="P178">Determinazioni in merito alle autorizzazioni all'esercizio delle operazioni di raccolta e demolizione di motoveicoli e rimorchi fuori uso. Artt. 28 e 46 del D.Lgs. 22/1997.</text:p>
      <text:p text:style-name="P178">(B.U.R.Lo n. 38 del 21.09.1998)</text:p>
      <text:p text:style-name="P109"/>
      <text:p text:style-name="P168">-<text:tab/>Legge Regionale 12.09.1998, n. 19</text:p>
      <text:p text:style-name="P172">Modifiche alla L.R. 21/1994 "Catasto dei rifiuti - Delega di funzioni". </text:p>
      <text:p text:style-name="P392">(3° Suppl. Ord. al B.U.R.Lo n. 37 del 17.09.1998)</text:p>
      <text:p text:style-name="P172"/>
      <text:p text:style-name="P168">-<text:tab/>Deliberazione Giunta Regionale 18.12.1998, n. 40410 </text:p>
      <text:p text:style-name="P172">Adozione delle determinazioni della Conferenza dei Presidenti delle Regioni del 09.07.1998 e 30.07.1998, aventi ad oggetto "Recupero degli scarti di lavorazione, che hanno fin dall'origine le caratteristiche delle materie prime”, ed ulteriori indicazioni interpretative in merito all'applicazione del D.Lgs. 22/1997 primo provvedimento </text:p>
      <text:p text:style-name="P172">(B.U.R.Lo n. 52 del 28.12.1998)</text:p>
      <text:p text:style-name="P178"/>
      <text:p text:style-name="P174">-<text:tab/>Deliberazione Giunta Regionale 18.12.1998, n. 40518</text:p>
      <text:p text:style-name="P178">Criteri di classificazione e riutilizzo dei terreni di scavo derivanti dalle operazioni di bonifica: approvazione circolare</text:p>
      <text:p text:style-name="P178">(2° Suppl. Straord. al B.U.R.Lo n. 3 del 21.01.1999)</text:p>
      <text:p text:style-name="P178"/>
      <text:p text:style-name="P174">-<text:tab/>Decreto Direttore Generale 31.12.1998, n. 7218 </text:p>
      <text:p text:style-name="P397">Determinazioni in merito alla realizzazione di impianti smaltimento rifiuti, di cui al D.Lgs. 22/1997 ed alla L.R. 21/1993, sottoposti ad autorizzazione paesistica, ai sensi dell'art. 7 della L. 1497/1939 e della L.R. 18/1997</text:p>
      <text:p text:style-name="P178">(1° Suppl. Straord. al B.U.R.Lo n. 9 del 02.03.1999)</text:p>
      <text:p text:style-name="P178"/>
      <text:p text:style-name="P174">-<text:tab/>Deliberazione Giunta Regionale 15.01.1999, n. 40992 </text:p>
      <text:p text:style-name="P197"><text:span text:style-name="T5">Determinazione in merito alle operazioni di smaltimento di rifiuti speciali nelle discariche di 2</text:span><text:span text:style-name="T15">a</text:span><text:span text:style-name="T5"> categoria tipo B. Art. 28 del D.Lgs. 22/1997</text:span></text:p>
      <text:p text:style-name="P178"><text:soft-page-break/>(2° Suppl. Straord. al B.U.R.Lo n. 11 del 18.03.1999)</text:p>
      <text:p text:style-name="P109"/>
      <text:p text:style-name="P166"><text:span text:style-name="T6">-<text:tab/>Legge Regionale 22.01.1999, n. 2 </text:span><text:span text:style-name="T5">(art. 6)</text:span></text:p>
      <text:p text:style-name="P109">Misure per la programmazione regionale, la razionalizzazione della spesa e a favore dello sviluppo regionale e interventi istituzionali e programmatici con rilievo finanzioario</text:p>
      <text:p text:style-name="P109">(1° Suppl. Ord. al B.U.R.Lo n. 4 del 25.01.1999) </text:p>
      <text:p text:style-name="P109"/>
      <text:p text:style-name="P174">-<text:tab/>Decreto Direttore Generale 28.01.1999, n. 492 </text:p>
      <text:p text:style-name="P306">Direttive e linee guida in ordine alla raccolta, trasporto e smaltimento di farine proteiche e grassi animali</text:p>
      <text:p text:style-name="P178">(1° Suppl. Straord. al B.U.R.Lo n. 11 del 16.03.1999)</text:p>
      <text:p text:style-name="P109"/>
      <text:p text:style-name="P174">-<text:tab/>Decreto Direttore Generale 23.03.1999, n. 25100 </text:p>
      <text:p text:style-name="P178">Direzione Generale Sanità Direzione Generale Tutela Ambientale - Direttive e linee guida in ordine alla classificazione, relativa codifica CER e modalità di gestione dei rifiuti provenienti da strutture sanitarie. </text:p>
      <text:p text:style-name="P305">(3° Suppl. Straord. al B.U.R.Lo n. 15 del 16.04.1999)</text:p>
      <text:p text:style-name="P109"/>
      <text:p text:style-name="P168">-<text:tab/>Deliberazione Giunta Regionale 31.03.1999, n. 42335 </text:p>
      <text:p text:style-name="P172">Nuove disposizioni in materia di garanzie finanziarie a carico dei soggetti autorizzati all'esercizio delle operazioni di smaltimento e/o recupero di rifiuti, ai sensi del D.Lgs. 22/1997 e successive modifiche e integrazioni</text:p>
      <text:p text:style-name="P172">()</text:p>
      <text:p text:style-name="P103"/>
      <text:p text:style-name="P116">-<text:tab/>Deliberazione Giunta Regionale 14.05.1999, n. 43026 </text:p>
      <text:p text:style-name="P109">Determinazioni relative all'applicazione delle procedure semplificate ex artt. 31 e 33 del D.Lgs. 22/1997 per le attività di smaltimento rifiuti</text:p>
      <text:p text:style-name="P109">(B.U.R.Lo n. 22 del 31.05.1999)</text:p>
      <text:p text:style-name="P109"/>
      <text:p text:style-name="P159">-<text:tab/>Decreto Dirigente Struttura 12.07.1999, n. 34942</text:p>
      <text:p text:style-name="P158">Direzione Generale Tutela Ambientale – Approvazione di «RSU Lombardia», procedura informatizzata per la gestione dei dati inerenti la produzione, la raccolta, il trattamento e lo smaltimento dei rifiuti urbani ed assimilati, a cura dell’Osservatorio regionale </text:p>
      <text:p text:style-name="P158">(B.U.R.Lo n. 33 del 16.08.1999)</text:p>
      <text:p text:style-name="P158"/>
      <text:p text:style-name="P116">-<text:tab/>Deliberazione Giunta Regionale 16.07.1999, n. 44262</text:p>
      <text:p text:style-name="P9">Determinazione ad integrazione delle autorizzazioni alle attività di esercizio delle operazioni di deposito preliminare di rifiuti sanitari pericolosi</text:p>
      <text:p text:style-name="P9">(3° Suppl. Straord. al B.U.R.Lo n. 34 del 27.08.1999)</text:p>
      <text:p text:style-name="P10"/>
      <text:p text:style-name="P168">-<text:tab/>Deliberazione Giunta Regionale 16.07.1999, n. 44263</text:p>
      <text:p text:style-name="P34">Approvazione delle linee guida relative alla costruzione ed esercizio degli impianti di produzione compost e contestuale revoca delle D.G.R. n. 40516 del 05.08.1993, n. 51028 del 07.04.1994 e D.G.R. 51456 del 19.04.1994</text:p>
      <text:p text:style-name="P34">()</text:p>
      <text:p text:style-name="P35"/>
      <text:p text:style-name="P116">-<text:tab/><text:span text:style-name="T22">Decreto Direttore Generale</text:span> 27.07.1999, n. 36633 </text:p>
      <text:p text:style-name="P389">Modifica del D.D.G. 23.03.1999, n. 25100 Direzione Generale Sanità Direzione Generale Tutela Ambientale - Direttive e linee guida in ordine alla classificazione, relativa codifica CER e modalità di gestione dei rifiuti provenienti da strutture sanitarie</text:p>
      <text:p text:style-name="P389">(B.U.R.Lo n. 33 del 16.08.1999)</text:p>
      <text:p text:style-name="P108"/>
      <text:p text:style-name="P174"><text:soft-page-break/>-<text:tab/>Deliberazione Giunta Regionale 24.09.1999, n. 45274</text:p>
      <text:p text:style-name="P178">Nuove disposizioni in materia di garanzie finanziarie a carico dei soggetti autorizzati alla realizzazione di impianti ed all'esercizio delle inerenti operazioni di smaltimento e/o recupero di rifiuti, ai sensi del D.Lgs. 22/1997 e successive modifiche e integrazioni</text:p>
      <text:p text:style-name="P397">(B.U.R.Lo n. 42 del 18.10.1999)</text:p>
      <text:p text:style-name="P109"/>
      <text:p text:style-name="P116">-<text:tab/><text:span text:style-name="T22">Decreto Direttore Generale</text:span> 05.11.1999, n. 45055</text:p>
      <text:p text:style-name="P109">Determinazioni in merito alla definizione di "variante sostanziale in corso di esercizio" di cui all'art. 27, comma 8, del D.Lgs. 22/1997, nonché in merito ai rifiuti individuati come materiali quotati presso le C.C.I.A.A., di cui all'Allegato 1 del D.M. 05.09.1994</text:p>
      <text:p text:style-name="P389">(B.U.R.Lo n. 46 del 15.11.1999)</text:p>
      <text:p text:style-name="P109"/>
      <text:p text:style-name="P116">-<text:tab/>Deliberazione Giunta Regionale 08.11.1999, n. 46131</text:p>
      <text:p text:style-name="P302">Approvazione criteri e modalità per l'esercizio delle operazioni di trasporto transfrontaliero di rifiuti in attuazione del Regolamento CEE 01.02.1993, n. 259 e del D.M. 03.09.1998, n. 370.</text:p>
      <text:p text:style-name="P389">(B.U.R.Lo n. 48 del 29.11.1999)</text:p>
      <text:p text:style-name="P109"/>
      <text:p text:style-name="P166"><text:span text:style-name="T3">-<text:tab/>Legge Regionale 05.01.2000, n. 1 </text:span><text:span text:style-name="T2">(art. 3, commi da 72 a 74)</text:span></text:p>
      <text:p text:style-name="P172">Riordino del sistema delle autonomie locali in Lombardia. Attuazione del D.Lgs. 112/1998 (Conferimento di funzioni e compiti amministrativi dallo Stato alle regioni ed agli enti locali, in attuazione del capo 1 della legge 15.03.1997, n. 59)</text:p>
      <text:p text:style-name="P172">(1° Suppl. Ord. al B.U.R.Lo n. 2 del 10.01.2000)</text:p>
      <text:p text:style-name="P172"/>
      <text:p text:style-name="P174">-<text:tab/>Deliberazione Giunta Regionale 04.02.2000, n. 48055</text:p>
      <text:p text:style-name="P306">Integrazione alla D.G.R. 45274/1999 avente per oggetto: “Nuove disposizioni in materia di garanzie finanziarie a carico dei soggetti autorizzati alla realizzazione di impianti ed all'esercizio delle inerenti operazioni di smaltimento e/o recupero di rifiuti, ai sensi del D.Lgs. 22/1997 e successive modifiche e integrazioni” relativamente alle discariche di rifiuti ed alla determinazione della garanzia finanziaria di cui all'art. 17 del D.Lgs. 22/1997</text:p>
      <text:p text:style-name="P179">(2° Suppl. Straord. al B.U.R.Lo n. 13 del 30.03.2000)</text:p>
      <text:p text:style-name="P109"/>
      <text:p text:style-name="P116">-<text:tab/>Deliberazione Giunta Regionale 14.02.2000, n. 48177</text:p>
      <text:p text:style-name="P301">Determinazioni in merito alle modalità tecniche e procedurali per la corretta gestione dei contenitori vuoti di prodotti fitosanitari utilizzati in agricoltura</text:p>
      <text:p text:style-name="P389">(B.U.R.Lo n. 9 del 28.02.2000)</text:p>
      <text:p text:style-name="P113"/>
      <text:p text:style-name="P168">-<text:tab/>Deliberazione Giunta Regionale 27.10.2000, n. 1850</text:p>
      <text:p text:style-name="P172">Approvazione dell'aggiornamento della tabella dei rifiuti inerti di cui all'art. 2 del R.R. n. 2/1982 (A seguito parere della commissione consiliare competente)</text:p>
      <text:p text:style-name="P396">(B.U.R.Lo n. 47 del 20.11.2000)</text:p>
      <text:p text:style-name="P179"/>
      <text:p text:style-name="P194">-<text:tab/>Decreto Direttore Generale 26.03.2001, n. 7068</text:p>
      <text:p text:style-name="P195">Direzione Generale Risorse Idriche e Servizi di Pubblica Utilità - Determinazioni ai sensi dell'art. 1 della legge 9 marzo 2001 n. 49 «Conversione in legge, con modificazioni, del d.l. 11 gennaio 2001, n. 1 recante “Disposizioni urgenti per la distruzione del materiale specifico a rischio per encefalopatie spongiformi bovine e delle proteine animali ad alto rischio, nonché per l'ammasso pubblico temporaneo delle proteine animali a basso rischio”»</text:p>
      <text:p text:style-name="P195">(3° Suppl. Straord. al B.U.R.Lo n. 15 del 13.04.2001)</text:p>
      <text:p text:style-name="P179"/>
      <text:p text:style-name="P167"><text:span text:style-name="T4">-<text:tab/>Legge Regionale 03.04.2001, n. 6 </text:span><text:span text:style-name="T1">(art. 1, comma 1, lettera i)</text:span></text:p>
      <text:p text:style-name="P179">Modifiche alla legislazione per l'attuazione degli indirizzi contenuti nel documento di programmazione economico-finanziaria regionale - Collegato ordinamentale 2001</text:p>
      <text:p text:style-name="P179"><text:soft-page-break/>(1° Suppl. Ord. al B.U.R.Lo n. 14 del 06.04.2001)</text:p>
      <text:p text:style-name="P179"/>
      <text:p text:style-name="P120">-<text:tab/>Deliberazione Giunta Regionale 11.04.2001, n. 4219</text:p>
      <text:p text:style-name="P9">Procedure semplificate per la realizzazione degli interventi di bonifica e ripristino ambientale ai sensi dell'art. 13 del D.M. n. 471 del 25/10/1999</text:p>
      <text:p text:style-name="P9">(B.U.R.Lo n. 18 del 30.04.2001)</text:p>
      <text:p text:style-name="P11"/>
      <text:p text:style-name="P120">-<text:tab/>Decreto Direttore Generale 22.05.2001, n. 11748</text:p>
      <text:p text:style-name="P109">Revisione delle "Direttive e linee guida in ordine alla classificazione, relativa codifica CER e modalità di gestione dei rifiuti provenienti da strutture sanitarie", già approvate con D.D.G. n. 2100/1999 e 36633/1999</text:p>
      <text:p text:style-name="P113">(B.U.R.Lo n. 25 del 18.06.2001)</text:p>
      <text:p text:style-name="P113"/>
      <text:p text:style-name="P176">-<text:tab/>Deliberazione Giunta Regionale 02.08.2001, n. 5964</text:p>
      <text:p text:style-name="P178">Integrazione della D.G.R. 45274/1999, già integrata dalla D.G.R. 48055/2000, avente per oggetto: “Nuove disposizioni in materia di garanzie finanziarie a carico dei soggetti autorizzati alla realizzazione di impianti ed all'esercizio delle inerenti operazioni di smaltimento e/o recupero di rifiuti, ai sensi del D.Lgs. 22/1997 e successive modifiche e integrazioni. Revoca delle DD.G.R. 51932/1985, 54407/1985, 24447/1987, 23701/1992, 42335/1999”</text:p>
      <text:p text:style-name="P179">(B.U.R.Lo n. 37 del 10.09.2001)</text:p>
      <text:p text:style-name="P113"/>
      <text:p text:style-name="P174">-<text:tab/>Deliberazione Giunta Regionale 02.08.2001, n. 5965</text:p>
      <text:p text:style-name="P178">Integrazione e modifica della D.G.R. 38199/1998, avente per oggetto: “Determinazioni in merito alle autorizzazioni all'esercizio delle operazioni di raccolta e demolizione di motoveicoli e rimorchi fuori uso. Artt. 28 e 46 del D.Lgs. 22/1997 e successive modificazioni ed integrazioni”</text:p>
      <text:p text:style-name="P179">(B.U.R.Lo n. 37 del 10.09.2001)</text:p>
      <text:p text:style-name="P113"/>
      <text:p text:style-name="P120">-<text:tab/>Deliberazione Giunta Regionale 01.10.2001, n. 6281</text:p>
      <text:p text:style-name="P109">Delega alle Province delle funzioni amministrative, ai sensi degli artt. 27 e 28 del D.Lgs. 05.02.1997 e successive modifiche ed integrazioni, in materia di approvazione dei progetti ed autorizzazione alla realizzazione dei centri di raccolta ed all'esercizio delle inerenti operazioni di messa in sicurezza, demolizione, recupero dei materiali e rottamazione dei veicoli a motore e rimorchi. Art. 1 della L.R. 03.04.2001, n. 6</text:p>
      <text:p text:style-name="P113">(B.U.R.Lo n. 42 del 15.10.2001)</text:p>
      <text:p text:style-name="P113"/>
      <text:p text:style-name="P170">-<text:tab/>Decreto Direttore Unità Organizzativa 23.10.2001, n. 25381</text:p>
      <text:p text:style-name="P172">Criteri in ordine alle procedure pere il rilascio dell'autorizzazione all'esercizio di impianti mobili ed in ordine allo svolgimento delle singole campagne di attività ai sensi del 7° comma del D.Lgs. 22/1997</text:p>
      <text:p text:style-name="P398">(B.U.R.Lo n. 48 del 26.11.2001)</text:p>
      <text:p text:style-name="P113"/>
      <text:p text:style-name="P162">-<text:tab/>Circolare 29.10.2001, n. 32349 </text:p>
      <text:p text:style-name="P158">Rifiuti provenienti da strutture sanitarie. D.m. Ambiente e Sanità 26/06/2000 n. 219</text:p>
      <text:p text:style-name="P158">()</text:p>
      <text:p text:style-name="P113"/>
      <text:p text:style-name="P120">-<text:tab/>Deliberazione Giunta Regionale 18.01.2002, n. 7788</text:p>
      <text:p text:style-name="P109">Approvazione dello schema e delle modalità di presentazione dell'istanza di aggiornamento dell'autorizzazione all'esercizio delle operazioni di recupero e/o smaltimento di rifiuti, ai sensi dell'art. 28 del D.Lgs. 05.02.1997 n. 22, in adeguamento alla Decisione delle Comunità Europee n. 2001/118/CE del 16.01.2001 e successive modifiche ed integrazioni</text:p>
      <text:p text:style-name="P113">(B.U.R.Lo n. 6 del 04.02.2002)</text:p>
      <text:p text:style-name="P113"><text:soft-page-break/></text:p>
      <text:p text:style-name="P120">-<text:tab/>Deliberazione Giunta Regionale 25.01.2002, n. 7851</text:p>
      <text:p text:style-name="P109">Delega alle Province delle funzioni amministrative, ai sensi degli artt. 27 e 28 del D.Lgs. 05.02.1997 e successive modifiche ed integrazioni, in materia di approvazione dei progetti ed autorizzazione alla realizzazione degli impianti ed all'esercizio delle inerenti operazioni di recupero (R13, R3, R4, R5) e smaltimento (D15, D13, D14) limitatamente allo stoccaggio e/o cernita di rifiuti speciali non pericolosi e di rifiuti speciali pericolosi. Art. 1 della L.R. 03.04.2001, n. 6</text:p>
      <text:p text:style-name="P113">(B.U.R.Lo n. 6 del 04.02.2002)</text:p>
      <text:p text:style-name="P113"/>
      <text:p text:style-name="P120">-<text:tab/>Deliberazione Giunta Regionale 24.04.2002, n. 8882</text:p>
      <text:p text:style-name="P109">Individuazione dei criteri per la determinazione dell'importo e delle modalità di versamento degli oneri a carico dei richiedenti l'approvazione dei progetti e l'autorizzazione alla realizzazione degli impianti ed all'esercizio delle inerenti operazioni di recupero e/o smaltimento di rifiuti speciali, ai sensi degli artt. 27 e 28 del D.Lgs. 05.02.1997 e successive modifiche ed integrazioni, per l'istruttoria tecnica, per il controllo durante l'attività e per il collaudo finale. Art. 1 della L.R. 03.04.2001, n. 6</text:p>
      <text:p text:style-name="P113">(B.U.R.Lo n. 21 del 20.05.2002)</text:p>
      <text:p text:style-name="P113"/>
      <text:p text:style-name="P120">-<text:tab/>Deliberazione Giunta Regionale 21.06.2002, n. 9497</text:p>
      <text:p text:style-name="P109">Delega alle Province delle funzioni amministrative, ai sensi degli artt. 27 e 28 del D.Lgs. 05.02.1997 e successive modifiche ed integrazioni, in materia di approvazione dei progetti ed autorizzazione alla realizzazione degli impianti ed all'esercizio delle inerenti operazioni di recupero di rifiuti speciali non pericolosi e di rifiuti speciali pericolosi, ad esclusione di quelle relative al compostaggio (R3) ed allo spandimento sul suolo a beneficio dell'agricoltura (R10). Art. 1 della L.R. 03.04.2001, n. 6</text:p>
      <text:p text:style-name="P113">(B.U.R.Lo n. 28 del 08.07.2002)</text:p>
      <text:p text:style-name="P113"/>
      <text:p text:style-name="P159">-<text:tab/>Deliberazione Giunta Regionale 06.08.2002, n. 10161</text:p>
      <text:p text:style-name="P158">Approvazione degli schemi di istanza, delle relative documentazioni di rito e del progetto definitivo ex artt. 27 e 28 del d.lgs. 22/97 da presentare per l'istruttoria relativa ad attività e/o impianti di recupero e/o smaltimento rifiuti e determinazioni in merito al rilascio dell'autorizzazione</text:p>
      <text:p text:style-name="P158">(B.U.R.Lo n. 37 del 09.09.2002)</text:p>
      <text:p text:style-name="P113"/>
      <text:p text:style-name="P176">-<text:tab/>Decreto Presidente Giunta Regionale 21.08.2002, n. 15485</text:p>
      <text:p text:style-name="P397">Autorizzazione ai sensi dell’art. 5, comma 6, del D.Lgs. 22/1997, alla prosecuzione delle attività di smaltimento dei rifiuti in discariche già in esercizio</text:p>
      <text:p text:style-name="P179">(B.U.R.Lo n. 37 del 09.09.2002)</text:p>
      <text:p text:style-name="P113"/>
      <text:p text:style-name="P120">-<text:tab/>Deliberazione Giunta Regionale 25.11.2002, n. 11242</text:p>
      <text:p text:style-name="P109">Delega alle Province delle funzioni amministrative, ai sensi degli artt. 27 e 28 del D.Lgs. 05.02.1997 e successive modifiche ed integrazioni, in materia di approvazione dei progetti ed autorizzazione alla realizzazione degli impianti ed all'esercizio delle inerenti operazioni di smaltimento mediante trattamento (D8, D9) di rifiuti speciali non pericolosi e di rifiuti speciali pericolosi, comunque non tossici e nocivi, nonché all’esercizio degli impianti mobili - Art. 1 della L.R. 03.04.2001, n. 6</text:p>
      <text:p text:style-name="P113">(B.U.R.Lo n. 50 del 09.12.2002)</text:p>
      <text:p text:style-name="P113"/>
      <text:p text:style-name="P193">-<text:tab/>Determina 31.01.2003, n. 2807</text:p>
      <text:p text:style-name="P191">Accettabilità rifiuti in discarica ex 21/93 e processo autorizzativo</text:p>
      <text:p text:style-name="P191">()</text:p>
      <text:p text:style-name="P158"><text:soft-page-break/></text:p>
      <text:p text:style-name="P120">-<text:tab/>Deliberazione Giunta Regionale 16.04.2003, n. 12764</text:p>
      <text:p text:style-name="P109">Linee guida relative alla costruzione e all’esercizio degli impianti di produzione di compost – Revoca della D.G.R. 16.07.1999 n. 44263</text:p>
      <text:p text:style-name="P113">(1° Suppl. Straord. al B.U.R.Lo n. 20 del 13.05.2003)</text:p>
      <text:p text:style-name="P113"/>
      <text:p text:style-name="P120">-<text:tab/>Deliberazione Giunta Regionale 09.05.2003, n. 12920</text:p>
      <text:p text:style-name="P109">Delega alle Province delle funzioni amministrative, ai sensi degli artt. 27 e 28 del D.Lgs. 05.02.1997 e successive modifiche ed integrazioni, in materia di approvazione dei progetti ed autorizzazione alla realizzazione degli impianti ed all'esercizio delle inerenti operazioni di recupero mediante compostaggio (R3) di rifiuti speciali non pericolosi ed urbani - Art. 1 della L.R. 03.04.2001, n. 6</text:p>
      <text:p text:style-name="P113">(B.U.R.Lo n. 22 del 26.05.2003)</text:p>
      <text:p text:style-name="P113"/>
      <text:p text:style-name="P120">-<text:tab/>Avviso di rettifica n. 22/1 – Se.O. 2003</text:p>
      <text:p text:style-name="P109">Deliberazione Giunta Regionale 16.04.2003, n. 12764 “Linee guida relative alla costruzione e all’esercizio degli impianti di produzione di compost – Revoca della D.G.R. 16.07.1999 n. 44263”</text:p>
      <text:p text:style-name="P113">(B.U.R.Lo n. 22 del 26.05.2003)</text:p>
      <text:p text:style-name="P113"/>
      <text:p text:style-name="P120">-<text:tab/>Avviso di rettifica n. 24/1 – Se.O. 2003</text:p>
      <text:p text:style-name="P109">Deliberazione Giunta Regionale 16.04.2003, n. 12764 “Linee guida relative alla costruzione e all’esercizio degli impianti di produzione di compost – Revoca della D.G.R. 16.07.1999 n. 44263”</text:p>
      <text:p text:style-name="P113">(B.U.R.Lo n. 24 del 09.06.2003)</text:p>
      <text:p text:style-name="P113"/>
      <text:p text:style-name="P120">-<text:tab/>Deliberazione Giunta Regionale 20.06.2003, n. 13410</text:p>
      <text:p text:style-name="P109">Definizione delle “Procedure da applicarsi alla caratterizzazione, alla movimentazione ed alla destinazione dei terreni inquinati provenienti da aree oggetto di interventi di bonifica, ai sensi e per gli effetti dell’art. 17 del D.Lgs. 05/02/1997, n. 22”</text:p>
      <text:p text:style-name="P113">(B.U.R.Lo n. 28 del 07.07.2003)</text:p>
      <text:p text:style-name="P113"/>
      <text:p text:style-name="P120">-<text:tab/>Decreto Dirigente Unità Organizzativa 24.06.2003, n. 10384</text:p>
      <text:p text:style-name="P109">Approvazione dello schema di comunicazione e dei contenuti e della relazione da allegare a tale comunicazione relativa ad inizio di attività di recupero di rifiuti pericolosi, ai sensi dell'art. 33 del D.Lgs. 22/1997 e successive modifiche ed integrazioni, e contestuale modifica ed integrazione del D.D.G.08/07/1998, n. 3590</text:p>
      <text:p text:style-name="P113">(B.U.R.Lo n. 29 del 14.07.2003)</text:p>
      <text:p text:style-name="P113"/>
      <text:p text:style-name="P120">-<text:tab/>Deliberazione Giunta Regionale 25.07.2003, n. 13817</text:p>
      <text:p text:style-name="P109">Programma regionale di gestione degli imballaggi e dei rifiuti di imballaggio ai sensi dell'art. 42 del D.Lgs. 22/1997</text:p>
      <text:p text:style-name="P113">(1° Suppl. Straord. al B.U.R.Lo n. 38 del 16.09.2003)</text:p>
      <text:p text:style-name="P113"/>
      <text:p text:style-name="P120">-<text:tab/>Deliberazione Giunta Regionale 01.08.2003, n. 13926</text:p>
      <text:p text:style-name="P109">Programma regionale per la decontaminazione e lo smaltimento degli apparecchi contenenti PCB</text:p>
      <text:p text:style-name="P113">(1° Suppl. Straord. al B.U.R.Lo n. 38 del 16.09.2003)</text:p>
      <text:p text:style-name="P113"/>
      <text:p text:style-name="P116">-<text:tab/>Legge Regionale 29.09.2003, n. 17</text:p>
      <text:p text:style-name="P109">Norme per il risanamento dell’ambiente, bonifica e smaltimento dell’amianto</text:p>
      <text:p text:style-name="P109">(1° Suppl. Straord. al BURLo n. 40 del 03.10.2003) </text:p>
      <text:p text:style-name="P113"><text:soft-page-break/></text:p>
      <text:p text:style-name="P120">-<text:tab/>Deliberazione Giunta Regionale 30.09.2003, n. 14393</text:p>
      <text:p text:style-name="P109">Determinazioni in merito alla prima applicazione del D.Lgs. 13 gennaio 2003, n. 36 di attuazione della direttiva 1999/31/Ce relativa alle discariche di rifiuti e del D.M. 13 marzo 2003 relativo ai criteri di assimilabilità dei rifiuti in discarica</text:p>
      <text:p text:style-name="P113">(B.U.R.Lo n. 41 del 06.10.2003)</text:p>
      <text:p text:style-name="P113"/>
      <text:p text:style-name="P120">-<text:tab/>Decreto Dirigente Unità Organizzativa 16.10.2003, n. 17280</text:p>
      <text:p text:style-name="P109">Approvazione della relazione “Produzione, gestione e movimentazione dei rifiuti in Regione Lombardia prevista dalla convenzione tra Regione Lombardia e Unioncamere per la promozione di linee di azioni e programmi a favore dello sviluppo sostenibile con particolare riguardo alla gestione dei rifiuti di cui alla D.G.R. 11135 del 14 novembre 2002</text:p>
      <text:p text:style-name="P113">(2° Suppl. Straord. al B.U.R.Lo n. 47 del 20.11.2003)</text:p>
      <text:p text:style-name="P113"/>
      <text:p text:style-name="P120">-<text:tab/>Legge Regionale 12.12.2003, n. 26</text:p>
      <text:p text:style-name="P109">Disciplina dei servizi locali di interesse economico generale. Norme in materia di gestione dei rifiuti, di energia, di utilizzo del sottosuolo e di risorse idriche</text:p>
      <text:p text:style-name="P114">(1° Suppl. Ord. al B.U.R.Lo n. 51 del 16.12.2003)<text:tab/></text:p>
      <text:p text:style-name="P158"/>
      <text:p text:style-name="P159">-<text:tab/>Decreto Dirigente Unità Organizzativa 23.12.2003, n. 22864</text:p>
      <text:p text:style-name="P158">Indirizzi per l'applicazione del Regolamento CE n. 1774/2002 del Parlamento e del Consiglio del 3 ottobre 2002 recante norme sanitarie relative ai sottoprodotti di origine animale non destinati al consumo umano</text:p>
      <text:p text:style-name="P158">(B.U.R.Lo n. 3 del 12.01.2004)</text:p>
      <text:p text:style-name="P113"/>
      <text:p text:style-name="P120">-<text:tab/>Deliberazione Giunta Regionale 30.12.2003, n. 15944</text:p>
      <text:p text:style-name="P113">Delega alle Province delle funzioni amministrative, ai sensi degli artt. 27 e 28 del D.Lgs. 05.02.1997, n. 22 e successive modifiche ed integrazioni, in materia di approvazione dei progetti ed autorizzazione alla realizzazione degli impianti ed all'esercizio delle inerenti operazioni di messa in riserva (R13), trattamento/condizionamento (R3) e spandimento sul suolo a beneficio dell'agricoltura (R10) di rifiuti speciali non pericolosi. Art. 1 della L.R. 03.04.2001, n. 6</text:p>
      <text:p text:style-name="P113">(B.U.R.Lo n. 4 del 19.01.2004)</text:p>
      <text:p text:style-name="P113"/>
      <text:p text:style-name="P186">-<text:tab/>Comunicato Regionale 13.01.2004, n. 3</text:p>
      <text:p text:style-name="P184">Tributo speciale per il deposito in discarica dei rifiuti solidi, legge regionale 28 aprile 1997, n. 13. Modalità di presentazione della dichiarazione annuale dei conferimenti effettuati nell'anno d'imposta 2003</text:p>
      <text:p text:style-name="P184">(B.U.R.Lo n. 4 del 19.01.2004)</text:p>
      <text:p text:style-name="P184"/>
      <text:p text:style-name="P159">-<text:tab/>Avviso di rettifica n. 5/1-Se.O. 2004</text:p>
      <text:p text:style-name="P158">Direzione Generale Risorse e Bilancio - Comunicato regionale 13 gennaio 2004, n. 3 «Tributo speciale per il deposito in discarica dei rifiuti solidi, legge regionale 28 aprile 1997, n. 13. Modalità di presentazione della dichiarazione annuale dei conferimenti effettuati nell'anno d'imposta 2003» pubblicato sul BURL n. 4 Serie Ordinaria del 19 gennaio 2004</text:p>
      <text:p text:style-name="P158">(B.U.R.Lo n. 5 del 26.01.2004)</text:p>
      <text:p text:style-name="P113"/>
      <text:p text:style-name="P120">-<text:tab/>Deliberazione Consiglio Regionale 13.02.2004, n. 16374</text:p>
      <text:p text:style-name="P113">Modifiche alla D.G.R. 8 novembre 1999, n. 6/46131, “Approvazione criteri e modalità per l'esercizio delle operazioni di trasporto transfrontaliero di rifiuti in attuazione del regolamento CEE 1 febbraio 1993, n. 259 e del decreto ministeriale 3 settembre 1988, n. 370”<text:line-break/>(B.U.R.Lo n. 10 del 01.03.2004)</text:p>
      <text:p text:style-name="P173"><text:soft-page-break/></text:p>
      <text:p text:style-name="P120">-<text:tab/>Deliberazione Consiglio Regionale 06.04.2004, n. 993</text:p>
      <text:p text:style-name="P109">Programma regionale per la decontaminazione e lo smaltimento degli apparecchi contenenti PCB</text:p>
      <text:p text:style-name="P113">(2° Suppl. Straord. al B.U.R.Lo n. 19 del 06.05.2004)</text:p>
      <text:p text:style-name="P113"/>
      <text:p text:style-name="P120">-<text:tab/>Circolare 20.04.2004, n. 18</text:p>
      <text:p text:style-name="P109">Gestione dei rifiuti radioattivi di origine sanitaria</text:p>
      <text:p text:style-name="P113">(B.U.R.Lo n. 21 del 17.05.2004)</text:p>
      <text:p text:style-name="P113"/>
      <text:p text:style-name="P120">-<text:tab/>Decreto Dirigente Unità Organizzativa 29.04.2004, n. 7059</text:p>
      <text:p text:style-name="P109">Individuazione delle modalità di versamento delle somme per l’attività istruttoria ai sensi degli articoli 27 e 28 del D.Lgs. 22/1997</text:p>
      <text:p text:style-name="P113">(B.U.R.Lo n. 21 del 17.05.2004)</text:p>
      <text:p text:style-name="P113"/>
      <text:p text:style-name="P120">-<text:tab/>Deliberazione Giunta Regionale 17.05.2004, n. 17519</text:p>
      <text:p text:style-name="P109">Integrazione della D.G.R. n. 16983 del 31 marzo 2004: “Programma regionale per la riduzione del rifiuto urbano biodegradabile da collocare in discarica”</text:p>
      <text:p text:style-name="P113">(2° Suppl. Straord. al B.U.R.Lo n. 23 del 04.06.2004)</text:p>
      <text:p text:style-name="P113"/>
      <text:p text:style-name="P120">-<text:tab/>Deliberazione Consiglio Regionale 18.05.2004, n. 1011</text:p>
      <text:p text:style-name="P113">Atto di indirizzo in materia di pianificazione regionale per la gestione dei rifiuti in attuazione della legge regionale 12 dicembre 2003, n. 26, art. 19</text:p>
      <text:p text:style-name="P113">(B.U.R.Lo n. 24 del 07.06.2004)</text:p>
      <text:p text:style-name="P113"/>
      <text:p text:style-name="P176">-<text:tab/>Deliberazione Giunta Regionale 05.08.2004, n. 18655</text:p>
      <text:p text:style-name="P178">Disposizioni in merito alle garanzie finanziarie di cui all’art. 28 del D.Lgs. 22/1997, relative all’esercizio degli impianti che effettuano operazioni di deposito nel suolo (D1)</text:p>
      <text:p text:style-name="P179">(B.U.R.Lo n. 42 del 11.10.2004)</text:p>
      <text:p text:style-name="P113"/>
      <text:p text:style-name="P120">-<text:tab/>Deliberazione Giunta Regionale 08.10.2004, n. 18943</text:p>
      <text:p text:style-name="P109">Procedure per il finanziamento e la bonifica di piccoli quantitativi di amianto di cui alla L.r. 29 settembre 2003 n. 17</text:p>
      <text:p text:style-name="P109">(B.U.R.Lo n. 44 del 25.10.2004) </text:p>
      <text:p text:style-name="P113"/>
      <text:p text:style-name="P120">-<text:tab/>Deliberazione Giunta Regionale 19.11.2004, n. 19461</text:p>
      <text:p text:style-name="P109">Nuove disposizioni in merito alle garanzie finanziarie a carico dei soggetti autorizzati alla realizzazione di impianti ed all’esercizio delle inerenti operazioni di smaltimento e/o recupero di rifiuti, ai sensi del D.Lgs. 5 febbraio 1997, n. 22 e successive modifiche ed integrazioni. Revoca parziale delle DD.G.R. nn. 45274/99, 48055/00 e 5964/01</text:p>
      <text:p text:style-name="P113">(B.U.R.Lo n. 50 del 06.12.2004)</text:p>
      <text:p text:style-name="P113"/>
      <text:p text:style-name="P159">-<text:tab/>Circolare 03.12.2004, n. 41</text:p>
      <text:p text:style-name="P158">Tributo speciale per il conferimento in discarica dei rifiuti solidi. Modalità applicative delle disposizioni recate dalla Sezione V, del Capo I del Titolo III della legge regionale 14 luglio 2003, n. 10</text:p>
      <text:p text:style-name="P158">(B.U.R.Lo n. 52 del 20.12.2004)</text:p>
      <text:p text:style-name="P158"/>
      <text:p text:style-name="P120">-<text:tab/>Deliberazione Giunta Regionale 23.12.2004, n. 20027</text:p>
      <text:p text:style-name="P109">Proposta di programma regionale di gestione dei rifiuti (art. 19 e art. 15 comma 8 della l.r. 26/2003)</text:p>
      <text:p text:style-name="P113">(1° Suppl. Straord. al B.U.R.Lo n. 5 del 01.02.2005)</text:p>
      <text:p text:style-name="P113"><text:soft-page-break/></text:p>
      <text:p text:style-name="P192">-<text:tab/>Comunicato 28.12.2004, n. 182</text:p>
      <text:p text:style-name="P191">Tributo speciale per il deposito in discarica dei rifiuti solidi, legge regionale 14 luglio 2003, n. 10, art. 55. Modalità di presentazione della dichiarazione annuale dei conferimenti effettuati nell'anno d'imposta 2004</text:p>
      <text:p text:style-name="P191">(B.U.R.Lo n. 2 del 10.01.2005)</text:p>
      <text:p text:style-name="P109"/>
      <text:p text:style-name="P120">-<text:tab/>Deliberazione Giunta Regionale 21.01.2005, n. 20287</text:p>
      <text:p text:style-name="P109">Criteri per la redazione, da parte delle Province della relazione annuale di cui all’art. 16, comma 2 della l.r. 12 dicembre 2003, n. 26 avente per oggetto: “Disciplina dei servizi locali di interesse economico generale. Norme in materia di gestione dei rifiuti, di energia, di utilizzo del sottosuolo e di risorse idriche”, ai sensi dell’art. 55 comma 6 della l.r. 26/2003</text:p>
      <text:p text:style-name="P113">(B.U.R.Lo n. 6 del 07.02.2005)</text:p>
      <text:p text:style-name="P113"/>
      <text:p text:style-name="P116">-<text:tab/>Legge Regionale 01.02.2005, n. 1</text:p>
      <text:p text:style-name="P109">Interventi di semplificazione – Abrogazione di leggi e regolamenti regionali – Legge di semplificazione 2004</text:p>
      <text:p text:style-name="P109">(1° Suppl. Ord. al B.U.R.Lo n. 5 del 04.02.2005)</text:p>
      <text:p text:style-name="P109"/>
      <text:p text:style-name="P116">-<text:tab/>Regolamento Regionale 28.02.2005, n. 1</text:p>
      <text:p text:style-name="P109">Attuazione dell’art. 21 della legge regionale 12 dicembre 2003, n. 26, relativamente alle procedure di esproprio delle aree da bonificare, alle procedure ad evidenza pubblica e per la concessione di contributi a favore dei comuni per la bonifica di siti inquinati</text:p>
      <text:p text:style-name="P109">(1° Suppl. Ord. al B.U.R.Lo n. 9 del 01.03.2005)</text:p>
      <text:p text:style-name="P109"/>
      <text:p text:style-name="P116">-<text:tab/>Regolamento Regionale 28.02.2005, n. 2</text:p>
      <text:p text:style-name="P109">Disciplina degli interventi di bonifica e ripristino ambientale che non richiedono autorizzazione, ai sensi dell’art. 13 del decreto ministeriale 25 ottobre 1999, n. 471, in attuazione dell’art. 17, comma 1, lettera h), della legge regionale 12 dicembre 2003, n. 26</text:p>
      <text:p text:style-name="P109">(1° Suppl. Ord. al B.U.R.Lo n. 9 del 01.03.2005)</text:p>
      <text:p text:style-name="P109"/>
      <text:p text:style-name="P120">-<text:tab/>Decreto Direttore Generale 09.03.2005, n. 3588</text:p>
      <text:p text:style-name="P109">Approvazione della circolare di “Precisazioni in merito all’applicazione della d.g.r. 19 novembre 2004, n. 19461, avente per oggetto: “Nuove disposizioni in merito alle garanzie finanziarie a carico dei soggetti autorizzati alla realizzazione di impianti ed all’esercizio delle inerenti operazioni di smaltimento e/o recupero di rifiuti, ai sensi del D.Lgs. 5 febbraio 1997, n. 22 e successive modifiche ed integrazioni. Revoca parziale delle DD.G.R. nn. 45274/99, 48055/00 e 5964/01”</text:p>
      <text:p text:style-name="P113">(B.U.R.Lo n. 11 del 14.03.2005)</text:p>
      <text:p text:style-name="P199"/>
      <text:p text:style-name="P120">-<text:tab/>Deliberazione Giunta Regionale 11.03.2005, n. 21096</text:p>
      <text:p text:style-name="P109">Determinazioni in merito all’applicazione della d.g.r. 19 novembre 2004, n. 19461, avente per oggetto: “Nuove disposizioni in merito alle garanzie finanziarie a carico dei soggetti autorizzati alla realizzazione di impianti ed all’esercizio delle inerenti operazioni di smaltimento e/o recupero di rifiuti, ai sensi del D.Lgs. 5 febbraio 1997, n. 22 e successive modifiche ed integrazioni. Revoca parziale delle DD.G.R. nn. 45274/99, 48055/00 e 5964/01”</text:p>
      <text:p text:style-name="P113">(B.U.R.Lo n. 13 del 29.03.2005)</text:p>
      <text:p text:style-name="P158"/>
      <text:p text:style-name="P159">-<text:tab/>Deliberazione Giunta Regionale 24.03.2005, n. 21203</text:p>
      <text:p text:style-name="P158">Documento tecnico «Termodistruttori a bassa capacità», in applicazione del Regolamento (CE) n. 1774/2002 del Parlamento Europeo e del Consiglio del 3 ottobre 2002, recante norme sanitarie relative ai sottoprodotti di origine animale non destinati al consumo umano. <text:soft-page-break/>Obiettivo 9.7.1.: interventi regionali per il miglioramento della qualità dell'aria e il contenimento dell'inquinamento atmosferico</text:p>
      <text:p text:style-name="P158">(B.U.R.Lo n. 15 del 11.04.2005)</text:p>
      <text:p text:style-name="P158"/>
      <text:p text:style-name="P159">-<text:tab/>Deliberazione Giunta Regionale 27.06.2005, n. 220</text:p>
      <text:p text:style-name="P146">Approvazione del Programma Regionale di Gestione dei Rifiuti (P.R.G.R) ai sensi degli artt. 19, 20 e 55 della l.r. 26 del 23 dicembre 2001 e in applicazione delle direttive 75/442/CEE, 91/689/CEE, 94/62/CEE nonché del rapporto ambientale di valutazione ambientale strategica ai sensi della direttiva 2001/42/CE del Parlamento Europeo e del consiglio del 27 giugno 2001</text:p>
      <text:p text:style-name="P146">(B.U.R.Lo n. 43 del 26.10.2009)</text:p>
      <text:p text:style-name="P146"/>
      <text:p text:style-name="P192">-<text:tab/>Deliberazione Giunta Regionale 04.08.2005, n. 530</text:p>
      <text:p text:style-name="P191">Modifica ed integrazioni della d.g.r. 30 settembre 2003, n. 14393, avente per oggetto: «Determinazioni in merito alla prima applicazione del d.lgs. 13 gennaio 2003, n. 36 di attuazione della direttiva 1999/31/CE relativa alle discariche di rifiuti e del d.m. 13 marzo 2003 relativo ai criteri di ammissibilità dei rifiuti in discarica»</text:p>
      <text:p text:style-name="P191">(B.U.R.Lo n. 34 del 22.08.2005)</text:p>
      <text:p text:style-name="P158"/>
      <text:p text:style-name="P159">-<text:tab/>Deliberazione Giunta Regionale 20.10.2005, n. 8866</text:p>
      <text:p text:style-name="P158">Progetto di realizzazione di un centro di controllo dei rottami provenienti da trasporto transfrontaliero e non, presso A.R.P.A.</text:p>
      <text:p text:style-name="P158">(B.U.R.Lo n. 44 del 31.10.2005)</text:p>
      <text:p text:style-name="P158"/>
      <text:p text:style-name="P159">-<text:tab/>Decreto Direttore Generale 07.11.2005, n. 16807</text:p>
      <text:p text:style-name="P158">Integrazione alla circolare di «precisazioni in merito all'applicazione della d.g.r. 19 novembre 2004, n. 19461, avente per oggetto: Nuove disposizioni in materia di garanzie finanziarie a carico dei soggetti autorizzati alla realizzazione di impianti ed all'esercizio delle inerenti operazioni di smaltimento e/o recupero di rifiuti, ai sensi del d.lgs. 5 febbraio 1997, n. 22 e successive modifiche ed integrazioni. Revoca parziale delle dd.g.r. nn. 45274/99, 48055/00 e 5964/01» approvata con d.d.g. 9 marzo 2005, n. 3588</text:p>
      <text:p text:style-name="P158">(B.U.R.Lo n. 47 del 21.11.2005)</text:p>
      <text:p text:style-name="P158"/>
      <text:p text:style-name="P159">-<text:tab/>Deliberazione Giunta Regionale 30.11.2005, n. 1266</text:p>
      <text:p text:style-name="P109">Determinazioni in ordine alla realizzazione e la gestione delle discariche per rifiuti costituiti da materiali da costruzione contenenti amianto</text:p>
      <text:p text:style-name="P109">(BURLo n. 50 del 12.12.2005)</text:p>
      <text:p text:style-name="P113"/>
      <text:p text:style-name="P116">-<text:tab/>Deliberazione Giunta Regionale 22.12.2005, n. 1526</text:p>
      <text:p text:style-name="P389">Approvazione del “Piano Regionale Amianto Lombardia” (PRAL) di cui alla legge regionale 29 settembre 2003 n. 17</text:p>
      <text:p text:style-name="P109">(2° Suppl. Straord. al BURLo n. 3 del 17.01.2006) </text:p>
      <text:p text:style-name="P113"/>
      <text:p text:style-name="P176">-<text:tab/>Decreto Direttore Generale 27.12.2005, n. 19687</text:p>
      <text:p text:style-name="P178">Determinazioni in merito al rilascio delle autorizzazioni alla realizzazione degli impianti ed all’esercizio delle inerenti operazioni di smaltimento in discarica in deroga ai limiti di ammissibilità dei rifiuti da adottarsi a seguito dell’emanazione del D.M. Ambiente 3 agosto 2005 </text:p>
      <text:p text:style-name="P178">(B.U.R.Lo n. 3 del 16.01.2006)</text:p>
      <text:p text:style-name="P109"/>
      <text:p text:style-name="P185">-<text:tab/>Deliberazione Giunta Regionale 25.01.2006, n. 1788</text:p>
      <text:p text:style-name="P183">Modifica ed integrazioni della d.g.r. 30 settembre 2003, n. 14393, avente per oggetto: <text:soft-page-break/>«Determinazioni in merito alla prima applicazione del d.lgs. 13 gennaio 2003, n. 36 di attuazione della direttiva 1999/31/CE relativa alle discariche di rifiuti e del d.m. 13 marzo 2003 relativo al criteri di ammissibilità dei rifiuti in discarica» già modificata ed integrata con d.g.r. 4 agosto 2005, n. 530</text:p>
      <text:p text:style-name="P183">(B.U.R.Lo n. 6 del 06.02.2006)</text:p>
      <text:p text:style-name="P158"/>
      <text:p text:style-name="P159">-<text:tab/>Deliberazione Giunta Regionale 27.06.2006, n. 2838</text:p>
      <text:p text:style-name="P158">Modalità applicative del Titolo V «Bonifica di siti contaminati» della parte quarta del d.lgs. 152/2006 - Norme in materia ambientale</text:p>
      <text:p text:style-name="P158">(4° Suppl. Straord. al B.U.R.Lo n. 27 del 07.07.2006)</text:p>
      <text:p text:style-name="P158"/>
      <text:p text:style-name="P185">-<text:tab/>Decreto Direttore Generale 02.08.2006, n. 9076</text:p>
      <text:p text:style-name="P183">Precisazioni sull'efficacia temporale del d.d.g. 27 dicembre 2005, n. 19697, recante: «Determinazioni in merito al rilascio delle autorizzazioni alla realizzazione degli impianti ed all'esercizio delle inerenti operazioni di smaltimento in discarica in deroga ai limiti di ammissibilità dei rifiuti da adottarsi a seguito dell'emanazione del d.m. Ambiente 3 agosto 2005»</text:p>
      <text:p text:style-name="P183">(B.U.R.Lo n. 35 del 28.08.2006)</text:p>
      <text:p text:style-name="P109"/>
      <text:p text:style-name="P120">-<text:tab/>Legge Regionale 08.08.2006, n. 18</text:p>
      <text:p text:style-name="P109">Conferimento di funzioni agli enti locali in materia di servizi locali di interesse economico generale. Modifiche alla legge regionale 12 dicembre 2003, n. 26 «Disciplina dei servizi locali di interesse economico generale. Norme in materia di gestione dei rifiuti, di energia, di utilizzo del sottosuolo e di risorse idriche»</text:p>
      <text:p text:style-name="P109">(2° Suppl. Ord. al BURLo n. 32 del 11.08.2006)</text:p>
      <text:p text:style-name="P109"/>
      <text:p text:style-name="P121">-<text:tab/>Legge regionale 12.07.2007, n. 12</text:p>
      <text:p text:style-name="P115">Modifiche alla legge regionale 12 dicembre 2003, n. 26 (Disciplina dei servizi locali di interesse economico generale. Norme in materia di gestione dei rifiuti, di energia, di utilizzo del sottosuolo e di risorse idriche) ed altre disposizioni in materia di gestione dei rifiuti </text:p>
      <text:p text:style-name="P115">(1º Suppl. Ord. al BURLo n. 29 del 17.07.2007)</text:p>
      <text:p text:style-name="P109"/>
      <text:p text:style-name="P116">-<text:tab/><text:span text:style-name="T22">Decreto Direttore Generale</text:span> 28.09.2007, n. 10875</text:p>
      <text:p text:style-name="P109">Circolare recante indicazioni in merito alla gestione dei rifiuti in applicazione del titolo II della legge regionale n. 26/2003 e successive modifiche e integrazioni</text:p>
      <text:p text:style-name="P158">(<text:span text:style-name="T11">B.U.R.Lo. n. 42 del 15.10.2007</text:span>)</text:p>
      <text:p text:style-name="P158"/>
      <text:p text:style-name="P162">-<text:tab/>Deliberazione Giunta Regionale 21.11.2007, n. 5899 </text:p>
      <text:p text:style-name="P158">Piani provinciali per la gestione dei rifiuti. Determinazioni relative ai finanziamenti regionali in caso di inadempimento (art. 8, C. 2, L.R. N. 12/2007</text:p>
      <text:p text:style-name="P158">()</text:p>
      <text:p text:style-name="P158"/>
      <text:p text:style-name="P185">-<text:tab/>Decreto Dirigente Struttura 13.12.2007, n. 15803</text:p>
      <text:p text:style-name="P183">Proroga del termine finale per l'adeguamento alle prescrizioni previste nelle autorizzazioni integrate ambientali rilasciate per gli impianti esistenti ai sensi del d.lgs. 18 febbraio 2005, n. 59</text:p>
      <text:p text:style-name="P183">(B.U.R.Lo n. 4 del 21.01.2008)</text:p>
      <text:p text:style-name="P158"/>
      <text:p text:style-name="P102">-<text:tab/>Deliberazione Giunta regionale 13.02.2008, n. 6581</text:p>
      <text:p text:style-name="P109">Integrazioni al capitolo 8 «Linee guida per la revisione dei piani provinciali di gestione dei</text:p>
      <text:p text:style-name="P109">rifiuti urbani e speciali per la localizzazione degli impianti» del programma regionale di</text:p>
      <text:p text:style-name="P109">gestione dei rifiuti approvato con d.g.r. n. 220/2005</text:p>
      <text:p text:style-name="P134"><text:soft-page-break/>(4° Suppl.Ord. al B.U.R.L. n. 7 del 15.02.2008)</text:p>
      <text:p text:style-name="P109"/>
      <text:p text:style-name="P159">-<text:tab/>Decreto Direttore Generale 13.05.2008, n. 4816</text:p>
      <text:p text:style-name="P158">Disposizioni in merito alla modalità di determinazione dei limiti relativi ai parametri «solfati» e «cloruri» per scarichi industriali e per scarichi di impianti di trattamento di rifiuti liquidi nella pubblica fognatura - Atto d'indirizzo</text:p>
      <text:p text:style-name="P158">(B.U.R.Lo n. 24 del 09.06.2008)</text:p>
      <text:p text:style-name="P109"/>
      <text:p text:style-name="P101">-<text:tab/>Decreto Direttore Generale 28.09.2008, n. 10875</text:p>
      <text:p text:style-name="P109">Circolare recante indicazioni in merito alla gestione dei rifiuti in applicazione del titolo II della legge regionale n. 26/2003 e successive modifiche e integrazioni</text:p>
      <text:p text:style-name="P109">()</text:p>
      <text:p text:style-name="P109"/>
      <text:p text:style-name="P101">-<text:tab/>Decreto Direttore Generale 11.11.2008, n. 12868</text:p>
      <text:p text:style-name="P109">Approvazione dell’atto di indirizzo recante “Definizione degli obiettivi di recupero degli impianti di trattamento rifiuti urbani e speciali”</text:p>
      <text:p text:style-name="P109">(<text:span text:style-name="T11">B.U.R.Lo. n. 49 del 01.12.2008</text:span>)</text:p>
      <text:p text:style-name="P109"/>
      <text:p text:style-name="P171">-<text:tab/>Deliberazione Giunta Regionale 03.12.2008, n. 8571</text:p>
      <text:p text:style-name="P172">Atto di indirizzo alle province per il rilascio delle autorizzazioni in merito alle attivita` di miscelazione dei rifiuti</text:p>
      <text:p text:style-name="P172">(B.U.R.Lo. n. 52 del 22.12.2008)</text:p>
      <text:p text:style-name="P109"/>
      <text:p text:style-name="P104">-<text:tab/>Legge Regionale n. 10 del 29.06.2009 </text:p>
      <text:p text:style-name="P158">Disposizioni in materia di ambiente e servizi di interesse economico generale – Collegato</text:p>
      <text:p text:style-name="P158">ordinamentale</text:p>
      <text:p text:style-name="P158">(2° Suppl. Ord. al B.U.R. Lombardia n. 26 del 30.06.2009) </text:p>
      <text:p text:style-name="P158"/>
      <text:p text:style-name="P158"/>
      <text:p text:style-name="P99"><text:span text:style-name="INS"><text:span text:style-name="T93">-<text:tab/>Deliberazione Giunta Regionale 29.07.2009, n. 9953</text:span></text:span></text:p>
      <text:p text:style-name="P172">Disposizioni per la sospensione dell’attività di spandimento in agricoltura dei fanghi prodotti dalla depurazione delle acque reflue</text:p>
      <text:p text:style-name="P99"><text:span text:style-name="T94">(B.U.R.Lo</text:span><text:span text:style-name="Emphasis"><text:span text:style-name="T94"> </text:span></text:span><text:span text:style-name="T94">n. 32 del 10.08.2009)</text:span></text:p>
      <text:p text:style-name="P109"/>
      <text:p text:style-name="P109"/>
      <text:p text:style-name="P99"><text:span text:style-name="INS"><text:span text:style-name="T60">-<text:tab/>Deliberazione Giunta Regionale 07.08.2009, n. 10098</text:span></text:span></text:p>
      <text:p text:style-name="P109">Determinazioni in merito alle procedure per il rilascio dell’autorizzazione all’esercizio di impianti mobili per le attività di trattamento dei rifiuti</text:p>
      <text:p text:style-name="P109">(B.U.R.Lo n. 34 del 24.08.2009)</text:p>
      <text:p text:style-name="P109"/>
      <text:p text:style-name="P99"><text:span text:style-name="INS"><text:span text:style-name="T60">-<text:tab/>Deliberazione Giunta Regionale 07.08.2009, n. 10099</text:span></text:span></text:p>
      <text:p text:style-name="P109">Determinazioni in merito all’ammissibilità nelle discariche dei rifiuti non pericolosi e pericolosi fino alla adozione delle modifiche del d.m. Ambiente e Tutela del territorio 3 agosto 2005</text:p>
      <text:p text:style-name="P109">(B.U.R.Lo n. 34 del 24.08.2009)</text:p>
      <text:p text:style-name="P109"/>
      <text:p text:style-name="P99"><text:span text:style-name="INS"><text:span text:style-name="T60">-<text:tab/>Deliberazione Giunta Regionale 07.08.2009, n. 10100</text:span></text:span></text:p>
      <text:p text:style-name="P109">Accordi di collaborazione con l'Università degli studi di Padova - Dipartimento di ingegneria idraulica, marittima, ambientale e geotecnica - per lo sviluppo di un progetto di landfill mining (art. 15 L. n. 241/90)</text:p>
      <text:p text:style-name="P109">()</text:p>
      <text:p text:style-name="P158"/>
      <text:p text:style-name="P159">-<text:tab/>Deliberazione Giunta Regionale 28.09.2009, n. 10222</text:p>
      <text:p text:style-name="P146"><text:soft-page-break/>Determinazioni inerenti le procedure per l’accettazione e la gestione dei rottami metallici ferrosi e non ferrosi</text:p>
      <text:p text:style-name="P146">(B.U.R.Lo n. 43 del 26.10.2009)</text:p>
      <text:p text:style-name="P254"/>
      <text:p text:style-name="P159">-<text:tab/>Deliberazione Giunta Regionale 21.10.2009, n. 10360</text:p>
      <text:p text:style-name="P158">Modifiche ed integrazioni alla d.g.r. n. 6581/2008 relativa ai criteri per la localizzazione degli impianti di gestione dei rifiuti urbani e speciali (art. 19, comma 3, l.r. n. 26/2003)</text:p>
      <text:p text:style-name="P158">(3° Suppl. Straord. al B.U.R.Lo n. 44 del 06.11.2009)</text:p>
      <text:p text:style-name="P158"/>
      <text:p text:style-name="P159">-<text:tab/>Deliberazione Giunta Regionale 25.11.2009, n. 10619</text:p>
      <text:p text:style-name="P158">Definizione delle modalità, contenuti e tempistiche di compilazione dell’applicativo Osservatorio Rifiuti SOvraregionale (O.R.SO.) relativo alla raccolta dei dati di produzione e gestione dei rifiuti urbani e dei rifiuti gestiti dagli impianti in Regione Lombardia</text:p>
      <text:p text:style-name="P158">(3° Suppl. Straord. al B.U.R.Lo n. 48 del 03.12.2009)</text:p>
      <text:p text:style-name="P158"/>
      <text:p text:style-name="P159">-<text:tab/>Decreto Direttore Generale 11.12.2009, n. 13866</text:p>
      <text:p text:style-name="P158">Determinazioni in merito agli impianti innovativi di cui all’art. 17 comma 1 lettera c) bis della l.r. 26/2003</text:p>
      <text:p text:style-name="P158">(B.U.R.Lo n. 2 del 11.01.2010)</text:p>
      <text:p text:style-name="P158"/>
      <text:p text:style-name="P159">-<text:tab/>Deliberazione Giunta Regionale 03.02.2010, n. 11174</text:p>
      <text:p text:style-name="P158">Linee guida per il coordinamento delle modalità di svolgimento della sperimentazione di cui alla d.g.r. 7 agosto 2009, n. 10099, avente per oggetto: «Determinazioni in merito all’ammissibilità nelle discariche dei rifiuti non pericolosi e pericolosi fino all’adozione delle modifiche del d.m. Ambiente e tutela del territorio 3 agosto 2005»</text:p>
      <text:p text:style-name="P158">(B.U.R.Lo n. 7 del 15.02.2010)</text:p>
      <text:p text:style-name="P158"/>
      <text:p text:style-name="P159">-<text:tab/>Deliberazione Giunta Regionale 03.02.2010, n. 11175</text:p>
      <text:p text:style-name="P158">Attuazione delle modalità di gestione informatizzata delle notifiche per la esportazione dei rifiuti (moduli 1/A e 1/B) attraverso l’utilizzo del SITT (Sistema Informativo Trasporto <text:span text:style-name="T11">Transfrontaliero di rifiuti)</text:span></text:p>
      <text:p text:style-name="P158">(B.U.R.Lo n. 7 del 15.02.2010)</text:p>
      <text:p text:style-name="P158"/>
      <text:p text:style-name="P159">-<text:tab/>Legge Regionale 05.02.2010, n. 7</text:p>
      <text:p text:style-name="P158">Interventi normativi per l’attuazione della programmazione regionale e di modifica ed integrazione di disposizioni legislative – Collegato ordinamentale 2010</text:p>
      <text:p text:style-name="P158">(1° Suppl. Ord. al B.U.R.Lo n. 6 del 08.02.2010)</text:p>
      <text:p text:style-name="P158"/>
      <text:p text:style-name="P159">-<text:tab/>Deliberazione Giunta Regionale 10.02.2010, n. 11317</text:p>
      <text:p text:style-name="P158">Metodo per l’espletamento della verifica di assoggettabilità alla VIA per gli impianti di smaltimento e/o recupero rifiuti</text:p>
      <text:p text:style-name="P158">(5° Suppl. Straord. al B.U.R.Lo n. 8 del 26.02.2010)</text:p>
      <text:p text:style-name="P158"/>
      <text:p text:style-name="P333">-<text:tab/><text:span text:style-name="T103">Decreto Direttore Generale</text:span> 17.05.2010, n. 5149</text:p>
      <text:p text:style-name="P347">Approvazione dello schema di relazione annuale sul funzionamento e la sorveglianza degli impianti di incenerimento rifiuti</text:p>
      <text:p text:style-name="P269">(<text:span text:style-name="T102">Suppl. Ord. al B.U.R.Lo</text:span><text:span text:style-name="T101"> n. 21 del 24.05.2010)</text:span></text:p>
      <text:p text:style-name="P271"/>
      <text:p text:style-name="P158"><text:span text:style-name="T8">-<text:tab/>Legge regionale 21.02.2011, n. 3</text:span> - Art. 15</text:p>
      <text:p text:style-name="P158">Interventi normativi per l'attuazione della programmazione regionale e di modifica e integrazione di disposizioni legislative - Collegato ordinamentale 2011 </text:p>
      <text:p text:style-name="P158">(<text:span text:style-name="T30">Suppl. Ord. </text:span>al B.U.R.Lo n. 8 del 25.02.2011 )</text:p>
      <text:p text:style-name="P158"><text:soft-page-break/></text:p>
      <text:p text:style-name="P158"><text:span text:style-name="A8"><text:span text:style-name="T48">-<text:tab/>Deliberazione Giunta Regionale </text:span></text:span><text:span text:style-name="T8">20.04.2011, n. 1587</text:span></text:p>
      <text:p text:style-name="P158">Approvazione del programma regionale di gestione dei rifiuti (PRGR) e della relativa valutazione ambientale strategica (VAS), c. 3, art. 19, l.r. 12 dicembre 2003 n. 26, e c.1 art. 4, l.r. 11 marzo 2005, n. 12: avvio procedimento</text:p>
      <text:p text:style-name="P203"><text:span text:style-name="A8"><text:span text:style-name="T45">(B.U.R.Lo</text:span></text:span><text:span text:style-name="A8"><text:span text:style-name="T47"> n. 17 del 27.04.2011)</text:span></text:span></text:p>
      <text:p text:style-name="P158"/>
      <text:p text:style-name="P339">-<text:tab/>Decreto Direttore Generale 25.07.2011, n. 6907 </text:p>
      <text:p text:style-name="P147"><text:span text:style-name="T104">Approvazione delle «Linee guida per l’individuazione delle varianti sostanziali e non sostanziali per gli impianti che </text:span><text:span text:style-name="T105">operano al sensi del d.lgs. 152/2006, artt. 208 e seguenti» </text:span></text:p>
      <text:p text:style-name="P201"><text:span text:style-name="A8"><text:span text:style-name="T45">(B.U.R.Lo</text:span></text:span><text:span text:style-name="A8"><text:span text:style-name="T47"> n. 31 del 05.08.2011)</text:span></text:span></text:p>
      <text:p text:style-name="P201"><text:span text:style-name="A8"><text:span text:style-name="T47"/></text:span></text:p>
      <text:p text:style-name="P159"><text:span text:style-name="A8"><text:span text:style-name="T48">-<text:tab/>Deliberazione Giunta Regionale 28.07.2011, n. 2072</text:span></text:span></text:p>
      <text:p text:style-name="P109">Proposta di “atto di indirizzi” per il Consiglio Regionale - c. 3 art. 19 della L.R. 12 dicembre 2003, n. 26 - in materia di programmazione della gestione dei rifiuti</text:p>
      <text:p text:style-name="P109">()</text:p>
      <text:p text:style-name="P109"/>
      <text:p text:style-name="P163">-<text:tab/>Deliberazione Consiglio Regionale 08.11.2011, n. 280</text:p>
      <text:p text:style-name="P142">Atto di indirizzi, ai sensi del comma 3 dell’articolo 19 della l.r. 12 dicembre 2003, n. 26 in materia di programmazione della gestione dei rifiuti </text:p>
      <text:p text:style-name="P99"><text:span text:style-name="A8"><text:span text:style-name="T45">(B.U.R.Lo</text:span></text:span><text:span text:style-name="A8"><text:span text:style-name="T46"> n. 47 del 21.11.2011)</text:span></text:span></text:p>
      <text:p text:style-name="P142"/>
      <text:p text:style-name="P163">-<text:tab/>Deliberazione Giunta Regionale 16.11.2011, n. 280</text:p>
      <text:p text:style-name="P142">Modalità, contenuti e tempistiche per la compilazione dell'applicativo O.R.SO. (osservatorio rifiuti sovraregionale) relativo alla raccolta dei dati di produzione e gestione dei rifiuti urbani e dei rifiuti gestiti dagli impianti in Regione Lombardia - Nuove disposizioni</text:p>
      <text:p text:style-name="P142">(B.U.R.Lo n. 47 del 21.11.2011)</text:p>
      <text:p text:style-name="P142"/>
      <text:p text:style-name="P163">-<text:tab/>Deliberazione Giunta Regionale 29.12.2011, n. 2880 </text:p>
      <text:p text:style-name="P142">Ricognizione sistematica e riordino degli atti amministrativi regionali in materia di gestione dei rifiuti </text:p>
      <text:p text:style-name="P142">(B.U.R.Lo n. 2 del 09.01.2012)</text:p>
      <text:p text:style-name="P142"/>
      <text:p text:style-name="P116">-<text:tab/>Circolare Regione Lombardia 02.03.2012, n. 5883</text:p>
      <text:p text:style-name="P134">Applicazione della procedura di verifica di assoggettabilità alla v.i.a. ex dgr 11317/10: definizione della capacità produttiva degli impianti di recupero/smaltimento rifiuti</text:p>
      <text:p text:style-name="P134">()</text:p>
      <text:p text:style-name="P134"/>
      <text:p text:style-name="P364"><text:span text:style-name="A8"><text:span text:style-name="T61">-<text:tab/>Legge Regionale 18.04.2012, n. 7</text:span></text:span></text:p>
      <text:p text:style-name="P99"><text:span text:style-name="A8"><text:span text:style-name="T86">Misure per la crescita, lo sviluppo e l’occupazione </text:span></text:span></text:p>
      <text:p text:style-name="P200"><text:span text:style-name="A8"><text:span text:style-name="T87">(B.U.R.Lo Supplemento n. 16 del 20.04.2012) </text:span></text:span></text:p>
      <text:p text:style-name="P142"/>
      <text:p text:style-name="P163">-<text:tab/>Deliberazione Giunta Regionale 18.04.2012, n. 3298</text:p>
      <text:p text:style-name="P142">Linee guida regionali per l’autorizzazione degli impianti per la produzione di energia elettrica da fonti energetiche rinnovabili (FER) mediante recepimento della normativa nazionale in materia </text:p>
      <text:p text:style-name="P142">(B.U.R.Lo <text:span text:style-name="A8"><text:span text:style-name="T70">Supplemento </text:span></text:span>n. 17 del 27.04.2012)</text:p>
      <text:p text:style-name="P142"/>
      <text:p text:style-name="P333">-<text:tab/>Deliberazione Giunta Regionale 06.06.2012, n. 3596</text:p>
      <text:p text:style-name="P142">Nuovi indirizzi tecnici per il rilascio delle autorizzazioni in merito alle attività di miscelazione dei rifiuti, anche in seguito all’emanazione del d.lgs. 205/2010, con contestuale revoca della d.g.r. 3 dicembre 2008, n. VIII/8571 recante: “Atto di indirizzo alle Province per il rilascio delle <text:soft-page-break/>autorizzazioni in merito alle attività di miscelazione dei rifiuti”</text:p>
      <text:p text:style-name="P99"><text:span text:style-name="A8"><text:span text:style-name="T86">(B.U.R.Lo </text:span></text:span><text:span text:style-name="A8"><text:span text:style-name="T65">Supplemento </text:span></text:span><text:span text:style-name="T45">n. 24 del 13.06.2012)</text:span></text:p>
      <text:p text:style-name="P143"/>
      <text:p text:style-name="P364"><text:span text:style-name="A8"><text:span text:style-name="T62">-<text:tab/>Legge Regionale 31.07.2012, n. 14</text:span></text:span></text:p>
      <text:p text:style-name="P367"><text:span text:style-name="T74">Modifiche e integrazioni alla legge regionale 29 settembre 2003, n. 17 (Norme per il risanamento dell’ambiente, bonifica </text:span><text:span text:style-name="T76">e smaltimento dell’amianto)</text:span></text:p>
      <text:p text:style-name="P367"><text:span text:style-name="A8"><text:span text:style-name="T65">(B.U.R.Lo Supplemento n. 31 del 03.08.2012)</text:span></text:span></text:p>
      <text:p text:style-name="P367"/>
      <text:p text:style-name="P329"><text:span text:style-name="A8"><text:span text:style-name="T55">-<text:tab/>Deliberazione Giunta Regionale 25.10.2012, n. 4274</text:span></text:span></text:p>
      <text:p text:style-name="P4">Determinazioni in merito al tributo in misura ridotta per il deposito in discarica di scarti, sovvalli e fanghi (art. 53, l.r. n. 10 del 14 luglio 2003)</text:p>
      <text:p text:style-name="P368"><text:span text:style-name="A8"><text:span text:style-name="T66">(B.U.R.Lo n. 45 del 09.11.2012)</text:span></text:span></text:p>
      <text:p text:style-name="P367"><text:span text:style-name="A8"><text:span text:style-name="T65"/></text:span></text:p>
      <text:p text:style-name="P337"><text:span text:style-name="A8"><text:span text:style-name="T62">-<text:tab/>Deliberazione Giunta Regionale 14.05.2013, n. 127</text:span></text:span></text:p>
      <text:p text:style-name="P274"><text:span text:style-name="A8"><text:span text:style-name="T65">Modifiche ed integrazioni alla d.g.r. 6 giugno 2012, n. IX/3596 recante:“Nuovi indirizzi tecnici per il rilascio delle autorizzazioni in merito alle attività di miscelazione dei rifiuti, anche in seguito all’emanazione del d.lgs. 205/2010, con contestuale revoca della d.g.r. 3 dicembre 2008, n. VIII/8571 recante ‘Atto di indirizzo alle province per il rilascio delle autorizzazioni in merito alle attività di miscelazione dei rifiuti’”</text:span></text:span></text:p>
      <text:p text:style-name="P259"><text:span text:style-name="A8"><text:span text:style-name="T68">(B.U.R.Lo n. 20 del 17.05.2013)</text:span></text:span></text:p>
      <text:p text:style-name="P274"><text:span text:style-name="A8"><text:span text:style-name="T65"/></text:span></text:p>
      <text:p text:style-name="P159">-<text:tab/>Deliberazione Giunta Regionale 25.07.2013, n. 497</text:p>
      <text:p text:style-name="P146">Indirizzi provvisori inerenti i procedimenti relativi al rilascio delle autorizzazioni regionali e provinciali all'installazione ed esercizio di impianti di recupero e/o smaltimento di rifiuti urbani indifferenziati</text:p>
      <text:p text:style-name="P146">(B.U.R.Lo n. 31 del 30.07.2013)</text:p>
      <text:p text:style-name="P259"/>
      <text:p text:style-name="P262">-<text:tab/>Deliberazione <text:span text:style-name="T117">Consiglio</text:span> Regionale <text:span text:style-name="T117">03</text:span>.<text:span text:style-name="T117">12</text:span>.2013, n. <text:span text:style-name="T117">209</text:span></text:p>
      <text:p text:style-name="P260">Risoluzione inerente al programma regionale di gestione dei rifiuti (PRGR)</text:p>
      <text:p text:style-name="P258">(B.U.R.Lo n. 51 del 17.12.2013)</text:p>
      <text:p text:style-name="P260"/>
      <text:p text:style-name="P159">-<text:tab/>Decreto dirigente Struttura 04/03/2014, n. 1795</text:p>
      <text:p text:style-name="P259">Adeguamento degli standards tecnici operativi per le attività di miscelazione dei rifiuti operate ai sensi dell'art. 187 del d.lgs. 152/06 in attuazione della d.g.r. 14 maggio 2013, n. 127</text:p>
      <text:p text:style-name="P256">(B.U.R.Lo n. 11 del 14.03.2014)</text:p>
      <text:p text:style-name="P259"/>
      <text:p text:style-name="P159">-<text:tab/>Deliberazione Giunta Regionale 16.05.2014, n. 1840</text:p>
      <text:p text:style-name="P146">Indirizzi regionali in merito all'applicazione del regolamento inerente l'autorizzazione unica ambientale (AUA)</text:p>
      <text:p text:style-name="P256">(B.U.R.Lo n. 21 del 20.05.2013)</text:p>
      <text:p text:style-name="P256"/>
      <text:p text:style-name="P261">-<text:tab/>Deliberazione Giunta Regionale 20.06.2014, n. 1990</text:p>
      <text:p text:style-name="P256">Approvazione del programma regionale di gestione dei rifiuti (P.R.G.R.) comprensivo di piano regionale delle bonifiche (P.R.B.) e dei relativi documenti previsti dalla valutazione ambientale strategica (VAS); conseguente riordino degli atti amministrativi relativi alla pianificazione di rifiuti e bonifiche</text:p>
      <text:p text:style-name="P256"><text:span text:style-name="A8"><text:span text:style-name="T49">(B.U.R.Lo</text:span></text:span><text:span text:style-name="A8"><text:span text:style-name="T52"> n. 27 del 03.07.2014)</text:span></text:span></text:p>
      <text:p text:style-name="P256"/>
      <text:p text:style-name="P339">-<text:tab/>Decreto Direttore Generale 25.06.2014, n. 5512 </text:p>
      <text:p text:style-name="P143">Approvazione del modello unico per la presentazione di istanze di autorizzazione unica ambientale, ai sensi del Dpr 59/2013 e in attuazione della Dgr n. 1840/2014 “Indirizzi regionali in merito all'applicazione del regolamento inerente l'autorizzazione unica ambientale <text:soft-page-break/>(Aua)”</text:p>
      <text:p text:style-name="P201"><text:span text:style-name="A8"><text:span text:style-name="T45">(B.U.R.Lo</text:span></text:span><text:span text:style-name="A8"><text:span text:style-name="T47"> n. 27 del 30.06.2014)</text:span></text:span></text:p>
      <text:p text:style-name="P201"><text:span text:style-name="A8"><text:span text:style-name="T47"/></text:span></text:p>
      <text:p text:style-name="P339">-<text:tab/>Decreto Direttore Centrale 25.06.2014, n. 5513 </text:p>
      <text:p text:style-name="P143">Approvazione delle specifiche tecniche per l'interoperabilità tra sistemi informativi ai fini della presentazione di domande di autorizzazione unica ambientale, ai sensi del d.p.r. 59/2013 e in attuazione della d.g.r. 1840/2014 «Indirizzi regionali in merito all'applicazione del regolamento inerente l'autorizzazione unica ambientale (AUA)»</text:p>
      <text:p text:style-name="P201"><text:span text:style-name="A8"><text:span text:style-name="T45">(B.U.R.Lo</text:span></text:span><text:span text:style-name="A8"><text:span text:style-name="T47"> n. 27 del 30.06.2014)</text:span></text:span></text:p>
      <text:p text:style-name="P201"><text:span text:style-name="A8"><text:span text:style-name="T47"/></text:span></text:p>
      <text:p text:style-name="P116">-<text:tab/>Deliberazione Giunta Regionale 01.07.2014, n. 2031</text:p>
      <text:p text:style-name="P134">Disposizioni regionali per il trattamento e l’utilizzo, a beneficio dell’agricoltura, dei fanghi di depurazione delle acque reflue di impianti civili ed industriali in attuazione dell’art. 8, comma 8, della legge regionale 12 luglio 2007, n. 12. Conseguente integrazione del punto 7.4.2, comma 6, n. 2) della d.g.r. 18 aprile 2012, n. IX 3298, riguardante le linee guida regionali per l’autorizzazione degli impianti per la produzione di energia elettrica da fonti energetiche rinnovabili </text:p>
      <text:p text:style-name="P134">(B.U.R.Lo n. 28 del 10.07.2014)</text:p>
      <text:p text:style-name="P134"/>
      <text:p text:style-name="P116">-<text:tab/>Legge Regionale 31.07.2013, n. 5</text:p>
      <text:p text:style-name="P55">Assestamento al bilancio 2014-2016 - I Provvedimento di variazione con modifiche di leggi regionali</text:p>
      <text:p text:style-name="P320">(<text:span text:style-name="A8"><text:span text:style-name="T88">B.U.R.Lo Supplemento</text:span></text:span> n. 31 del 01.08.2013) </text:p>
      <text:p text:style-name="P55"/>
      <text:p text:style-name="P116">- Circolare Regione Lombardia 04.08.2014, n. 6</text:p>
      <text:p text:style-name="P134">Primi indirizzi sulle modalità applicative della disciplina in materia di autorizzazioni integrate ambientali (a.i.a.) recata dal titolo iii-bis alla parte seconda del decreto legislativo 3 aprile 2006, n. 152, alla luce delle modifiche introdotte dal decreto legislativo 4 marzo 2014, n. 46.</text:p>
      <text:p text:style-name="P134">()</text:p>
      <text:p text:style-name="P134"/>
      <text:p text:style-name="P116">-<text:tab/>Legge Regionale 05.08.2014, n. 24</text:p>
      <text:p text:style-name="P134">Assestamento al bilancio 2014-2016 - I Provvedimento di variazione con modifiche di leggi regionali</text:p>
      <text:p text:style-name="P134">(<text:span text:style-name="A8"><text:span text:style-name="T88">B.U.R.Lo Supplemento</text:span></text:span> n. 32 del 08.08.2014)</text:p>
      <text:p text:style-name="P134"/>
      <text:p text:style-name="P122">-<text:tab/>Deliberazione Giunta Regionale 07.10.2014, n. 2461</text:p>
      <text:p text:style-name="P134">Linee guida per la progettazione e gestione sostenibile delle discariche</text:p>
      <text:p text:style-name="P134">(B.U.R.Lo n. 41 del 10.10.2014)</text:p>
      <text:p text:style-name="P134"/>
      <text:p text:style-name="P330">-<text:tab/>Deliberazione Giunta Regionale 17.10.2014, n. 2525 </text:p>
      <text:p text:style-name="P17">Disposizioni inerenti la combustione dei residui vegetali agricoli e forestali in attuazione dell’art. 182, comma 6 bis, del decreto legislativo n. 152/2006 e dell’art. 12 bis della legge regionale n. 24/2006</text:p>
      <text:p text:style-name="P141">(B.U.R.Lo n. 43 del 21.10.2014)</text:p>
      <text:p text:style-name="P137"/>
      <text:p text:style-name="P340">-<text:tab/>Decreto Dire<text:span text:style-name="T117">zione</text:span> <text:span text:style-name="T117">Gener</text:span>ale 2<text:span text:style-name="T117">8</text:span>.<text:span text:style-name="T117">1</text:span>0.2014, n. <text:span text:style-name="T117">9977</text:span> </text:p>
      <text:p text:style-name="P144"><text:span text:style-name="T118">I</text:span>ndividuazione dei periodi di divieto di spandimento degli effluenti di allevamento e dei fertilizzanti azotati di cui al d.m. 7 aprile 2006 per la stagione autunno vernina 2014/2015.</text:p>
      <text:p text:style-name="P202"><text:span text:style-name="A8"><text:span text:style-name="T45">(B.U.R.Lo</text:span></text:span><text:span text:style-name="A8"><text:span text:style-name="T47"> n. 27 del 30.06.2014)</text:span></text:span></text:p>
      <text:p text:style-name="P135"/>
      <text:p text:style-name="P328">-<text:tab/>Deliberazione Giunta Regionale 14.11.2014, n. 2645 </text:p>
      <text:p text:style-name="P16">Disposizioni relative al rilascio, ai sensi dell'art. 29 commi 2 e 3 del d.lgs. 46/2014, della prima <text:soft-page-break/>autorizzazione integrata ambientale alle installazioni esistenti «non già soggette ad AIA»</text:p>
      <text:p text:style-name="P16">(B.U.R.Lo n. 47 del 21.11.2014)</text:p>
      <text:p text:style-name="P2"/>
      <text:p text:style-name="P328">-<text:tab/>Deliberazione Giunta Regionale 21.11.2014, n. 2687 </text:p>
      <text:p text:style-name="P16">Prime determinazioni in merito al contributo per il trattamento in impianti di recupero energetico di rifiuti urbani di altre regioni ai sensi dell'art. 35 comma 7 del d.l. 133/2014, convertito dalla legge 164/2014</text:p>
      <text:p text:style-name="P16">(B.U.R.Lo n. 48 del 26.11.2014)</text:p>
      <text:p text:style-name="P16"/>
      <text:p text:style-name="P328">-<text:tab/>Legge regionale 26.11.2014, n. 29 </text:p>
      <text:p text:style-name="P16">Disposizioni in materia di servizio idrico integrato. Modifiche al Titolo V, Capi I, II e III, della legge regionale 12 dicembre 2003, n. 26 (Disciplina dei servizi locali di interesse economico generale. Norme in materia di gestione dei rifiuti, di energia, di utilizzo del sottosuolo e di risorse idriche)</text:p>
      <text:p text:style-name="P137"><text:span text:style-name="A8"><text:span text:style-name="T51">(</text:span></text:span><text:span text:style-name="A8"><text:span text:style-name="T90">B.U.R.Lo Supplemento</text:span></text:span><text:span text:style-name="A8"><text:span text:style-name="T51"> n. 48 del 27.11.2014)</text:span></text:span></text:p>
      <text:p text:style-name="P137"><text:span text:style-name="A8"><text:span text:style-name="T54"/></text:span></text:p>
      <text:p text:style-name="P341">-<text:tab/>Decreto <text:span text:style-name="T118">Dirigente Struttura</text:span> <text:span text:style-name="T118">01</text:span>.<text:span text:style-name="T117">12</text:span>.2014, n. <text:span text:style-name="T118">11344</text:span></text:p>
      <text:p text:style-name="P145"><text:span text:style-name="T118">Aggiornamento dei contenuti tecnici degli allegati alla d.g.r. 4274 del 25 ottobre 2012 recante determinazioni in merito al tributo in misura ridotta per il deposito in discarica di scarti, sovvalli e fanghi (art. 53, l.r. n</text:span>. <text:span text:style-name="T118">10 del 14 luglio 2003)</text:span></text:p>
      <text:p text:style-name="P136"><text:span text:style-name="A8"><text:span text:style-name="T49">(B.U.R.Lo</text:span></text:span><text:span text:style-name="A8"><text:span text:style-name="T52"> n. </text:span></text:span><text:span text:style-name="A8"><text:span text:style-name="T53">49</text:span></text:span><text:span text:style-name="A8"><text:span text:style-name="T52"> del 0</text:span></text:span><text:span text:style-name="A8"><text:span text:style-name="T53">5</text:span></text:span><text:span text:style-name="A8"><text:span text:style-name="T52">.</text:span></text:span><text:span text:style-name="A8"><text:span text:style-name="T53">12</text:span></text:span><text:span text:style-name="A8"><text:span text:style-name="T52">.2014)</text:span></text:span></text:p>
      <text:p text:style-name="P136"/>
      <text:p text:style-name="P328">-<text:tab/>Legge regionale 08.04.2015, n. 8 </text:p>
      <text:p text:style-name="P15">Legge europea regionale 2015. Disposizioni per l’adempimento degli obblighi della Regione Lombardia derivanti dall’appartenenza dell’Italia all’Unione europea</text:p>
      <text:p text:style-name="P45"><text:span text:style-name="T40">(</text:span><text:span text:style-name="A8"><text:span text:style-name="T69">B.U.R.Lo Supplemento</text:span></text:span><text:span text:style-name="T40"> n. 15 del 10.04.2015)</text:span></text:p>
      <text:p text:style-name="P45"/>
      <text:p text:style-name="P328">-<text:tab/>Deliberazione Giunta Regionale 14.07.2015, n. 3827 </text:p>
      <text:p text:style-name="P15">Indirizzi regionali in merito alle modalità di versamento delle tariffe istruttorie nei procedimenti di autorizzazione unica ambientale (AUA) ai sensi del d.p.r. 13 marzo 2013, n. 59</text:p>
      <text:p text:style-name="P15">(B.U.R.Lo n. 30 del 20.07.2015)</text:p>
      <text:p text:style-name="P15"/>
      <text:p text:style-name="P328">-<text:tab/>Legge regionale 05.08.2015, n. 22 </text:p>
      <text:p text:style-name="P15">Assestamento al bilancio 2015/2017 - I provvedimento di variazione con modifiche di leggi regionali</text:p>
      <text:p text:style-name="P137"><text:span text:style-name="A8"><text:span text:style-name="T50">(</text:span></text:span><text:span text:style-name="A8"><text:span text:style-name="T89">B.U.R.Lo Supplemento</text:span></text:span><text:span text:style-name="A8"><text:span text:style-name="T50"> n. 33 del 10.08.2015)</text:span></text:span></text:p>
      <text:p text:style-name="P134"><text:span text:style-name="A8"><text:span text:style-name="T40"/></text:span></text:p>
      <text:p text:style-name="P219"/>
      <text:p text:style-name="P237">-<text:tab/><text:span text:style-name="T126">Deliberazione Giunta Regionale</text:span> 29.04.2016, n. 5105</text:p>
      <text:p text:style-name="P225">Approvazione degli strumenti attuativi del programma regionale di gestione dei rifiuti - Linee guida per la stesura di regolamenti comunali di gestione dei rifiuti urbani e assimilazione rifiuti speciali</text:p>
      <text:p text:style-name="P225">(B.U.R.Lo n. 18 del 06.05.2016)</text:p>
      <text:p text:style-name="P219"><text:span text:style-name="A8"><text:span text:style-name="T67"/></text:span></text:p>
      <text:p text:style-name="P263"><text:span text:style-name="A8"><text:span text:style-name="T91">-<text:tab/>Deliberazione Giunta Regionale 06.06.2016, n. 5269</text:span></text:span></text:p>
      <text:p text:style-name="P221"><text:span text:style-name="A8"><text:span text:style-name="T58">Prescrizioni integrative tipo per le autorizzazioni all’utilizzo, a beneficio dell’agricoltura, dei fanghi di depurazione delle acque reflue di impianti civili ed industriali</text:span></text:span></text:p>
      <text:p text:style-name="P226"><text:span text:style-name="A8"><text:span text:style-name="T59">(B.U.R.Lo n. </text:span></text:span><text:span text:style-name="A8"><text:span text:style-name="T58">23</text:span></text:span><text:span text:style-name="A8"><text:span text:style-name="T59"> del </text:span></text:span><text:span text:style-name="A8"><text:span text:style-name="T58">1</text:span></text:span><text:span text:style-name="A8"><text:span text:style-name="T59">0.0</text:span></text:span><text:span text:style-name="A8"><text:span text:style-name="T58">6</text:span></text:span><text:span text:style-name="A8"><text:span text:style-name="T59">.2016)</text:span></text:span></text:p>
      <text:p text:style-name="P221"><text:span text:style-name="A8"><text:span text:style-name="T58"/></text:span></text:p>
      <text:p text:style-name="P338">-<text:tab/><text:span text:style-name="T132">Legge Regionale</text:span> <text:span text:style-name="T132">17.11.2016</text:span>, n. <text:span text:style-name="T132">28 </text:span><text:span text:style-name="T13">(Art. 11, comma 5)</text:span></text:p>
      <text:p text:style-name="P270">Riorganizzazione del sistema lombardo di gestione e tutela delle aree regionali protette e delle altre forme di tutela presenti sul territorio</text:p>
      <text:p text:style-name="P220"><text:soft-page-break/><text:span text:style-name="A8"><text:span text:style-name="T56">(</text:span></text:span><text:span text:style-name="A8"><text:span text:style-name="T57">B.U.R.Lo Supplemento n. 46 del 17.11.2016</text:span></text:span><text:span text:style-name="A8"><text:span text:style-name="T56">)</text:span></text:span></text:p>
      <text:p text:style-name="P256"/>
      <text:p text:style-name="P256"/>
      <text:p text:style-name="P259"/>
      <text:p text:style-name="P109"/>
      <text:p text:style-name="P109"/>
      <text:p text:style-name="P109"/>
      <text:p text:style-name="P109"/>
      <text:p text:style-name="P109"/>
      <text:p text:style-name="P244">Aggiornato al <text:span text:style-name="T133">10/03/2017</text:span></text:p>
      <text:p text:style-name="P1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vantGarde-Book" svg:font-family="AvantGarde-Book"/>
    <style:font-face style:name="ITCAvantGardeStd-Demi" svg:font-family="ITCAvantGardeStd-Demi"/>
    <style:font-face style:name="NewAster" svg:font-family="NewAster"/>
    <style:font-face style:name="Nimbus Sans L" svg:font-family="'Nimbus Sans L'"/>
    <style:font-face style:name="Times New Roman1" svg:font-family="'Times New Roman'" style:font-family-generic="roman"/>
    <style:font-face style:name="TimesNewRoman,Bold" svg:font-family="'TimesNewRoman,Bold'" style:font-family-generic="roman"/>
    <style:font-face style:name="ITC Avant Garde Std Bk" svg:font-family="'ITC Avant Garde Std Bk', 'ITC Avant Garde Std Bk'"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MS Mincho" svg:font-family="'MS Mincho'" style:font-pitch="variable"/>
    <style:font-face style:name="Tahoma1" svg:font-family="Tahoma" style:font-pitch="variable"/>
    <style:font-face style:name="Bookman Old Style" svg:font-family="'Bookman Old Sty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Unicode MS" svg:font-family="'Arial Unicode MS'" style:font-family-generic="swiss" style:font-pitch="variable"/>
    <style:font-face style:name="Bitstream Vera Sans" svg:font-family="'Bitstream Vera San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it" fo:country="IT"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text-align="start" style:justify-single-word="false" fo:text-indent="0cm" style:auto-text-indent="false" style:vertical-align="auto"/>
      <style:text-properties fo:font-size="10pt" fo:language="it" fo:country="IT" style:font-size-asian="10pt" style:language-asian="it" style:country-asian="IT" style:font-size-complex="10pt"/>
    </style:style>
    <style:style style:name="Text_20_body" style:display-name="Text body" style:family="paragraph" style:parent-style-name="WW-Standard" style:class="text">
      <style:paragraph-properties fo:margin-top="0cm" fo:margin-bottom="0.206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pitch-asian="variable" style:font-size-asian="14pt" style:font-name-complex="Tahoma1" style:font-family-complex="Tahoma" style:font-pitch-complex="variable" style:font-size-complex="14pt"/>
    </style:style>
    <style:style style:name="Heading_20_1" style:display-name="Heading 1" style:family="paragraph" style:parent-style-name="Standard" style:next-style-name="Standard" style:class="text">
      <style:paragraph-properties fo:margin-top="0.776cm" fo:margin-bottom="0.106cm" loext:contextual-spacing="false"/>
      <style:text-properties style:font-name="Nimbus Sans L" fo:font-family="'Nimbus Sans L'" fo:font-size="17pt" fo:font-weight="bold" style:font-name-asian="Nimbus Sans L" style:font-family-asian="'Nimbus Sans L'" style:font-size-asian="17pt" style:font-weight-asian="bold" style:font-name-complex="Nimbus Sans L" style:font-family-complex="'Nimbus Sans L'" style:font-size-complex="17pt" style:font-weight-complex="bold"/>
    </style:style>
    <style:style style:name="Heading_20_2" style:display-name="Heading 2" style:family="paragraph" style:parent-style-name="Standard" style:next-style-name="Standard" style:class="text">
      <style:paragraph-properties fo:margin-top="0.776cm" fo:margin-bottom="0.106cm" loext:contextual-spacing="false"/>
      <style:text-properties style:font-name="Nimbus Sans L" fo:font-family="'Nimbus Sans L'" fo:font-size="14pt" fo:font-weight="bold" style:font-name-asian="Nimbus Sans L" style:font-family-asian="'Nimbus Sans L'" style:font-size-asian="14pt" style:font-weight-asian="bold" style:font-name-complex="Nimbus Sans L" style:font-family-complex="'Nimbus Sans L'" style:font-size-complex="14pt" style:font-weight-complex="bold"/>
    </style:style>
    <style:style style:name="Heading_20_3" style:display-name="Heading 3" style:family="paragraph" style:parent-style-name="Standard" style:next-style-name="Standard" style:class="text">
      <style:paragraph-properties fo:margin-top="0.776cm" fo:margin-bottom="0.106cm" loext:contextual-spacing="false"/>
      <style:text-properties style:font-name="Nimbus Sans L" fo:font-family="'Nimbus Sans L'" fo:font-size="12pt" fo:font-weight="bold" style:font-name-asian="Nimbus Sans L" style:font-family-asian="'Nimbus Sans L'" style:font-size-asian="12pt" style:font-weight-asian="bold" style:font-name-complex="Nimbus Sans L" style:font-family-complex="'Nimbus Sans L'" style:font-size-complex="12pt" style:font-weight-complex="bold"/>
    </style:style>
    <style:style style:name="List" style:family="paragraph" style:parent-style-name="Text_20_body" style:class="list">
      <style:paragraph-properties fo:margin-top="0cm" fo:margin-bottom="0cm" loext:contextual-spacing="false"/>
    </style:style>
    <style:style style:name="Header" style:family="paragraph" style:parent-style-name="WW-Standard" style:class="extra">
      <style:paragraph-properties>
        <style:tab-stops>
          <style:tab-stop style:position="8.497cm" style:type="center"/>
          <style:tab-stop style:position="16.997cm" style:type="right"/>
        </style:tab-stops>
      </style:paragraph-properties>
    </style:style>
    <style:style style:name="Footer" style:family="paragraph" style:parent-style-name="Standard" style:class="extra">
      <style:paragraph-properties text:number-lines="false" text:line-number="0">
        <style:tab-stops>
          <style:tab-stop style:position="8.797cm" style:type="center"/>
          <style:tab-stop style:position="17.593cm" style:type="right"/>
        </style:tab-stops>
      </style:paragraph-properties>
    </style:style>
    <style:style style:name="Caption" style:family="paragraph" style:parent-style-name="WW-Standard" style:class="extra">
      <style:paragraph-properties fo:margin-top="0.206cm" fo:margin-bottom="0.206cm" loext:contextual-spacing="false"/>
      <style:text-properties fo:font-size="10pt" fo:font-style="italic" style:font-size-asian="10pt" style:font-style-asian="italic" style:font-size-complex="10pt" style:font-style-complex="italic"/>
    </style:style>
    <style:style style:name="Index" style:family="paragraph" style:parent-style-name="WW-Standard" style:class="index"/>
    <style:style style:name="heading_20_1" style:display-name="heading 1" style:family="paragraph" style:parent-style-name="Standard" style:next-style-name="Standard">
      <style:paragraph-properties fo:margin-left="0cm" fo:margin-right="0.085cm" fo:margin-top="0cm" fo:margin-bottom="0cm" loext:contextual-spacing="false" fo:text-indent="0cm" style:auto-text-indent="false"/>
      <style:text-properties style:font-name="Arial" fo:font-family="Arial" style:font-family-generic="swiss" style:font-pitch="variable" fo:font-size="12pt" fo:font-style="italic" style:font-name-asian="Arial" style:font-family-asian="Arial" style:font-family-generic-asian="swiss" style:font-pitch-asian="variable" style:font-size-asian="12pt" style:font-style-asian="italic" style:font-name-complex="Arial" style:font-family-complex="Arial" style:font-family-generic-complex="swiss" style:font-pitch-complex="variable" style:font-size-complex="12pt" style:font-style-complex="italic"/>
    </style:style>
    <style:style style:name="heading_20_2" style:display-name="heading 2" style:family="paragraph" style:parent-style-name="Standard" style:next-style-name="Standard">
      <style:paragraph-properties fo:margin-left="0cm" fo:margin-right="0.085cm" fo:margin-top="0cm" fo:margin-bottom="0cm" loext:contextual-spacing="false" fo:text-indent="0cm" style:auto-text-indent="false"/>
      <style:text-properties style:font-name="Arial" fo:font-family="Arial" style:font-family-generic="swiss" style:font-pitch="variable" fo:font-size="14pt" fo:font-weight="bold" style:font-name-asian="Arial" style:font-family-asian="Arial" style:font-family-generic-asian="swiss" style:font-pitch-asian="variable" style:font-size-asian="14pt" style:font-weight-asian="bold" style:font-name-complex="Arial" style:font-family-complex="Arial" style:font-family-generic-complex="swiss" style:font-pitch-complex="variable" style:font-size-complex="14pt" style:font-weight-complex="bold"/>
    </style:style>
    <style:style style:name="heading_20_3" style:display-name="heading 3" style:family="paragraph" style:parent-style-name="Standard" style:next-style-name="Standard">
      <style:paragraph-properties fo:margin-left="0cm" fo:margin-right="0.085cm" fo:margin-top="0cm" fo:margin-bottom="0cm" loext:contextual-spacing="false" fo:text-indent="0cm" style:auto-text-indent="false">
        <style:tab-stops>
          <style:tab-stop style:position="0.496cm"/>
        </style:tab-stops>
      </style:paragraph-properties>
      <style:text-properties style:font-name="Arial" fo:font-family="Arial" style:font-family-generic="swiss" style:font-pitch="variable" fo:font-size="12pt" style:font-name-asian="Arial" style:font-family-asian="Arial" style:font-family-generic-asian="swiss" style:font-pitch-asian="variable" style:font-size-asian="12pt" style:font-name-complex="Arial" style:font-family-complex="Arial" style:font-family-generic-complex="swiss" style:font-pitch-complex="variable" style:font-size-complex="12pt"/>
    </style:style>
    <style:style style:name="heading_20_4" style:display-name="heading 4" style:family="paragraph" style:parent-style-name="Standard" style:next-style-name="Standard">
      <style:paragraph-properties fo:margin-left="0cm" fo:margin-right="0.085cm" fo:margin-top="0cm" fo:margin-bottom="0cm" loext:contextual-spacing="false" fo:text-indent="0cm" style:auto-text-indent="false">
        <style:tab-stops>
          <style:tab-stop style:position="0.496cm"/>
        </style:tab-stops>
      </style:paragraph-properties>
      <style:text-properties style:font-name="Arial" fo:font-family="Arial" style:font-family-generic="swiss" style:font-pitch="variable" fo:font-size="12pt" fo:font-weight="bold" style:font-name-asian="Arial" style:font-family-asian="Arial" style:font-family-generic-asian="swiss" style:font-pitch-asian="variable" style:font-size-asian="12pt" style:font-weight-asian="bold" style:font-name-complex="Arial" style:font-family-complex="Arial" style:font-family-generic-complex="swiss" style:font-pitch-complex="variable" style:font-size-complex="12pt" style:font-weight-complex="bold"/>
    </style:style>
    <style:style style:name="heading_20_5" style:display-name="heading 5" style:family="paragraph" style:parent-style-name="Standard" style:next-style-name="Standard">
      <style:paragraph-properties fo:margin-left="0cm" fo:margin-right="0.085cm" fo:margin-top="0cm" fo:margin-bottom="0cm" loext:contextual-spacing="false" fo:text-indent="0cm" style:auto-text-indent="false">
        <style:tab-stops>
          <style:tab-stop style:position="0.496cm"/>
        </style:tab-stops>
      </style:paragraph-properties>
      <style:text-properties style:font-name="Arial" fo:font-family="Arial" style:font-family-generic="swiss" style:font-pitch="variable" fo:font-size="12pt" style:font-name-asian="Arial" style:font-family-asian="Arial" style:font-family-generic-asian="swiss" style:font-pitch-asian="variable" style:font-size-asian="12pt" style:font-name-complex="Arial" style:font-family-complex="Arial" style:font-family-generic-complex="swiss" style:font-pitch-complex="variable" style:font-size-complex="12pt"/>
    </style:style>
    <style:style style:name="heading_20_6" style:display-name="heading 6" style:family="paragraph" style:parent-style-name="Standard" style:next-style-name="Standard">
      <style:text-properties style:font-name="Arial" fo:font-family="Arial" style:font-family-generic="swiss" style:font-pitch="variable" fo:font-size="12pt" style:font-name-asian="Arial" style:font-family-asian="Arial" style:font-family-generic-asian="swiss" style:font-pitch-asian="variable" style:font-size-asian="12pt" style:font-name-complex="Arial" style:font-family-complex="Arial" style:font-family-generic-complex="swiss" style:font-pitch-complex="variable" style:font-size-complex="12pt"/>
    </style:style>
    <style:style style:name="heading_20_7" style:display-name="heading 7" style:family="paragraph" style:parent-style-name="Standard" style:next-style-name="Standard">
      <style:paragraph-properties fo:margin-left="0cm" fo:margin-right="0.085cm" fo:margin-top="0cm" fo:margin-bottom="0cm" loext:contextual-spacing="false" fo:text-indent="0cm" style:auto-text-indent="false">
        <style:tab-stops>
          <style:tab-stop style:position="0.499cm"/>
        </style:tab-stops>
      </style:paragraph-properties>
      <style:text-properties style:font-name="Arial" fo:font-family="Arial" style:font-family-generic="swiss" style:font-pitch="variable" fo:font-size="12pt" style:font-name-asian="Arial" style:font-family-asian="Arial" style:font-family-generic-asian="swiss" style:font-pitch-asian="variable" style:font-size-asian="12pt" style:font-name-complex="Arial" style:font-family-complex="Arial" style:font-family-generic-complex="swiss" style:font-pitch-complex="variable" style:font-size-complex="12pt"/>
    </style:style>
    <style:style style:name="heading_20_8" style:display-name="heading 8" style:family="paragraph" style:parent-style-name="Standard" style:next-style-name="Standard">
      <style:paragraph-properties fo:margin-left="0cm" fo:margin-right="0.085cm" fo:margin-top="0cm" fo:margin-bottom="0cm" loext:contextual-spacing="false" fo:text-indent="0cm" style:auto-text-indent="false">
        <style:tab-stops>
          <style:tab-stop style:position="0.508cm"/>
        </style:tab-stops>
      </style:paragraph-properties>
      <style:text-properties style:font-name="Arial" fo:font-family="Arial" style:font-family-generic="swiss" style:font-pitch="variable" fo:font-size="12pt" fo:font-weight="bold" style:font-name-asian="Arial" style:font-family-asian="Arial" style:font-family-generic-asian="swiss" style:font-pitch-asian="variable" style:font-size-asian="12pt" style:font-weight-asian="bold" style:font-name-complex="Arial" style:font-family-complex="Arial" style:font-family-generic-complex="swiss" style:font-pitch-complex="variable" style:font-size-complex="12pt" style:font-weight-complex="bold"/>
    </style:style>
    <style:style style:name="heading_20_9" style:display-name="heading 9" style:family="paragraph" style:parent-style-name="Standard" style:next-style-name="Standard" style:default-outline-level="9">
      <style:paragraph-properties fo:margin-left="0cm" fo:margin-right="0.086cm" fo:margin-top="0cm" fo:margin-bottom="0cm" loext:contextual-spacing="false" fo:text-align="justify" style:justify-single-word="false" fo:text-indent="0cm" style:auto-text-indent="false" fo:keep-with-next="always">
        <style:tab-stops>
          <style:tab-stop style:position="0.499cm"/>
        </style:tab-stops>
      </style:paragraph-properties>
      <style:text-properties style:font-name="Arial" fo:font-family="Arial" style:font-family-generic="swiss" style:font-pitch="variable" fo:font-size="12pt" style:font-name-asian="Arial" style:font-family-asian="Arial" style:font-family-generic-asian="swiss" style:font-pitch-asian="variable" style:font-size-asian="12pt" style:font-name-complex="Arial" style:font-family-complex="Arial" style:font-family-generic-complex="swiss" style:font-pitch-complex="variable" style:font-size-complex="12pt"/>
    </style:style>
    <style:style style:name="Chapter_20_Heading" style:display-name="Chapter Heading" style:family="paragraph" style:parent-style-name="Numbered_20_Heading_20_1" style:next-style-name="Standard">
      <style:paragraph-properties>
        <style:tab-stops>
          <style:tab-stop style:position="2.794cm"/>
        </style:tab-stops>
      </style:paragraph-properties>
    </style:style>
    <style:style style:name="Numbered_20_Heading_20_1" style:display-name="Numbered Heading 1" style:family="paragraph" style:parent-style-name="Heading_20_1" style:next-style-name="Standard">
      <style:paragraph-properties fo:margin-top="0cm" fo:margin-bottom="0cm" loext:contextual-spacing="false">
        <style:tab-stops>
          <style:tab-stop style:position="0.76cm"/>
        </style:tab-stops>
      </style:paragraph-properties>
      <style:text-properties style:font-name="Arial" fo:font-family="Arial" style:font-family-generic="swiss" style:font-pitch="variable" fo:font-size="12pt" fo:font-weight="normal" style:font-name-asian="Arial" style:font-family-asian="Arial" style:font-family-generic-asian="swiss" style:font-pitch-asian="variable" style:font-size-asian="12pt" style:font-weight-asian="normal" style:font-name-complex="Arial" style:font-family-complex="Arial" style:font-family-generic-complex="swiss" style:font-pitch-complex="variable" style:font-size-complex="12pt" style:font-weight-complex="normal"/>
    </style:style>
    <style:style style:name="Upper_20_Roman_20_List" style:display-name="Upper Roman List" style:family="paragraph" style:parent-style-name="Numbered_20_List"/>
    <style:style style:name="Numbered_20_List" style:display-name="Numbered List" style:family="paragraph">
      <style:paragraph-properties fo:margin-left="1.27cm" fo:margin-right="0cm" fo:margin-top="0cm" fo:margin-bottom="0cm" loext:contextual-spacing="false" fo:text-align="start" style:justify-single-word="false" fo:text-indent="-0.76cm" style:auto-text-indent="false" style:vertical-align="auto"/>
      <style:text-properties style:font-name="Arial" fo:font-family="Arial" style:font-family-generic="swiss" style:font-pitch="variable" fo:font-size="12pt" fo:language="it" fo:country="IT" style:font-name-asian="Arial" style:font-family-asian="Arial" style:font-family-generic-asian="swiss" style:font-pitch-asian="variable" style:font-size-asian="12pt" style:language-asian="it" style:country-asian="IT" style:font-name-complex="Arial" style:font-family-complex="Arial" style:font-family-generic-complex="swiss" style:font-pitch-complex="variable" style:font-size-complex="12pt"/>
    </style:style>
    <style:style style:name="Triangle_20_List" style:display-name="Triangle List" style:family="paragraph">
      <style:paragraph-properties fo:margin-left="1.27cm" fo:margin-right="0cm" fo:margin-top="0cm" fo:margin-bottom="0cm" loext:contextual-spacing="false" fo:text-align="start" style:justify-single-word="false" fo:text-indent="-0.76cm" style:auto-text-indent="false" style:vertical-align="auto"/>
      <style:text-properties style:font-name="Arial" fo:font-family="Arial" style:font-family-generic="swiss" style:font-pitch="variable" fo:font-size="12pt" fo:language="it" fo:country="IT" style:font-name-asian="Arial" style:font-family-asian="Arial" style:font-family-generic-asian="swiss" style:font-pitch-asian="variable" style:font-size-asian="12pt" style:language-asian="it" style:country-asian="IT" style:font-name-complex="Arial" style:font-family-complex="Arial" style:font-family-generic-complex="swiss" style:font-pitch-complex="variable" style:font-size-complex="12pt"/>
    </style:style>
    <style:style style:name="WW-Standard" style:family="paragraph">
      <style:paragraph-properties fo:margin-left="0cm" fo:margin-right="0cm" fo:margin-top="0cm" fo:margin-bottom="0cm" loext:contextual-spacing="false" fo:text-align="start" style:justify-single-word="false" fo:text-indent="0cm" style:auto-text-indent="false" style:vertical-align="auto"/>
      <style:text-properties style:font-name="Arial" fo:font-family="Arial" style:font-family-generic="swiss" style:font-pitch="variable" fo:font-size="12pt" fo:language="it" fo:country="IT" style:font-name-asian="Arial" style:font-family-asian="Arial" style:font-family-generic-asian="swiss" style:font-pitch-asian="variable" style:font-size-asian="12pt" style:language-asian="it" style:country-asian="IT" style:font-name-complex="Arial" style:font-family-complex="Arial" style:font-family-generic-complex="swiss" style:font-pitch-complex="variable" style:font-size-complex="12pt"/>
    </style:style>
    <style:style style:name="Star_20_List" style:display-name="Star List" style:family="paragraph">
      <style:paragraph-properties fo:margin-left="1.27cm" fo:margin-right="0cm" fo:margin-top="0cm" fo:margin-bottom="0cm" loext:contextual-spacing="false" fo:text-align="start" style:justify-single-word="false" fo:text-indent="-0.76cm" style:auto-text-indent="false" style:vertical-align="auto"/>
      <style:text-properties style:font-name="Arial" fo:font-family="Arial" style:font-family-generic="swiss" style:font-pitch="variable" fo:font-size="12pt" fo:language="it" fo:country="IT" style:font-name-asian="Arial" style:font-family-asian="Arial" style:font-family-generic-asian="swiss" style:font-pitch-asian="variable" style:font-size-asian="12pt" style:language-asian="it" style:country-asian="IT" style:font-name-complex="Arial" style:font-family-complex="Arial" style:font-family-generic-complex="swiss" style:font-pitch-complex="variable" style:font-size-complex="12pt"/>
    </style:style>
    <style:style style:name="Lower_20_Case_20_List" style:display-name="Lower Case List" style:family="paragraph" style:parent-style-name="Numbered_20_List"/>
    <style:style style:name="Body_20_Text_20_2" style:display-name="Body Text 2" style:family="paragraph" style:parent-style-name="Standard">
      <style:paragraph-properties fo:margin-left="0cm" fo:margin-right="0.086cm" fo:margin-top="0cm" fo:margin-bottom="0cm" loext:contextual-spacing="false" fo:text-align="justify" style:justify-single-word="false" fo:text-indent="0cm" style:auto-text-indent="false">
        <style:tab-stops>
          <style:tab-stop style:position="0.499cm"/>
        </style:tab-stops>
      </style:paragraph-properties>
      <style:text-properties style:text-line-through-style="solid" style:text-line-through-type="single" style:font-name="Arial" fo:font-family="Arial" style:font-family-generic="swiss" style:font-pitch="variable" fo:font-size="12pt" fo:font-style="italic" style:font-name-asian="Arial" style:font-family-asian="Arial" style:font-family-generic-asian="swiss" style:font-pitch-asian="variable" style:font-size-asian="12pt" style:font-style-asian="italic" style:font-name-complex="Arial" style:font-family-complex="Arial" style:font-family-generic-complex="swiss" style:font-pitch-complex="variable" style:font-size-complex="12pt" style:font-style-complex="italic"/>
    </style:style>
    <style:style style:name="Body_20_Text_20_3" style:display-name="Body Text 3" style:family="paragraph" style:parent-style-name="Standard">
      <style:paragraph-properties fo:margin-left="0cm" fo:margin-right="0.085cm" fo:margin-top="0cm" fo:margin-bottom="0cm" loext:contextual-spacing="false" fo:text-indent="0cm" style:auto-text-indent="false">
        <style:tab-stops>
          <style:tab-stop style:position="0.503cm"/>
        </style:tab-stops>
      </style:paragraph-properties>
      <style:text-properties style:font-name="Arial" fo:font-family="Arial" style:font-family-generic="swiss" style:font-pitch="variable" fo:font-size="12pt" style:font-name-asian="Arial" style:font-family-asian="Arial" style:font-family-generic-asian="swiss" style:font-pitch-asian="variable" style:font-size-asian="12pt" style:font-name-complex="Arial" style:font-family-complex="Arial" style:font-family-generic-complex="swiss" style:font-pitch-complex="variable" style:font-size-complex="12pt"/>
    </style:style>
    <style:style style:name="Bullet_20_List" style:display-name="Bullet List" style:family="paragraph">
      <style:paragraph-properties fo:margin-left="1.27cm" fo:margin-right="0cm" fo:margin-top="0cm" fo:margin-bottom="0cm" loext:contextual-spacing="false" fo:text-align="start" style:justify-single-word="false" fo:text-indent="-0.76cm" style:auto-text-indent="false" style:vertical-align="auto"/>
      <style:text-properties style:font-name="Arial" fo:font-family="Arial" style:font-family-generic="swiss" style:font-pitch="variable" fo:font-size="12pt" fo:language="it" fo:country="IT" style:font-name-asian="Arial" style:font-family-asian="Arial" style:font-family-generic-asian="swiss" style:font-pitch-asian="variable" style:font-size-asian="12pt" style:language-asian="it" style:country-asian="IT" style:font-name-complex="Arial" style:font-family-complex="Arial" style:font-family-generic-complex="swiss" style:font-pitch-complex="variable" style:font-size-complex="12pt"/>
    </style:style>
    <style:style style:name="Hand_20_List" style:display-name="Hand List" style:family="paragraph">
      <style:paragraph-properties fo:margin-left="1.27cm" fo:margin-right="0cm" fo:margin-top="0cm" fo:margin-bottom="0cm" loext:contextual-spacing="false" fo:text-align="start" style:justify-single-word="false" fo:text-indent="-0.76cm" style:auto-text-indent="false" style:vertical-align="auto"/>
      <style:text-properties style:font-name="Arial" fo:font-family="Arial" style:font-family-generic="swiss" style:font-pitch="variable" fo:font-size="12pt" fo:language="it" fo:country="IT" style:font-name-asian="Arial" style:font-family-asian="Arial" style:font-family-generic-asian="swiss" style:font-pitch-asian="variable" style:font-size-asian="12pt" style:language-asian="it" style:country-asian="IT" style:font-name-complex="Arial" style:font-family-complex="Arial" style:font-family-generic-complex="swiss" style:font-pitch-complex="variable" style:font-size-complex="12pt"/>
    </style:style>
    <style:style style:name="footer" style:family="paragraph" style:parent-style-name="WW-Standard">
      <style:paragraph-properties>
        <style:tab-stops>
          <style:tab-stop style:position="8.497cm" style:type="center"/>
          <style:tab-stop style:position="16.997cm" style:type="right"/>
        </style:tab-stops>
      </style:paragraph-properties>
    </style:style>
    <style:style style:name="Square_20_List" style:display-name="Square List" style:family="paragraph">
      <style:paragraph-properties fo:margin-left="1.27cm" fo:margin-right="0cm" fo:margin-top="0cm" fo:margin-bottom="0cm" loext:contextual-spacing="false" fo:text-align="start" style:justify-single-word="false" fo:text-indent="-0.76cm" style:auto-text-indent="false" style:vertical-align="auto"/>
      <style:text-properties style:font-name="Arial" fo:font-family="Arial" style:font-family-generic="swiss" style:font-pitch="variable" fo:font-size="12pt" fo:language="it" fo:country="IT" style:font-name-asian="Arial" style:font-family-asian="Arial" style:font-family-generic-asian="swiss" style:font-pitch-asian="variable" style:font-size-asian="12pt" style:language-asian="it" style:country-asian="IT" style:font-name-complex="Arial" style:font-family-complex="Arial" style:font-family-generic-complex="swiss" style:font-pitch-complex="variable" style:font-size-complex="12pt"/>
    </style:style>
    <style:style style:name="Body_20_Text" style:display-name="Body Text" style:family="paragraph" style:parent-style-name="Standard">
      <style:paragraph-properties fo:margin-left="0cm" fo:margin-right="0.085cm" fo:margin-top="0cm" fo:margin-bottom="0cm" loext:contextual-spacing="false" fo:text-indent="0cm" style:auto-text-indent="false"/>
      <style:text-properties style:font-name="Bookman Old Style" fo:font-family="'Bookman Old Style'" style:font-family-generic="roman" style:font-pitch="variable" fo:font-size="14pt" fo:font-style="italic" style:font-name-asian="Bookman Old Style" style:font-family-asian="'Bookman Old Style'" style:font-family-generic-asian="roman" style:font-pitch-asian="variable" style:font-size-asian="14pt" style:font-style-asian="italic" style:font-name-complex="Bookman Old Style" style:font-family-complex="'Bookman Old Style'" style:font-family-generic-complex="roman" style:font-pitch-complex="variable" style:font-size-complex="14pt" style:font-style-complex="italic"/>
    </style:style>
    <style:style style:name="Plain_20_Text" style:display-name="Plain Text" style:family="paragraph" style:parent-style-name="Standard">
      <style:text-properties style:font-name="Courier New" fo:font-family="'Courier New'" style:font-family-generic="modern" style:font-pitch="fixed" fo:font-size="12pt" style:font-name-asian="Courier New" style:font-family-asian="'Courier New'" style:font-family-generic-asian="modern" style:font-pitch-asian="fixed" style:font-size-asian="12pt" style:font-name-complex="Courier New" style:font-family-complex="'Courier New'" style:font-family-generic-complex="modern" style:font-pitch-complex="fixed" style:font-size-complex="12pt"/>
    </style:style>
    <style:style style:name="Normal_20__28_Web_29_" style:display-name="Normal (Web)" style:family="paragraph" style:parent-style-name="Standard">
      <style:paragraph-properties fo:margin-top="0.175cm" fo:margin-bottom="0.175cm" loext:contextual-spacing="false"/>
      <style:text-properties style:font-name="Arial" fo:font-family="Arial" style:font-family-generic="swiss" style:font-pitch="variable" fo:font-size="12pt" style:font-name-asian="Arial" style:font-family-asian="Arial" style:font-family-generic-asian="swiss" style:font-pitch-asian="variable" style:font-size-asian="12pt" style:font-name-complex="Arial" style:font-family-complex="Arial" style:font-family-generic-complex="swiss" style:font-pitch-complex="variable" style:font-size-complex="12pt"/>
    </style:style>
    <style:style style:name="Diamond_20_List" style:display-name="Diamond List" style:family="paragraph">
      <style:paragraph-properties fo:margin-left="1.27cm" fo:margin-right="0cm" fo:margin-top="0cm" fo:margin-bottom="0cm" loext:contextual-spacing="false" fo:text-align="start" style:justify-single-word="false" fo:text-indent="-0.76cm" style:auto-text-indent="false" style:vertical-align="auto"/>
      <style:text-properties style:font-name="Arial" fo:font-family="Arial" style:font-family-generic="swiss" style:font-pitch="variable" fo:font-size="12pt" fo:language="it" fo:country="IT" style:font-name-asian="Arial" style:font-family-asian="Arial" style:font-family-generic-asian="swiss" style:font-pitch-asian="variable" style:font-size-asian="12pt" style:language-asian="it" style:country-asian="IT" style:font-name-complex="Arial" style:font-family-complex="Arial" style:font-family-generic-complex="swiss" style:font-pitch-complex="variable" style:font-size-complex="12pt"/>
    </style:style>
    <style:style style:name="Heart_20_List" style:display-name="Heart List" style:family="paragraph">
      <style:paragraph-properties fo:margin-left="1.27cm" fo:margin-right="0cm" fo:margin-top="0cm" fo:margin-bottom="0cm" loext:contextual-spacing="false" fo:text-align="start" style:justify-single-word="false" fo:text-indent="-0.76cm" style:auto-text-indent="false" style:vertical-align="auto"/>
      <style:text-properties style:font-name="Arial" fo:font-family="Arial" style:font-family-generic="swiss" style:font-pitch="variable" fo:font-size="12pt" fo:language="it" fo:country="IT" style:font-name-asian="Arial" style:font-family-asian="Arial" style:font-family-generic-asian="swiss" style:font-pitch-asian="variable" style:font-size-asian="12pt" style:language-asian="it" style:country-asian="IT" style:font-name-complex="Arial" style:font-family-complex="Arial" style:font-family-generic-complex="swiss" style:font-pitch-complex="variable" style:font-size-complex="12pt"/>
    </style:style>
    <style:style style:name="Block_20_Text" style:display-name="Block Text" style:family="paragraph" style:parent-style-name="Standard">
      <style:paragraph-properties fo:margin-left="0.496cm" fo:margin-right="0.085cm" fo:margin-top="0cm" fo:margin-bottom="0.208cm" loext:contextual-spacing="false" fo:text-indent="0cm" style:auto-text-indent="false"/>
      <style:text-properties style:font-name="Arial" fo:font-family="Arial" style:font-family-generic="swiss" style:font-pitch="variable" fo:font-size="12pt" fo:font-style="italic" style:font-name-asian="Arial" style:font-family-asian="Arial" style:font-family-generic-asian="swiss" style:font-pitch-asian="variable" style:font-size-asian="12pt" style:font-style-asian="italic" style:font-name-complex="Arial" style:font-family-complex="Arial" style:font-family-generic-complex="swiss" style:font-pitch-complex="variable" style:font-size-complex="12pt" style:font-style-complex="italic"/>
    </style:style>
    <style:style style:name="Box_20_List" style:display-name="Box List" style:family="paragraph">
      <style:paragraph-properties fo:margin-left="1.27cm" fo:margin-right="0cm" fo:margin-top="0cm" fo:margin-bottom="0cm" loext:contextual-spacing="false" fo:text-align="start" style:justify-single-word="false" fo:text-indent="-0.76cm" style:auto-text-indent="false" style:vertical-align="auto"/>
      <style:text-properties style:font-name="Arial" fo:font-family="Arial" style:font-family-generic="swiss" style:font-pitch="variable" fo:font-size="12pt" fo:language="it" fo:country="IT" style:font-name-asian="Arial" style:font-family-asian="Arial" style:font-family-generic-asian="swiss" style:font-pitch-asian="variable" style:font-size-asian="12pt" style:language-asian="it" style:country-asian="IT" style:font-name-complex="Arial" style:font-family-complex="Arial" style:font-family-generic-complex="swiss" style:font-pitch-complex="variable" style:font-size-complex="12pt"/>
    </style:style>
    <style:style style:name="Default_20_Paragraph1" style:display-name="Default Paragraph1" style:family="paragraph">
      <style:paragraph-properties fo:margin-left="0cm" fo:margin-right="0cm" fo:margin-top="0cm" fo:margin-bottom="0cm" loext:contextual-spacing="false" fo:text-align="start" style:justify-single-word="false" fo:text-indent="0cm" style:auto-text-indent="false" style:vertical-align="auto"/>
      <style:text-properties style:font-name="Arial" fo:font-family="Arial" style:font-family-generic="swiss" style:font-pitch="variable" fo:font-size="12pt" fo:language="it" fo:country="IT" style:font-name-asian="Arial" style:font-family-asian="Arial" style:font-family-generic-asian="swiss" style:font-pitch-asian="variable" style:font-size-asian="12pt" style:language-asian="it" style:country-asian="IT" style:font-name-complex="Arial" style:font-family-complex="Arial" style:font-family-generic-complex="swiss" style:font-pitch-complex="variable" style:font-size-complex="12pt"/>
    </style:style>
    <style:style style:name="Default_20_Paragraph2" style:display-name="Default Paragraph2" style:family="paragraph">
      <style:paragraph-properties fo:margin-left="0cm" fo:margin-right="0cm" fo:margin-top="0cm" fo:margin-bottom="0cm" loext:contextual-spacing="false" fo:text-align="start" style:justify-single-word="false" fo:text-indent="0cm" style:auto-text-indent="false" style:vertical-align="auto"/>
      <style:text-properties style:font-name="Arial" fo:font-family="Arial" style:font-family-generic="swiss" style:font-pitch="variable" fo:font-size="12pt" fo:language="it" fo:country="IT" style:font-name-asian="Arial" style:font-family-asian="Arial" style:font-family-generic-asian="swiss" style:font-pitch-asian="variable" style:font-size-asian="12pt" style:language-asian="it" style:country-asian="IT" style:font-name-complex="Arial" style:font-family-complex="Arial" style:font-family-generic-complex="swiss" style:font-pitch-complex="variable" style:font-size-complex="12pt"/>
    </style:style>
    <style:style style:name="header" style:family="paragraph" style:parent-style-name="WW-Standard" style:next-style-name="Text_20_body">
      <style:paragraph-properties fo:margin-top="0.423cm" fo:margin-bottom="0.206cm" loext:contextual-spacing="false"/>
      <style:text-properties style:font-name="Bitstream Vera Sans" fo:font-family="'Bitstream Vera Sans'" style:font-family-generic="swiss" style:font-pitch="variable" fo:font-size="14pt" style:font-name-asian="Bitstream Vera Sans" style:font-family-asian="'Bitstream Vera Sans'" style:font-family-generic-asian="swiss" style:font-pitch-asian="variable" style:font-size-asian="14pt" style:font-name-complex="Bitstream Vera Sans" style:font-family-complex="'Bitstream Vera Sans'" style:font-family-generic-complex="swiss" style:font-pitch-complex="variable" style:font-size-complex="14pt"/>
    </style:style>
    <style:style style:name="Default_20_Paragraph" style:display-name="Default Paragraph" style:family="paragraph">
      <style:paragraph-properties fo:margin-left="0cm" fo:margin-right="0cm" fo:margin-top="0cm" fo:margin-bottom="0cm" loext:contextual-spacing="false" fo:text-align="start" style:justify-single-word="false" fo:text-indent="0cm" style:auto-text-indent="false" style:vertical-align="auto"/>
      <style:text-properties style:font-name="Arial" fo:font-family="Arial" style:font-family-generic="swiss" style:font-pitch="variable" fo:font-size="12pt" fo:language="it" fo:country="IT" style:font-name-asian="Arial" style:font-family-asian="Arial" style:font-family-generic-asian="swiss" style:font-pitch-asian="variable" style:font-size-asian="12pt" style:language-asian="it" style:country-asian="IT" style:font-name-complex="Arial" style:font-family-complex="Arial" style:font-family-generic-complex="swiss" style:font-pitch-complex="variable" style:font-size-complex="12pt"/>
    </style:style>
    <style:style style:name="Section_20_Heading" style:display-name="Section Heading" style:family="paragraph" style:parent-style-name="Numbered_20_Heading_20_1" style:next-style-name="Standard">
      <style:paragraph-properties>
        <style:tab-stops>
          <style:tab-stop style:position="2.794cm"/>
        </style:tab-stops>
      </style:paragraph-properties>
    </style:style>
    <style:style style:name="Implies_20_List" style:display-name="Implies List" style:family="paragraph">
      <style:paragraph-properties fo:margin-left="1.27cm" fo:margin-right="0cm" fo:margin-top="0cm" fo:margin-bottom="0cm" loext:contextual-spacing="false" fo:text-align="start" style:justify-single-word="false" fo:text-indent="-0.76cm" style:auto-text-indent="false" style:vertical-align="auto"/>
      <style:text-properties style:font-name="Arial" fo:font-family="Arial" style:font-family-generic="swiss" style:font-pitch="variable" fo:font-size="12pt" fo:language="it" fo:country="IT" style:font-name-asian="Arial" style:font-family-asian="Arial" style:font-family-generic-asian="swiss" style:font-pitch-asian="variable" style:font-size-asian="12pt" style:language-asian="it" style:country-asian="IT" style:font-name-complex="Arial" style:font-family-complex="Arial" style:font-family-generic-complex="swiss" style:font-pitch-complex="variable" style:font-size-complex="12pt"/>
    </style:style>
    <style:style style:name="Dashed_20_List" style:display-name="Dashed List" style:family="paragraph">
      <style:paragraph-properties fo:margin-left="1.27cm" fo:margin-right="0cm" fo:margin-top="0cm" fo:margin-bottom="0cm" loext:contextual-spacing="false" fo:text-align="start" style:justify-single-word="false" fo:text-indent="-0.76cm" style:auto-text-indent="false" style:vertical-align="auto"/>
      <style:text-properties style:font-name="Arial" fo:font-family="Arial" style:font-family-generic="swiss" style:font-pitch="variable" fo:font-size="12pt" fo:language="it" fo:country="IT" style:font-name-asian="Arial" style:font-family-asian="Arial" style:font-family-generic-asian="swiss" style:font-pitch-asian="variable" style:font-size-asian="12pt" style:language-asian="it" style:country-asian="IT" style:font-name-complex="Arial" style:font-family-complex="Arial" style:font-family-generic-complex="swiss" style:font-pitch-complex="variable" style:font-size-complex="12pt"/>
    </style:style>
    <style:style style:name="Lower_20_Roman_20_List" style:display-name="Lower Roman List" style:family="paragraph" style:parent-style-name="Standard">
      <style:paragraph-properties fo:margin-left="1.27cm" fo:margin-right="0cm" fo:margin-top="0cm" fo:margin-bottom="0cm" loext:contextual-spacing="false" fo:text-indent="-0.76cm" style:auto-text-indent="false">
        <style:tab-stops/>
      </style:paragraph-properties>
      <style:text-properties style:font-name="Arial" fo:font-family="Arial" style:font-family-generic="swiss" style:font-pitch="variable" fo:font-size="12pt" style:font-name-asian="Arial" style:font-family-asian="Arial" style:font-family-generic-asian="swiss" style:font-pitch-asian="variable" style:font-size-asian="12pt" style:font-name-complex="Arial" style:font-family-complex="Arial" style:font-family-generic-complex="swiss" style:font-pitch-complex="variable" style:font-size-complex="12pt"/>
    </style:style>
    <style:style style:name="HTML_20_Preformatted" style:display-name="HTML Preformatted" style:family="paragraph" style:parent-style-name="Standard">
      <style:paragraph-properties>
        <style:tab-stops>
          <style:tab-stop style:position="1.614cm"/>
          <style:tab-stop style:position="3.23cm"/>
          <style:tab-stop style:position="4.845cm"/>
          <style:tab-stop style:position="6.461cm"/>
          <style:tab-stop style:position="8.075cm"/>
          <style:tab-stop style:position="9.691cm"/>
          <style:tab-stop style:position="11.307cm"/>
          <style:tab-stop style:position="12.922cm"/>
          <style:tab-stop style:position="14.54cm"/>
          <style:tab-stop style:position="16.155cm"/>
          <style:tab-stop style:position="17.771cm"/>
          <style:tab-stop style:position="19.387cm"/>
          <style:tab-stop style:position="21.003cm"/>
          <style:tab-stop style:position="22.617cm"/>
          <style:tab-stop style:position="24.232cm"/>
          <style:tab-stop style:position="25.848cm"/>
        </style:tab-stops>
      </style:paragraph-properties>
      <style:text-properties style:font-name="Arial" fo:font-family="Arial" style:font-family-generic="swiss" style:font-pitch="variable" fo:font-size="12pt" style:font-name-asian="Arial" style:font-family-asian="Arial" style:font-family-generic-asian="swiss" style:font-pitch-asian="variable" style:font-size-asian="12pt" style:font-name-complex="Arial" style:font-family-complex="Arial" style:font-family-generic-complex="swiss" style:font-pitch-complex="variable" style:font-size-complex="12pt"/>
    </style:style>
    <style:style style:name="Numbered_20_Heading_20_2" style:display-name="Numbered Heading 2" style:family="paragraph" style:parent-style-name="Heading_20_2" style:next-style-name="Standard">
      <style:paragraph-properties fo:margin-top="0cm" fo:margin-bottom="0cm" loext:contextual-spacing="false">
        <style:tab-stops>
          <style:tab-stop style:position="0.76cm"/>
        </style:tab-stops>
      </style:paragraph-properties>
      <style:text-properties style:font-name="Arial" fo:font-family="Arial" style:font-family-generic="swiss" style:font-pitch="variable" fo:font-size="12pt" fo:font-weight="normal" style:font-name-asian="Arial" style:font-family-asian="Arial" style:font-family-generic-asian="swiss" style:font-pitch-asian="variable" style:font-size-asian="12pt" style:font-weight-asian="normal" style:font-name-complex="Arial" style:font-family-complex="Arial" style:font-family-generic-complex="swiss" style:font-pitch-complex="variable" style:font-size-complex="12pt" style:font-weight-complex="normal"/>
    </style:style>
    <style:style style:name="Numbered_20_Heading_20_3" style:display-name="Numbered Heading 3" style:family="paragraph" style:parent-style-name="Heading_20_3" style:next-style-name="Standard">
      <style:paragraph-properties fo:margin-top="0cm" fo:margin-bottom="0cm" loext:contextual-spacing="false">
        <style:tab-stops>
          <style:tab-stop style:position="0.76cm"/>
        </style:tab-stops>
      </style:paragraph-properties>
      <style:text-properties style:font-name="Arial" fo:font-family="Arial" style:font-family-generic="swiss" style:font-pitch="variable" fo:font-weight="normal" style:font-name-asian="Arial" style:font-family-asian="Arial" style:font-family-generic-asian="swiss" style:font-pitch-asian="variable" style:font-weight-asian="normal" style:font-name-complex="Arial" style:font-family-complex="Arial" style:font-family-generic-complex="swiss" style:font-pitch-complex="variable" style:font-weight-complex="normal"/>
    </style:style>
    <style:style style:name="Upper_20_Case_20_List" style:display-name="Upper Case List" style:family="paragraph" style:parent-style-name="Numbered_20_List"/>
    <style:style style:name="Tick_20_List" style:display-name="Tick List" style:family="paragraph">
      <style:paragraph-properties fo:margin-left="1.27cm" fo:margin-right="0cm" fo:margin-top="0cm" fo:margin-bottom="0cm" loext:contextual-spacing="false" fo:text-align="start" style:justify-single-word="false" fo:text-indent="-0.76cm" style:auto-text-indent="false" style:vertical-align="auto"/>
      <style:text-properties style:font-name="Arial" fo:font-family="Arial" style:font-family-generic="swiss" style:font-pitch="variable" fo:font-size="12pt" fo:language="it" fo:country="IT" style:font-name-asian="Arial" style:font-family-asian="Arial" style:font-family-generic-asian="swiss" style:font-pitch-asian="variable" style:font-size-asian="12pt" style:language-asian="it" style:country-asian="IT" style:font-name-complex="Arial" style:font-family-complex="Arial" style:font-family-generic-complex="swiss" style:font-pitch-complex="variable" style:font-size-complex="12pt"/>
    </style:style>
    <style:style style:name="testo" style:family="paragraph" style:parent-style-name="Standard">
      <style:paragraph-properties fo:margin-top="0.176cm" fo:margin-bottom="0.176cm" loext:contextual-spacing="false" style:line-height-at-least="0.407cm" style:text-autospace="ideograph-alpha"/>
      <style:text-properties fo:color="#000000"/>
    </style:style>
    <style:style style:name="Text_20_body_20_indent" style:display-name="Text body indent" style:family="paragraph" style:parent-style-name="Standard" style:class="text">
      <style:paragraph-properties fo:margin-left="0cm" fo:margin-right="0.086cm" fo:margin-top="0cm" fo:margin-bottom="0cm" loext:contextual-spacing="false" fo:text-align="justify" style:justify-single-word="false" fo:orphans="0" fo:widows="0" fo:text-indent="0cm" style:auto-text-indent="false" style:text-autospace="none">
        <style:tab-stops>
          <style:tab-stop style:position="0.499cm"/>
        </style:tab-stops>
      </style:paragraph-properties>
      <style:text-properties style:text-line-through-style="solid" style:text-line-through-type="single" fo:font-style="italic" style:font-style-asian="italic" style:font-name-complex="Arial" style:font-family-complex="Arial" style:font-family-generic-complex="swiss" style:font-pitch-complex="variable" style:font-size-complex="12pt" style:font-style-complex="italic"/>
    </style:style>
    <style:style style:name="Normale_20__28_Web_29_" style:display-name="Normale (Web)" style:family="paragraph" style:parent-style-name="Standard">
      <style:paragraph-properties fo:margin-top="0.176cm" fo:margin-bottom="0.176cm"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size-complex="12pt"/>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Heading_20_4" style:display-name="Heading 4" style:family="paragraph" style:parent-style-name="Standard" style:next-style-name="Standard" style:class="text">
      <style:paragraph-properties fo:margin-left="0cm" fo:margin-right="0.086cm" fo:margin-top="0cm" fo:margin-bottom="0cm" loext:contextual-spacing="false" fo:text-align="justify" style:justify-single-word="false" fo:text-indent="0cm" style:auto-text-indent="false" fo:keep-with-next="always">
        <style:tab-stops>
          <style:tab-stop style:position="0.499cm"/>
        </style:tab-stops>
      </style:paragraph-properties>
      <style:text-properties fo:font-weight="bold" style:font-weight-asian="bold" style:font-weight-complex="bold"/>
    </style:style>
    <style:style style:name="Heading_20_5" style:display-name="Heading 5" style:family="paragraph" style:parent-style-name="Standard" style:next-style-name="Standard" style:class="text">
      <style:paragraph-properties fo:margin-left="0cm" fo:margin-right="0.086cm" fo:margin-top="0cm" fo:margin-bottom="0cm" loext:contextual-spacing="false" fo:text-align="justify" style:justify-single-word="false" fo:text-indent="0cm" style:auto-text-indent="false" fo:keep-with-next="always">
        <style:tab-stops>
          <style:tab-stop style:position="0.499cm"/>
        </style:tab-stops>
      </style:paragraph-properties>
      <style:text-properties style:text-line-through-style="solid" style:text-line-through-type="single" fo:font-style="italic" fo:font-weight="bold" style:font-style-asian="italic" style:font-weight-asian="bold" style:font-style-complex="italic" style:font-weight-complex="bold"/>
    </style:style>
    <style:style style:name="Corpo_20_del_20_testo_20_2" style:display-name="Corpo del testo 2" style:family="paragraph" style:parent-style-name="Standard">
      <style:paragraph-properties fo:margin-left="0cm" fo:margin-right="0.086cm" fo:margin-top="0cm" fo:margin-bottom="0cm" loext:contextual-spacing="false" fo:text-align="justify" style:justify-single-word="false" fo:text-indent="0cm" style:auto-text-indent="false">
        <style:tab-stops>
          <style:tab-stop style:position="0.499cm"/>
        </style:tab-stops>
      </style:paragraph-properties>
      <style:text-properties style:text-line-through-style="solid" style:text-line-through-type="single" fo:font-style="italic" style:font-style-asian="italic" style:font-style-complex="italic"/>
    </style:style>
    <style:style style:name="Footnote_20_Symbol" style:display-name="Footnote Symbol" style:family="text">
      <style:text-properties style:text-position="6% 58%" fo:font-size="10pt" style:font-size-asian="10pt" style:font-size-complex="10pt"/>
    </style:style>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Endnote_20_Symbol" style:display-name="Endnote Symbol" style:family="text">
      <style:text-properties style:text-position="6% 58%" fo:font-size="10pt" style:font-size-asian="10pt" style:font-size-complex="10pt"/>
    </style:style>
    <style:style style:name="Emphasis" style:family="text" style:parent-style-name="Default_20_Paragraph_20_Font">
      <style:text-properties style:font-name="Times New Roman" fo:font-family="'Times New Roman'" style:font-family-generic="roman" style:font-pitch="variable" fo:font-size="10pt" fo:font-style="italic" style:font-name-asian="Times New Roman" style:font-family-asian="'Times New Roman'" style:font-family-generic-asian="roman" style:font-pitch-asian="variable" style:font-size-asian="10pt" style:font-style-asian="italic" style:font-name-complex="Times New Roman" style:font-family-complex="'Times New Roman'" style:font-family-generic-complex="roman" style:font-pitch-complex="variable" style:font-size-complex="10pt"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RTF_5f_Num_20_2_20_1" style:display-name="RTF_Num 2 1" style:family="text">
      <style:text-properties fo:font-size="12pt" style:font-size-asian="12pt" style:font-size-complex="12pt"/>
    </style:style>
    <style:style style:name="RTF_5f_Num_20_3_20_1" style:display-name="RTF_Num 3 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style>
    <style:style style:name="RTF_5f_Num_20_3_20_2" style:display-name="RTF_Num 3 2"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RTF_5f_Num_20_3_20_3" style:display-name="RTF_Num 3 3" style:family="text">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RTF_5f_Num_20_3_20_4" style:display-name="RTF_Num 3 4"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3_20_5" style:display-name="RTF_Num 3 5"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RTF_5f_Num_20_3_20_6" style:display-name="RTF_Num 3 6" style:family="text">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RTF_5f_Num_20_3_20_7" style:display-name="RTF_Num 3 7"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3_20_8" style:display-name="RTF_Num 3 8"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RTF_5f_Num_20_3_20_9" style:display-name="RTF_Num 3 9" style:family="text">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Default_20_Paragraph_20_Font" style:display-name="Default Paragraph Font" style:family="text"/>
    <style:style style:name="RTF_5f_Num_20_2_20_7" style:display-name="RTF_Num 2 7" style:family="text">
      <style:text-properties style:font-name="Symbol" fo:font-family="Symbol" style:font-family-generic="roman" style:font-pitch="variable" style:font-charset="x-symbol" fo:font-size="12pt" style:font-name-asian="Symbol" style:font-family-asian="Symbol" style:font-family-generic-asian="roman" style:font-pitch-asian="variable" style:font-charset-asian="x-symbol" style:font-size-asian="12pt" style:font-name-complex="Symbol" style:font-family-complex="Symbol" style:font-family-generic-complex="roman" style:font-pitch-complex="variable" style:font-charset-complex="x-symbol" style:font-size-complex="12pt"/>
    </style:style>
    <style:style style:name="RTF_5f_Num_20_2_20_2" style:display-name="RTF_Num 2 2" style:family="text">
      <style:text-properties style:font-name="Courier New" fo:font-family="'Courier New'" style:font-family-generic="modern" style:font-pitch="fixed" fo:font-size="12pt" style:font-name-asian="Courier New" style:font-family-asian="'Courier New'" style:font-family-generic-asian="modern" style:font-pitch-asian="fixed" style:font-size-asian="12pt" style:font-name-complex="Courier New" style:font-family-complex="'Courier New'" style:font-family-generic-complex="modern" style:font-pitch-complex="fixed" style:font-size-complex="12pt"/>
    </style:style>
    <style:style style:name="RTF_5f_Num_20_2_20_8" style:display-name="RTF_Num 2 8" style:family="text">
      <style:text-properties style:font-name="Courier New" fo:font-family="'Courier New'" style:font-family-generic="modern" style:font-pitch="fixed" fo:font-size="12pt" style:font-name-asian="Courier New" style:font-family-asian="'Courier New'" style:font-family-generic-asian="modern" style:font-pitch-asian="fixed" style:font-size-asian="12pt" style:font-name-complex="Courier New" style:font-family-complex="'Courier New'" style:font-family-generic-complex="modern" style:font-pitch-complex="fixed" style:font-size-complex="12pt"/>
    </style:style>
    <style:style style:name="RTF_5f_Num_20_2_20_4" style:display-name="RTF_Num 2 4" style:family="text">
      <style:text-properties style:font-name="Symbol" fo:font-family="Symbol" style:font-family-generic="roman" style:font-pitch="variable" style:font-charset="x-symbol" fo:font-size="12pt" style:font-name-asian="Symbol" style:font-family-asian="Symbol" style:font-family-generic-asian="roman" style:font-pitch-asian="variable" style:font-charset-asian="x-symbol" style:font-size-asian="12pt" style:font-name-complex="Symbol" style:font-family-complex="Symbol" style:font-family-generic-complex="roman" style:font-pitch-complex="variable" style:font-charset-complex="x-symbol" style:font-size-complex="12pt"/>
    </style:style>
    <style:style style:name="Footnote_20_Text" style:display-name="Footnote Text" style:family="text" style:parent-style-name="Default_20_Paragraph_20_Font">
      <style:text-properties fo:font-size="10pt" style:font-size-asian="10pt" style:font-size-complex="10pt"/>
    </style:style>
    <style:style style:name="RTF_5f_Num_20_2_20_3" style:display-name="RTF_Num 2 3" style:family="text">
      <style:text-properties style:font-name="Wingdings" fo:font-family="Wingdings" style:font-pitch="variable" style:font-charset="x-symbol" fo:font-size="12pt" style:font-name-asian="Wingdings" style:font-family-asian="Wingdings" style:font-pitch-asian="variable" style:font-charset-asian="x-symbol" style:font-size-asian="12pt" style:font-name-complex="Wingdings" style:font-family-complex="Wingdings" style:font-pitch-complex="variable" style:font-charset-complex="x-symbol" style:font-size-complex="12pt"/>
    </style:style>
    <style:style style:name="RTF_5f_Num_20_2_20_5" style:display-name="RTF_Num 2 5" style:family="text">
      <style:text-properties style:font-name="Courier New" fo:font-family="'Courier New'" style:font-family-generic="modern" style:font-pitch="fixed" fo:font-size="12pt" style:font-name-asian="Courier New" style:font-family-asian="'Courier New'" style:font-family-generic-asian="modern" style:font-pitch-asian="fixed" style:font-size-asian="12pt" style:font-name-complex="Courier New" style:font-family-complex="'Courier New'" style:font-family-generic-complex="modern" style:font-pitch-complex="fixed" style:font-size-complex="12pt"/>
    </style:style>
    <style:style style:name="RTF_5f_Num_20_2_20_6" style:display-name="RTF_Num 2 6" style:family="text">
      <style:text-properties style:font-name="Wingdings" fo:font-family="Wingdings" style:font-pitch="variable" style:font-charset="x-symbol" fo:font-size="12pt" style:font-name-asian="Wingdings" style:font-family-asian="Wingdings" style:font-pitch-asian="variable" style:font-charset-asian="x-symbol" style:font-size-asian="12pt" style:font-name-complex="Wingdings" style:font-family-complex="Wingdings" style:font-pitch-complex="variable" style:font-charset-complex="x-symbol" style:font-size-complex="12pt"/>
    </style:style>
    <style:style style:name="RTF_5f_Num_20_2_20_9" style:display-name="RTF_Num 2 9" style:family="text">
      <style:text-properties style:font-name="Wingdings" fo:font-family="Wingdings" style:font-pitch="variable" style:font-charset="x-symbol" fo:font-size="12pt" style:font-name-asian="Wingdings" style:font-family-asian="Wingdings" style:font-pitch-asian="variable" style:font-charset-asian="x-symbol" style:font-size-asian="12pt" style:font-name-complex="Wingdings" style:font-family-complex="Wingdings" style:font-pitch-complex="variable" style:font-charset-complex="x-symbol" style:font-size-complex="12pt"/>
    </style:style>
    <style:style style:name="Endnote_20_Text" style:display-name="Endnote Text" style:family="text"/>
    <style:style style:name="titolodo" style:family="text" style:parent-style-name="Default_20_Paragraph_20_Font"/>
    <style:style style:name="Internet_20_link" style:display-name="Internet link" style:family="text">
      <style:text-properties fo:color="#000080" style:text-underline-style="solid" style:text-underline-width="auto" style:text-underline-color="font-color"/>
    </style:style>
    <style:style style:name="INS" style:family="text"/>
    <style:style style:name="Default" style:family="text">
      <style:text-properties fo:color="#000000" style:font-name="ITC Avant Garde Std Bk" fo:font-family="'ITC Avant Garde Std Bk', 'ITC Avant Garde Std Bk'" style:font-family-generic="swiss" fo:font-size="12pt" style:font-name-asian="ITC Avant Garde Std Bk" style:font-family-asian="'ITC Avant Garde Std Bk', 'ITC Avant Garde Std Bk'" style:font-family-generic-asian="swiss" style:font-size-asian="12pt" style:font-name-complex="ITC Avant Garde Std Bk" style:font-family-complex="'ITC Avant Garde Std Bk', 'ITC Avant Garde Std Bk'" style:font-family-generic-complex="swiss" style:font-size-complex="12pt"/>
    </style:style>
    <style:style style:name="A8" style:family="text" style:parent-style-name="Default">
      <style:text-properties fo:font-size="8pt" style:font-size-asian="8pt" style:font-size-complex="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consecutive-numbering="true">
      <text:list-level-style-bullet text:level="1" text:style-name="RTF_5f_Num_20_2_20_1" text:bullet-char="·">
        <style:list-level-properties text:space-before="0.635cm" text:min-label-width="0.635cm"/>
        <style:text-properties style:font-name="Symbol"/>
      </text:list-level-style-bullet>
      <text:list-level-style-bullet text:level="2" text:style-name="RTF_5f_Num_20_2_20_1" text:bullet-char="·">
        <style:list-level-properties text:space-before="1.905cm" text:min-label-width="0.635cm"/>
        <style:text-properties style:font-name="Symbol"/>
      </text:list-level-style-bullet>
      <text:list-level-style-bullet text:level="3" text:style-name="RTF_5f_Num_20_2_20_1" text:bullet-char="·">
        <style:list-level-properties text:space-before="3.175cm" text:min-label-width="0.635cm"/>
        <style:text-properties style:font-name="Symbol"/>
      </text:list-level-style-bullet>
      <text:list-level-style-bullet text:level="4" text:style-name="RTF_5f_Num_20_2_20_1" text:bullet-char="·">
        <style:list-level-properties text:space-before="4.445cm" text:min-label-width="0.635cm"/>
        <style:text-properties style:font-name="Symbol"/>
      </text:list-level-style-bullet>
      <text:list-level-style-bullet text:level="5" text:style-name="RTF_5f_Num_20_2_20_1" text:bullet-char="·">
        <style:list-level-properties text:space-before="5.715cm" text:min-label-width="0.635cm"/>
        <style:text-properties style:font-name="Symbol"/>
      </text:list-level-style-bullet>
      <text:list-level-style-bullet text:level="6" text:style-name="RTF_5f_Num_20_2_20_1" text:bullet-char="·">
        <style:list-level-properties text:space-before="6.985cm" text:min-label-width="0.635cm"/>
        <style:text-properties style:font-name="Symbol"/>
      </text:list-level-style-bullet>
      <text:list-level-style-bullet text:level="7" text:style-name="RTF_5f_Num_20_2_20_1" text:bullet-char="·">
        <style:list-level-properties text:space-before="8.255cm" text:min-label-width="0.635cm"/>
        <style:text-properties style:font-name="Symbol"/>
      </text:list-level-style-bullet>
      <text:list-level-style-bullet text:level="8" text:style-name="RTF_5f_Num_20_2_20_1" text:bullet-char="·">
        <style:list-level-properties text:space-before="9.525cm" text:min-label-width="0.635cm"/>
        <style:text-properties style:font-name="Symbol"/>
      </text:list-level-style-bullet>
      <text:list-level-style-bullet text:level="9" text:style-name="RTF_5f_Num_20_2_20_1" text:bullet-char="·">
        <style:list-level-properties text:space-before="10.795cm" text:min-label-width="0.635cm"/>
        <style:text-properties style:font-name="Symbol"/>
      </text:list-level-style-bullet>
      <text:list-level-style-bullet text:level="10" text:style-name="RTF_5f_Num_20_2_20_1" text:bullet-char="·">
        <style:list-level-properties text:space-before="12.065cm" text:min-label-width="0.635cm"/>
        <style:text-properties style:font-name="Symbol"/>
      </text:list-level-style-bullet>
    </text:list-style>
    <text:list-style style:name="RTF_5f_Num_20_3" style:display-name="RTF_Num 3">
      <text:list-level-style-bullet text:level="1" text:style-name="RTF_5f_Num_20_3_20_1" text:bullet-char="-">
        <style:list-level-properties text:space-before="0.635cm" text:min-label-width="0.635cm"/>
        <style:text-properties style:font-name="Times New Roman"/>
      </text:list-level-style-bullet>
      <text:list-level-style-bullet text:level="2" text:style-name="RTF_5f_Num_20_3_20_2" text:bullet-char="o">
        <style:list-level-properties text:space-before="1.905cm" text:min-label-width="0.635cm"/>
        <style:text-properties style:font-name="Courier New"/>
      </text:list-level-style-bullet>
      <text:list-level-style-bullet text:level="3" text:style-name="RTF_5f_Num_20_3_20_3" text:bullet-char="">
        <style:list-level-properties text:space-before="3.175cm" text:min-label-width="0.635cm"/>
        <style:text-properties style:font-name="Wingdings"/>
      </text:list-level-style-bullet>
      <text:list-level-style-bullet text:level="4" text:style-name="RTF_5f_Num_20_3_20_4" text:bullet-char="">
        <style:list-level-properties text:space-before="4.445cm" text:min-label-width="0.635cm"/>
        <style:text-properties style:font-name="Symbol"/>
      </text:list-level-style-bullet>
      <text:list-level-style-bullet text:level="5" text:style-name="RTF_5f_Num_20_3_20_5" text:bullet-char="o">
        <style:list-level-properties text:space-before="5.715cm" text:min-label-width="0.635cm"/>
        <style:text-properties style:font-name="Courier New"/>
      </text:list-level-style-bullet>
      <text:list-level-style-bullet text:level="6" text:style-name="RTF_5f_Num_20_3_20_6" text:bullet-char="">
        <style:list-level-properties text:space-before="6.985cm" text:min-label-width="0.635cm"/>
        <style:text-properties style:font-name="Wingdings"/>
      </text:list-level-style-bullet>
      <text:list-level-style-bullet text:level="7" text:style-name="RTF_5f_Num_20_3_20_7" text:bullet-char="">
        <style:list-level-properties text:space-before="8.255cm" text:min-label-width="0.635cm"/>
        <style:text-properties style:font-name="Symbol"/>
      </text:list-level-style-bullet>
      <text:list-level-style-bullet text:level="8" text:style-name="RTF_5f_Num_20_3_20_8" text:bullet-char="o">
        <style:list-level-properties text:space-before="9.525cm" text:min-label-width="0.635cm"/>
        <style:text-properties style:font-name="Courier New"/>
      </text:list-level-style-bullet>
      <text:list-level-style-bullet text:level="9" text:style-name="RTF_5f_Num_20_3_20_9"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1.499cm" fo:margin-bottom="1.499cm" fo:margin-left="1.998cm" fo:margin-right="1.998cm" fo:border="none" fo:padding="0cm" fo:background-color="transparent" style:writing-mode="lr-tb" draw:fill="none" draw:fill-color="#99ccf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creation-date>2006-12-02T22:42:19</meta:creation-date>
    <dc:date>2017-04-12T00:32:56.235522326</dc:date>
    <meta:editing-cycles>201</meta:editing-cycles>
    <meta:editing-duration>PT20H39M33S</meta:editing-duration>
    <meta:document-statistic meta:table-count="0" meta:image-count="0" meta:object-count="0" meta:page-count="81" meta:paragraph-count="2298" meta:word-count="28168" meta:character-count="191684" meta:non-whitespace-character-count="165629"/>
    <meta:user-defined meta:name="Info 1"/>
    <meta:user-defined meta:name="Info 2"/>
    <meta:user-defined meta:name="Info 3"/>
    <meta:user-defined meta:name="Info 4"/>
  </office:meta>
</office:document-meta>
</file>